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3444in" text:min-label-width="0.2493in" text:list-level-position-and-space-mode="label-alignment">
          <style:list-level-label-alignment text:label-followed-by="listtab" fo:margin-left="0.5937in" fo:text-indent="-0.2493in"/>
        </style:list-level-properties>
      </text:list-level-style-number>
      <text:list-level-style-number text:level="2" text:style-name="WW_CharLFO1LVL2" style:num-format="1" text:display-levels="2">
        <style:list-level-properties text:space-before="0.5937in" text:min-label-width="0.3819in" text:list-level-position-and-space-mode="label-alignment">
          <style:list-level-label-alignment text:label-followed-by="listtab" fo:margin-left="0.9756in" fo:text-indent="-0.3819in"/>
        </style:list-level-properties>
      </text:list-level-style-number>
      <text:list-level-style-number text:level="3" text:style-name="WW_CharLFO1LVL3" style:num-format="1" text:display-levels="3">
        <style:list-level-properties text:space-before="0.975in" text:min-label-width="0.5319in" text:list-level-position-and-space-mode="label-alignment">
          <style:list-level-label-alignment text:label-followed-by="listtab" fo:margin-left="1.5069in" fo:text-indent="-0.5319in"/>
        </style:list-level-properties>
      </text:list-level-style-number>
      <text:list-level-style-bullet text:level="4" text:style-name="WW_CharLFO1LVL4" text:bullet-char="">
        <style:list-level-properties text:space-before="1.5652in" text:min-label-width="0.5319in" text:list-level-position-and-space-mode="label-alignment">
          <style:list-level-label-alignment text:label-followed-by="listtab" fo:margin-left="2.0972in" fo:text-indent="-0.5319in"/>
        </style:list-level-properties>
        <style:text-properties style:font-name="Symbol"/>
      </text:list-level-style-bullet>
      <text:list-level-style-bullet text:level="5" text:style-name="WW_CharLFO1LVL5" text:bullet-char="">
        <style:list-level-properties text:space-before="2.1486in" text:min-label-width="0.5319in" text:list-level-position-and-space-mode="label-alignment">
          <style:list-level-label-alignment text:label-followed-by="listtab" fo:margin-left="2.6805in" fo:text-indent="-0.5319in"/>
        </style:list-level-properties>
        <style:text-properties style:font-name="Symbol"/>
      </text:list-level-style-bullet>
      <text:list-level-style-bullet text:level="6" text:style-name="WW_CharLFO1LVL6" text:bullet-char="">
        <style:list-level-properties text:space-before="2.7319in" text:min-label-width="0.5319in" text:list-level-position-and-space-mode="label-alignment">
          <style:list-level-label-alignment text:label-followed-by="listtab" fo:margin-left="3.2638in" fo:text-indent="-0.5319in"/>
        </style:list-level-properties>
        <style:text-properties style:font-name="Symbol"/>
      </text:list-level-style-bullet>
      <text:list-level-style-bullet text:level="7" text:style-name="WW_CharLFO1LVL7" text:bullet-char="">
        <style:list-level-properties text:space-before="3.3152in" text:min-label-width="0.5319in" text:list-level-position-and-space-mode="label-alignment">
          <style:list-level-label-alignment text:label-followed-by="listtab" fo:margin-left="3.8472in" fo:text-indent="-0.5319in"/>
        </style:list-level-properties>
        <style:text-properties style:font-name="Symbol"/>
      </text:list-level-style-bullet>
      <text:list-level-style-bullet text:level="8" text:style-name="WW_CharLFO1LVL8" text:bullet-char="">
        <style:list-level-properties text:space-before="3.8986in" text:min-label-width="0.5319in" text:list-level-position-and-space-mode="label-alignment">
          <style:list-level-label-alignment text:label-followed-by="listtab" fo:margin-left="4.4305in" fo:text-indent="-0.5319in"/>
        </style:list-level-properties>
        <style:text-properties style:font-name="Symbol"/>
      </text:list-level-style-bullet>
      <text:list-level-style-bullet text:level="9" text:style-name="WW_CharLFO1LVL9" text:bullet-char="">
        <style:list-level-properties text:space-before="4.4819in" text:min-label-width="0.5319in" text:list-level-position-and-space-mode="label-alignment">
          <style:list-level-label-alignment text:label-followed-by="listtab" fo:margin-left="5.0138in" fo:text-indent="-0.5319in"/>
        </style:list-level-properties>
        <style:text-properties style:font-name="Symbol"/>
      </text:list-level-style-bullet>
    </text:list-style>
    <text:list-style style:name="LFO2">
      <text:list-level-style-number text:level="1" text:style-name="WW_CharLFO2LVL1" style:num-format="1">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2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2LVL3" text:bullet-char="•">
        <style:list-level-properties text:space-before="0.5875in" text:min-label-width="0.1638in" text:list-level-position-and-space-mode="label-alignment">
          <style:list-level-label-alignment text:label-followed-by="listtab" fo:margin-left="0.7513in" fo:text-indent="-0.1638in"/>
        </style:list-level-properties>
        <style:text-properties style:font-name="Arial"/>
      </text:list-level-style-bullet>
      <text:list-level-style-bullet text:level="4" text:style-name="WW_CharLFO2LVL4" text:bullet-char="">
        <style:list-level-properties text:space-before="1.9006in" text:min-label-width="0.1638in" text:list-level-position-and-space-mode="label-alignment">
          <style:list-level-label-alignment text:label-followed-by="listtab" fo:margin-left="2.0645in" fo:text-indent="-0.1638in"/>
        </style:list-level-properties>
        <style:text-properties style:font-name="Symbol"/>
      </text:list-level-style-bullet>
      <text:list-level-style-bullet text:level="5" text:style-name="WW_CharLFO2LVL5" text:bullet-char="">
        <style:list-level-properties text:space-before="2.4888in" text:min-label-width="0.1638in" text:list-level-position-and-space-mode="label-alignment">
          <style:list-level-label-alignment text:label-followed-by="listtab" fo:margin-left="2.6527in" fo:text-indent="-0.1638in"/>
        </style:list-level-properties>
        <style:text-properties style:font-name="Symbol"/>
      </text:list-level-style-bullet>
      <text:list-level-style-bullet text:level="6" text:style-name="WW_CharLFO2LVL6" text:bullet-char="">
        <style:list-level-properties text:space-before="3.0763in" text:min-label-width="0.1638in" text:list-level-position-and-space-mode="label-alignment">
          <style:list-level-label-alignment text:label-followed-by="listtab" fo:margin-left="3.2402in" fo:text-indent="-0.1638in"/>
        </style:list-level-properties>
        <style:text-properties style:font-name="Symbol"/>
      </text:list-level-style-bullet>
      <text:list-level-style-bullet text:level="7" text:style-name="WW_CharLFO2LVL7" text:bullet-char="">
        <style:list-level-properties text:space-before="3.6645in" text:min-label-width="0.1638in" text:list-level-position-and-space-mode="label-alignment">
          <style:list-level-label-alignment text:label-followed-by="listtab" fo:margin-left="3.8284in" fo:text-indent="-0.1638in"/>
        </style:list-level-properties>
        <style:text-properties style:font-name="Symbol"/>
      </text:list-level-style-bullet>
      <text:list-level-style-bullet text:level="8" text:style-name="WW_CharLFO2LVL8" text:bullet-char="">
        <style:list-level-properties text:space-before="4.2527in" text:min-label-width="0.1638in" text:list-level-position-and-space-mode="label-alignment">
          <style:list-level-label-alignment text:label-followed-by="listtab" fo:margin-left="4.4166in" fo:text-indent="-0.1638in"/>
        </style:list-level-properties>
        <style:text-properties style:font-name="Symbol"/>
      </text:list-level-style-bullet>
      <text:list-level-style-bullet text:level="9" text:style-name="WW_CharLFO2LVL9" text:bullet-char="">
        <style:list-level-properties text:space-before="4.8402in" text:min-label-width="0.1638in" text:list-level-position-and-space-mode="label-alignment">
          <style:list-level-label-alignment text:label-followed-by="listtab" fo:margin-left="5.0041in" fo:text-indent="-0.1638in"/>
        </style:list-level-properties>
        <style:text-properties style:font-name="Symbol"/>
      </text:list-level-style-bullet>
    </text:list-style>
    <text:list-style style:name="LFO3">
      <text:list-level-style-bullet text:level="1" text:style-name="WW_CharLFO3LVL1" text:bullet-char="">
        <style:list-level-properties text:space-before="1.0013in" text:min-label-width="0.25in" text:list-level-position-and-space-mode="label-alignment">
          <style:list-level-label-alignment text:label-followed-by="listtab" fo:margin-left="1.2513in" fo:text-indent="-0.25in"/>
        </style:list-level-properties>
        <style:text-properties style:font-name="Symbol"/>
      </text:list-level-style-bullet>
      <text:list-level-style-bullet text:level="2" text:style-name="WW_CharLFO3LVL2" text:bullet-char="o">
        <style:list-level-properties text:space-before="1.5013in" text:min-label-width="0.25in" text:list-level-position-and-space-mode="label-alignment">
          <style:list-level-label-alignment text:label-followed-by="listtab" fo:margin-left="1.7513in" fo:text-indent="-0.25in"/>
        </style:list-level-properties>
        <style:text-properties style:font-name="Courier New"/>
      </text:list-level-style-bullet>
      <text:list-level-style-bullet text:level="3" text:style-name="WW_CharLFO3LVL3" text:bullet-char="">
        <style:list-level-properties text:space-before="2.0013in" text:min-label-width="0.25in" text:list-level-position-and-space-mode="label-alignment">
          <style:list-level-label-alignment text:label-followed-by="listtab" fo:margin-left="2.2513in" fo:text-indent="-0.25in"/>
        </style:list-level-properties>
        <style:text-properties style:font-name="Wingdings"/>
      </text:list-level-style-bullet>
      <text:list-level-style-bullet text:level="4" text:style-name="WW_CharLFO3LVL4" text:bullet-char="">
        <style:list-level-properties text:space-before="2.5013in" text:min-label-width="0.25in" text:list-level-position-and-space-mode="label-alignment">
          <style:list-level-label-alignment text:label-followed-by="listtab" fo:margin-left="2.7513in" fo:text-indent="-0.25in"/>
        </style:list-level-properties>
        <style:text-properties style:font-name="Symbol"/>
      </text:list-level-style-bullet>
      <text:list-level-style-bullet text:level="5" text:style-name="WW_CharLFO3LVL5" text:bullet-char="o">
        <style:list-level-properties text:space-before="3.0013in" text:min-label-width="0.25in" text:list-level-position-and-space-mode="label-alignment">
          <style:list-level-label-alignment text:label-followed-by="listtab" fo:margin-left="3.2513in" fo:text-indent="-0.25in"/>
        </style:list-level-properties>
        <style:text-properties style:font-name="Courier New"/>
      </text:list-level-style-bullet>
      <text:list-level-style-bullet text:level="6" text:style-name="WW_CharLFO3LVL6" text:bullet-char="">
        <style:list-level-properties text:space-before="3.5013in" text:min-label-width="0.25in" text:list-level-position-and-space-mode="label-alignment">
          <style:list-level-label-alignment text:label-followed-by="listtab" fo:margin-left="3.7513in" fo:text-indent="-0.25in"/>
        </style:list-level-properties>
        <style:text-properties style:font-name="Wingdings"/>
      </text:list-level-style-bullet>
      <text:list-level-style-bullet text:level="7" text:style-name="WW_CharLFO3LVL7" text:bullet-char="">
        <style:list-level-properties text:space-before="4.0013in" text:min-label-width="0.25in" text:list-level-position-and-space-mode="label-alignment">
          <style:list-level-label-alignment text:label-followed-by="listtab" fo:margin-left="4.2513in" fo:text-indent="-0.25in"/>
        </style:list-level-properties>
        <style:text-properties style:font-name="Symbol"/>
      </text:list-level-style-bullet>
      <text:list-level-style-bullet text:level="8" text:style-name="WW_CharLFO3LVL8" text:bullet-char="o">
        <style:list-level-properties text:space-before="4.5013in" text:min-label-width="0.25in" text:list-level-position-and-space-mode="label-alignment">
          <style:list-level-label-alignment text:label-followed-by="listtab" fo:margin-left="4.7513in" fo:text-indent="-0.25in"/>
        </style:list-level-properties>
        <style:text-properties style:font-name="Courier New"/>
      </text:list-level-style-bullet>
      <text:list-level-style-bullet text:level="9" text:style-name="WW_CharLFO3LVL9" text:bullet-char="">
        <style:list-level-properties text:space-before="5.0013in" text:min-label-width="0.25in" text:list-level-position-and-space-mode="label-alignment">
          <style:list-level-label-alignment text:label-followed-by="listtab" fo:margin-left="5.2513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5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5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5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5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5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5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5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5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6">
      <text:list-level-style-bullet text:level="1" text:style-name="WW_CharLFO6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6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6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6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6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6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6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6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6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7">
      <text:list-level-style-number text:level="1" text:style-name="WW_CharLFO7LVL1" style:num-format="1" text:start-value="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7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7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7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7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7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7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7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7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format="1" text:start-value="3">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13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13LVL3" text:bullet-char="">
        <style:list-level-properties text:space-before="1.9138in" text:min-label-width="0.5381in" text:list-level-position-and-space-mode="label-alignment">
          <style:list-level-label-alignment text:label-followed-by="listtab" fo:margin-left="2.452in" fo:text-indent="-0.5381in"/>
        </style:list-level-properties>
        <style:text-properties style:font-name="Symbol"/>
      </text:list-level-style-bullet>
      <text:list-level-style-bullet text:level="4" text:style-name="WW_CharLFO13LVL4" text:bullet-char="">
        <style:list-level-properties text:space-before="2.3798in" text:min-label-width="0.5381in" text:list-level-position-and-space-mode="label-alignment">
          <style:list-level-label-alignment text:label-followed-by="listtab" fo:margin-left="2.918in" fo:text-indent="-0.5381in"/>
        </style:list-level-properties>
        <style:text-properties style:font-name="Symbol"/>
      </text:list-level-style-bullet>
      <text:list-level-style-bullet text:level="5" text:style-name="WW_CharLFO13LVL5" text:bullet-char="">
        <style:list-level-properties text:space-before="2.8458in" text:min-label-width="0.5381in" text:list-level-position-and-space-mode="label-alignment">
          <style:list-level-label-alignment text:label-followed-by="listtab" fo:margin-left="3.384in" fo:text-indent="-0.5381in"/>
        </style:list-level-properties>
        <style:text-properties style:font-name="Symbol"/>
      </text:list-level-style-bullet>
      <text:list-level-style-bullet text:level="6" text:style-name="WW_CharLFO13LVL6" text:bullet-char="">
        <style:list-level-properties text:space-before="3.3118in" text:min-label-width="0.5381in" text:list-level-position-and-space-mode="label-alignment">
          <style:list-level-label-alignment text:label-followed-by="listtab" fo:margin-left="3.85in" fo:text-indent="-0.5381in"/>
        </style:list-level-properties>
        <style:text-properties style:font-name="Symbol"/>
      </text:list-level-style-bullet>
      <text:list-level-style-bullet text:level="7" text:style-name="WW_CharLFO13LVL7" text:bullet-char="">
        <style:list-level-properties text:space-before="3.7777in" text:min-label-width="0.5381in" text:list-level-position-and-space-mode="label-alignment">
          <style:list-level-label-alignment text:label-followed-by="listtab" fo:margin-left="4.3159in" fo:text-indent="-0.5381in"/>
        </style:list-level-properties>
        <style:text-properties style:font-name="Symbol"/>
      </text:list-level-style-bullet>
      <text:list-level-style-bullet text:level="8" text:style-name="WW_CharLFO13LVL8" text:bullet-char="">
        <style:list-level-properties text:space-before="4.2437in" text:min-label-width="0.5381in" text:list-level-position-and-space-mode="label-alignment">
          <style:list-level-label-alignment text:label-followed-by="listtab" fo:margin-left="4.7819in" fo:text-indent="-0.5381in"/>
        </style:list-level-properties>
        <style:text-properties style:font-name="Symbol"/>
      </text:list-level-style-bullet>
      <text:list-level-style-bullet text:level="9" text:style-name="WW_CharLFO13LVL9" text:bullet-char="">
        <style:list-level-properties text:space-before="4.7097in" text:min-label-width="0.5381in" text:list-level-position-and-space-mode="label-alignment">
          <style:list-level-label-alignment text:label-followed-by="listtab" fo:margin-left="5.2479in" fo:text-indent="-0.5381in"/>
        </style:list-level-properties>
        <style:text-properties style:font-name="Symbol"/>
      </text:list-level-style-bullet>
    </text:list-style>
    <text:list-style style:name="LFO14">
      <text:list-level-style-number text:level="1" text:style-name="WW_CharLFO14LVL1" style:num-format="1" text:start-value="4">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14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14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14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14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14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14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14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14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15">
      <text:list-level-style-number text:level="1" text:style-name="WW_CharLFO15LVL1" style:num-prefix="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prefix="1."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5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text:style-name="WW_CharLFO16LVL1" style:num-prefix="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prefix="1."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6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text:style-name="WW_CharLFO17LVL1" style:num-prefix="1.2."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7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prefix="1.3."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0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text:style-name="WW_CharLFO21LVL1" style:num-prefix="1.4."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1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text:style-name="WW_CharLFO22LVL1" style:num-prefix="1.4."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2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prefix="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prefix="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7."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BodyText" style:master-page-name="MP0" style:family="paragraph">
      <style:paragraph-properties fo:break-before="page"/>
      <style:text-properties fo:font-size="10pt" style:font-size-asian="10pt"/>
    </style:style>
    <style:style style:name="P2" style:parent-style-name="BodyText" style:family="paragraph">
      <style:text-properties fo:font-size="10pt" style:font-size-asian="10pt"/>
    </style:style>
    <style:style style:name="P3" style:parent-style-name="BodyText" style:family="paragraph">
      <style:text-properties fo:font-size="10pt" style:font-size-asian="10pt"/>
    </style:style>
    <style:style style:name="P4" style:parent-style-name="BodyText" style:family="paragraph">
      <style:text-properties fo:font-size="10pt" style:font-size-asian="10pt"/>
    </style:style>
    <style:style style:name="P5" style:parent-style-name="BodyText" style:family="paragraph">
      <style:text-properties fo:font-size="10pt" style:font-size-asian="10pt"/>
    </style:style>
    <style:style style:name="P6" style:parent-style-name="BodyText" style:family="paragraph">
      <style:text-properties fo:font-size="10pt" style:font-size-asian="10pt"/>
    </style:style>
    <style:style style:name="P7" style:parent-style-name="BodyText" style:family="paragraph">
      <style:text-properties fo:font-size="10pt" style:font-size-asian="10pt"/>
    </style:style>
    <style:style style:name="P8" style:parent-style-name="BodyText" style:family="paragraph">
      <style:text-properties fo:font-size="10pt" style:font-size-asian="10pt"/>
    </style:style>
    <style:style style:name="P9" style:parent-style-name="BodyText" style:family="paragraph">
      <style:text-properties fo:font-size="32pt" style:font-size-asian="32pt" style:font-size-complex="32pt"/>
    </style:style>
    <style:style style:name="P10" style:parent-style-name="BodyText" style:family="paragraph">
      <style:paragraph-properties fo:margin-top="0.0006in"/>
      <style:text-properties fo:font-size="8.5pt" style:font-size-asian="8.5pt"/>
    </style:style>
    <style:style style:name="P11" style:parent-style-name="Heading1" style:family="paragraph">
      <style:paragraph-properties fo:margin-top="0.0798in"/>
    </style:style>
    <style:style style:name="P12" style:parent-style-name="ListParagraph" style:family="paragraph">
      <style:paragraph-properties fo:margin-top="0.6909in">
        <style:tab-stops>
          <style:tab-stop style:type="left" style:position="0.8666in"/>
          <style:tab-stop style:type="left" style:position="0.8673in"/>
          <style:tab-stop style:type="right" style:position="6.1298in"/>
        </style:tab-stops>
      </style:paragraph-properties>
    </style:style>
    <style:style style:name="T13" style:parent-style-name="DefaultParagraphFont" style:family="text">
      <style:text-properties fo:font-weight="bold" style:font-weight-asian="bold" fo:letter-spacing="-0.0097in" fo:font-size="12pt" style:font-size-asian="12pt"/>
    </style:style>
    <style:style style:name="T14" style:parent-style-name="DefaultParagraphFont" style:family="text">
      <style:text-properties fo:font-weight="bold" style:font-weight-asian="bold" fo:letter-spacing="-0.0097in" fo:font-size="12pt" style:font-size-asian="12pt"/>
    </style:style>
    <style:style style:name="T15" style:parent-style-name="DefaultParagraphFont" style:family="text">
      <style:text-properties fo:font-weight="bold" style:font-weight-asian="bold" fo:font-size="12pt" style:font-size-asian="12pt"/>
    </style:style>
    <style:style style:name="P16"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17" style:parent-style-name="DefaultParagraphFont" style:family="text">
      <style:text-properties fo:font-size="12pt" style:font-size-asian="12pt"/>
    </style:style>
    <style:style style:name="T18" style:parent-style-name="DefaultParagraphFont" style:family="text">
      <style:text-properties fo:letter-spacing="-0.002in" fo:font-size="12pt" style:font-size-asian="12pt"/>
    </style:style>
    <style:style style:name="T19" style:parent-style-name="DefaultParagraphFont" style:family="text">
      <style:text-properties fo:font-size="12pt" style:font-size-asian="12pt"/>
    </style:style>
    <style:style style:name="T20" style:parent-style-name="DefaultParagraphFont" style:family="text">
      <style:text-properties fo:letter-spacing="-0.0006in" fo:font-size="12pt" style:font-size-asian="12pt"/>
    </style:style>
    <style:style style:name="T21" style:parent-style-name="DefaultParagraphFont" style:family="text">
      <style:text-properties fo:font-size="12pt" style:font-size-asian="12pt"/>
    </style:style>
    <style:style style:name="T22" style:parent-style-name="DefaultParagraphFont" style:family="text">
      <style:text-properties fo:font-size="12pt" style:font-size-asian="12pt"/>
    </style:style>
    <style:style style:name="P23"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24" style:parent-style-name="DefaultParagraphFont" style:family="text">
      <style:text-properties fo:font-size="12pt" style:font-size-asian="12pt"/>
    </style:style>
    <style:style style:name="T25" style:parent-style-name="DefaultParagraphFont" style:family="text">
      <style:text-properties fo:letter-spacing="-0.0013in"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P28"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29" style:parent-style-name="DefaultParagraphFont" style:family="text">
      <style:text-properties fo:font-size="12pt" style:font-size-asian="12pt"/>
    </style:style>
    <style:style style:name="T30" style:parent-style-name="DefaultParagraphFont" style:family="text">
      <style:text-properties fo:letter-spacing="-0.0013in" fo:font-size="12pt" style:font-size-asian="12pt"/>
    </style:style>
    <style:style style:name="T31" style:parent-style-name="DefaultParagraphFont" style:family="text">
      <style:text-properties fo:font-size="12pt" style:font-size-asian="12pt"/>
    </style:style>
    <style:style style:name="T32" style:parent-style-name="DefaultParagraphFont" style:family="text">
      <style:text-properties fo:font-size="12pt" style:font-size-asian="12pt"/>
    </style:style>
    <style:style style:name="P33"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34" style:parent-style-name="DefaultParagraphFont" style:family="text">
      <style:text-properties fo:letter-spacing="-0.0069in" fo:font-size="12pt" style:font-size-asian="12pt"/>
    </style:style>
    <style:style style:name="T35" style:parent-style-name="DefaultParagraphFont" style:family="text">
      <style:text-properties fo:font-size="12pt" style:font-size-asian="12pt"/>
    </style:style>
    <style:style style:name="T36" style:parent-style-name="DefaultParagraphFont" style:family="text">
      <style:text-properties fo:letter-spacing="0.0048in" fo:font-size="12pt" style:font-size-asian="12pt"/>
    </style:style>
    <style:style style:name="T37" style:parent-style-name="DefaultParagraphFont" style:family="text">
      <style:text-properties fo:font-size="12pt" style:font-size-asian="12pt"/>
    </style:style>
    <style:style style:name="T38" style:parent-style-name="DefaultParagraphFont" style:family="text">
      <style:text-properties fo:letter-spacing="-0.0006in"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P41"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42" style:parent-style-name="DefaultParagraphFont" style:family="text">
      <style:text-properties fo:font-size="12pt" style:font-size-asian="12pt"/>
    </style:style>
    <style:style style:name="T43" style:parent-style-name="DefaultParagraphFont" style:family="text">
      <style:text-properties fo:letter-spacing="-0.0013in" fo:font-size="12pt" style:font-size-asian="12pt"/>
    </style:style>
    <style:style style:name="T44" style:parent-style-name="DefaultParagraphFont" style:family="text">
      <style:text-properties fo:font-size="12pt" style:font-size-asian="12pt"/>
    </style:style>
    <style:style style:name="T45" style:parent-style-name="DefaultParagraphFont" style:family="text">
      <style:text-properties fo:font-size="12pt" style:font-size-asian="12pt"/>
    </style:style>
    <style:style style:name="P46" style:parent-style-name="ListParagraph" style:family="paragraph">
      <style:paragraph-properties fo:margin-top="0.175in">
        <style:tab-stops>
          <style:tab-stop style:type="left" style:position="0.8666in"/>
          <style:tab-stop style:type="left" style:position="0.8673in"/>
          <style:tab-stop style:type="right" style:position="6.1298in"/>
        </style:tab-stops>
      </style:paragraph-properties>
    </style:style>
    <style:style style:name="T47" style:parent-style-name="DefaultParagraphFont" style:family="text">
      <style:text-properties fo:font-weight="bold" style:font-weight-asian="bold" fo:font-size="12pt" style:font-size-asian="12pt"/>
    </style:style>
    <style:style style:name="T48" style:parent-style-name="DefaultParagraphFont" style:family="text">
      <style:text-properties fo:font-weight="bold" style:font-weight-asian="bold" fo:font-size="12pt" style:font-size-asian="12pt"/>
    </style:style>
    <style:style style:name="P49"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50" style:parent-style-name="DefaultParagraphFont" style:family="text">
      <style:text-properties fo:font-size="12pt" style:font-size-asian="12pt"/>
    </style:style>
    <style:style style:name="T51" style:parent-style-name="DefaultParagraphFont" style:family="text">
      <style:text-properties fo:font-size="12pt" style:font-size-asian="12pt"/>
    </style:style>
    <style:style style:name="P52"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53" style:parent-style-name="DefaultParagraphFont" style:family="text">
      <style:text-properties fo:letter-spacing="-0.0055in" fo:font-size="12pt" style:font-size-asian="12pt"/>
    </style:style>
    <style:style style:name="T54" style:parent-style-name="DefaultParagraphFont" style:family="text">
      <style:text-properties fo:font-size="12pt" style:font-size-asian="12pt"/>
    </style:style>
    <style:style style:name="P55"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style>
    <style:style style:name="T56" style:parent-style-name="DefaultParagraphFont" style:family="text">
      <style:text-properties fo:letter-spacing="-0.0083in" fo:font-size="12pt" style:font-size-asian="12pt"/>
    </style:style>
    <style:style style:name="T57" style:parent-style-name="DefaultParagraphFont" style:family="text">
      <style:text-properties fo:letter-spacing="-0.0083in" fo:font-size="12pt" style:font-size-asian="12pt"/>
    </style:style>
    <style:style style:name="T58" style:parent-style-name="DefaultParagraphFont" style:family="text">
      <style:text-properties fo:font-size="12pt" style:font-size-asian="12pt"/>
    </style:style>
    <style:style style:name="P59"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style>
    <style:style style:name="T60" style:parent-style-name="DefaultParagraphFont" style:family="text">
      <style:text-properties fo:letter-spacing="-0.0006in" fo:font-size="12pt" style:font-size-asian="12pt"/>
    </style:style>
    <style:style style:name="T61" style:parent-style-name="DefaultParagraphFont" style:family="text">
      <style:text-properties style:text-scale="99%" fo:font-size="12pt" style:font-size-asian="12pt"/>
    </style:style>
    <style:style style:name="T62" style:parent-style-name="DefaultParagraphFont" style:family="text">
      <style:text-properties fo:font-size="12pt" style:font-size-asian="12pt"/>
    </style:style>
    <style:style style:name="T63" style:parent-style-name="DefaultParagraphFont" style:family="text">
      <style:text-properties style:text-scale="99%" fo:font-size="12pt" style:font-size-asian="12pt"/>
    </style:style>
    <style:style style:name="P64" style:parent-style-name="BodyText" style:family="paragraph">
      <style:paragraph-properties fo:margin-top="0.0083in" fo:margin-left="0.9756in">
        <style:tab-stops>
          <style:tab-stop style:type="left" style:position="0.6562in"/>
          <style:tab-stop style:type="left" style:position="4.7979in"/>
        </style:tab-stops>
      </style:paragraph-properties>
    </style:style>
    <style:style style:name="T65" style:parent-style-name="DefaultParagraphFont" style:family="text">
      <style:text-properties fo:letter-spacing="0.0159in"/>
    </style:style>
    <style:style style:name="T66" style:parent-style-name="DefaultParagraphFont" style:family="text">
      <style:text-properties fo:letter-spacing="0.0409in"/>
    </style:style>
    <style:style style:name="P67"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68" style:parent-style-name="DefaultParagraphFont" style:family="text">
      <style:text-properties fo:letter-spacing="-0.0006in" style:text-scale="99%" fo:font-size="12pt" style:font-size-asian="12pt"/>
    </style:style>
    <style:style style:name="T69" style:parent-style-name="DefaultParagraphFont" style:family="text">
      <style:text-properties style:text-scale="99%" fo:font-size="12pt" style:font-size-asian="12pt"/>
    </style:style>
    <style:style style:name="T70" style:parent-style-name="DefaultParagraphFont" style:family="text">
      <style:text-properties fo:font-size="12pt" style:font-size-asian="12pt"/>
    </style:style>
    <style:style style:name="T71" style:parent-style-name="DefaultParagraphFont" style:family="text">
      <style:text-properties style:text-scale="99%" fo:font-size="12pt" style:font-size-asian="12pt"/>
    </style:style>
    <style:style style:name="P72"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style>
    <style:style style:name="T73" style:parent-style-name="DefaultParagraphFont" style:family="text">
      <style:text-properties style:text-scale="99%" fo:font-size="12pt" style:font-size-asian="12pt"/>
    </style:style>
    <style:style style:name="T74" style:parent-style-name="DefaultParagraphFont" style:family="text">
      <style:text-properties fo:font-size="12pt" style:font-size-asian="12pt"/>
    </style:style>
    <style:style style:name="T75" style:parent-style-name="DefaultParagraphFont" style:family="text">
      <style:text-properties style:text-scale="99%" fo:font-size="12pt" style:font-size-asian="12pt"/>
    </style:style>
    <style:style style:name="P76"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style>
    <style:style style:name="T77" style:parent-style-name="DefaultParagraphFont" style:family="text">
      <style:text-properties fo:letter-spacing="-0.0083in" fo:font-size="12pt" style:font-size-asian="12pt"/>
    </style:style>
    <style:style style:name="T78" style:parent-style-name="DefaultParagraphFont" style:family="text">
      <style:text-properties fo:letter-spacing="-0.0083in" fo:font-size="12pt" style:font-size-asian="12pt"/>
    </style:style>
    <style:style style:name="T79" style:parent-style-name="DefaultParagraphFont" style:family="text">
      <style:text-properties fo:font-size="12pt" style:font-size-asian="12pt"/>
    </style:style>
    <style:style style:name="P80"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style>
    <style:style style:name="T81" style:parent-style-name="DefaultParagraphFont" style:family="text">
      <style:text-properties fo:letter-spacing="-0.002in" fo:font-size="12pt" style:font-size-asian="12pt"/>
    </style:style>
    <style:style style:name="T82" style:parent-style-name="DefaultParagraphFont" style:family="text">
      <style:text-properties fo:font-size="12pt" style:font-size-asian="12pt"/>
    </style:style>
    <style:style style:name="P83" style:parent-style-name="ListParagraph" style:family="paragraph">
      <style:paragraph-properties>
        <style:tab-stops>
          <style:tab-stop style:type="left" style:position="0.252in"/>
          <style:tab-stop style:type="left" style:position="0.2527in"/>
          <style:tab-stop style:type="right" style:leader-style="dotted" style:leader-text="." style:position="4.602in"/>
        </style:tab-stops>
      </style:paragraph-properties>
    </style:style>
    <style:style style:name="T84" style:parent-style-name="DefaultParagraphFont" style:family="text">
      <style:text-properties fo:font-size="12pt" style:font-size-asian="12pt"/>
    </style:style>
    <style:style style:name="P85"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text-properties fo:font-size="12pt" style:font-size-asian="12pt"/>
    </style:style>
    <style:style style:name="P86" style:parent-style-name="ListParagraph" style:family="paragraph">
      <style:paragraph-properties fo:margin-top="0.175in">
        <style:tab-stops>
          <style:tab-stop style:type="left" style:position="0.8666in"/>
          <style:tab-stop style:type="left" style:position="0.8673in"/>
          <style:tab-stop style:type="right" style:position="6.1298in"/>
        </style:tab-stops>
      </style:paragraph-properties>
    </style:style>
    <style:style style:name="T87" style:parent-style-name="DefaultParagraphFont" style:family="text">
      <style:text-properties fo:font-weight="bold" style:font-weight-asian="bold" fo:font-size="12pt" style:font-size-asian="12pt"/>
    </style:style>
    <style:style style:name="P88" style:parent-style-name="ListParagraph" style:family="paragraph">
      <style:paragraph-properties fo:margin-top="0.175in">
        <style:tab-stops>
          <style:tab-stop style:type="left" style:position="0.8666in"/>
          <style:tab-stop style:type="left" style:position="0.8673in"/>
          <style:tab-stop style:type="right" style:position="6.1298in"/>
        </style:tab-stops>
      </style:paragraph-properties>
      <style:text-properties fo:font-weight="bold" style:font-weight-asian="bold" fo:font-size="12pt" style:font-size-asian="12pt"/>
    </style:style>
    <style:style style:name="P89"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text-properties fo:font-size="12pt" style:font-size-asian="12pt"/>
    </style:style>
    <style:style style:name="P90"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text-properties fo:font-size="12pt" style:font-size-asian="12pt"/>
    </style:style>
    <style:style style:name="P91"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text-properties fo:font-size="12pt" style:font-size-asian="12pt"/>
    </style:style>
    <style:style style:name="P92"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text-properties fo:font-size="12pt" style:font-size-asian="12pt"/>
    </style:style>
    <style:style style:name="P93"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text-properties fo:font-size="12pt" style:font-size-asian="12pt"/>
    </style:style>
    <style:style style:name="P94"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95" style:parent-style-name="DefaultParagraphFont" style:family="text">
      <style:text-properties fo:font-size="12pt" style:font-size-asian="12pt"/>
    </style:style>
    <style:style style:name="T96" style:parent-style-name="DefaultParagraphFont" style:family="text">
      <style:text-properties fo:letter-spacing="-0.0013in"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fo:font-size="12pt" style:font-size-asian="12pt"/>
    </style:style>
    <style:style style:name="P99" style:parent-style-name="ListParagraph" style:family="paragraph">
      <style:paragraph-properties fo:margin-top="0.175in">
        <style:tab-stops>
          <style:tab-stop style:type="left" style:position="0.8666in"/>
          <style:tab-stop style:type="left" style:position="0.8673in"/>
          <style:tab-stop style:type="right" style:position="6.1298in"/>
        </style:tab-stops>
      </style:paragraph-properties>
    </style:style>
    <style:style style:name="T100" style:parent-style-name="DefaultParagraphFont" style:family="text">
      <style:text-properties fo:font-weight="bold" style:font-weight-asian="bold" fo:letter-spacing="-0.0152in" style:text-scale="99%" fo:font-size="12pt" style:font-size-asian="12pt"/>
    </style:style>
    <style:style style:name="T101" style:parent-style-name="DefaultParagraphFont" style:family="text">
      <style:text-properties fo:font-weight="bold" style:font-weight-asian="bold" style:text-scale="99%" fo:font-size="12pt" style:font-size-asian="12pt"/>
    </style:style>
    <style:style style:name="T102" style:parent-style-name="DefaultParagraphFont" style:family="text">
      <style:text-properties fo:font-weight="bold" style:font-weight-asian="bold" fo:letter-spacing="-0.0006in" fo:font-size="12pt" style:font-size-asian="12pt"/>
    </style:style>
    <style:style style:name="T103" style:parent-style-name="DefaultParagraphFont" style:family="text">
      <style:text-properties fo:font-weight="bold" style:font-weight-asian="bold" style:text-scale="99%" fo:font-size="12pt" style:font-size-asian="12pt"/>
    </style:style>
    <style:style style:name="T104" style:parent-style-name="DefaultParagraphFont" style:family="text">
      <style:text-properties fo:font-weight="bold" style:font-weight-asian="bold" fo:letter-spacing="-0.0006in" fo:font-size="12pt" style:font-size-asian="12pt"/>
    </style:style>
    <style:style style:name="T105" style:parent-style-name="DefaultParagraphFont" style:family="text">
      <style:text-properties fo:font-weight="bold" style:font-weight-asian="bold" style:text-scale="99%" fo:font-size="12pt" style:font-size-asian="12pt"/>
    </style:style>
    <style:style style:name="T106" style:parent-style-name="DefaultParagraphFont" style:family="text">
      <style:text-properties fo:font-weight="bold" style:font-weight-asian="bold" fo:letter-spacing="-0.0006in" fo:font-size="12pt" style:font-size-asian="12pt"/>
    </style:style>
    <style:style style:name="T107" style:parent-style-name="DefaultParagraphFont" style:family="text">
      <style:text-properties fo:font-weight="bold" style:font-weight-asian="bold" style:text-scale="99%" fo:font-size="12pt" style:font-size-asian="12pt"/>
    </style:style>
    <style:style style:name="T108" style:parent-style-name="DefaultParagraphFont" style:family="text">
      <style:text-properties fo:font-weight="bold" style:font-weight-asian="bold" fo:letter-spacing="-0.0645in" style:text-scale="99%" fo:font-size="12pt" style:font-size-asian="12pt"/>
    </style:style>
    <style:style style:name="T109" style:parent-style-name="DefaultParagraphFont" style:family="text">
      <style:text-properties fo:font-weight="bold" style:font-weight-asian="bold" fo:letter-spacing="0.009in" style:text-scale="99%" fo:font-size="12pt" style:font-size-asian="12pt"/>
    </style:style>
    <style:style style:name="T110" style:parent-style-name="DefaultParagraphFont" style:family="text">
      <style:text-properties fo:font-weight="bold" style:font-weight-asian="bold" style:text-scale="99%" fo:font-size="12pt" style:font-size-asian="12pt"/>
    </style:style>
    <style:style style:name="T111" style:parent-style-name="DefaultParagraphFont" style:family="text">
      <style:text-properties style:text-scale="99%"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weight="bold" style:font-weight-asian="bold" style:text-scale="99%" fo:font-size="12pt" style:font-size-asian="12pt"/>
    </style:style>
    <style:style style:name="P114" style:parent-style-name="ListParagraph" style:family="paragraph">
      <style:paragraph-properties fo:text-indent="-0.3826in">
        <style:tab-stops>
          <style:tab-stop style:type="left" style:position="-0.2791in"/>
          <style:tab-stop style:type="left" style:position="-0.2784in"/>
          <style:tab-stop style:type="right" style:leader-style="dotted" style:leader-text="." style:position="4.602in"/>
        </style:tab-stops>
      </style:paragraph-properties>
    </style:style>
    <style:style style:name="T115" style:parent-style-name="DefaultParagraphFont" style:family="text">
      <style:text-properties fo:letter-spacing="-0.0083in" fo:font-size="12pt" style:font-size-asian="12pt"/>
    </style:style>
    <style:style style:name="T116" style:parent-style-name="DefaultParagraphFont" style:family="text">
      <style:text-properties fo:letter-spacing="-0.0083in" fo:font-size="12pt" style:font-size-asian="12pt"/>
    </style:style>
    <style:style style:name="T117" style:parent-style-name="DefaultParagraphFont" style:family="text">
      <style:text-properties fo:font-size="12pt" style:font-size-asian="12pt"/>
    </style:style>
    <style:style style:name="P118" style:parent-style-name="ListParagraph" style:family="paragraph">
      <style:paragraph-properties>
        <style:tab-stops>
          <style:tab-stop style:type="left" style:position="-1.8729in"/>
          <style:tab-stop style:type="left" style:position="-1.8722in"/>
          <style:tab-stop style:type="right" style:leader-style="dotted" style:leader-text="." style:position="2.477in"/>
        </style:tab-stops>
      </style:paragraph-properties>
    </style:style>
    <style:style style:name="T119" style:parent-style-name="DefaultParagraphFont" style:family="text">
      <style:text-properties fo:font-size="12pt" style:font-size-asian="12pt"/>
    </style:style>
    <style:style style:name="T120" style:parent-style-name="DefaultParagraphFont" style:family="text">
      <style:text-properties fo:letter-spacing="-0.0013in" fo:font-size="12pt" style:font-size-asian="12pt"/>
    </style:style>
    <style:style style:name="T121" style:parent-style-name="DefaultParagraphFont" style:family="text">
      <style:text-properties fo:font-size="12pt" style:font-size-asian="12pt"/>
    </style:style>
    <style:style style:name="T122" style:parent-style-name="DefaultParagraphFont" style:family="text">
      <style:text-properties fo:font-size="12pt" style:font-size-asian="12pt"/>
    </style:style>
    <style:style style:name="P123"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P124" style:parent-style-name="TOC4" style:family="paragraph">
      <style:paragraph-properties fo:line-height="0.1652in">
        <style:tab-stops>
          <style:tab-stop style:type="left" style:position="0in"/>
          <style:tab-stop style:type="left" style:position="0.0006in"/>
          <style:tab-stop style:type="right" style:leader-style="dotted" style:leader-text="." style:position="4.35in"/>
        </style:tab-stops>
      </style:paragraph-properties>
    </style:style>
    <style:style style:name="T125" style:parent-style-name="ListLabel97" style:family="text">
      <style:text-properties fo:letter-spacing="-0.0013in"/>
    </style:style>
    <style:style style:name="T126" style:parent-style-name="ListLabel97" style:family="text">
      <style:text-properties fo:letter-spacing="-0.0006in"/>
    </style:style>
    <style:style style:name="P127" style:parent-style-name="TOC4" style:family="paragraph">
      <style:paragraph-properties fo:margin-top="0.0006in">
        <style:tab-stops>
          <style:tab-stop style:type="left" style:position="0in"/>
          <style:tab-stop style:type="left" style:position="0.0006in"/>
          <style:tab-stop style:type="right" style:leader-style="dotted" style:leader-text="." style:position="4.35in"/>
        </style:tab-stops>
      </style:paragraph-properties>
    </style:style>
    <style:style style:name="T128" style:parent-style-name="ListLabel100" style:family="text">
      <style:text-properties fo:letter-spacing="-0.0041in"/>
    </style:style>
    <style:style style:name="T129" style:parent-style-name="ListLabel100" style:family="text">
      <style:text-properties fo:letter-spacing="-0.002in"/>
    </style:style>
    <style:style style:name="T130" style:parent-style-name="ListLabel100" style:family="text">
      <style:text-properties fo:letter-spacing="-0.0006in"/>
    </style:style>
    <style:style style:name="T131" style:parent-style-name="ListLabel100" style:family="text">
      <style:text-properties fo:letter-spacing="-0.0027in"/>
    </style:style>
    <style:style style:name="T132" style:parent-style-name="ListLabel100" style:family="text">
      <style:text-properties fo:letter-spacing="-0.0041in"/>
    </style:style>
    <style:style style:name="T133" style:parent-style-name="ListLabel100" style:family="text">
      <style:text-properties fo:letter-spacing="-0.002in"/>
    </style:style>
    <style:style style:name="P134"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35" style:parent-style-name="ListLabel97" style:family="text">
      <style:text-properties fo:letter-spacing="-0.0013in"/>
    </style:style>
    <style:style style:name="P136"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37" style:parent-style-name="DefaultParagraphFont" style:family="text">
      <style:text-properties fo:letter-spacing="-0.0027in"/>
    </style:style>
    <style:style style:name="T138" style:parent-style-name="DefaultParagraphFont" style:family="text">
      <style:text-properties fo:letter-spacing="-0.0013in"/>
    </style:style>
    <style:style style:name="P139"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40" style:parent-style-name="ListLabel97" style:family="text">
      <style:text-properties fo:letter-spacing="-0.0097in"/>
    </style:style>
    <style:style style:name="T141" style:parent-style-name="ListLabel97" style:family="text">
      <style:text-properties fo:letter-spacing="-0.0013in"/>
    </style:style>
    <style:style style:name="P142"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P143" style:parent-style-name="TOC4" style:family="paragraph">
      <style:paragraph-properties fo:margin-top="0.0083in">
        <style:tab-stops>
          <style:tab-stop style:type="left" style:position="0in"/>
          <style:tab-stop style:type="left" style:position="0.0006in"/>
          <style:tab-stop style:type="right" style:leader-style="dotted" style:leader-text="." style:position="4.35in"/>
        </style:tab-stops>
      </style:paragraph-properties>
    </style:style>
    <style:style style:name="T144" style:parent-style-name="ListLabel97" style:family="text">
      <style:text-properties fo:letter-spacing="-0.0013in"/>
    </style:style>
    <style:style style:name="P145"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46" style:parent-style-name="ListLabel97" style:family="text">
      <style:text-properties fo:letter-spacing="-0.0055in"/>
    </style:style>
    <style:style style:name="T147" style:parent-style-name="ListLabel97" style:family="text">
      <style:text-properties fo:letter-spacing="0.0118in"/>
    </style:style>
    <style:style style:name="T148" style:parent-style-name="ListLabel97" style:family="text">
      <style:text-properties fo:letter-spacing="-0.0006in"/>
    </style:style>
    <style:style style:name="P149" style:parent-style-name="TOC1" style:family="paragraph">
      <style:paragraph-properties fo:margin-top="0.1743in">
        <style:tab-stops>
          <style:tab-stop style:type="left" style:position="-0.7458in"/>
          <style:tab-stop style:type="left" style:position="-0.7451in"/>
          <style:tab-stop style:type="right" style:position="4.5173in"/>
        </style:tab-stops>
      </style:paragraph-properties>
    </style:style>
    <style:style style:name="T150" style:parent-style-name="DefaultParagraphFont" style:family="text">
      <style:text-properties fo:letter-spacing="-0.0013in"/>
    </style:style>
    <style:style style:name="P151"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52" style:parent-style-name="DefaultParagraphFont" style:family="text">
      <style:text-properties style:text-scale="99%"/>
    </style:style>
    <style:style style:name="T153" style:parent-style-name="DefaultParagraphFont" style:family="text">
      <style:text-properties fo:letter-spacing="-0.0006in"/>
    </style:style>
    <style:style style:name="T154" style:parent-style-name="DefaultParagraphFont" style:family="text">
      <style:text-properties style:text-scale="99%"/>
    </style:style>
    <style:style style:name="T155" style:parent-style-name="DefaultParagraphFont" style:family="text">
      <style:text-properties fo:letter-spacing="-0.0013in" style:text-scale="99%"/>
    </style:style>
    <style:style style:name="T156" style:parent-style-name="DefaultParagraphFont" style:family="text">
      <style:text-properties style:text-scale="99%"/>
    </style:style>
    <style:style style:name="T157" style:parent-style-name="DefaultParagraphFont" style:family="text">
      <style:text-properties fo:letter-spacing="-0.0694in" style:text-scale="99%"/>
    </style:style>
    <style:style style:name="T158" style:parent-style-name="DefaultParagraphFont" style:family="text">
      <style:text-properties style:text-scale="99%"/>
    </style:style>
    <style:style style:name="T159" style:parent-style-name="DefaultParagraphFont" style:family="text">
      <style:text-properties style:text-scale="99%"/>
    </style:style>
    <style:style style:name="P160"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61" style:parent-style-name="DefaultParagraphFont" style:family="text">
      <style:text-properties style:text-scale="99%"/>
    </style:style>
    <style:style style:name="T162" style:parent-style-name="DefaultParagraphFont" style:family="text">
      <style:text-properties fo:letter-spacing="-0.0006in"/>
    </style:style>
    <style:style style:name="T163" style:parent-style-name="DefaultParagraphFont" style:family="text">
      <style:text-properties style:text-scale="99%"/>
    </style:style>
    <style:style style:name="T164" style:parent-style-name="DefaultParagraphFont" style:family="text">
      <style:text-properties style:text-scale="99%"/>
    </style:style>
    <style:style style:name="P165"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66" style:parent-style-name="DefaultParagraphFont" style:family="text">
      <style:text-properties fo:letter-spacing="-0.002in"/>
    </style:style>
    <style:style style:name="T167" style:parent-style-name="DefaultParagraphFont" style:family="text">
      <style:text-properties fo:letter-spacing="-0.0013in"/>
    </style:style>
    <style:style style:name="P168"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69" style:parent-style-name="DefaultParagraphFont" style:family="text">
      <style:text-properties fo:letter-spacing="-0.0013in"/>
    </style:style>
    <style:style style:name="P170"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P171"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72" style:parent-style-name="ListLabel97" style:family="text">
      <style:text-properties fo:letter-spacing="-0.0013in"/>
    </style:style>
    <style:style style:name="T173" style:parent-style-name="ListLabel97" style:family="text">
      <style:text-properties fo:letter-spacing="-0.0006in"/>
    </style:style>
    <style:style style:name="P174"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75" style:parent-style-name="ListLabel97" style:family="text">
      <style:text-properties fo:letter-spacing="-0.0013in"/>
    </style:style>
    <style:style style:name="T176" style:parent-style-name="ListLabel97" style:family="text">
      <style:text-properties fo:letter-spacing="-0.0006in"/>
    </style:style>
    <style:style style:name="P177"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78" style:parent-style-name="ListLabel100" style:family="text">
      <style:text-properties fo:letter-spacing="-0.0006in"/>
    </style:style>
    <style:style style:name="T179" style:parent-style-name="ListLabel100" style:family="text">
      <style:text-properties fo:letter-spacing="-0.002in"/>
    </style:style>
    <style:style style:name="T180" style:parent-style-name="ListLabel100" style:family="text">
      <style:text-properties fo:letter-spacing="-0.0006in"/>
    </style:style>
    <style:style style:name="T181" style:parent-style-name="ListLabel100" style:family="text">
      <style:text-properties fo:letter-spacing="-0.0006in"/>
    </style:style>
    <style:style style:name="P182"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83" style:parent-style-name="DefaultParagraphFont" style:family="text">
      <style:text-properties fo:letter-spacing="0.009in"/>
    </style:style>
    <style:style style:name="T184" style:parent-style-name="DefaultParagraphFont" style:family="text">
      <style:text-properties fo:letter-spacing="-0.0006in"/>
    </style:style>
    <style:style style:name="P185"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186" style:parent-style-name="ListLabel100" style:family="text">
      <style:text-properties fo:letter-spacing="-0.0118in"/>
    </style:style>
    <style:style style:name="T187" style:parent-style-name="ListLabel100" style:family="text">
      <style:text-properties fo:letter-spacing="-0.0006in"/>
    </style:style>
    <style:style style:name="T188" style:parent-style-name="ListLabel100" style:family="text">
      <style:text-properties fo:letter-spacing="-0.0006in"/>
    </style:style>
    <style:style style:name="P189"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90" style:parent-style-name="ListLabel97" style:family="text">
      <style:text-properties fo:letter-spacing="-0.0027in"/>
    </style:style>
    <style:style style:name="T191" style:parent-style-name="ListLabel97" style:family="text">
      <style:text-properties fo:letter-spacing="-0.0006in"/>
    </style:style>
    <style:style style:name="T192" style:parent-style-name="ListLabel97" style:family="text">
      <style:text-properties fo:letter-spacing="-0.0055in"/>
    </style:style>
    <style:style style:name="T193" style:parent-style-name="ListLabel97" style:family="text">
      <style:text-properties fo:letter-spacing="-0.0055in"/>
    </style:style>
    <style:style style:name="P194"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95" style:parent-style-name="DefaultParagraphFont" style:family="text">
      <style:text-properties fo:letter-spacing="-0.0027in"/>
    </style:style>
    <style:style style:name="T196" style:parent-style-name="DefaultParagraphFont" style:family="text">
      <style:text-properties fo:letter-spacing="-0.0013in"/>
    </style:style>
    <style:style style:name="P197"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198" style:parent-style-name="ListLabel100" style:family="text">
      <style:text-properties fo:letter-spacing="-0.0118in"/>
    </style:style>
    <style:style style:name="T199" style:parent-style-name="ListLabel100" style:family="text">
      <style:text-properties fo:letter-spacing="-0.0006in"/>
    </style:style>
    <style:style style:name="P200"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201" style:parent-style-name="ListLabel97" style:family="text">
      <style:text-properties fo:letter-spacing="-0.0013in"/>
    </style:style>
    <style:style style:name="P202" style:parent-style-name="TOC4" style:family="paragraph">
      <style:paragraph-properties>
        <style:tab-stops>
          <style:tab-stop style:type="left" style:position="0in"/>
          <style:tab-stop style:type="left" style:position="0.0006in"/>
          <style:tab-stop style:type="right" style:leader-style="dotted" style:leader-text="." style:position="4.35in"/>
        </style:tab-stops>
      </style:paragraph-properties>
    </style:style>
    <style:style style:name="T203" style:parent-style-name="DefaultParagraphFont" style:family="text">
      <style:text-properties fo:letter-spacing="-0.0027in"/>
    </style:style>
    <style:style style:name="T204" style:parent-style-name="DefaultParagraphFont" style:family="text">
      <style:text-properties fo:letter-spacing="-0.0027in"/>
    </style:style>
    <style:style style:name="P205" style:parent-style-name="TOC3" style:family="paragraph">
      <style:paragraph-properties fo:margin-top="0.0083in"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06" style:parent-style-name="DefaultParagraphFont" style:family="text">
      <style:text-properties fo:letter-spacing="-0.0062in" style:text-scale="99%"/>
    </style:style>
    <style:style style:name="T207" style:parent-style-name="DefaultParagraphFont" style:family="text">
      <style:text-properties style:text-scale="99%"/>
    </style:style>
    <style:style style:name="T208" style:parent-style-name="DefaultParagraphFont" style:family="text">
      <style:text-properties fo:letter-spacing="-0.002in" style:text-scale="99%"/>
    </style:style>
    <style:style style:name="T209" style:parent-style-name="DefaultParagraphFont" style:family="text">
      <style:text-properties style:text-scale="99%"/>
    </style:style>
    <style:style style:name="T210" style:parent-style-name="DefaultParagraphFont" style:family="text">
      <style:text-properties fo:letter-spacing="-0.0006in"/>
    </style:style>
    <style:style style:name="T211" style:parent-style-name="DefaultParagraphFont" style:family="text">
      <style:text-properties style:text-scale="99%"/>
    </style:style>
    <style:style style:name="T212" style:parent-style-name="DefaultParagraphFont" style:family="text">
      <style:text-properties fo:letter-spacing="-0.0006in"/>
    </style:style>
    <style:style style:name="T213" style:parent-style-name="DefaultParagraphFont" style:family="text">
      <style:text-properties style:text-scale="99%"/>
    </style:style>
    <style:style style:name="T214" style:parent-style-name="DefaultParagraphFont" style:family="text">
      <style:text-properties fo:letter-spacing="-0.0006in"/>
    </style:style>
    <style:style style:name="T215" style:parent-style-name="DefaultParagraphFont" style:family="text">
      <style:text-properties style:text-scale="99%"/>
    </style:style>
    <style:style style:name="T216" style:parent-style-name="DefaultParagraphFont" style:family="text">
      <style:text-properties style:text-scale="99%"/>
    </style:style>
    <style:style style:name="P217" style:parent-style-name="TOC1" style:family="paragraph">
      <style:paragraph-properties fo:margin-top="0.1756in">
        <style:tab-stops>
          <style:tab-stop style:type="left" style:position="-0.7458in"/>
          <style:tab-stop style:type="left" style:position="-0.7451in"/>
          <style:tab-stop style:type="right" style:position="4.5173in"/>
        </style:tab-stops>
      </style:paragraph-properties>
    </style:style>
    <style:style style:name="P218" style:parent-style-name="TOC3" style:family="paragraph">
      <style:paragraph-properties fo:margin-top="0.0083in"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P219"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20" style:parent-style-name="DefaultParagraphFont" style:family="text">
      <style:text-properties style:text-scale="99%"/>
    </style:style>
    <style:style style:name="P221" style:parent-style-name="TOC3" style:family="paragraph">
      <style:paragraph-properties fo:text-indent="-0.3826in">
        <style:tab-stops>
          <style:tab-stop style:type="left" style:position="0in"/>
          <style:tab-stop style:type="left" style:position="0.0006in"/>
          <style:tab-stop style:type="right" style:leader-style="dotted" style:leader-text="." style:position="4.8812in"/>
        </style:tab-stops>
      </style:paragraph-properties>
    </style:style>
    <style:style style:name="T222" style:parent-style-name="ListLabel100" style:family="text">
      <style:text-properties fo:letter-spacing="-0.0006in"/>
    </style:style>
    <style:style style:name="T223" style:parent-style-name="ListLabel100" style:family="text">
      <style:text-properties fo:letter-spacing="-0.0006in"/>
    </style:style>
    <style:style style:name="T224" style:parent-style-name="ListLabel100" style:family="text">
      <style:text-properties fo:letter-spacing="-0.0006in"/>
    </style:style>
    <style:style style:name="P225" style:parent-style-name="TOC1" style:family="paragraph">
      <style:paragraph-properties>
        <style:tab-stops>
          <style:tab-stop style:type="right" style:position="5.5118in"/>
        </style:tab-stops>
      </style:paragraph-properties>
    </style:style>
    <style:style style:name="P226" style:parent-style-name="TOC1" style:family="paragraph">
      <style:paragraph-properties>
        <style:tab-stops>
          <style:tab-stop style:type="right" style:position="5.5118in"/>
        </style:tab-stops>
      </style:paragraph-properties>
    </style:style>
    <style:style style:name="T227" style:parent-style-name="ListLabel97" style:family="text">
      <style:text-properties fo:letter-spacing="-0.0013in"/>
    </style:style>
    <style:style style:name="P228" style:parent-style-name="TOC1" style:family="paragraph">
      <style:paragraph-properties fo:margin-top="0.3201in" fo:margin-left="0in">
        <style:tab-stops>
          <style:tab-stop style:type="right" style:position="5.8569in"/>
        </style:tab-stops>
      </style:paragraph-properties>
    </style:style>
    <style:style style:name="P229" style:parent-style-name="Normal" style:master-page-name="MP1" style:family="paragraph">
      <style:paragraph-properties fo:break-before="page" fo:line-height="175%" fo:margin-left="0.3451in" fo:margin-right="3.4993in">
        <style:tab-stops/>
      </style:paragraph-properties>
      <style:text-properties style:font-name="Times New Roman" fo:font-weight="bold" style:font-weight-asian="bold" fo:font-size="24.5pt" style:font-size-asian="24.5pt"/>
    </style:style>
    <style:style style:name="P230" style:parent-style-name="Normal" style:family="paragraph">
      <style:paragraph-properties fo:line-height="175%" fo:margin-left="0.3451in" fo:margin-right="3.4993in">
        <style:tab-stops/>
      </style:paragraph-properties>
      <style:text-properties style:font-name="Times New Roman" fo:font-weight="bold" style:font-weight-asian="bold" fo:font-size="24.5pt" style:font-size-asian="24.5pt"/>
    </style:style>
    <style:style style:name="P231" style:parent-style-name="Normal" style:family="paragraph">
      <style:paragraph-properties fo:margin-bottom="0.0833in" fo:line-height="102%" fo:margin-left="0.3152in" fo:margin-right="0.2333in" fo:text-indent="0.2437in">
        <style:tab-stops/>
      </style:paragraph-properties>
      <style:text-properties style:font-name="Times New Roman" style:font-style-complex="italic" fo:font-size="12pt" style:font-size-asian="12pt"/>
    </style:style>
    <style:style style:name="P232" style:parent-style-name="Normal" style:family="paragraph">
      <style:paragraph-properties fo:margin-bottom="0.0833in" fo:line-height="102%" fo:margin-left="0.3152in" fo:margin-right="0.2333in" fo:text-indent="0.2437in">
        <style:tab-stops/>
      </style:paragraph-properties>
      <style:text-properties style:font-name="Times New Roman" style:font-style-complex="italic" fo:font-size="12pt" style:font-size-asian="12pt"/>
    </style:style>
    <style:style style:name="P233" style:parent-style-name="Normal" style:family="paragraph">
      <style:paragraph-properties fo:margin-bottom="0.0833in" fo:line-height="102%" fo:margin-left="0.3152in" fo:margin-right="0.2333in" fo:text-indent="0.2437in">
        <style:tab-stops/>
      </style:paragraph-properties>
      <style:text-properties style:font-name="Times New Roman" style:font-style-complex="italic" fo:font-size="12pt" style:font-size-asian="12pt"/>
    </style:style>
    <style:style style:name="P234" style:parent-style-name="Normal" style:family="paragraph">
      <style:paragraph-properties fo:margin-bottom="0.0833in" fo:line-height="102%" fo:margin-left="0.3152in" fo:margin-right="0.2333in" fo:text-indent="0.2437in">
        <style:tab-stops/>
      </style:paragraph-properties>
      <style:text-properties style:font-name="Times New Roman" style:font-style-complex="italic" fo:font-size="12pt" style:font-size-asian="12pt"/>
    </style:style>
    <style:style style:name="P235" style:parent-style-name="BodyText" style:family="paragraph">
      <style:paragraph-properties fo:margin-top="0.0013in"/>
      <style:text-properties fo:font-style="italic" style:font-style-asian="italic" fo:font-size="18.5pt" style:font-size-asian="18.5pt"/>
    </style:style>
    <style:style style:name="P236" style:parent-style-name="Heading2" style:family="paragraph">
      <style:paragraph-properties fo:margin-top="0.0833in" fo:margin-left="0.3451in" fo:margin-right="0.0118in" fo:text-indent="0.1548in">
        <style:tab-stops>
          <style:tab-stop style:type="left" style:position="0.5375in"/>
          <style:tab-stop style:type="left" style:position="0.5381in"/>
        </style:tab-stops>
      </style:paragraph-properties>
    </style:style>
    <style:style style:name="T237" style:parent-style-name="DefaultParagraphFont" style:family="text">
      <style:text-properties fo:letter-spacing="0.0034in"/>
    </style:style>
    <style:style style:name="P238" style:parent-style-name="Heading2" style:family="paragraph">
      <style:paragraph-properties fo:margin-top="0.0833in" fo:margin-left="0.5in" fo:margin-right="0.0118in" fo:text-indent="0in">
        <style:tab-stops>
          <style:tab-stop style:type="left" style:position="0.3826in"/>
          <style:tab-stop style:type="left" style:position="0.3833in"/>
        </style:tab-stops>
      </style:paragraph-properties>
    </style:style>
    <style:style style:name="T239" style:parent-style-name="DefaultParagraphFont" style:family="text">
      <style:text-properties fo:font-weight="normal" style:font-weight-asian="normal" style:font-weight-complex="normal" style:text-scale="99%" fo:font-size="12pt" style:font-size-asian="12pt" style:font-size-complex="12pt"/>
    </style:style>
    <style:style style:name="T240" style:parent-style-name="DefaultParagraphFont" style:family="text">
      <style:text-properties fo:font-weight="normal" style:font-weight-asian="normal" style:font-weight-complex="normal" fo:font-size="12pt" style:font-size-asian="12pt" style:font-size-complex="12pt"/>
    </style:style>
    <style:style style:name="T241" style:parent-style-name="DefaultParagraphFont" style:family="text">
      <style:text-properties fo:font-weight="normal" style:font-weight-asian="normal" style:font-weight-complex="normal" style:text-scale="99%" fo:font-size="12pt" style:font-size-asian="12pt" style:font-size-complex="12pt"/>
    </style:style>
    <style:style style:name="T242" style:parent-style-name="DefaultParagraphFont" style:family="text">
      <style:text-properties fo:font-weight="normal" style:font-weight-asian="normal" style:font-weight-complex="normal" fo:font-size="12pt" style:font-size-asian="12pt" style:font-size-complex="12pt"/>
    </style:style>
    <style:style style:name="P243" style:parent-style-name="BodyText" style:family="paragraph">
      <style:paragraph-properties fo:margin-top="0.0833in" fo:margin-left="0.4923in" fo:margin-right="0.0118in" fo:text-indent="0.0986in">
        <style:tab-stops/>
      </style:paragraph-properties>
    </style:style>
    <style:style style:name="T244" style:parent-style-name="DefaultParagraphFont" style:family="text">
      <style:text-properties fo:letter-spacing="-0.002in" style:text-scale="99%"/>
    </style:style>
    <style:style style:name="T245" style:parent-style-name="DefaultParagraphFont" style:family="text">
      <style:text-properties style:text-scale="99%"/>
    </style:style>
    <style:style style:name="T246" style:parent-style-name="DefaultParagraphFont" style:family="text">
      <style:text-properties fo:letter-spacing="-0.0006in" style:text-scale="97%"/>
    </style:style>
    <style:style style:name="T247" style:parent-style-name="DefaultParagraphFont" style:family="text">
      <style:text-properties style:text-scale="99%"/>
    </style:style>
    <style:style style:name="T248" style:parent-style-name="DefaultParagraphFont" style:family="text">
      <style:text-properties fo:letter-spacing="-0.0041in" style:text-scale="99%"/>
    </style:style>
    <style:style style:name="T249" style:parent-style-name="DefaultParagraphFont" style:family="text">
      <style:text-properties fo:letter-spacing="-0.002in" style:text-scale="99%"/>
    </style:style>
    <style:style style:name="T250" style:parent-style-name="DefaultParagraphFont" style:family="text">
      <style:text-properties style:text-scale="99%"/>
    </style:style>
    <style:style style:name="P251" style:parent-style-name="BodyText" style:family="paragraph">
      <style:paragraph-properties fo:margin-top="0.0833in" fo:margin-left="0.4923in" fo:margin-right="0.0118in" fo:text-indent="0.0986in">
        <style:tab-stops/>
      </style:paragraph-properties>
    </style:style>
    <style:style style:name="T252" style:parent-style-name="DefaultParagraphFont" style:family="text">
      <style:text-properties style:font-weight-complex="bold"/>
    </style:style>
    <style:style style:name="P253" style:parent-style-name="BodyText" style:family="paragraph">
      <style:paragraph-properties fo:margin-top="0.0833in" fo:margin-left="0.4923in" fo:margin-right="0.0118in" fo:text-indent="0.0986in">
        <style:tab-stops/>
      </style:paragraph-properties>
      <style:text-properties style:font-weight-complex="bold"/>
    </style:style>
    <style:style style:name="P254" style:parent-style-name="BodyText" style:family="paragraph">
      <style:paragraph-properties fo:margin-top="0.0833in" fo:margin-left="0.3451in" fo:margin-right="0.0118in" fo:text-indent="0.1548in">
        <style:tab-stops/>
      </style:paragraph-properties>
      <style:text-properties style:font-weight-complex="bold"/>
    </style:style>
    <style:style style:name="P255" style:parent-style-name="BodyText" style:family="paragraph">
      <style:paragraph-properties fo:margin-top="0.0833in" fo:margin-left="0.3451in" fo:margin-right="0.0118in" fo:text-indent="0.1548in">
        <style:tab-stops/>
      </style:paragraph-properties>
      <style:text-properties style:font-weight-complex="bold"/>
    </style:style>
    <style:style style:name="P256" style:parent-style-name="BodyText" style:family="paragraph">
      <style:paragraph-properties fo:margin-top="0.0833in" fo:margin-left="0.3451in" fo:margin-right="0.0118in" fo:text-indent="0.1548in">
        <style:tab-stops/>
      </style:paragraph-properties>
    </style:style>
    <style:style style:name="T257" style:parent-style-name="DefaultParagraphFont" style:family="text">
      <style:text-properties style:font-weight-complex="bold"/>
    </style:style>
    <style:style style:name="T258" style:parent-style-name="DefaultParagraphFont" style:family="text">
      <style:text-properties style:font-weight-complex="bold" fo:color="#4472C4"/>
    </style:style>
    <style:style style:name="T259" style:parent-style-name="DefaultParagraphFont" style:family="text">
      <style:text-properties style:font-weight-complex="bold"/>
    </style:style>
    <style:style style:name="P260" style:parent-style-name="BodyText" style:family="paragraph">
      <style:paragraph-properties fo:margin-top="0.0833in" fo:margin-left="0.3451in" fo:margin-right="0.0118in" fo:text-indent="0.1548in">
        <style:tab-stops/>
      </style:paragraph-properties>
      <style:text-properties style:font-weight-complex="bold"/>
    </style:style>
    <style:style style:name="P261" style:parent-style-name="BodyText" style:family="paragraph">
      <style:paragraph-properties fo:margin-top="0.0006in"/>
      <style:text-properties fo:font-size="8.5pt" style:font-size-asian="8.5pt"/>
    </style:style>
    <style:style style:name="P262" style:parent-style-name="Heading2" style:family="paragraph">
      <style:paragraph-properties fo:margin-top="0.2548in" fo:margin-left="0.9847in" fo:text-indent="-0.3937in">
        <style:tab-stops>
          <style:tab-stop style:type="left" style:position="-0.102in"/>
          <style:tab-stop style:type="left" style:position="-0.1013in"/>
        </style:tab-stops>
      </style:paragraph-properties>
    </style:style>
    <style:style style:name="T263" style:parent-style-name="DefaultParagraphFont" style:family="text">
      <style:text-properties fo:letter-spacing="0.0006in"/>
    </style:style>
    <style:style style:name="P264" style:parent-style-name="Normal" style:family="paragraph">
      <style:paragraph-properties fo:margin-top="0.2451in" fo:margin-left="0.3451in">
        <style:tab-stops/>
      </style:paragraph-properties>
    </style:style>
    <style:style style:name="T265" style:parent-style-name="DefaultParagraphFont" style:family="text">
      <style:text-properties style:font-name="Times New Roman" fo:font-weight="bold" style:font-weight-asian="bold" style:text-scale="99%" fo:font-size="12pt" style:font-size-asian="12pt"/>
    </style:style>
    <style:style style:name="T266" style:parent-style-name="DefaultParagraphFont" style:family="text">
      <style:text-properties style:font-name="Times New Roman" fo:font-weight="bold" style:font-weight-asian="bold" fo:letter-spacing="-0.0006in" fo:font-size="12pt" style:font-size-asian="12pt"/>
    </style:style>
    <style:style style:name="T267" style:parent-style-name="DefaultParagraphFont" style:family="text">
      <style:text-properties style:font-name="Times New Roman" fo:font-weight="bold" style:font-weight-asian="bold" style:text-scale="99%" fo:font-size="12pt" style:font-size-asian="12pt"/>
    </style:style>
    <style:style style:name="T268" style:parent-style-name="DefaultParagraphFont" style:family="text">
      <style:text-properties style:font-name="Times New Roman" fo:font-weight="bold" style:font-weight-asian="bold" fo:letter-spacing="-0.0006in" fo:font-size="12pt" style:font-size-asian="12pt"/>
    </style:style>
    <style:style style:name="T269" style:parent-style-name="DefaultParagraphFont" style:family="text">
      <style:text-properties style:font-name="Times New Roman" style:font-weight-complex="bold" style:text-scale="99%" fo:font-size="12pt" style:font-size-asian="12pt"/>
    </style:style>
    <style:style style:name="T270" style:parent-style-name="DefaultParagraphFont" style:family="text">
      <style:text-properties style:font-name="Times New Roman" fo:font-weight="bold" style:font-weight-asian="bold" style:text-scale="99%" fo:font-size="12pt" style:font-size-asian="12pt"/>
    </style:style>
    <style:style style:name="T271" style:parent-style-name="DefaultParagraphFont" style:family="text">
      <style:text-properties style:font-name="Times New Roman" style:font-weight-complex="bold" style:text-scale="99%" fo:font-size="12pt" style:font-size-asian="12pt"/>
    </style:style>
    <style:style style:name="T272" style:parent-style-name="DefaultParagraphFont" style:family="text">
      <style:text-properties style:font-name="Times New Roman" fo:font-weight="bold" style:font-weight-asian="bold" style:text-scale="99%" fo:font-size="12pt" style:font-size-asian="12pt"/>
    </style:style>
    <style:style style:name="P273" style:parent-style-name="Normal" style:family="paragraph">
      <style:paragraph-properties fo:margin-top="0.1215in" fo:margin-left="0.3451in">
        <style:tab-stops/>
      </style:paragraph-properties>
    </style:style>
    <style:style style:name="T274" style:parent-style-name="DefaultParagraphFont" style:family="text">
      <style:text-properties style:font-name="Times New Roman" fo:font-weight="bold" style:font-weight-asian="bold" fo:font-size="12pt" style:font-size-asian="12pt"/>
    </style:style>
    <style:style style:name="T275" style:parent-style-name="DefaultParagraphFont" style:family="text">
      <style:text-properties style:font-name="Times New Roman" style:font-weight-complex="bold" fo:font-size="12pt" style:font-size-asian="12pt"/>
    </style:style>
    <style:style style:name="P276" style:parent-style-name="Normal" style:family="paragraph">
      <style:paragraph-properties fo:margin-top="0.1208in" fo:margin-left="0.3451in">
        <style:tab-stops/>
      </style:paragraph-properties>
    </style:style>
    <style:style style:name="T277" style:parent-style-name="DefaultParagraphFont" style:family="text">
      <style:text-properties style:font-name="Times New Roman" fo:font-weight="bold" style:font-weight-asian="bold" fo:font-size="12pt" style:font-size-asian="12pt"/>
    </style:style>
    <style:style style:name="T278" style:parent-style-name="DefaultParagraphFont" style:family="text">
      <style:text-properties style:font-name="Times New Roman" style:font-weight-complex="bold" fo:font-size="12pt" style:font-size-asian="12pt"/>
    </style:style>
    <style:style style:name="P279" style:parent-style-name="Normal" style:family="paragraph">
      <style:paragraph-properties fo:margin-top="0.1201in" fo:margin-left="0.3451in">
        <style:tab-stops/>
      </style:paragraph-properties>
    </style:style>
    <style:style style:name="T280" style:parent-style-name="DefaultParagraphFont" style:family="text">
      <style:text-properties style:font-name="Times New Roman" fo:font-weight="bold" style:font-weight-asian="bold" fo:font-size="12pt" style:font-size-asian="12pt"/>
    </style:style>
    <style:style style:name="T281" style:parent-style-name="DefaultParagraphFont" style:family="text">
      <style:text-properties style:font-name="Times New Roman" style:font-weight-complex="bold" fo:font-size="12pt" style:font-size-asian="12pt"/>
    </style:style>
    <style:style style:name="P282" style:parent-style-name="Normal" style:family="paragraph">
      <style:paragraph-properties fo:margin-top="0.1215in" fo:margin-left="0.3451in">
        <style:tab-stops/>
      </style:paragraph-properties>
    </style:style>
    <style:style style:name="T283" style:parent-style-name="DefaultParagraphFont" style:family="text">
      <style:text-properties style:font-name="Times New Roman" fo:font-weight="bold" style:font-weight-asian="bold" fo:font-size="12pt" style:font-size-asian="12pt"/>
    </style:style>
    <style:style style:name="T284" style:parent-style-name="DefaultParagraphFont" style:family="text">
      <style:text-properties style:font-name="Times New Roman" style:font-weight-complex="bold" fo:font-size="12pt" style:font-size-asian="12pt"/>
    </style:style>
    <style:style style:name="T285" style:parent-style-name="DefaultParagraphFont" style:family="text">
      <style:text-properties style:font-name="Times New Roman" fo:font-weight="bold" style:font-weight-asian="bold" fo:font-size="12pt" style:font-size-asian="12pt"/>
    </style:style>
    <style:style style:name="P286" style:parent-style-name="Normal" style:family="paragraph">
      <style:paragraph-properties fo:margin-top="0.1201in" fo:margin-left="0.3451in">
        <style:tab-stops/>
      </style:paragraph-properties>
    </style:style>
    <style:style style:name="T287" style:parent-style-name="DefaultParagraphFont" style:family="text">
      <style:text-properties style:font-name="Times New Roman" fo:font-weight="bold" style:font-weight-asian="bold" fo:font-size="12pt" style:font-size-asian="12pt"/>
    </style:style>
    <style:style style:name="T288" style:parent-style-name="DefaultParagraphFont" style:family="text">
      <style:text-properties style:font-name="Times New Roman" style:font-weight-complex="bold" fo:font-size="12pt" style:font-size-asian="12pt"/>
    </style:style>
    <style:style style:name="T289" style:parent-style-name="DefaultParagraphFont" style:family="text">
      <style:text-properties style:font-name="Times New Roman" style:font-weight-complex="bold" fo:font-size="12pt" style:font-size-asian="12pt"/>
    </style:style>
    <style:style style:name="P290" style:parent-style-name="Normal" style:family="paragraph">
      <style:paragraph-properties fo:text-align="justify" fo:margin-top="0.1208in" fo:line-height="102%" fo:margin-left="0.3451in" fo:margin-right="0.3215in">
        <style:tab-stops/>
      </style:paragraph-properties>
    </style:style>
    <style:style style:name="T291" style:parent-style-name="DefaultParagraphFont" style:family="text">
      <style:text-properties style:font-name="Times New Roman" fo:font-weight="bold" style:font-weight-asian="bold" style:text-scale="99%" fo:font-size="12pt" style:font-size-asian="12pt"/>
    </style:style>
    <style:style style:name="T292" style:parent-style-name="DefaultParagraphFont" style:family="text">
      <style:text-properties style:font-name="Times New Roman" fo:font-weight="bold" style:font-weight-asian="bold" fo:letter-spacing="0.0069in" fo:font-size="12pt" style:font-size-asian="12pt"/>
    </style:style>
    <style:style style:name="T293" style:parent-style-name="DefaultParagraphFont" style:family="text">
      <style:text-properties style:font-name="Times New Roman" fo:font-weight="bold" style:font-weight-asian="bold" style:text-scale="99%" fo:font-size="12pt" style:font-size-asian="12pt"/>
    </style:style>
    <style:style style:name="T294" style:parent-style-name="DefaultParagraphFont" style:family="text">
      <style:text-properties style:font-name="Times New Roman" fo:font-weight="bold" style:font-weight-asian="bold" fo:letter-spacing="0.0069in" fo:font-size="12pt" style:font-size-asian="12pt"/>
    </style:style>
    <style:style style:name="T295" style:parent-style-name="DefaultParagraphFont" style:family="text">
      <style:text-properties style:font-name="Times New Roman" fo:font-weight="bold" style:font-weight-asian="bold" style:text-scale="99%" fo:font-size="12pt" style:font-size-asian="12pt"/>
    </style:style>
    <style:style style:name="T296" style:parent-style-name="DefaultParagraphFont" style:family="text">
      <style:text-properties style:font-name="Times New Roman" fo:font-weight="bold" style:font-weight-asian="bold" fo:letter-spacing="-0.0034in" style:text-scale="99%" fo:font-size="12pt" style:font-size-asian="12pt"/>
    </style:style>
    <style:style style:name="T297" style:parent-style-name="DefaultParagraphFont" style:family="text">
      <style:text-properties style:font-name="Times New Roman" fo:font-weight="bold" style:font-weight-asian="bold" style:text-scale="99%" fo:font-size="12pt" style:font-size-asian="12pt"/>
    </style:style>
    <style:style style:name="T298" style:parent-style-name="DefaultParagraphFont" style:family="text">
      <style:text-properties style:font-name="Times New Roman" fo:font-weight="bold" style:font-weight-asian="bold" fo:letter-spacing="-0.002in" style:text-scale="99%" fo:font-size="12pt" style:font-size-asian="12pt"/>
    </style:style>
    <style:style style:name="T299" style:parent-style-name="DefaultParagraphFont" style:family="text">
      <style:text-properties style:font-name="Times New Roman" fo:font-weight="bold" style:font-weight-asian="bold" style:text-scale="99%" fo:font-size="12pt" style:font-size-asian="12pt"/>
    </style:style>
    <style:style style:name="T300" style:parent-style-name="DefaultParagraphFont" style:family="text">
      <style:text-properties style:font-name="Times New Roman" fo:font-weight="bold" style:font-weight-asian="bold" fo:letter-spacing="0.0069in" fo:font-size="12pt" style:font-size-asian="12pt"/>
    </style:style>
    <style:style style:name="T301" style:parent-style-name="DefaultParagraphFont" style:family="text">
      <style:text-properties style:font-name="Times New Roman" fo:font-weight="bold" style:font-weight-asian="bold" fo:letter-spacing="-0.0034in" style:text-scale="99%" fo:font-size="12pt" style:font-size-asian="12pt"/>
    </style:style>
    <style:style style:name="T302" style:parent-style-name="DefaultParagraphFont" style:family="text">
      <style:text-properties style:font-name="Times New Roman" fo:font-weight="bold" style:font-weight-asian="bold" style:text-scale="99%" fo:font-size="12pt" style:font-size-asian="12pt"/>
    </style:style>
    <style:style style:name="T303" style:parent-style-name="DefaultParagraphFont" style:family="text">
      <style:text-properties style:font-name="Times New Roman" fo:font-weight="bold" style:font-weight-asian="bold" fo:letter-spacing="0.009in" fo:font-size="12pt" style:font-size-asian="12pt"/>
    </style:style>
    <style:style style:name="T304" style:parent-style-name="DefaultParagraphFont" style:family="text">
      <style:text-properties style:font-name="Times New Roman" fo:font-weight="bold" style:font-weight-asian="bold" style:text-scale="99%" fo:font-size="12pt" style:font-size-asian="12pt"/>
    </style:style>
    <style:style style:name="T305" style:parent-style-name="DefaultParagraphFont" style:family="text">
      <style:text-properties style:font-name="Times New Roman" fo:font-weight="bold" style:font-weight-asian="bold" fo:letter-spacing="0.0069in" fo:font-size="12pt" style:font-size-asian="12pt"/>
    </style:style>
    <style:style style:name="T306" style:parent-style-name="DefaultParagraphFont" style:family="text">
      <style:text-properties style:font-name="Times New Roman" fo:font-weight="bold" style:font-weight-asian="bold" style:text-scale="99%" fo:font-size="12pt" style:font-size-asian="12pt"/>
    </style:style>
    <style:style style:name="T307" style:parent-style-name="DefaultParagraphFont" style:family="text">
      <style:text-properties style:font-name="Times New Roman" fo:font-weight="bold" style:font-weight-asian="bold" fo:letter-spacing="-0.0006in" fo:font-size="12pt" style:font-size-asian="12pt"/>
    </style:style>
    <style:style style:name="T308" style:parent-style-name="DefaultParagraphFont" style:family="text">
      <style:text-properties style:font-name="Times New Roman" fo:font-weight="bold" style:font-weight-asian="bold" style:text-scale="99%" fo:font-size="12pt" style:font-size-asian="12pt"/>
    </style:style>
    <style:style style:name="T309" style:parent-style-name="DefaultParagraphFont" style:family="text">
      <style:text-properties style:font-name="Times New Roman" fo:font-weight="bold" style:font-weight-asian="bold" fo:letter-spacing="-0.0006in" fo:font-size="12pt" style:font-size-asian="12pt"/>
    </style:style>
    <style:style style:name="T310" style:parent-style-name="DefaultParagraphFont" style:family="text">
      <style:text-properties style:font-name="Times New Roman" fo:font-weight="bold" style:font-weight-asian="bold" style:text-scale="99%" fo:font-size="12pt" style:font-size-asian="12pt"/>
    </style:style>
    <style:style style:name="T311" style:parent-style-name="DefaultParagraphFont" style:family="text">
      <style:text-properties style:font-name="Times New Roman" fo:font-weight="bold" style:font-weight-asian="bold" fo:letter-spacing="-0.0006in" fo:font-size="12pt" style:font-size-asian="12pt"/>
    </style:style>
    <style:style style:name="T312" style:parent-style-name="DefaultParagraphFont" style:family="text">
      <style:text-properties style:font-name="Times New Roman" fo:font-weight="bold" style:font-weight-asian="bold" style:text-scale="99%" fo:font-size="12pt" style:font-size-asian="12pt"/>
    </style:style>
    <style:style style:name="T313" style:parent-style-name="DefaultParagraphFont" style:family="text">
      <style:text-properties style:font-name="Times New Roman" fo:font-weight="bold" style:font-weight-asian="bold" fo:letter-spacing="-0.0006in" fo:font-size="12pt" style:font-size-asian="12pt"/>
    </style:style>
    <style:style style:name="T314" style:parent-style-name="DefaultParagraphFont" style:family="text">
      <style:text-properties style:font-name="Times New Roman" fo:font-weight="bold" style:font-weight-asian="bold" style:text-scale="99%" fo:font-size="12pt" style:font-size-asian="12pt"/>
    </style:style>
    <style:style style:name="T315" style:parent-style-name="DefaultParagraphFont" style:family="text">
      <style:text-properties style:font-name="Times New Roman" fo:font-weight="bold" style:font-weight-asian="bold" fo:letter-spacing="-0.0006in" fo:font-size="12pt" style:font-size-asian="12pt"/>
    </style:style>
    <style:style style:name="T316" style:parent-style-name="DefaultParagraphFont" style:family="text">
      <style:text-properties style:font-name="Times New Roman" fo:font-weight="bold" style:font-weight-asian="bold" style:text-scale="99%" fo:font-size="12pt" style:font-size-asian="12pt"/>
    </style:style>
    <style:style style:name="T317" style:parent-style-name="DefaultParagraphFont" style:family="text">
      <style:text-properties style:font-name="Times New Roman" fo:font-weight="bold" style:font-weight-asian="bold" fo:letter-spacing="-0.002in" style:text-scale="99%" fo:font-size="12pt" style:font-size-asian="12pt"/>
    </style:style>
    <style:style style:name="T318" style:parent-style-name="DefaultParagraphFont" style:family="text">
      <style:text-properties style:font-name="Times New Roman" fo:font-weight="bold" style:font-weight-asian="bold" style:text-scale="99%" fo:font-size="12pt" style:font-size-asian="12pt"/>
    </style:style>
    <style:style style:name="P319" style:parent-style-name="BodyText" style:family="paragraph">
      <style:paragraph-properties fo:margin-top="0.0034in"/>
      <style:text-properties fo:font-weight="bold" style:font-weight-asian="bold" fo:font-size="18.5pt" style:font-size-asian="18.5pt"/>
    </style:style>
    <style:style style:name="P320" style:parent-style-name="BodyText" style:family="paragraph">
      <style:paragraph-properties fo:margin-top="0.0034in"/>
      <style:text-properties fo:font-weight="bold" style:font-weight-asian="bold" fo:font-size="18.5pt" style:font-size-asian="18.5pt"/>
    </style:style>
    <style:style style:name="P321" style:parent-style-name="Heading2" style:family="paragraph">
      <style:paragraph-properties fo:margin-left="1.5in" fo:text-indent="-0.25in">
        <style:tab-stops>
          <style:tab-stop style:type="left" style:position="-0.6173in"/>
          <style:tab-stop style:type="left" style:position="-0.6166in"/>
        </style:tab-stops>
      </style:paragraph-properties>
    </style:style>
    <style:style style:name="T322" style:parent-style-name="DefaultParagraphFont" style:family="text">
      <style:text-properties fo:letter-spacing="0.0006in"/>
    </style:style>
    <style:style style:name="P323" style:parent-style-name="ListParagraph" style:family="paragraph">
      <style:paragraph-properties fo:margin-top="0.1652in" fo:text-indent="-0.1645in">
        <style:tab-stops>
          <style:tab-stop style:type="left" style:position="0.3944in"/>
        </style:tab-stops>
      </style:paragraph-properties>
    </style:style>
    <style:style style:name="T324" style:parent-style-name="DefaultParagraphFont" style:family="text">
      <style:text-properties fo:font-size="12pt" style:font-size-asian="12pt"/>
    </style:style>
    <style:style style:name="T325" style:parent-style-name="DefaultParagraphFont" style:family="text">
      <style:text-properties fo:letter-spacing="-0.0013in" fo:font-size="12pt" style:font-size-asian="12pt"/>
    </style:style>
    <style:style style:name="T326" style:parent-style-name="DefaultParagraphFont" style:family="text">
      <style:text-properties fo:font-size="12pt" style:font-size-asian="12pt"/>
    </style:style>
    <style:style style:name="P327" style:parent-style-name="ListParagraph" style:family="paragraph">
      <style:paragraph-properties fo:margin-top="0.1652in" fo:margin-left="0.7513in" fo:text-indent="0in">
        <style:tab-stops>
          <style:tab-stop style:type="left" style:position="0.0006in"/>
        </style:tab-stops>
      </style:paragraph-properties>
      <style:text-properties fo:font-size="12pt" style:font-size-asian="12pt"/>
    </style:style>
    <style:style style:name="P328" style:parent-style-name="ListParagraph" style:family="paragraph">
      <style:paragraph-properties fo:margin-top="0.1465in" fo:text-indent="-0.1645in">
        <style:tab-stops>
          <style:tab-stop style:type="left" style:position="0.3944in"/>
        </style:tab-stops>
      </style:paragraph-properties>
    </style:style>
    <style:style style:name="T329" style:parent-style-name="DefaultParagraphFont" style:family="text">
      <style:text-properties fo:font-size="12pt" style:font-size-asian="12pt"/>
    </style:style>
    <style:style style:name="T330" style:parent-style-name="DefaultParagraphFont" style:family="text">
      <style:text-properties fo:letter-spacing="-0.0048in" fo:font-size="12pt" style:font-size-asian="12pt"/>
    </style:style>
    <style:style style:name="T331" style:parent-style-name="DefaultParagraphFont" style:family="text">
      <style:text-properties fo:font-size="12pt" style:font-size-asian="12pt"/>
    </style:style>
    <style:style style:name="P332" style:parent-style-name="ListParagraph" style:family="paragraph">
      <style:paragraph-properties fo:margin-top="0.1465in" fo:margin-left="0.7513in" fo:text-indent="0in">
        <style:tab-stops>
          <style:tab-stop style:type="left" style:position="0.0006in"/>
        </style:tab-stops>
      </style:paragraph-properties>
      <style:text-properties fo:color="#4472C4" fo:font-size="12pt" style:font-size-asian="12pt"/>
    </style:style>
    <style:style style:name="P333" style:parent-style-name="ListParagraph" style:family="paragraph">
      <style:paragraph-properties fo:margin-top="0.1465in">
        <style:tab-stops>
          <style:tab-stop style:type="left" style:position="-1.6055in"/>
        </style:tab-stops>
      </style:paragraph-properties>
      <style:text-properties fo:color="#4472C4" fo:font-size="12pt" style:font-size-asian="12pt"/>
    </style:style>
    <style:style style:name="P334" style:parent-style-name="ListParagraph" style:family="paragraph">
      <style:paragraph-properties fo:margin-top="0.1465in">
        <style:tab-stops>
          <style:tab-stop style:type="left" style:position="-1.6055in"/>
        </style:tab-stops>
      </style:paragraph-properties>
      <style:text-properties fo:color="#4472C4" fo:font-size="12pt" style:font-size-asian="12pt"/>
    </style:style>
    <style:style style:name="P335" style:parent-style-name="ListParagraph" style:family="paragraph">
      <style:paragraph-properties fo:margin-top="0.1465in">
        <style:tab-stops>
          <style:tab-stop style:type="left" style:position="-1.6055in"/>
        </style:tab-stops>
      </style:paragraph-properties>
      <style:text-properties fo:color="#4472C4" fo:font-size="12pt" style:font-size-asian="12pt"/>
    </style:style>
    <style:style style:name="P336" style:parent-style-name="ListParagraph" style:family="paragraph">
      <style:paragraph-properties fo:margin-top="0.1465in">
        <style:tab-stops>
          <style:tab-stop style:type="left" style:position="-1.6055in"/>
        </style:tab-stops>
      </style:paragraph-properties>
      <style:text-properties fo:color="#4472C4" fo:font-size="12pt" style:font-size-asian="12pt"/>
    </style:style>
    <style:style style:name="P337" style:parent-style-name="ListParagraph" style:family="paragraph">
      <style:paragraph-properties fo:margin-top="0.1465in">
        <style:tab-stops>
          <style:tab-stop style:type="left" style:position="-1.6055in"/>
        </style:tab-stops>
      </style:paragraph-properties>
      <style:text-properties fo:color="#4472C4" fo:font-size="12pt" style:font-size-asian="12pt"/>
    </style:style>
    <style:style style:name="P338" style:parent-style-name="ListParagraph" style:family="paragraph">
      <style:paragraph-properties fo:margin-top="0.1465in">
        <style:tab-stops>
          <style:tab-stop style:type="left" style:position="-1.6055in"/>
        </style:tab-stops>
      </style:paragraph-properties>
      <style:text-properties fo:color="#4472C4" fo:font-size="12pt" style:font-size-asian="12pt"/>
    </style:style>
    <style:style style:name="P339" style:parent-style-name="ListParagraph" style:family="paragraph">
      <style:paragraph-properties fo:margin-top="0.1465in" fo:text-indent="-0.1645in">
        <style:tab-stops>
          <style:tab-stop style:type="left" style:position="0.3944in"/>
        </style:tab-stops>
      </style:paragraph-properties>
    </style:style>
    <style:style style:name="T340" style:parent-style-name="DefaultParagraphFont" style:family="text">
      <style:text-properties style:text-scale="99%" fo:font-size="12pt" style:font-size-asian="12pt"/>
    </style:style>
    <style:style style:name="T341" style:parent-style-name="DefaultParagraphFont" style:family="text">
      <style:text-properties fo:letter-spacing="-0.0041in" style:text-scale="99%" fo:font-size="12pt" style:font-size-asian="12pt"/>
    </style:style>
    <style:style style:name="T342" style:parent-style-name="DefaultParagraphFont" style:family="text">
      <style:text-properties fo:letter-spacing="-0.002in" style:text-scale="99%" fo:font-size="12pt" style:font-size-asian="12pt"/>
    </style:style>
    <style:style style:name="T343" style:parent-style-name="DefaultParagraphFont" style:family="text">
      <style:text-properties style:text-scale="99%" fo:font-size="12pt" style:font-size-asian="12pt"/>
    </style:style>
    <style:style style:name="T344" style:parent-style-name="DefaultParagraphFont" style:family="text">
      <style:text-properties fo:letter-spacing="-0.0006in" fo:font-size="12pt" style:font-size-asian="12pt"/>
    </style:style>
    <style:style style:name="T345" style:parent-style-name="DefaultParagraphFont" style:family="text">
      <style:text-properties style:text-scale="99%" fo:font-size="12pt" style:font-size-asian="12pt"/>
    </style:style>
    <style:style style:name="T346" style:parent-style-name="DefaultParagraphFont" style:family="text">
      <style:text-properties fo:letter-spacing="-0.0006in" fo:font-size="12pt" style:font-size-asian="12pt"/>
    </style:style>
    <style:style style:name="T347" style:parent-style-name="DefaultParagraphFont" style:family="text">
      <style:text-properties style:text-scale="99%" fo:font-size="12pt" style:font-size-asian="12pt"/>
    </style:style>
    <style:style style:name="T348" style:parent-style-name="DefaultParagraphFont" style:family="text">
      <style:text-properties fo:letter-spacing="-0.0041in" style:text-scale="99%" fo:font-size="12pt" style:font-size-asian="12pt"/>
    </style:style>
    <style:style style:name="T349" style:parent-style-name="DefaultParagraphFont" style:family="text">
      <style:text-properties fo:letter-spacing="-0.002in" style:text-scale="99%" fo:font-size="12pt" style:font-size-asian="12pt"/>
    </style:style>
    <style:style style:name="T350" style:parent-style-name="DefaultParagraphFont" style:family="text">
      <style:text-properties style:text-scale="99%" fo:font-size="12pt" style:font-size-asian="12pt"/>
    </style:style>
    <style:style style:name="T351" style:parent-style-name="DefaultParagraphFont" style:family="text">
      <style:text-properties fo:letter-spacing="-0.0006in" fo:font-size="12pt" style:font-size-asian="12pt"/>
    </style:style>
    <style:style style:name="T352" style:parent-style-name="DefaultParagraphFont" style:family="text">
      <style:text-properties style:text-scale="99%" fo:font-size="12pt" style:font-size-asian="12pt"/>
    </style:style>
    <style:style style:name="T353" style:parent-style-name="DefaultParagraphFont" style:family="text">
      <style:text-properties fo:letter-spacing="-0.0041in" style:text-scale="99%" fo:font-size="12pt" style:font-size-asian="12pt"/>
    </style:style>
    <style:style style:name="T354" style:parent-style-name="DefaultParagraphFont" style:family="text">
      <style:text-properties fo:letter-spacing="-0.002in" style:text-scale="99%" fo:font-size="12pt" style:font-size-asian="12pt"/>
    </style:style>
    <style:style style:name="T355" style:parent-style-name="DefaultParagraphFont" style:family="text">
      <style:text-properties style:text-scale="99%" fo:font-size="12pt" style:font-size-asian="12pt"/>
    </style:style>
    <style:style style:name="T356" style:parent-style-name="DefaultParagraphFont" style:family="text">
      <style:text-properties fo:letter-spacing="-0.0006in" fo:font-size="12pt" style:font-size-asian="12pt"/>
    </style:style>
    <style:style style:name="T357" style:parent-style-name="DefaultParagraphFont" style:family="text">
      <style:text-properties fo:font-size="12pt" style:font-size-asian="12pt"/>
    </style:style>
    <style:style style:name="P358" style:parent-style-name="Normal" style:family="paragraph">
      <style:paragraph-properties fo:margin-top="0.1465in" fo:margin-left="0.7513in">
        <style:tab-stops>
          <style:tab-stop style:type="left" style:position="0.0006in"/>
        </style:tab-stops>
      </style:paragraph-properties>
      <style:text-properties style:font-name="Times New Roman" fo:font-size="12pt" style:font-size-asian="12pt"/>
    </style:style>
    <style:style style:name="P359" style:parent-style-name="Normal" style:family="paragraph">
      <style:paragraph-properties fo:margin-top="0.1465in" fo:margin-left="0.7513in">
        <style:tab-stops>
          <style:tab-stop style:type="left" style:position="0.0006in"/>
        </style:tab-stops>
      </style:paragraph-properties>
      <style:text-properties style:font-name="Times New Roman" fo:font-size="12pt" style:font-size-asian="12pt"/>
    </style:style>
    <style:style style:name="P360" style:parent-style-name="ListParagraph" style:family="paragraph">
      <style:paragraph-properties fo:margin-top="0.1465in" fo:text-indent="-0.1645in">
        <style:tab-stops>
          <style:tab-stop style:type="left" style:position="0.3944in"/>
        </style:tab-stops>
      </style:paragraph-properties>
    </style:style>
    <style:style style:name="T361" style:parent-style-name="DefaultParagraphFont" style:family="text">
      <style:text-properties fo:font-size="12pt" style:font-size-asian="12pt"/>
    </style:style>
    <style:style style:name="T362" style:parent-style-name="DefaultParagraphFont" style:family="text">
      <style:text-properties fo:letter-spacing="-0.002in" fo:font-size="12pt" style:font-size-asian="12pt"/>
    </style:style>
    <style:style style:name="T363" style:parent-style-name="DefaultParagraphFont" style:family="text">
      <style:text-properties fo:font-size="12pt" style:font-size-asian="12pt"/>
    </style:style>
    <style:style style:name="P364" style:parent-style-name="ListParagraph" style:family="paragraph">
      <style:paragraph-properties fo:margin-top="0.1465in" fo:margin-left="0.7513in">
        <style:tab-stops>
          <style:tab-stop style:type="left" style:position="0.0006in"/>
        </style:tab-stops>
      </style:paragraph-properties>
      <style:text-properties fo:font-size="12pt" style:font-size-asian="12pt"/>
    </style:style>
    <style:style style:name="P365" style:parent-style-name="Heading2" style:family="paragraph">
      <style:paragraph-properties fo:margin-left="0.9847in" fo:text-indent="-0.3937in">
        <style:tab-stops>
          <style:tab-stop style:type="left" style:position="-0.102in"/>
          <style:tab-stop style:type="left" style:position="-0.1013in"/>
        </style:tab-stops>
      </style:paragraph-properties>
    </style:style>
    <style:style style:name="T366" style:parent-style-name="DefaultParagraphFont" style:family="text">
      <style:text-properties fo:letter-spacing="-0.009in"/>
    </style:style>
    <style:style style:name="T367" style:parent-style-name="DefaultParagraphFont" style:family="text">
      <style:text-properties fo:letter-spacing="0.0138in"/>
    </style:style>
    <style:style style:name="P368" style:parent-style-name="Normal" style:family="paragraph">
      <style:paragraph-properties fo:line-height="145%" fo:margin-left="0.7875in" fo:margin-right="2.4909in">
        <style:tab-stops>
          <style:tab-stop style:type="left" style:position="0in"/>
        </style:tab-stops>
      </style:paragraph-properties>
    </style:style>
    <style:style style:name="T369" style:parent-style-name="DefaultParagraphFont" style:family="text">
      <style:text-properties style:font-name="Times New Roman" fo:font-weight="bold" style:font-weight-asian="bold" fo:letter-spacing="-0.0006in" fo:font-size="12pt" style:font-size-asian="12pt"/>
    </style:style>
    <style:style style:name="T370" style:parent-style-name="DefaultParagraphFont" style:family="text">
      <style:text-properties style:font-name="Times New Roman" fo:font-weight="bold" style:font-weight-asian="bold" style:text-scale="99%" fo:font-size="12pt" style:font-size-asian="12pt"/>
    </style:style>
    <style:style style:name="T371" style:parent-style-name="DefaultParagraphFont" style:family="text">
      <style:text-properties style:font-name="Times New Roman" fo:font-weight="bold" style:font-weight-asian="bold" fo:letter-spacing="-0.0006in" fo:font-size="12pt" style:font-size-asian="12pt"/>
    </style:style>
    <style:style style:name="T372" style:parent-style-name="DefaultParagraphFont" style:family="text">
      <style:text-properties style:font-name="Times New Roman" fo:font-weight="bold" style:font-weight-asian="bold" fo:letter-spacing="-0.0006in" style:text-scale="99%" fo:font-size="12pt" style:font-size-asian="12pt"/>
    </style:style>
    <style:style style:name="T373" style:parent-style-name="DefaultParagraphFont" style:family="text">
      <style:text-properties style:font-name="Times New Roman" fo:font-weight="bold" style:font-weight-asian="bold" style:text-scale="99%" fo:font-size="12pt" style:font-size-asian="12pt"/>
    </style:style>
    <style:style style:name="P374" style:parent-style-name="ListParagraph" style:family="paragraph">
      <style:paragraph-properties fo:line-height="145%" fo:margin-left="1.1812in" fo:margin-right="2.4909in">
        <style:tab-stops/>
      </style:paragraph-properties>
    </style:style>
    <style:style style:name="T375" style:parent-style-name="DefaultParagraphFont" style:family="text">
      <style:text-properties fo:font-weight="bold" style:font-weight-asian="bold" style:text-scale="99%" fo:font-size="12pt" style:font-size-asian="12pt"/>
    </style:style>
    <style:style style:name="T376" style:parent-style-name="DefaultParagraphFont" style:family="text">
      <style:text-properties fo:font-weight="bold" style:font-weight-asian="bold" style:text-scale="99%" fo:font-size="12pt" style:font-size-asian="12pt"/>
    </style:style>
    <style:style style:name="T377" style:parent-style-name="DefaultParagraphFont" style:family="text">
      <style:text-properties style:font-weight-complex="bold" style:text-scale="99%" fo:font-size="12pt" style:font-size-asian="12pt"/>
    </style:style>
    <style:style style:name="P378" style:parent-style-name="Normal" style:family="paragraph">
      <style:paragraph-properties fo:margin-bottom="0.1666in" fo:line-height="145%" fo:margin-right="2.4909in" fo:text-indent="0.7875in">
        <style:tab-stops>
          <style:tab-stop style:type="left" style:position="0.4923in"/>
        </style:tab-stops>
      </style:paragraph-properties>
    </style:style>
    <style:style style:name="T379" style:parent-style-name="DefaultParagraphFont" style:family="text">
      <style:text-properties style:font-name="Times New Roman" fo:font-weight="bold" style:font-weight-asian="bold" style:text-scale="99%" fo:font-size="12pt" style:font-size-asian="12pt"/>
    </style:style>
    <style:style style:name="T380" style:parent-style-name="DefaultParagraphFont" style:family="text">
      <style:text-properties style:font-name="Times New Roman" fo:font-weight="bold" style:font-weight-asian="bold" fo:letter-spacing="-0.0006in" fo:font-size="12pt" style:font-size-asian="12pt"/>
    </style:style>
    <style:style style:name="P381" style:parent-style-name="ListParagraph" style:family="paragraph">
      <style:paragraph-properties fo:line-height="145%" fo:margin-right="2.4909in" fo:text-indent="0.0409in">
        <style:tab-stops>
          <style:tab-stop style:type="left" style:position="-0.2402in"/>
        </style:tab-stops>
      </style:paragraph-properties>
    </style:style>
    <style:style style:name="T382" style:parent-style-name="DefaultParagraphFont" style:family="text">
      <style:text-properties fo:font-weight="bold" style:font-weight-asian="bold" style:text-scale="99%" fo:font-size="12pt" style:font-size-asian="12pt" fo:language="en" fo:country="US"/>
    </style:style>
    <style:style style:name="T383" style:parent-style-name="DefaultParagraphFont" style:family="text">
      <style:text-properties style:font-weight-complex="bold" style:text-scale="99%" fo:font-size="12pt" style:font-size-asian="12pt" fo:language="en" fo:country="US"/>
    </style:style>
    <style:style style:name="P384" style:parent-style-name="ListParagraph" style:family="paragraph">
      <style:paragraph-properties fo:line-height="145%" fo:margin-left="0.6895in" fo:margin-right="2.4909in" fo:text-indent="0.0986in">
        <style:tab-stops>
          <style:tab-stop style:type="left" style:position="-0.1972in"/>
        </style:tab-stops>
      </style:paragraph-properties>
    </style:style>
    <style:style style:name="T385" style:parent-style-name="DefaultParagraphFont" style:family="text">
      <style:text-properties fo:font-weight="bold" style:font-weight-asian="bold" style:text-scale="99%" fo:font-size="12pt" style:font-size-asian="12pt" fo:language="en" fo:country="US"/>
    </style:style>
    <style:style style:name="T386" style:parent-style-name="DefaultParagraphFont" style:family="text">
      <style:text-properties fo:font-weight="bold" style:font-weight-asian="bold" style:text-scale="99%" fo:font-size="12pt" style:font-size-asian="12pt" fo:language="en" fo:country="US"/>
    </style:style>
    <style:style style:name="T387" style:parent-style-name="DefaultParagraphFont" style:family="text">
      <style:text-properties style:font-weight-complex="bold" style:text-scale="99%" fo:font-size="12pt" style:font-size-asian="12pt" fo:language="en" fo:country="US"/>
    </style:style>
    <style:style style:name="P388" style:parent-style-name="ListParagraph" style:family="paragraph">
      <style:paragraph-properties fo:margin-bottom="0.0833in" fo:line-height="145%" fo:margin-right="2.4909in"/>
    </style:style>
    <style:style style:name="T389" style:parent-style-name="DefaultParagraphFont" style:family="text">
      <style:text-properties fo:font-weight="bold" style:font-weight-asian="bold" style:text-scale="99%" fo:font-size="12pt" style:font-size-asian="12pt" fo:language="en" fo:country="US"/>
    </style:style>
    <style:style style:name="T390" style:parent-style-name="DefaultParagraphFont" style:family="text">
      <style:text-properties fo:font-weight="bold" style:font-weight-asian="bold" style:text-scale="99%" fo:font-size="12pt" style:font-size-asian="12pt" fo:language="en" fo:country="US"/>
    </style:style>
    <style:style style:name="T391" style:parent-style-name="DefaultParagraphFont" style:family="text">
      <style:text-properties style:font-weight-complex="bold" style:text-scale="99%" fo:font-size="12pt" style:font-size-asian="12pt" fo:language="en" fo:country="US"/>
    </style:style>
    <style:style style:name="P392" style:parent-style-name="Normal" style:family="paragraph">
      <style:paragraph-properties fo:margin-top="0.0347in" fo:margin-bottom="0.1666in" fo:line-height="102%" fo:margin-left="0.3451in" fo:margin-right="0.3215in">
        <style:tab-stops/>
      </style:paragraph-properties>
    </style:style>
    <style:style style:name="T393" style:parent-style-name="DefaultParagraphFont" style:family="text">
      <style:text-properties style:font-name="Times New Roman" fo:font-weight="bold" style:font-weight-asian="bold" style:text-scale="99%" fo:font-size="12pt" style:font-size-asian="12pt"/>
    </style:style>
    <style:style style:name="T394" style:parent-style-name="DefaultParagraphFont" style:family="text">
      <style:text-properties style:font-name="Times New Roman" fo:font-weight="bold" style:font-weight-asian="bold" fo:font-size="12pt" style:font-size-asian="12pt"/>
    </style:style>
    <style:style style:name="T395" style:parent-style-name="DefaultParagraphFont" style:family="text">
      <style:text-properties style:font-name="Times New Roman" fo:font-weight="bold" style:font-weight-asian="bold" fo:letter-spacing="-0.0194in" fo:font-size="12pt" style:font-size-asian="12pt"/>
    </style:style>
    <style:style style:name="T396" style:parent-style-name="DefaultParagraphFont" style:family="text">
      <style:text-properties style:font-name="Times New Roman" fo:font-weight="bold" style:font-weight-asian="bold" style:text-scale="99%" fo:font-size="12pt" style:font-size-asian="12pt"/>
    </style:style>
    <style:style style:name="T397" style:parent-style-name="DefaultParagraphFont" style:family="text">
      <style:text-properties style:font-name="Times New Roman" fo:font-weight="bold" style:font-weight-asian="bold" fo:letter-spacing="-0.0027in" style:text-scale="99%" fo:font-size="12pt" style:font-size-asian="12pt"/>
    </style:style>
    <style:style style:name="T398" style:parent-style-name="DefaultParagraphFont" style:family="text">
      <style:text-properties style:font-name="Times New Roman" fo:font-weight="bold" style:font-weight-asian="bold" fo:letter-spacing="-0.002in" style:text-scale="99%" fo:font-size="12pt" style:font-size-asian="12pt"/>
    </style:style>
    <style:style style:name="T399" style:parent-style-name="DefaultParagraphFont" style:family="text">
      <style:text-properties style:font-name="Times New Roman" fo:font-weight="bold" style:font-weight-asian="bold" style:text-scale="99%" fo:font-size="12pt" style:font-size-asian="12pt"/>
    </style:style>
    <style:style style:name="T400" style:parent-style-name="DefaultParagraphFont" style:family="text">
      <style:text-properties style:font-name="Times New Roman" fo:font-weight="bold" style:font-weight-asian="bold" fo:font-size="12pt" style:font-size-asian="12pt"/>
    </style:style>
    <style:style style:name="T401" style:parent-style-name="DefaultParagraphFont" style:family="text">
      <style:text-properties style:font-name="Times New Roman" fo:font-weight="bold" style:font-weight-asian="bold" fo:letter-spacing="-0.0145in" fo:font-size="12pt" style:font-size-asian="12pt"/>
    </style:style>
    <style:style style:name="T402" style:parent-style-name="DefaultParagraphFont" style:family="text">
      <style:text-properties style:font-name="Times New Roman" fo:font-weight="bold" style:font-weight-asian="bold" style:text-scale="99%" fo:font-size="12pt" style:font-size-asian="12pt"/>
    </style:style>
    <style:style style:name="T403" style:parent-style-name="DefaultParagraphFont" style:family="text">
      <style:text-properties style:font-name="Times New Roman" fo:font-weight="bold" style:font-weight-asian="bold" fo:font-size="12pt" style:font-size-asian="12pt"/>
    </style:style>
    <style:style style:name="T404" style:parent-style-name="DefaultParagraphFont" style:family="text">
      <style:text-properties style:font-name="Times New Roman" fo:font-weight="bold" style:font-weight-asian="bold" fo:letter-spacing="-0.0194in" fo:font-size="12pt" style:font-size-asian="12pt"/>
    </style:style>
    <style:style style:name="T405" style:parent-style-name="DefaultParagraphFont" style:family="text">
      <style:text-properties style:font-name="Times New Roman" fo:font-weight="bold" style:font-weight-asian="bold" style:text-scale="99%" fo:font-size="12pt" style:font-size-asian="12pt"/>
    </style:style>
    <style:style style:name="T406" style:parent-style-name="DefaultParagraphFont" style:family="text">
      <style:text-properties style:font-name="Times New Roman" fo:font-weight="bold" style:font-weight-asian="bold" fo:font-size="12pt" style:font-size-asian="12pt"/>
    </style:style>
    <style:style style:name="T407" style:parent-style-name="DefaultParagraphFont" style:family="text">
      <style:text-properties style:font-name="Times New Roman" fo:font-weight="bold" style:font-weight-asian="bold" fo:letter-spacing="-0.0201in" fo:font-size="12pt" style:font-size-asian="12pt"/>
    </style:style>
    <style:style style:name="T408" style:parent-style-name="DefaultParagraphFont" style:family="text">
      <style:text-properties style:font-name="Times New Roman" fo:font-weight="bold" style:font-weight-asian="bold" style:text-scale="99%" fo:font-size="12pt" style:font-size-asian="12pt"/>
    </style:style>
    <style:style style:name="T409" style:parent-style-name="DefaultParagraphFont" style:family="text">
      <style:text-properties style:font-name="Times New Roman" fo:font-weight="bold" style:font-weight-asian="bold" fo:letter-spacing="-0.0743in" style:text-scale="99%" fo:font-size="12pt" style:font-size-asian="12pt"/>
    </style:style>
    <style:style style:name="T410" style:parent-style-name="DefaultParagraphFont" style:family="text">
      <style:text-properties style:font-name="Times New Roman" fo:font-weight="bold" style:font-weight-asian="bold" fo:letter-spacing="0.018in" style:text-scale="99%" fo:font-size="12pt" style:font-size-asian="12pt"/>
    </style:style>
    <style:style style:name="T411" style:parent-style-name="DefaultParagraphFont" style:family="text">
      <style:text-properties style:font-name="Times New Roman" fo:font-weight="bold" style:font-weight-asian="bold" style:text-scale="99%" fo:font-size="12pt" style:font-size-asian="12pt"/>
    </style:style>
    <style:style style:name="T412" style:parent-style-name="DefaultParagraphFont" style:family="text">
      <style:text-properties style:font-name="Times New Roman" fo:font-weight="bold" style:font-weight-asian="bold" fo:font-size="12pt" style:font-size-asian="12pt"/>
    </style:style>
    <style:style style:name="T413" style:parent-style-name="DefaultParagraphFont" style:family="text">
      <style:text-properties style:font-name="Times New Roman" fo:font-weight="bold" style:font-weight-asian="bold" fo:letter-spacing="-0.0145in" fo:font-size="12pt" style:font-size-asian="12pt"/>
    </style:style>
    <style:style style:name="T414" style:parent-style-name="DefaultParagraphFont" style:family="text">
      <style:text-properties style:font-name="Times New Roman" fo:font-weight="bold" style:font-weight-asian="bold" fo:letter-spacing="-0.0027in" style:text-scale="99%" fo:font-size="12pt" style:font-size-asian="12pt"/>
    </style:style>
    <style:style style:name="T415" style:parent-style-name="DefaultParagraphFont" style:family="text">
      <style:text-properties style:font-name="Times New Roman" fo:font-weight="bold" style:font-weight-asian="bold" style:text-scale="99%" fo:font-size="12pt" style:font-size-asian="12pt"/>
    </style:style>
    <style:style style:name="T416" style:parent-style-name="DefaultParagraphFont" style:family="text">
      <style:text-properties style:font-name="Times New Roman" fo:font-weight="bold" style:font-weight-asian="bold" fo:font-size="12pt" style:font-size-asian="12pt"/>
    </style:style>
    <style:style style:name="T417" style:parent-style-name="DefaultParagraphFont" style:family="text">
      <style:text-properties style:font-name="Times New Roman" fo:font-weight="bold" style:font-weight-asian="bold" fo:letter-spacing="-0.0194in" fo:font-size="12pt" style:font-size-asian="12pt"/>
    </style:style>
    <style:style style:name="T418" style:parent-style-name="DefaultParagraphFont" style:family="text">
      <style:text-properties style:font-name="Times New Roman" fo:font-weight="bold" style:font-weight-asian="bold" fo:letter-spacing="-0.0027in" style:text-scale="99%" fo:font-size="12pt" style:font-size-asian="12pt"/>
    </style:style>
    <style:style style:name="T419" style:parent-style-name="DefaultParagraphFont" style:family="text">
      <style:text-properties style:font-name="Times New Roman" fo:font-weight="bold" style:font-weight-asian="bold" style:text-scale="99%" fo:font-size="12pt" style:font-size-asian="12pt"/>
    </style:style>
    <style:style style:name="T420" style:parent-style-name="DefaultParagraphFont" style:family="text">
      <style:text-properties style:font-name="Times New Roman" fo:font-weight="bold" style:font-weight-asian="bold" fo:letter-spacing="-0.0034in" style:text-scale="99%" fo:font-size="12pt" style:font-size-asian="12pt"/>
    </style:style>
    <style:style style:name="T421" style:parent-style-name="DefaultParagraphFont" style:family="text">
      <style:text-properties style:font-name="Times New Roman" fo:font-weight="bold" style:font-weight-asian="bold" style:text-scale="99%" fo:font-size="12pt" style:font-size-asian="12pt"/>
    </style:style>
    <style:style style:name="T422" style:parent-style-name="DefaultParagraphFont" style:family="text">
      <style:text-properties style:font-name="Times New Roman" fo:font-weight="bold" style:font-weight-asian="bold" fo:font-size="12pt" style:font-size-asian="12pt"/>
    </style:style>
    <style:style style:name="T423" style:parent-style-name="DefaultParagraphFont" style:family="text">
      <style:text-properties style:font-name="Times New Roman" fo:font-weight="bold" style:font-weight-asian="bold" fo:letter-spacing="-0.0145in" fo:font-size="12pt" style:font-size-asian="12pt"/>
    </style:style>
    <style:style style:name="T424" style:parent-style-name="DefaultParagraphFont" style:family="text">
      <style:text-properties style:font-name="Times New Roman" fo:font-weight="bold" style:font-weight-asian="bold" fo:letter-spacing="-0.0013in" style:text-scale="99%" fo:font-size="12pt" style:font-size-asian="12pt"/>
    </style:style>
    <style:style style:name="T425" style:parent-style-name="DefaultParagraphFont" style:family="text">
      <style:text-properties style:font-name="Times New Roman" fo:font-weight="bold" style:font-weight-asian="bold" fo:font-size="12pt" style:font-size-asian="12pt"/>
    </style:style>
    <style:style style:name="T426" style:parent-style-name="DefaultParagraphFont" style:family="text">
      <style:text-properties style:font-name="Times New Roman" fo:font-weight="bold" style:font-weight-asian="bold" fo:letter-spacing="-0.0027in" fo:font-size="12pt" style:font-size-asian="12pt"/>
    </style:style>
    <style:style style:name="T427" style:parent-style-name="DefaultParagraphFont" style:family="text">
      <style:text-properties style:font-name="Times New Roman" fo:font-weight="bold" style:font-weight-asian="bold" fo:font-size="12pt" style:font-size-asian="12pt"/>
    </style:style>
    <style:style style:name="P428" style:parent-style-name="ListParagraph" style:family="paragraph">
      <style:paragraph-properties fo:margin-top="0.0347in" fo:margin-bottom="0.0833in" fo:line-height="102%" fo:margin-right="0.3215in"/>
    </style:style>
    <style:style style:name="T429" style:parent-style-name="DefaultParagraphFont" style:family="text">
      <style:text-properties fo:font-weight="bold" style:font-weight-asian="bold" style:font-weight-complex="bold" fo:language="en" fo:country="US"/>
    </style:style>
    <style:style style:name="T430" style:parent-style-name="DefaultParagraphFont" style:family="text">
      <style:text-properties fo:font-weight="bold" style:font-weight-asian="bold" style:font-weight-complex="bold" fo:language="en" fo:country="US"/>
    </style:style>
    <style:style style:name="T431" style:parent-style-name="DefaultParagraphFont" style:family="text">
      <style:text-properties fo:language="en" fo:country="US"/>
    </style:style>
    <style:style style:name="P432" style:parent-style-name="ListParagraph" style:family="paragraph">
      <style:paragraph-properties fo:margin-top="0.0347in" fo:margin-bottom="0.0833in" fo:line-height="102%" fo:margin-right="0.3215in"/>
    </style:style>
    <style:style style:name="T433" style:parent-style-name="DefaultParagraphFont" style:family="text">
      <style:text-properties fo:font-weight="bold" style:font-weight-asian="bold" style:font-weight-complex="bold" fo:language="en" fo:country="US"/>
    </style:style>
    <style:style style:name="T434" style:parent-style-name="DefaultParagraphFont" style:family="text">
      <style:text-properties fo:font-weight="bold" style:font-weight-asian="bold" style:font-weight-complex="bold" fo:language="en" fo:country="US"/>
    </style:style>
    <style:style style:name="T435" style:parent-style-name="DefaultParagraphFont" style:family="text">
      <style:text-properties fo:language="en" fo:country="US"/>
    </style:style>
    <style:style style:name="P436" style:parent-style-name="ListParagraph" style:family="paragraph">
      <style:paragraph-properties fo:margin-top="0.0347in" fo:margin-bottom="0.0833in" fo:line-height="102%" fo:margin-right="0.3215in"/>
    </style:style>
    <style:style style:name="T437" style:parent-style-name="DefaultParagraphFont" style:family="text">
      <style:text-properties fo:font-weight="bold" style:font-weight-asian="bold" style:font-weight-complex="bold" fo:language="en" fo:country="US"/>
    </style:style>
    <style:style style:name="T438" style:parent-style-name="DefaultParagraphFont" style:family="text">
      <style:text-properties fo:font-weight="bold" style:font-weight-asian="bold" style:font-weight-complex="bold" fo:language="en" fo:country="US"/>
    </style:style>
    <style:style style:name="T439" style:parent-style-name="DefaultParagraphFont" style:family="text">
      <style:text-properties fo:language="en" fo:country="US"/>
    </style:style>
    <style:style style:name="P440" style:parent-style-name="Normal" style:family="paragraph">
      <style:paragraph-properties fo:margin-top="0.0347in" fo:line-height="102%" fo:margin-left="0.3451in" fo:margin-right="0.3215in">
        <style:tab-stops/>
      </style:paragraph-properties>
    </style:style>
    <style:style style:name="T441" style:parent-style-name="DefaultParagraphFont" style:family="text">
      <style:text-properties style:font-name="Times New Roman" fo:font-weight="bold" style:font-weight-asian="bold" style:text-scale="99%" fo:font-size="12pt" style:font-size-asian="12pt"/>
    </style:style>
    <style:style style:name="T442" style:parent-style-name="DefaultParagraphFont" style:family="text">
      <style:text-properties style:font-name="Times New Roman" fo:font-weight="bold" style:font-weight-asian="bold" fo:letter-spacing="-0.0034in" style:text-scale="99%" fo:font-size="12pt" style:font-size-asian="12pt"/>
    </style:style>
    <style:style style:name="T443" style:parent-style-name="DefaultParagraphFont" style:family="text">
      <style:text-properties style:font-name="Times New Roman" fo:font-weight="bold" style:font-weight-asian="bold" style:text-scale="99%" fo:font-size="12pt" style:font-size-asian="12pt"/>
    </style:style>
    <style:style style:name="T444" style:parent-style-name="DefaultParagraphFont" style:family="text">
      <style:text-properties style:font-name="Times New Roman" fo:font-weight="bold" style:font-weight-asian="bold" style:text-scale="99%" fo:font-size="12pt" style:font-size-asian="12pt"/>
    </style:style>
    <style:style style:name="P445" style:parent-style-name="Heading2" style:family="paragraph">
      <style:paragraph-properties fo:margin-top="0.1597in" fo:margin-left="1.5in" fo:text-indent="-0.25in">
        <style:tab-stops>
          <style:tab-stop style:type="left" style:position="-0.6173in"/>
          <style:tab-stop style:type="left" style:position="-0.6166in"/>
        </style:tab-stops>
      </style:paragraph-properties>
    </style:style>
    <style:style style:name="T446" style:parent-style-name="DefaultParagraphFont" style:family="text">
      <style:text-properties fo:letter-spacing="0.0006in"/>
    </style:style>
    <style:style style:name="P447" style:parent-style-name="BodyText" style:family="paragraph">
      <style:paragraph-properties fo:margin-bottom="0.0833in" fo:margin-left="0.3451in" fo:text-indent="0.1548in">
        <style:tab-stops/>
      </style:paragraph-properties>
    </style:style>
    <style:style style:name="P448" style:parent-style-name="BodyText" style:family="paragraph">
      <style:paragraph-properties fo:margin-bottom="0.0833in" fo:margin-left="0.3451in" fo:text-indent="0.1548in">
        <style:tab-stops/>
      </style:paragraph-properties>
    </style:style>
    <style:style style:name="T449" style:parent-style-name="DefaultParagraphFont" style:family="text">
      <style:text-properties fo:letter-spacing="-0.0097in"/>
    </style:style>
    <style:style style:name="T450" style:parent-style-name="DefaultParagraphFont" style:family="text">
      <style:text-properties fo:letter-spacing="-0.0027in"/>
    </style:style>
    <style:style style:name="T451" style:parent-style-name="DefaultParagraphFont" style:family="text">
      <style:text-properties fo:letter-spacing="0.0027in"/>
    </style:style>
    <style:style style:name="T452" style:parent-style-name="DefaultParagraphFont" style:family="text">
      <style:text-properties fo:letter-spacing="-0.0027in"/>
    </style:style>
    <style:style style:name="T453" style:parent-style-name="DefaultParagraphFont" style:family="text">
      <style:text-properties fo:font-style="italic" style:font-style-asian="italic"/>
    </style:style>
    <style:style style:name="T454" style:parent-style-name="DefaultParagraphFont" style:family="text">
      <style:text-properties fo:letter-spacing="-0.0013in"/>
    </style:style>
    <style:style style:name="T455" style:parent-style-name="DefaultParagraphFont" style:family="text">
      <style:text-properties style:text-scale="99%"/>
    </style:style>
    <style:style style:name="T456" style:parent-style-name="DefaultParagraphFont" style:family="text">
      <style:text-properties fo:letter-spacing="-0.0104in"/>
    </style:style>
    <style:style style:name="T457" style:parent-style-name="DefaultParagraphFont" style:family="text">
      <style:text-properties style:text-scale="99%"/>
    </style:style>
    <style:style style:name="T458" style:parent-style-name="DefaultParagraphFont" style:family="text">
      <style:text-properties fo:letter-spacing="-0.0041in" style:text-scale="99%"/>
    </style:style>
    <style:style style:name="T459" style:parent-style-name="DefaultParagraphFont" style:family="text">
      <style:text-properties fo:letter-spacing="-0.002in" style:text-scale="99%"/>
    </style:style>
    <style:style style:name="T460" style:parent-style-name="DefaultParagraphFont" style:family="text">
      <style:text-properties style:text-scale="99%"/>
    </style:style>
    <style:style style:name="T461" style:parent-style-name="DefaultParagraphFont" style:family="text">
      <style:text-properties fo:letter-spacing="-0.0104in"/>
    </style:style>
    <style:style style:name="T462" style:parent-style-name="DefaultParagraphFont" style:family="text">
      <style:text-properties style:text-scale="99%"/>
    </style:style>
    <style:style style:name="T463" style:parent-style-name="DefaultParagraphFont" style:family="text">
      <style:text-properties fo:letter-spacing="-0.0027in" style:text-scale="99%"/>
    </style:style>
    <style:style style:name="T464" style:parent-style-name="DefaultParagraphFont" style:family="text">
      <style:text-properties style:text-scale="99%"/>
    </style:style>
    <style:style style:name="P465" style:parent-style-name="BodyText" style:family="paragraph">
      <style:paragraph-properties fo:margin-bottom="0.0833in" fo:margin-left="0.3451in">
        <style:tab-stops/>
      </style:paragraph-properties>
    </style:style>
    <style:style style:name="T466" style:parent-style-name="DefaultParagraphFont" style:family="text">
      <style:text-properties style:text-scale="99%"/>
    </style:style>
    <style:style style:name="T467" style:parent-style-name="DefaultParagraphFont" style:family="text">
      <style:text-properties style:text-scale="99%"/>
    </style:style>
    <style:style style:name="P468" style:parent-style-name="BodyText" style:master-page-name="MP2" style:family="paragraph">
      <style:paragraph-properties fo:break-before="page"/>
      <style:text-properties fo:font-size="10pt" style:font-size-asian="10pt"/>
    </style:style>
    <style:style style:name="P469" style:parent-style-name="BodyText" style:family="paragraph">
      <style:paragraph-properties fo:margin-top="0.0048in"/>
      <style:text-properties fo:font-size="8.5pt" style:font-size-asian="8.5pt"/>
    </style:style>
    <style:style style:name="P470" style:parent-style-name="Normal" style:family="paragraph">
      <style:paragraph-properties fo:margin-top="0.0826in" fo:margin-left="0.3451in">
        <style:tab-stops/>
      </style:paragraph-properties>
      <style:text-properties style:font-name="Times New Roman" fo:font-weight="bold" style:font-weight-asian="bold" fo:font-size="24.5pt" style:font-size-asian="24.5pt"/>
    </style:style>
    <style:style style:name="P471" style:parent-style-name="Normal" style:family="paragraph">
      <style:paragraph-properties fo:margin-top="0.2937in" fo:margin-left="0.3451in">
        <style:tab-stops/>
      </style:paragraph-properties>
    </style:style>
    <style:style style:name="T472" style:parent-style-name="DefaultParagraphFont" style:family="text">
      <style:text-properties style:font-name="Times New Roman" fo:font-weight="bold" style:font-weight-asian="bold" fo:letter-spacing="-0.0055in" fo:font-size="24.5pt" style:font-size-asian="24.5pt"/>
    </style:style>
    <style:style style:name="P473" style:parent-style-name="BodyText" style:family="paragraph">
      <style:paragraph-properties fo:margin-top="0.0048in"/>
      <style:text-properties fo:font-weight="bold" style:font-weight-asian="bold" fo:font-size="35pt" style:font-size-asian="35pt"/>
    </style:style>
    <style:style style:name="P474" style:parent-style-name="Heading2" style:family="paragraph">
      <style:paragraph-properties fo:margin-left="0.3937in" fo:text-indent="0in">
        <style:tab-stops>
          <style:tab-stop style:type="left" style:position="0.4888in"/>
          <style:tab-stop style:type="left" style:position="0.4895in"/>
        </style:tab-stops>
      </style:paragraph-properties>
    </style:style>
    <style:style style:name="T475" style:parent-style-name="DefaultParagraphFont" style:family="text">
      <style:text-properties fo:letter-spacing="0.0034in"/>
    </style:style>
    <style:style style:name="P476"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77"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78"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79"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0"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1"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2"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3"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4"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5"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6"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7"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8"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89"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0"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1"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2"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3"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4"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5"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6"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7"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8"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499"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0"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1"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2"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3"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4"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5"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6"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7"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8"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09"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0"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1"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2"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3"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4"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5"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6"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7"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8"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19"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0"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1"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2"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3"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4"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5"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6"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7"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8"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29" style:parent-style-name="BodyText" style:family="paragraph">
      <style:paragraph-properties fo:text-align="justify" fo:margin-top="0.1659in" fo:line-height="102%" fo:margin-left="0.3451in" fo:margin-right="0.3215in">
        <style:tab-stops/>
      </style:paragraph-properties>
      <style:text-properties fo:letter-spacing="-0.0027in"/>
    </style:style>
    <style:style style:name="P530" style:parent-style-name="BodyText" style:family="paragraph">
      <style:paragraph-properties fo:text-align="justify" fo:margin-top="0.1659in" fo:line-height="102%" fo:margin-right="0.3215in" fo:text-indent="0.2958in"/>
      <style:text-properties fo:letter-spacing="-0.0027in" fo:language="en" fo:country="US"/>
    </style:style>
    <style:style style:name="P531" style:parent-style-name="BodyText" style:family="paragraph">
      <style:paragraph-properties fo:margin-top="0.0027in"/>
      <style:text-properties fo:font-size="18.5pt" style:font-size-asian="18.5pt" fo:language="en" fo:country="US"/>
    </style:style>
    <style:style style:name="P532" style:parent-style-name="BodyText" style:family="paragraph">
      <style:paragraph-properties fo:text-align="justify" fo:margin-top="0.0027in" fo:margin-left="0.2958in">
        <style:tab-stops/>
      </style:paragraph-properties>
      <style:text-properties fo:language="en" fo:country="US"/>
    </style:style>
    <style:style style:name="P533" style:parent-style-name="BodyText" style:family="paragraph">
      <style:paragraph-properties fo:text-align="justify" fo:margin-top="0.0027in" fo:margin-left="0.2958in">
        <style:tab-stops/>
      </style:paragraph-properties>
      <style:text-properties fo:language="en" fo:country="US"/>
    </style:style>
    <style:style style:name="P534" style:parent-style-name="BodyText" style:family="paragraph">
      <style:paragraph-properties fo:text-align="justify" fo:margin-top="0.0027in" fo:margin-left="0.2958in">
        <style:tab-stops/>
      </style:paragraph-properties>
      <style:text-properties fo:language="en" fo:country="US"/>
    </style:style>
    <style:style style:name="P535" style:parent-style-name="BodyText" style:family="paragraph">
      <style:paragraph-properties fo:text-align="justify" fo:margin-top="0.0027in" fo:margin-left="0.2958in">
        <style:tab-stops/>
      </style:paragraph-properties>
      <style:text-properties fo:language="en" fo:country="US"/>
    </style:style>
    <style:style style:name="P536" style:parent-style-name="BodyText" style:family="paragraph">
      <style:paragraph-properties fo:text-align="justify" fo:margin-top="0.0027in" fo:margin-left="0.2958in">
        <style:tab-stops/>
      </style:paragraph-properties>
      <style:text-properties fo:language="en" fo:country="US"/>
    </style:style>
    <style:style style:name="P537" style:parent-style-name="BodyText" style:family="paragraph">
      <style:paragraph-properties fo:text-align="justify" fo:margin-top="0.0027in" fo:margin-left="0.2958in">
        <style:tab-stops/>
      </style:paragraph-properties>
      <style:text-properties fo:language="en" fo:country="US"/>
    </style:style>
    <style:style style:name="P538" style:parent-style-name="BodyText" style:family="paragraph">
      <style:paragraph-properties fo:text-align="justify" fo:margin-top="0.0027in" fo:margin-left="0.2958in">
        <style:tab-stops/>
      </style:paragraph-properties>
      <style:text-properties fo:language="en" fo:country="US"/>
    </style:style>
    <style:style style:name="P539" style:parent-style-name="BodyText" style:family="paragraph">
      <style:paragraph-properties fo:text-align="justify" fo:margin-top="0.0027in" fo:margin-left="0.2958in">
        <style:tab-stops/>
      </style:paragraph-properties>
      <style:text-properties fo:language="en" fo:country="US"/>
    </style:style>
    <style:style style:name="P540" style:parent-style-name="BodyText" style:family="paragraph">
      <style:paragraph-properties fo:text-align="justify" fo:margin-top="0.0027in" fo:margin-left="0.2958in">
        <style:tab-stops/>
      </style:paragraph-properties>
      <style:text-properties fo:language="en" fo:country="US"/>
    </style:style>
    <style:style style:name="P541" style:parent-style-name="BodyText" style:family="paragraph">
      <style:paragraph-properties fo:text-align="justify" fo:margin-top="0.0027in" fo:margin-left="0.2958in">
        <style:tab-stops/>
      </style:paragraph-properties>
      <style:text-properties fo:language="en" fo:country="US"/>
    </style:style>
    <style:style style:name="P542" style:parent-style-name="BodyText" style:family="paragraph">
      <style:paragraph-properties fo:text-align="justify" fo:margin-top="0.0027in" fo:margin-left="0.2958in">
        <style:tab-stops/>
      </style:paragraph-properties>
      <style:text-properties fo:language="en" fo:country="US"/>
    </style:style>
    <style:style style:name="P543" style:parent-style-name="BodyText" style:family="paragraph">
      <style:paragraph-properties fo:text-align="justify" fo:margin-top="0.0027in" fo:margin-left="0.2958in">
        <style:tab-stops/>
      </style:paragraph-properties>
      <style:text-properties fo:language="en" fo:country="US"/>
    </style:style>
    <style:style style:name="P544" style:parent-style-name="BodyText" style:family="paragraph">
      <style:paragraph-properties fo:text-align="justify" fo:margin-top="0.0027in" fo:margin-left="0.2958in">
        <style:tab-stops/>
      </style:paragraph-properties>
      <style:text-properties fo:language="en" fo:country="US"/>
    </style:style>
    <style:style style:name="P545" style:parent-style-name="BodyText" style:family="paragraph">
      <style:paragraph-properties fo:text-align="justify" fo:margin-top="0.0027in" fo:margin-left="0.2958in">
        <style:tab-stops/>
      </style:paragraph-properties>
      <style:text-properties fo:language="en" fo:country="US"/>
    </style:style>
    <style:style style:name="P546" style:parent-style-name="BodyText" style:family="paragraph">
      <style:paragraph-properties fo:text-align="justify" fo:margin-top="0.0027in" fo:margin-left="0.2958in">
        <style:tab-stops/>
      </style:paragraph-properties>
      <style:text-properties fo:language="en" fo:country="US"/>
    </style:style>
    <style:style style:name="P547" style:parent-style-name="BodyText" style:family="paragraph">
      <style:paragraph-properties fo:text-align="justify" fo:margin-top="0.0027in" fo:margin-left="0.2958in">
        <style:tab-stops/>
      </style:paragraph-properties>
      <style:text-properties fo:language="en" fo:country="US"/>
    </style:style>
    <style:style style:name="P548" style:parent-style-name="BodyText" style:family="paragraph">
      <style:paragraph-properties fo:text-align="justify" fo:margin-top="0.0027in" fo:margin-left="0.2958in">
        <style:tab-stops/>
      </style:paragraph-properties>
      <style:text-properties fo:language="en" fo:country="US"/>
    </style:style>
    <style:style style:name="P549" style:parent-style-name="BodyText" style:family="paragraph">
      <style:paragraph-properties fo:text-align="justify" fo:margin-top="0.0027in" fo:margin-left="0.2958in">
        <style:tab-stops/>
      </style:paragraph-properties>
      <style:text-properties fo:language="en" fo:country="US"/>
    </style:style>
    <style:style style:name="P550" style:parent-style-name="BodyText" style:family="paragraph">
      <style:paragraph-properties fo:text-align="justify" fo:margin-top="0.0027in" fo:margin-left="0.2958in">
        <style:tab-stops/>
      </style:paragraph-properties>
      <style:text-properties fo:language="en" fo:country="US"/>
    </style:style>
    <style:style style:name="P551" style:parent-style-name="BodyText" style:family="paragraph">
      <style:paragraph-properties fo:text-align="justify" fo:margin-top="0.0027in" fo:margin-left="0.2958in">
        <style:tab-stops/>
      </style:paragraph-properties>
      <style:text-properties fo:language="en" fo:country="US"/>
    </style:style>
    <style:style style:name="P552" style:parent-style-name="BodyText" style:family="paragraph">
      <style:paragraph-properties fo:text-align="justify" fo:margin-top="0.0027in" fo:margin-left="0.2958in">
        <style:tab-stops/>
      </style:paragraph-properties>
      <style:text-properties fo:language="en" fo:country="US"/>
    </style:style>
    <style:style style:name="P553" style:parent-style-name="BodyText" style:family="paragraph">
      <style:paragraph-properties fo:text-align="justify" fo:margin-top="0.0027in" fo:margin-left="0.2958in">
        <style:tab-stops/>
      </style:paragraph-properties>
      <style:text-properties fo:language="en" fo:country="US"/>
    </style:style>
    <style:style style:name="P554" style:parent-style-name="BodyText" style:family="paragraph">
      <style:paragraph-properties fo:text-align="justify" fo:margin-top="0.0027in" fo:margin-left="0.2958in">
        <style:tab-stops/>
      </style:paragraph-properties>
      <style:text-properties fo:language="en" fo:country="US"/>
    </style:style>
    <style:style style:name="P555" style:parent-style-name="BodyText" style:family="paragraph">
      <style:paragraph-properties fo:text-align="justify" fo:margin-top="0.0027in" fo:margin-left="0.2958in">
        <style:tab-stops/>
      </style:paragraph-properties>
      <style:text-properties fo:language="en" fo:country="US"/>
    </style:style>
    <style:style style:name="P556" style:parent-style-name="BodyText" style:family="paragraph">
      <style:paragraph-properties fo:text-align="justify" fo:margin-top="0.0027in" fo:margin-left="0.2958in">
        <style:tab-stops/>
      </style:paragraph-properties>
      <style:text-properties fo:language="en" fo:country="US"/>
    </style:style>
    <style:style style:name="P557" style:parent-style-name="BodyText" style:family="paragraph">
      <style:paragraph-properties fo:text-align="justify" fo:margin-top="0.0027in" fo:margin-left="0.2958in">
        <style:tab-stops/>
      </style:paragraph-properties>
      <style:text-properties fo:language="en" fo:country="US"/>
    </style:style>
    <style:style style:name="P558" style:parent-style-name="BodyText" style:family="paragraph">
      <style:paragraph-properties fo:text-align="justify" fo:margin-top="0.0027in" fo:margin-left="0.2958in">
        <style:tab-stops/>
      </style:paragraph-properties>
      <style:text-properties fo:language="en" fo:country="US"/>
    </style:style>
    <style:style style:name="P559" style:parent-style-name="BodyText" style:family="paragraph">
      <style:paragraph-properties fo:text-align="justify" fo:margin-top="0.0027in" fo:margin-left="0.2958in">
        <style:tab-stops/>
      </style:paragraph-properties>
      <style:text-properties fo:language="en" fo:country="US"/>
    </style:style>
    <style:style style:name="P560" style:parent-style-name="BodyText" style:family="paragraph">
      <style:paragraph-properties fo:text-align="justify" fo:margin-top="0.0027in" fo:margin-left="0.2958in">
        <style:tab-stops/>
      </style:paragraph-properties>
      <style:text-properties fo:language="en" fo:country="US"/>
    </style:style>
    <style:style style:name="P561" style:parent-style-name="BodyText" style:family="paragraph">
      <style:paragraph-properties fo:text-align="justify" fo:margin-top="0.0027in" fo:margin-left="0.2958in">
        <style:tab-stops/>
      </style:paragraph-properties>
      <style:text-properties fo:language="en" fo:country="US"/>
    </style:style>
    <style:style style:name="P562" style:parent-style-name="BodyText" style:family="paragraph">
      <style:paragraph-properties fo:text-align="justify" fo:margin-top="0.0027in" fo:margin-left="0.2958in">
        <style:tab-stops/>
      </style:paragraph-properties>
      <style:text-properties fo:language="en" fo:country="US"/>
    </style:style>
    <style:style style:name="P563" style:parent-style-name="BodyText" style:family="paragraph">
      <style:paragraph-properties fo:text-align="justify" fo:margin-top="0.0027in" fo:margin-left="0.2958in">
        <style:tab-stops/>
      </style:paragraph-properties>
      <style:text-properties fo:language="en" fo:country="US"/>
    </style:style>
    <style:style style:name="P564" style:parent-style-name="BodyText" style:family="paragraph">
      <style:paragraph-properties fo:text-align="justify" fo:margin-top="0.0027in" fo:margin-left="0.2958in">
        <style:tab-stops/>
      </style:paragraph-properties>
      <style:text-properties fo:language="en" fo:country="US"/>
    </style:style>
    <style:style style:name="P565" style:parent-style-name="BodyText" style:family="paragraph">
      <style:paragraph-properties fo:text-align="justify" fo:margin-top="0.0027in" fo:margin-left="0.2958in">
        <style:tab-stops/>
      </style:paragraph-properties>
      <style:text-properties fo:language="en" fo:country="US"/>
    </style:style>
    <style:style style:name="P566" style:parent-style-name="BodyText" style:family="paragraph">
      <style:paragraph-properties fo:text-align="justify" fo:margin-top="0.0027in" fo:margin-left="0.2958in">
        <style:tab-stops/>
      </style:paragraph-properties>
      <style:text-properties fo:language="en" fo:country="US"/>
    </style:style>
    <style:style style:name="P567" style:parent-style-name="BodyText" style:family="paragraph">
      <style:paragraph-properties fo:text-align="justify" fo:margin-top="0.0027in" fo:margin-left="0.2958in">
        <style:tab-stops/>
      </style:paragraph-properties>
      <style:text-properties fo:language="en" fo:country="US"/>
    </style:style>
    <style:style style:name="P568" style:parent-style-name="BodyText" style:family="paragraph">
      <style:paragraph-properties fo:text-align="justify" fo:margin-top="0.0027in" fo:margin-left="0.2958in">
        <style:tab-stops/>
      </style:paragraph-properties>
      <style:text-properties fo:language="en" fo:country="US"/>
    </style:style>
    <style:style style:name="P569" style:parent-style-name="BodyText" style:family="paragraph">
      <style:paragraph-properties fo:text-align="justify" fo:margin-top="0.0027in" fo:margin-left="0.2958in">
        <style:tab-stops/>
      </style:paragraph-properties>
      <style:text-properties fo:language="en" fo:country="US"/>
    </style:style>
    <style:style style:name="P570" style:parent-style-name="BodyText" style:family="paragraph">
      <style:paragraph-properties fo:text-align="justify" fo:margin-top="0.0027in" fo:margin-left="0.2958in">
        <style:tab-stops/>
      </style:paragraph-properties>
      <style:text-properties fo:language="en" fo:country="US"/>
    </style:style>
    <style:style style:name="P571" style:parent-style-name="BodyText" style:family="paragraph">
      <style:paragraph-properties fo:text-align="justify" fo:margin-top="0.0027in" fo:margin-left="0.2958in">
        <style:tab-stops/>
      </style:paragraph-properties>
      <style:text-properties fo:language="en" fo:country="US"/>
    </style:style>
    <style:style style:name="P572" style:parent-style-name="BodyText" style:family="paragraph">
      <style:paragraph-properties fo:text-align="justify" fo:margin-top="0.0027in" fo:margin-left="0.2958in">
        <style:tab-stops/>
      </style:paragraph-properties>
      <style:text-properties fo:language="en" fo:country="US"/>
    </style:style>
    <style:style style:name="P573" style:parent-style-name="BodyText" style:family="paragraph">
      <style:paragraph-properties fo:text-align="justify" fo:margin-top="0.0027in" fo:margin-left="0.2958in">
        <style:tab-stops/>
      </style:paragraph-properties>
      <style:text-properties fo:language="en" fo:country="US"/>
    </style:style>
    <style:style style:name="P574" style:parent-style-name="BodyText" style:family="paragraph">
      <style:paragraph-properties fo:text-align="justify" fo:margin-top="0.0027in" fo:margin-left="0.2958in">
        <style:tab-stops/>
      </style:paragraph-properties>
      <style:text-properties fo:language="en" fo:country="US"/>
    </style:style>
    <style:style style:name="P575" style:parent-style-name="BodyText" style:family="paragraph">
      <style:paragraph-properties fo:text-align="justify" fo:margin-top="0.0027in" fo:margin-left="0.2958in">
        <style:tab-stops/>
      </style:paragraph-properties>
      <style:text-properties fo:language="en" fo:country="US"/>
    </style:style>
    <style:style style:name="P576" style:parent-style-name="BodyText" style:family="paragraph">
      <style:paragraph-properties fo:text-align="justify" fo:margin-top="0.0027in" fo:margin-left="0.2958in">
        <style:tab-stops/>
      </style:paragraph-properties>
      <style:text-properties fo:language="en" fo:country="US"/>
    </style:style>
    <style:style style:name="P577" style:parent-style-name="BodyText" style:family="paragraph">
      <style:paragraph-properties fo:text-align="justify" fo:margin-top="0.0027in" fo:margin-left="0.2958in">
        <style:tab-stops/>
      </style:paragraph-properties>
      <style:text-properties fo:language="en" fo:country="US"/>
    </style:style>
    <style:style style:name="P578" style:parent-style-name="BodyText" style:family="paragraph">
      <style:paragraph-properties fo:text-align="justify" fo:margin-top="0.0027in" fo:margin-left="0.2958in">
        <style:tab-stops/>
      </style:paragraph-properties>
      <style:text-properties fo:language="en" fo:country="US"/>
    </style:style>
    <style:style style:name="P579" style:parent-style-name="BodyText" style:family="paragraph">
      <style:paragraph-properties fo:text-align="justify" fo:margin-top="0.0027in" fo:margin-left="0.2958in">
        <style:tab-stops/>
      </style:paragraph-properties>
      <style:text-properties fo:language="en" fo:country="US"/>
    </style:style>
    <style:style style:name="P580" style:parent-style-name="BodyText" style:family="paragraph">
      <style:paragraph-properties fo:text-align="justify" fo:margin-top="0.0027in" fo:margin-left="0.2958in">
        <style:tab-stops/>
      </style:paragraph-properties>
      <style:text-properties fo:language="en" fo:country="US"/>
    </style:style>
    <style:style style:name="P581" style:parent-style-name="BodyText" style:family="paragraph">
      <style:paragraph-properties fo:text-align="justify" fo:margin-top="0.0027in" fo:margin-left="0.2958in">
        <style:tab-stops/>
      </style:paragraph-properties>
      <style:text-properties fo:language="en" fo:country="US"/>
    </style:style>
    <style:style style:name="P582" style:parent-style-name="BodyText" style:family="paragraph">
      <style:paragraph-properties fo:text-align="justify" fo:margin-top="0.0027in" fo:margin-left="0.2958in">
        <style:tab-stops/>
      </style:paragraph-properties>
      <style:text-properties fo:language="en" fo:country="US"/>
    </style:style>
    <style:style style:name="P583" style:parent-style-name="BodyText" style:family="paragraph">
      <style:paragraph-properties fo:text-align="justify" fo:margin-top="0.0027in" fo:margin-left="0.2958in">
        <style:tab-stops/>
      </style:paragraph-properties>
      <style:text-properties fo:language="en" fo:country="US"/>
    </style:style>
    <style:style style:name="P584" style:parent-style-name="BodyText" style:family="paragraph">
      <style:paragraph-properties fo:text-align="justify" fo:margin-top="0.0027in" fo:margin-left="0.2958in">
        <style:tab-stops/>
      </style:paragraph-properties>
      <style:text-properties fo:language="en" fo:country="US"/>
    </style:style>
    <style:style style:name="P585" style:parent-style-name="BodyText" style:family="paragraph">
      <style:paragraph-properties fo:text-align="justify" fo:margin-top="0.0027in" fo:margin-left="0.2958in">
        <style:tab-stops/>
      </style:paragraph-properties>
      <style:text-properties fo:language="en" fo:country="US"/>
    </style:style>
    <style:style style:name="P586" style:parent-style-name="BodyText" style:family="paragraph">
      <style:paragraph-properties fo:text-align="justify" fo:margin-top="0.0027in" fo:margin-left="0.2958in">
        <style:tab-stops/>
      </style:paragraph-properties>
      <style:text-properties fo:language="en" fo:country="US"/>
    </style:style>
    <style:style style:name="P587" style:parent-style-name="BodyText" style:family="paragraph">
      <style:paragraph-properties fo:text-align="justify" fo:margin-top="0.0027in" fo:margin-left="0.2958in">
        <style:tab-stops/>
      </style:paragraph-properties>
      <style:text-properties fo:language="en" fo:country="US"/>
    </style:style>
    <style:style style:name="P588" style:parent-style-name="BodyText" style:family="paragraph">
      <style:paragraph-properties fo:text-align="justify" fo:margin-top="0.0027in" fo:margin-left="0.2958in">
        <style:tab-stops/>
      </style:paragraph-properties>
      <style:text-properties fo:language="en" fo:country="US"/>
    </style:style>
    <style:style style:name="P589" style:parent-style-name="BodyText" style:family="paragraph">
      <style:paragraph-properties fo:text-align="justify" fo:margin-top="0.0027in" fo:margin-left="0.2958in">
        <style:tab-stops/>
      </style:paragraph-properties>
      <style:text-properties fo:language="en" fo:country="US"/>
    </style:style>
    <style:style style:name="P590" style:parent-style-name="BodyText" style:family="paragraph">
      <style:paragraph-properties fo:text-align="justify" fo:margin-top="0.0027in" fo:margin-left="0.2958in">
        <style:tab-stops/>
      </style:paragraph-properties>
      <style:text-properties fo:language="en" fo:country="US"/>
    </style:style>
    <style:style style:name="P591" style:parent-style-name="BodyText" style:family="paragraph">
      <style:paragraph-properties fo:text-align="justify" fo:margin-top="0.0027in" fo:margin-left="0.2958in">
        <style:tab-stops/>
      </style:paragraph-properties>
      <style:text-properties fo:language="en" fo:country="US"/>
    </style:style>
    <style:style style:name="P592" style:parent-style-name="BodyText" style:family="paragraph">
      <style:paragraph-properties fo:text-align="justify" fo:margin-top="0.0027in" fo:margin-left="0.2958in">
        <style:tab-stops/>
      </style:paragraph-properties>
      <style:text-properties fo:language="en" fo:country="US"/>
    </style:style>
    <style:style style:name="P593" style:parent-style-name="BodyText" style:family="paragraph">
      <style:paragraph-properties fo:text-align="justify" fo:margin-top="0.0027in" fo:margin-left="0.2958in">
        <style:tab-stops/>
      </style:paragraph-properties>
      <style:text-properties fo:language="en" fo:country="US"/>
    </style:style>
    <style:style style:name="P594" style:parent-style-name="BodyText" style:family="paragraph">
      <style:paragraph-properties fo:text-align="justify" fo:margin-top="0.0027in" fo:margin-left="0.2958in">
        <style:tab-stops/>
      </style:paragraph-properties>
      <style:text-properties fo:language="en" fo:country="US"/>
    </style:style>
    <style:style style:name="P595" style:parent-style-name="BodyText" style:family="paragraph">
      <style:paragraph-properties fo:text-align="justify" fo:margin-top="0.0027in" fo:margin-left="0.2958in">
        <style:tab-stops/>
      </style:paragraph-properties>
      <style:text-properties fo:language="en" fo:country="US"/>
    </style:style>
    <style:style style:name="P596" style:parent-style-name="BodyText" style:family="paragraph">
      <style:paragraph-properties fo:text-align="justify" fo:margin-top="0.0027in" fo:margin-left="0.2958in">
        <style:tab-stops/>
      </style:paragraph-properties>
      <style:text-properties fo:language="en" fo:country="US"/>
    </style:style>
    <style:style style:name="P597" style:parent-style-name="BodyText" style:family="paragraph">
      <style:paragraph-properties fo:text-align="justify" fo:margin-top="0.0027in" fo:margin-left="0.2958in">
        <style:tab-stops/>
      </style:paragraph-properties>
      <style:text-properties fo:language="en" fo:country="US"/>
    </style:style>
    <style:style style:name="P598" style:parent-style-name="BodyText" style:family="paragraph">
      <style:paragraph-properties fo:text-align="justify" fo:margin-top="0.0027in" fo:margin-left="0.2958in">
        <style:tab-stops/>
      </style:paragraph-properties>
      <style:text-properties fo:language="en" fo:country="US"/>
    </style:style>
    <style:style style:name="P599" style:parent-style-name="BodyText" style:family="paragraph">
      <style:paragraph-properties fo:text-align="justify" fo:margin-top="0.0027in" fo:margin-left="0.2958in">
        <style:tab-stops/>
      </style:paragraph-properties>
      <style:text-properties fo:language="en" fo:country="US"/>
    </style:style>
    <style:style style:name="P600" style:parent-style-name="BodyText" style:family="paragraph">
      <style:paragraph-properties fo:text-align="justify" fo:margin-top="0.0027in" fo:margin-left="0.2958in">
        <style:tab-stops/>
      </style:paragraph-properties>
      <style:text-properties fo:language="en" fo:country="US"/>
    </style:style>
    <style:style style:name="P601" style:parent-style-name="BodyText" style:family="paragraph">
      <style:paragraph-properties fo:text-align="justify" fo:margin-top="0.0027in" fo:margin-left="0.2958in">
        <style:tab-stops/>
      </style:paragraph-properties>
      <style:text-properties fo:language="en" fo:country="US"/>
    </style:style>
    <style:style style:name="P602" style:parent-style-name="BodyText" style:family="paragraph">
      <style:paragraph-properties fo:text-align="justify" fo:margin-top="0.0027in" fo:margin-left="0.2958in">
        <style:tab-stops/>
      </style:paragraph-properties>
      <style:text-properties fo:language="en" fo:country="US"/>
    </style:style>
    <style:style style:name="P603" style:parent-style-name="BodyText" style:family="paragraph">
      <style:paragraph-properties fo:text-align="justify" fo:margin-top="0.0027in" fo:margin-left="0.2958in">
        <style:tab-stops/>
      </style:paragraph-properties>
      <style:text-properties fo:language="en" fo:country="US"/>
    </style:style>
    <style:style style:name="P604" style:parent-style-name="BodyText" style:family="paragraph">
      <style:paragraph-properties fo:text-align="justify" fo:margin-top="0.0027in" fo:margin-left="0.2958in">
        <style:tab-stops/>
      </style:paragraph-properties>
      <style:text-properties fo:language="en" fo:country="US"/>
    </style:style>
    <style:style style:name="P605" style:parent-style-name="BodyText" style:family="paragraph">
      <style:paragraph-properties fo:text-align="justify" fo:margin-top="0.0027in" fo:margin-left="0.2958in">
        <style:tab-stops/>
      </style:paragraph-properties>
      <style:text-properties fo:language="en" fo:country="US"/>
    </style:style>
    <style:style style:name="P606" style:parent-style-name="Heading2" style:family="paragraph">
      <style:paragraph-properties fo:margin-left="0in" fo:text-indent="0in">
        <style:tab-stops>
          <style:tab-stop style:type="left" style:position="0.2958in"/>
        </style:tab-stops>
      </style:paragraph-properties>
    </style:style>
    <style:style style:name="P607" style:parent-style-name="Heading2" style:family="paragraph">
      <style:paragraph-properties fo:margin-left="0in" fo:text-indent="0in">
        <style:tab-stops>
          <style:tab-stop style:type="left" style:position="0.2958in"/>
        </style:tab-stops>
      </style:paragraph-properties>
      <style:text-properties fo:font-size="11pt" style:font-size-asian="11pt" style:font-size-complex="11pt"/>
    </style:style>
    <style:style style:name="P608"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09"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0"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1"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2"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3"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4"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5"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6"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7"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8"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19"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0"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1"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2"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3"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4"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5"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6"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7"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8"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29"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0"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1"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2"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3"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4"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5"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6"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7"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8"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39"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0"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1"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2"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3"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4"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5"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6"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7"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8"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49" style:parent-style-name="BodyText" style:family="paragraph">
      <style:paragraph-properties fo:text-align="justify" fo:margin-top="0.1659in" fo:line-height="102%" fo:margin-left="0.3451in" fo:margin-right="0.3215in">
        <style:tab-stops/>
      </style:paragraph-properties>
      <style:text-properties fo:letter-spacing="-0.0027in" fo:language="en" fo:country="US"/>
    </style:style>
    <style:style style:name="P650" style:parent-style-name="Heading2" style:family="paragraph">
      <style:paragraph-properties fo:margin-left="0in" fo:text-indent="0in">
        <style:tab-stops>
          <style:tab-stop style:type="left" style:position="0.8826in"/>
          <style:tab-stop style:type="left" style:position="0.8833in"/>
        </style:tab-stops>
      </style:paragraph-properties>
      <style:text-properties fo:font-size="11pt" style:font-size-asian="11pt" style:font-size-complex="11pt" fo:language="en" fo:country="US"/>
    </style:style>
    <style:style style:name="P651" style:parent-style-name="Heading2" style:family="paragraph">
      <style:paragraph-properties>
        <style:tab-stops>
          <style:tab-stop style:type="left" style:position="0in"/>
          <style:tab-stop style:type="left" style:position="0.0006in"/>
        </style:tab-stops>
      </style:paragraph-properties>
      <style:text-properties fo:language="en" fo:country="US"/>
    </style:style>
    <style:style style:name="P652" style:parent-style-name="Heading2" style:family="paragraph">
      <style:paragraph-properties fo:margin-left="0.2958in" fo:text-indent="0in">
        <style:tab-stops>
          <style:tab-stop style:type="left" style:position="0in"/>
        </style:tab-stops>
      </style:paragraph-properties>
    </style:style>
    <style:style style:name="T653" style:parent-style-name="DefaultParagraphFont" style:family="text">
      <style:text-properties fo:letter-spacing="-0.0076in"/>
    </style:style>
    <style:style style:name="P654" style:parent-style-name="BodyText" style:family="paragraph">
      <style:paragraph-properties fo:margin-top="0.1152in" fo:margin-left="0.3451in">
        <style:tab-stops/>
      </style:paragraph-properties>
      <style:text-properties fo:language="en" fo:country="US"/>
    </style:style>
    <style:style style:name="P655" style:parent-style-name="BodyText" style:family="paragraph">
      <style:paragraph-properties fo:margin-top="0.1152in" fo:margin-left="0.3451in">
        <style:tab-stops/>
      </style:paragraph-properties>
      <style:text-properties fo:letter-spacing="-0.0027in"/>
    </style:style>
    <style:style style:name="P656" style:parent-style-name="BodyText" style:family="paragraph">
      <style:paragraph-properties fo:margin-top="0.1152in" fo:margin-left="0.3451in">
        <style:tab-stops/>
      </style:paragraph-properties>
      <style:text-properties fo:letter-spacing="-0.0027in"/>
    </style:style>
    <style:style style:name="P657" style:parent-style-name="BodyText" style:family="paragraph">
      <style:paragraph-properties fo:margin-top="0.1152in" fo:margin-left="0.3451in">
        <style:tab-stops/>
      </style:paragraph-properties>
      <style:text-properties fo:letter-spacing="-0.0027in"/>
    </style:style>
    <style:style style:name="P658" style:parent-style-name="BodyText" style:family="paragraph">
      <style:paragraph-properties fo:margin-top="0.1152in" fo:margin-left="0.3451in">
        <style:tab-stops/>
      </style:paragraph-properties>
      <style:text-properties fo:letter-spacing="-0.0027in"/>
    </style:style>
    <style:style style:name="P659" style:parent-style-name="BodyText" style:family="paragraph">
      <style:paragraph-properties fo:margin-top="0.1152in" fo:margin-left="0.3451in">
        <style:tab-stops/>
      </style:paragraph-properties>
      <style:text-properties fo:letter-spacing="-0.0027in"/>
    </style:style>
    <style:style style:name="P660" style:parent-style-name="BodyText" style:family="paragraph">
      <style:paragraph-properties fo:margin-top="0.1152in" fo:margin-left="0.3451in">
        <style:tab-stops/>
      </style:paragraph-properties>
      <style:text-properties fo:letter-spacing="-0.0027in"/>
    </style:style>
    <style:style style:name="P661" style:parent-style-name="BodyText" style:family="paragraph">
      <style:paragraph-properties fo:margin-top="0.1152in" fo:margin-left="0.3451in">
        <style:tab-stops/>
      </style:paragraph-properties>
      <style:text-properties fo:letter-spacing="-0.0027in"/>
    </style:style>
    <style:style style:name="P662" style:parent-style-name="BodyText" style:family="paragraph">
      <style:paragraph-properties fo:margin-top="0.1152in" fo:margin-left="0.3451in">
        <style:tab-stops/>
      </style:paragraph-properties>
      <style:text-properties fo:letter-spacing="-0.0027in"/>
    </style:style>
    <style:style style:name="P663" style:parent-style-name="BodyText" style:family="paragraph">
      <style:paragraph-properties fo:margin-top="0.1152in" fo:margin-left="0.1972in">
        <style:tab-stops/>
      </style:paragraph-properties>
      <style:text-properties fo:letter-spacing="-0.0027in"/>
    </style:style>
    <style:style style:name="P664" style:parent-style-name="BodyText" style:family="paragraph">
      <style:paragraph-properties fo:margin-top="0.1152in" fo:margin-left="0.3451in">
        <style:tab-stops/>
      </style:paragraph-properties>
      <style:text-properties fo:letter-spacing="-0.0027in"/>
    </style:style>
    <style:style style:name="P665" style:parent-style-name="BodyText" style:family="paragraph">
      <style:paragraph-properties fo:margin-top="0.1152in" fo:margin-left="0.3451in">
        <style:tab-stops/>
      </style:paragraph-properties>
      <style:text-properties fo:letter-spacing="-0.0027in"/>
    </style:style>
    <style:style style:name="P666" style:parent-style-name="BodyText" style:family="paragraph">
      <style:paragraph-properties fo:margin-top="0.1152in"/>
    </style:style>
    <style:style style:name="P667" style:parent-style-name="BodyText" style:family="paragraph">
      <style:paragraph-properties fo:margin-top="0.1152in"/>
    </style:style>
    <style:style style:name="P668" style:parent-style-name="BodyText" style:family="paragraph">
      <style:paragraph-properties fo:margin-top="0.1152in"/>
    </style:style>
    <style:style style:name="P669" style:parent-style-name="BodyText" style:family="paragraph">
      <style:paragraph-properties fo:margin-top="0.1152in"/>
    </style:style>
    <style:style style:name="P670" style:parent-style-name="BodyText" style:family="paragraph">
      <style:paragraph-properties fo:margin-top="0.1152in"/>
    </style:style>
    <style:style style:name="P671" style:parent-style-name="BodyText" style:family="paragraph">
      <style:paragraph-properties fo:margin-top="0.1152in"/>
    </style:style>
    <style:style style:name="P672" style:parent-style-name="BodyText" style:family="paragraph">
      <style:paragraph-properties fo:margin-top="0.1152in"/>
    </style:style>
    <style:style style:name="P673" style:parent-style-name="BodyText" style:family="paragraph">
      <style:paragraph-properties fo:margin-top="0.1152in" fo:margin-left="1in">
        <style:tab-stops/>
      </style:paragraph-properties>
    </style:style>
    <style:style style:name="P674" style:parent-style-name="BodyText" style:family="paragraph">
      <style:paragraph-properties fo:margin-top="0.1152in"/>
    </style:style>
    <style:style style:name="P675" style:parent-style-name="BodyText" style:family="paragraph">
      <style:paragraph-properties fo:margin-top="0.1152in" fo:margin-left="0.5in">
        <style:tab-stops/>
      </style:paragraph-properties>
    </style:style>
    <style:style style:name="P676" style:parent-style-name="BodyText" style:family="paragraph">
      <style:paragraph-properties fo:margin-top="0.1152in"/>
    </style:style>
    <style:style style:name="P677" style:parent-style-name="BodyText" style:family="paragraph">
      <style:paragraph-properties fo:margin-top="0.1152in"/>
      <style:text-properties fo:color="#333333" fo:background-color="#FFFFFF" fo:language="en" fo:country="US"/>
    </style:style>
    <style:style style:name="P678" style:parent-style-name="BodyText" style:family="paragraph">
      <style:paragraph-properties fo:margin-top="0.1152in"/>
      <style:text-properties fo:color="#333333" fo:background-color="#FFFFFF" fo:language="en" fo:country="US"/>
    </style:style>
    <style:style style:name="P679" style:parent-style-name="BodyText" style:family="paragraph">
      <style:paragraph-properties fo:margin-top="0.1152in"/>
      <style:text-properties fo:color="#333333" fo:background-color="#FFFFFF" fo:language="en" fo:country="US"/>
    </style:style>
    <style:style style:name="P680" style:parent-style-name="BodyText" style:family="paragraph">
      <style:paragraph-properties fo:margin-top="0.1152in"/>
      <style:text-properties fo:color="#333333" fo:background-color="#FFFFFF" fo:language="en" fo:country="US"/>
    </style:style>
    <style:style style:name="P681" style:parent-style-name="BodyText" style:family="paragraph">
      <style:paragraph-properties fo:margin-top="0.1152in"/>
    </style:style>
    <style:style style:name="T682" style:parent-style-name="DefaultParagraphFont" style:family="text">
      <style:text-properties fo:color="#333333" fo:background-color="#FFFFFF" fo:language="en" fo:country="US"/>
    </style:style>
    <style:style style:name="P683" style:parent-style-name="BodyText" style:family="paragraph">
      <style:paragraph-properties fo:margin-top="0.1152in" fo:margin-left="0.5in">
        <style:tab-stops/>
      </style:paragraph-properties>
    </style:style>
    <style:style style:name="P684" style:parent-style-name="BodyText" style:family="paragraph">
      <style:paragraph-properties fo:margin-top="0.1152in"/>
    </style:style>
    <style:style style:name="P685" style:parent-style-name="BodyText" style:family="paragraph">
      <style:paragraph-properties fo:margin-top="0.1152in"/>
    </style:style>
    <style:style style:name="P686" style:parent-style-name="BodyText" style:family="paragraph">
      <style:paragraph-properties fo:margin-top="0.1152in"/>
    </style:style>
    <style:style style:name="P687" style:parent-style-name="BodyText" style:family="paragraph">
      <style:paragraph-properties fo:margin-top="0.1152in" fo:margin-left="0.5in">
        <style:tab-stops/>
      </style:paragraph-properties>
    </style:style>
    <style:style style:name="P688" style:parent-style-name="BodyText" style:family="paragraph">
      <style:paragraph-properties fo:margin-top="0.1152in" fo:margin-left="0.5in">
        <style:tab-stops/>
      </style:paragraph-properties>
    </style:style>
    <style:style style:name="P689" style:parent-style-name="BodyText" style:family="paragraph">
      <style:paragraph-properties fo:margin-top="0.1152in" fo:margin-left="0.5in">
        <style:tab-stops/>
      </style:paragraph-properties>
    </style:style>
    <style:style style:name="P690" style:parent-style-name="BodyText" style:family="paragraph">
      <style:paragraph-properties fo:margin-top="0.1152in" fo:margin-left="0.5in">
        <style:tab-stops/>
      </style:paragraph-properties>
    </style:style>
    <style:style style:name="P691" style:parent-style-name="BodyText" style:family="paragraph">
      <style:paragraph-properties fo:margin-top="0.1152in"/>
    </style:style>
    <style:style style:name="P692" style:parent-style-name="BodyText" style:family="paragraph">
      <style:paragraph-properties fo:margin-top="0.1152in"/>
    </style:style>
    <style:style style:name="P693" style:parent-style-name="BodyText" style:family="paragraph">
      <style:paragraph-properties fo:margin-top="0.1152in"/>
    </style:style>
    <style:style style:name="P694" style:parent-style-name="BodyText" style:family="paragraph">
      <style:paragraph-properties fo:margin-top="0.1152in"/>
    </style:style>
    <style:style style:name="P695" style:parent-style-name="BodyText" style:family="paragraph">
      <style:paragraph-properties fo:margin-top="0.1152in"/>
    </style:style>
    <style:style style:name="P696" style:parent-style-name="BodyText" style:family="paragraph">
      <style:paragraph-properties fo:margin-top="0.1152in"/>
    </style:style>
    <style:style style:name="P697" style:parent-style-name="BodyText" style:family="paragraph">
      <style:paragraph-properties fo:margin-top="0.1152in"/>
    </style:style>
    <style:style style:name="P698" style:parent-style-name="BodyText" style:family="paragraph">
      <style:paragraph-properties fo:margin-top="0.1152in"/>
    </style:style>
    <style:style style:name="P699" style:parent-style-name="Heading1" style:master-page-name="MP3" style:family="paragraph">
      <style:paragraph-properties fo:break-before="page" fo:margin-left="0in">
        <style:tab-stops/>
      </style:paragraph-properties>
    </style:style>
    <style:style style:name="P700" style:parent-style-name="BodyText" style:family="paragraph">
      <style:paragraph-properties fo:margin-top="0.0034in"/>
    </style:style>
    <style:style style:name="T701" style:parent-style-name="DefaultParagraphFont" style:family="text">
      <style:text-properties fo:font-weight="bold" style:font-weight-asian="bold" fo:font-size="24.5pt" style:font-size-asian="24.5pt"/>
    </style:style>
    <style:style style:name="P702" style:parent-style-name="Heading2" style:family="paragraph">
      <style:paragraph-properties fo:margin-top="0.0006in" fo:margin-left="0.1972in" fo:text-indent="0in">
        <style:tab-stops>
          <style:tab-stop style:type="left" style:position="0.6854in"/>
          <style:tab-stop style:type="left" style:position="0.6861in"/>
        </style:tab-stops>
      </style:paragraph-properties>
    </style:style>
    <style:style style:name="P703" style:parent-style-name="BodyText" style:family="paragraph">
      <style:paragraph-properties fo:margin-left="0.1972in" fo:text-indent="0.2958in">
        <style:tab-stops/>
      </style:paragraph-properties>
      <style:text-properties fo:language="en" fo:country="US"/>
    </style:style>
    <style:style style:name="P704" style:parent-style-name="Heading2" style:family="paragraph">
      <style:paragraph-properties fo:margin-left="1.3451in" fo:text-indent="-0.25in">
        <style:tab-stops>
          <style:tab-stop style:type="left" style:position="-0.4625in"/>
          <style:tab-stop style:type="left" style:position="-0.4618in"/>
        </style:tab-stops>
      </style:paragraph-properties>
    </style:style>
    <style:style style:name="P705" style:parent-style-name="Nagłówek2" style:family="paragraph">
      <style:paragraph-properties fo:text-indent="0in">
        <style:tab-stops>
          <style:tab-stop style:type="left" style:position="0in"/>
          <style:tab-stop style:type="left" style:position="0.0006in"/>
        </style:tab-stops>
      </style:paragraph-properties>
    </style:style>
    <style:style style:name="T706" style:parent-style-name="Domyślnaczcionkaakapitu" style:family="text">
      <style:text-properties fo:font-weight="normal" style:font-weight-asian="normal" style:font-weight-complex="normal" fo:color="#333333" fo:font-size="12pt" style:font-size-asian="12pt" style:font-size-complex="12pt" fo:background-color="#FFFFFF" fo:language="en" fo:country="US"/>
    </style:style>
    <style:style style:name="P707" style:parent-style-name="Heading2" style:family="paragraph">
      <style:paragraph-properties fo:margin-left="1.3451in" fo:text-indent="0in">
        <style:tab-stops>
          <style:tab-stop style:type="left" style:position="-0.4625in"/>
          <style:tab-stop style:type="left" style:position="-0.4618in"/>
        </style:tab-stops>
      </style:paragraph-properties>
      <style:text-properties fo:language="en" fo:country="US"/>
    </style:style>
    <style:style style:name="P708" style:parent-style-name="Heading2" style:family="paragraph">
      <style:paragraph-properties fo:margin-left="1.3451in" fo:text-indent="-0.25in">
        <style:tab-stops>
          <style:tab-stop style:type="left" style:position="-0.4625in"/>
          <style:tab-stop style:type="left" style:position="-0.4618in"/>
        </style:tab-stops>
      </style:paragraph-properties>
    </style:style>
    <style:style style:name="T709" style:parent-style-name="DefaultParagraphFont" style:family="text">
      <style:text-properties style:text-scale="99%"/>
    </style:style>
    <style:style style:name="P710" style:parent-style-name="BodyText" style:family="paragraph">
      <style:text-properties fo:font-size="10pt" style:font-size-asian="10pt"/>
    </style:style>
    <style:style style:name="P711"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2"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3"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4"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5"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6"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7"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8"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19" style:parent-style-name="Nagłówek2" style:family="paragraph">
      <style:paragraph-properties fo:margin-left="1.3451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fo:language="en" fo:country="US"/>
    </style:style>
    <style:style style:name="P720" style:parent-style-name="Nagłówek2" style:family="paragraph">
      <style:paragraph-properties fo:margin-left="1.3451in" fo:text-indent="0in">
        <style:tab-stops>
          <style:tab-stop style:type="left" style:position="-0.4625in"/>
          <style:tab-stop style:type="left" style:position="-0.4618in"/>
        </style:tab-stops>
      </style:paragraph-properties>
      <style:text-properties fo:font-weight="normal" style:font-weight-asian="normal" style:font-weight-complex="normal" fo:font-size="11pt" style:font-size-asian="11pt" style:font-size-complex="11pt"/>
    </style:style>
    <style:style style:name="P721" style:parent-style-name="Tekstpodstawowy" style:family="paragraph">
      <style:text-properties fo:font-size="10pt" style:font-size-asian="10pt"/>
    </style:style>
    <style:style style:name="P722" style:parent-style-name="Tekstpodstawowy" style:family="paragraph">
      <style:text-properties fo:font-size="10pt" style:font-size-asian="10pt"/>
    </style:style>
    <style:style style:name="P723" style:parent-style-name="Tekstpodstawowy" style:family="paragraph">
      <style:text-properties fo:font-size="10pt" style:font-size-asian="10pt"/>
    </style:style>
    <style:style style:name="P724" style:parent-style-name="Tekstpodstawowy" style:family="paragraph">
      <style:text-properties fo:font-size="10pt" style:font-size-asian="10pt"/>
    </style:style>
    <style:style style:name="P725" style:parent-style-name="BodyText" style:family="paragraph">
      <style:text-properties fo:font-size="10pt" style:font-size-asian="10pt"/>
    </style:style>
    <style:style style:name="P726" style:parent-style-name="BodyText" style:family="paragraph">
      <style:text-properties fo:font-size="10pt" style:font-size-asian="10pt"/>
    </style:style>
    <style:style style:name="P727" style:parent-style-name="BodyText" style:family="paragraph">
      <style:text-properties fo:font-size="10pt" style:font-size-asian="10pt"/>
    </style:style>
    <style:style style:name="P728" style:parent-style-name="BodyText" style:family="paragraph">
      <style:text-properties fo:font-size="10pt" style:font-size-asian="10pt"/>
    </style:style>
    <style:style style:name="P729" style:parent-style-name="BodyText" style:family="paragraph">
      <style:text-properties fo:font-size="10pt" style:font-size-asian="10pt"/>
    </style:style>
    <style:style style:name="P730" style:parent-style-name="BodyText" style:family="paragraph">
      <style:text-properties fo:font-size="10pt" style:font-size-asian="10pt"/>
    </style:style>
    <style:style style:name="P731" style:parent-style-name="BodyText" style:family="paragraph">
      <style:text-properties fo:font-size="10pt" style:font-size-asian="10pt"/>
    </style:style>
    <style:style style:name="P732" style:parent-style-name="BodyText" style:family="paragraph">
      <style:text-properties fo:font-size="10pt" style:font-size-asian="10pt"/>
    </style:style>
    <style:style style:name="P733" style:parent-style-name="BodyText" style:family="paragraph">
      <style:paragraph-properties fo:margin-top="0.0048in"/>
      <style:text-properties fo:font-size="8.5pt" style:font-size-asian="8.5pt"/>
    </style:style>
    <style:style style:name="P734" style:parent-style-name="BodyText" style:family="paragraph">
      <style:paragraph-properties fo:margin-top="0.0048in"/>
      <style:text-properties fo:font-size="8.5pt" style:font-size-asian="8.5pt"/>
    </style:style>
    <style:style style:name="P735" style:parent-style-name="BodyText" style:family="paragraph">
      <style:paragraph-properties fo:margin-top="0.0048in"/>
      <style:text-properties fo:font-size="8.5pt" style:font-size-asian="8.5pt"/>
    </style:style>
    <style:style style:name="P736" style:parent-style-name="BodyText" style:family="paragraph">
      <style:paragraph-properties fo:margin-top="0.0048in"/>
      <style:text-properties fo:font-size="8.5pt" style:font-size-asian="8.5pt"/>
    </style:style>
    <style:style style:name="P737" style:parent-style-name="BodyText" style:family="paragraph">
      <style:paragraph-properties fo:margin-top="0.0048in"/>
      <style:text-properties fo:font-size="8.5pt" style:font-size-asian="8.5pt"/>
    </style:style>
    <style:style style:name="P738" style:parent-style-name="BodyText" style:family="paragraph">
      <style:paragraph-properties fo:margin-top="0.0048in"/>
      <style:text-properties fo:font-size="8.5pt" style:font-size-asian="8.5pt"/>
    </style:style>
    <style:style style:name="P739" style:parent-style-name="BodyText" style:family="paragraph">
      <style:paragraph-properties fo:margin-top="0.0048in"/>
      <style:text-properties fo:font-size="8.5pt" style:font-size-asian="8.5pt"/>
    </style:style>
    <style:style style:name="P740" style:parent-style-name="BodyText" style:family="paragraph">
      <style:paragraph-properties fo:margin-top="0.0048in"/>
      <style:text-properties fo:font-size="8.5pt" style:font-size-asian="8.5pt"/>
    </style:style>
    <style:style style:name="P741" style:parent-style-name="BodyText" style:family="paragraph">
      <style:paragraph-properties fo:margin-top="0.0048in"/>
      <style:text-properties fo:font-size="8.5pt" style:font-size-asian="8.5pt"/>
    </style:style>
    <style:style style:name="P742" style:parent-style-name="BodyText" style:family="paragraph">
      <style:paragraph-properties fo:margin-top="0.0048in"/>
      <style:text-properties fo:font-size="8.5pt" style:font-size-asian="8.5pt"/>
    </style:style>
    <style:style style:name="P743" style:parent-style-name="BodyText" style:family="paragraph">
      <style:paragraph-properties fo:margin-top="0.0048in"/>
      <style:text-properties fo:font-size="8.5pt" style:font-size-asian="8.5pt"/>
    </style:style>
    <style:style style:name="P744" style:parent-style-name="BodyText" style:family="paragraph">
      <style:paragraph-properties fo:margin-top="0.0048in"/>
      <style:text-properties fo:font-size="8.5pt" style:font-size-asian="8.5pt"/>
    </style:style>
    <style:style style:name="P745" style:parent-style-name="BodyText" style:family="paragraph">
      <style:paragraph-properties fo:margin-top="0.0048in"/>
      <style:text-properties fo:font-size="8.5pt" style:font-size-asian="8.5pt"/>
    </style:style>
    <style:style style:name="P746" style:parent-style-name="BodyText" style:family="paragraph">
      <style:paragraph-properties fo:margin-top="0.0048in"/>
      <style:text-properties fo:font-size="8.5pt" style:font-size-asian="8.5pt"/>
    </style:style>
    <style:style style:name="P747" style:parent-style-name="BodyText" style:family="paragraph">
      <style:paragraph-properties fo:margin-top="0.0048in"/>
      <style:text-properties fo:font-size="8.5pt" style:font-size-asian="8.5pt"/>
    </style:style>
    <style:style style:name="P748" style:parent-style-name="BodyText" style:family="paragraph">
      <style:paragraph-properties fo:margin-top="0.0048in"/>
      <style:text-properties fo:font-size="8.5pt" style:font-size-asian="8.5pt"/>
    </style:style>
    <style:style style:name="P749" style:parent-style-name="BodyText" style:family="paragraph">
      <style:paragraph-properties fo:margin-top="0.0048in"/>
      <style:text-properties fo:font-size="8.5pt" style:font-size-asian="8.5pt"/>
    </style:style>
    <style:style style:name="P750" style:parent-style-name="BodyText" style:family="paragraph">
      <style:paragraph-properties fo:margin-top="0.0048in"/>
      <style:text-properties fo:font-size="8.5pt" style:font-size-asian="8.5pt"/>
    </style:style>
    <style:style style:name="P751" style:parent-style-name="BodyText" style:family="paragraph">
      <style:paragraph-properties fo:margin-top="0.0048in"/>
      <style:text-properties fo:font-size="8.5pt" style:font-size-asian="8.5pt"/>
    </style:style>
    <style:style style:name="P752" style:parent-style-name="BodyText" style:family="paragraph">
      <style:paragraph-properties fo:margin-top="0.0048in"/>
      <style:text-properties fo:font-size="8.5pt" style:font-size-asian="8.5pt"/>
    </style:style>
    <style:style style:name="P753" style:parent-style-name="BodyText" style:family="paragraph">
      <style:paragraph-properties fo:margin-top="0.0048in"/>
      <style:text-properties fo:font-size="8.5pt" style:font-size-asian="8.5pt"/>
    </style:style>
    <style:style style:name="P754" style:parent-style-name="BodyText" style:family="paragraph">
      <style:paragraph-properties fo:margin-top="0.0048in"/>
      <style:text-properties fo:font-size="8.5pt" style:font-size-asian="8.5pt"/>
    </style:style>
    <style:style style:name="P755" style:parent-style-name="BodyText" style:family="paragraph">
      <style:paragraph-properties fo:margin-top="0.0048in"/>
      <style:text-properties fo:font-size="8.5pt" style:font-size-asian="8.5pt"/>
    </style:style>
    <style:style style:name="P756" style:parent-style-name="BodyText" style:family="paragraph">
      <style:paragraph-properties fo:margin-top="0.0048in"/>
      <style:text-properties fo:font-size="8.5pt" style:font-size-asian="8.5pt"/>
    </style:style>
    <style:style style:name="P757" style:parent-style-name="BodyText" style:family="paragraph">
      <style:paragraph-properties fo:margin-top="0.0048in"/>
      <style:text-properties fo:font-size="8.5pt" style:font-size-asian="8.5pt"/>
    </style:style>
    <style:style style:name="P758" style:parent-style-name="BodyText" style:family="paragraph">
      <style:paragraph-properties fo:margin-top="0.0048in"/>
      <style:text-properties fo:font-size="8.5pt" style:font-size-asian="8.5pt"/>
    </style:style>
    <style:style style:name="P759" style:parent-style-name="BodyText" style:family="paragraph">
      <style:paragraph-properties fo:margin-top="0.0048in"/>
      <style:text-properties fo:font-size="8.5pt" style:font-size-asian="8.5pt"/>
    </style:style>
    <style:style style:name="P760" style:parent-style-name="BodyText" style:family="paragraph">
      <style:paragraph-properties fo:margin-top="0.0048in"/>
      <style:text-properties fo:font-size="8.5pt" style:font-size-asian="8.5pt"/>
    </style:style>
    <style:style style:name="P761" style:parent-style-name="BodyText" style:family="paragraph">
      <style:paragraph-properties fo:margin-top="0.0048in"/>
      <style:text-properties fo:font-size="8.5pt" style:font-size-asian="8.5pt"/>
    </style:style>
    <style:style style:name="P762" style:parent-style-name="BodyText" style:family="paragraph">
      <style:paragraph-properties fo:margin-top="0.0048in"/>
      <style:text-properties fo:font-size="8.5pt" style:font-size-asian="8.5pt"/>
    </style:style>
    <style:style style:name="P763" style:parent-style-name="BodyText" style:family="paragraph">
      <style:paragraph-properties fo:margin-top="0.0048in"/>
      <style:text-properties fo:font-size="8.5pt" style:font-size-asian="8.5pt"/>
    </style:style>
    <style:style style:name="P764" style:parent-style-name="BodyText" style:family="paragraph">
      <style:paragraph-properties fo:margin-top="0.0048in"/>
      <style:text-properties fo:font-size="8.5pt" style:font-size-asian="8.5pt"/>
    </style:style>
    <style:style style:name="P765" style:parent-style-name="BodyText" style:family="paragraph">
      <style:paragraph-properties fo:margin-top="0.0048in"/>
      <style:text-properties fo:font-size="8.5pt" style:font-size-asian="8.5pt"/>
    </style:style>
    <style:style style:name="P766" style:parent-style-name="BodyText" style:family="paragraph">
      <style:paragraph-properties fo:margin-top="0.0048in"/>
      <style:text-properties fo:font-size="8.5pt" style:font-size-asian="8.5pt"/>
    </style:style>
    <style:style style:name="P767" style:parent-style-name="BodyText" style:family="paragraph">
      <style:paragraph-properties fo:margin-top="0.0048in"/>
      <style:text-properties fo:font-size="8.5pt" style:font-size-asian="8.5pt"/>
    </style:style>
    <style:style style:name="P768" style:parent-style-name="BodyText" style:family="paragraph">
      <style:paragraph-properties fo:margin-top="0.0048in"/>
      <style:text-properties fo:font-size="8.5pt" style:font-size-asian="8.5pt"/>
    </style:style>
    <style:style style:name="T769" style:parent-style-name="DefaultParagraphFont" style:family="text">
      <style:text-properties fo:letter-spacing="0.0173in"/>
    </style:style>
    <style:style style:name="P770" style:parent-style-name="BodyText" style:family="paragraph">
      <style:paragraph-properties fo:margin-top="0.0013in" fo:margin-left="0.5in">
        <style:tab-stops/>
      </style:paragraph-properties>
    </style:style>
    <style:style style:name="T771" style:parent-style-name="DefaultParagraphFont" style:family="text">
      <style:text-properties fo:font-weight="bold" style:font-weight-asian="bold" fo:letter-spacing="-0.0319in" style:text-scale="101%" fo:font-size="24.5pt" style:font-size-asian="24.5pt"/>
    </style:style>
    <style:style style:name="P772" style:parent-style-name="Heading2" style:family="paragraph">
      <style:paragraph-properties fo:margin-top="0.0006in">
        <style:tab-stops>
          <style:tab-stop style:type="left" style:position="0in"/>
          <style:tab-stop style:type="left" style:position="0.0006in"/>
        </style:tab-stops>
      </style:paragraph-properties>
    </style:style>
    <style:style style:name="T773" style:parent-style-name="DefaultParagraphFont" style:family="text">
      <style:text-properties fo:letter-spacing="-0.0118in"/>
    </style:style>
    <style:style style:name="P774" style:parent-style-name="Normal" style:family="paragraph">
      <style:paragraph-properties fo:margin-top="0.1541in">
        <style:tab-stops>
          <style:tab-stop style:type="left" style:position="0.8826in"/>
          <style:tab-stop style:type="left" style:position="0.8833in"/>
        </style:tab-stops>
      </style:paragraph-properties>
      <style:text-properties style:font-name="Times New Roman" fo:font-size="12pt" style:font-size-asian="12pt" style:font-size-complex="12pt" fo:language="en" fo:country="US"/>
    </style:style>
    <style:style style:name="P775" style:parent-style-name="Normal" style:family="paragraph">
      <style:paragraph-properties fo:margin-top="0.1541in">
        <style:tab-stops>
          <style:tab-stop style:type="left" style:position="0.8826in"/>
          <style:tab-stop style:type="left" style:position="0.8833in"/>
        </style:tab-stops>
      </style:paragraph-properties>
      <style:text-properties style:font-name="Times New Roman" fo:language="en" fo:country="US"/>
    </style:style>
    <style:style style:name="P776" style:parent-style-name="Normal" style:family="paragraph">
      <style:paragraph-properties fo:margin-top="0.1541in">
        <style:tab-stops>
          <style:tab-stop style:type="left" style:position="0.8826in"/>
          <style:tab-stop style:type="left" style:position="0.8833in"/>
        </style:tab-stops>
      </style:paragraph-properties>
      <style:text-properties style:font-name="Times New Roman" fo:language="en" fo:country="US"/>
    </style:style>
    <style:style style:name="P777" style:parent-style-name="Normal" style:family="paragraph">
      <style:paragraph-properties fo:margin-top="0.1541in">
        <style:tab-stops>
          <style:tab-stop style:type="left" style:position="0.8826in"/>
          <style:tab-stop style:type="left" style:position="0.8833in"/>
        </style:tab-stops>
      </style:paragraph-properties>
      <style:text-properties style:font-name="Times New Roman" fo:language="en" fo:country="US"/>
    </style:style>
    <style:style style:name="P778" style:parent-style-name="Normal" style:family="paragraph">
      <style:paragraph-properties fo:margin-top="0.1541in">
        <style:tab-stops>
          <style:tab-stop style:type="left" style:position="0.8826in"/>
          <style:tab-stop style:type="left" style:position="0.8833in"/>
        </style:tab-stops>
      </style:paragraph-properties>
      <style:text-properties style:font-name="Times New Roman" fo:language="en" fo:country="US"/>
    </style:style>
    <style:style style:name="P779" style:parent-style-name="ListParagraph" style:family="paragraph">
      <style:paragraph-properties fo:margin-top="0.1541in">
        <style:tab-stops>
          <style:tab-stop style:type="left" style:position="0in"/>
          <style:tab-stop style:type="left" style:position="0.0006in"/>
        </style:tab-stops>
      </style:paragraph-properties>
      <style:text-properties fo:font-weight="bold" style:font-weight-asian="bold" fo:font-size="17pt" style:font-size-asian="17pt"/>
    </style:style>
    <style:style style:name="P780" style:parent-style-name="Default" style:family="paragraph">
      <style:paragraph-properties fo:text-align="justify" fo:margin-bottom="0.0833in"/>
    </style:style>
    <style:style style:name="T781"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782"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783"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784"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785"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786" style:parent-style-name="DefaultParagraphFont" style:family="text">
      <style:text-properties style:font-name-asian="SimSun" fo:font-style="italic" style:font-style-asian="italic" style:font-style-complex="italic" style:use-window-font-color="true" fo:font-size="11pt" style:font-size-asian="11pt" style:font-size-complex="11pt" style:text-underline-type="single" style:text-underline-style="solid" style:text-underline-width="auto" style:text-underline-mode="continuous" fo:language="en" fo:country="AU" style:language-asian="zh" style:country-asian="CN"/>
    </style:style>
    <style:style style:name="T787"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788" style:parent-style-name="Heading4" style:family="paragraph">
      <style:paragraph-properties fo:margin-left="2.2513in" fo:text-indent="-0.25in">
        <style:tab-stops/>
      </style:paragraph-properties>
    </style:style>
    <style:style style:name="T789" style:parent-style-name="DefaultParagraphFont" style:family="text">
      <style:text-properties style:font-name="Times New Roman" fo:font-style="normal" style:font-style-asian="normal" style:font-style-complex="normal" style:use-window-font-color="true" fo:language="en" fo:country="US"/>
    </style:style>
    <style:style style:name="P790"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791" style:parent-style-name="Default" style:family="paragraph">
      <style:paragraph-properties fo:text-align="justify" fo:margin-bottom="0.0833in"/>
    </style:style>
    <style:style style:name="T792"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793"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794"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795" style:parent-style-name="Default" style:family="paragraph">
      <style:paragraph-properties fo:text-align="justify" fo:margin-left="0.25in">
        <style:tab-stops/>
      </style:paragraph-properties>
      <style:text-properties style:font-name-asian="SimSun" style:use-window-font-color="true" fo:font-size="10pt" style:font-size-asian="10pt" fo:language="en" fo:country="AU" style:language-asian="zh" style:country-asian="CN"/>
    </style:style>
    <style:style style:name="P796" style:parent-style-name="Default" style:family="paragraph">
      <style:paragraph-properties fo:margin-bottom="0.0833in"/>
    </style:style>
    <style:style style:name="T797" style:parent-style-name="DefaultParagraphFont" style:family="text">
      <style:text-properties style:font-name-asian="SimSun" fo:font-style="italic" style:font-style-asian="italic" style:font-style-complex="italic" style:use-window-font-color="true" fo:font-size="11pt" style:font-size-asian="11pt" style:font-size-complex="11pt" fo:language="en" fo:country="AU" style:language-asian="zh" style:country-asian="CN"/>
    </style:style>
    <style:style style:name="P798" style:parent-style-name="Default" style:family="paragraph">
      <style:paragraph-properties fo:text-align="justify" fo:margin-left="0.25in">
        <style:tab-stops/>
      </style:paragraph-properties>
      <style:text-properties style:font-name-asian="SimSun" style:use-window-font-color="true" fo:font-size="10pt" style:font-size-asian="10pt" fo:language="en" fo:country="AU" style:language-asian="zh" style:country-asian="CN"/>
    </style:style>
    <style:style style:name="P799"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800" style:parent-style-name="Heading4" style:family="paragraph">
      <style:paragraph-properties fo:margin-left="2.2513in" fo:text-indent="-0.25in">
        <style:tab-stops/>
      </style:paragraph-properties>
    </style:style>
    <style:style style:name="T801" style:parent-style-name="DefaultParagraphFont" style:family="text">
      <style:text-properties style:font-name="Times New Roman" fo:font-style="normal" style:font-style-asian="normal" style:font-style-complex="normal" style:use-window-font-color="true" fo:language="en" fo:country="US"/>
    </style:style>
    <style:style style:name="P802"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803" style:parent-style-name="Default" style:family="paragraph">
      <style:paragraph-properties fo:margin-bottom="0.0833in"/>
    </style:style>
    <style:style style:name="T804" style:parent-style-name="DefaultParagraphFont" style:family="text">
      <style:text-properties style:font-name-asian="SimSun" fo:font-style="italic" style:font-style-asian="italic" style:font-style-complex="italic" style:use-window-font-color="true" fo:font-size="11pt" style:font-size-asian="11pt" style:font-size-complex="11pt" style:text-underline-type="single" style:text-underline-style="solid" style:text-underline-width="auto" style:text-underline-mode="continuous" fo:language="en" fo:country="AU" style:language-asian="zh" style:country-asian="CN"/>
    </style:style>
    <style:style style:name="T805"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806" style:parent-style-name="Heading4" style:family="paragraph">
      <style:paragraph-properties fo:margin-left="2.2513in" fo:text-indent="-0.25in">
        <style:tab-stops/>
      </style:paragraph-properties>
    </style:style>
    <style:style style:name="T807" style:parent-style-name="DefaultParagraphFont" style:family="text">
      <style:text-properties style:font-name="Times New Roman" fo:font-style="normal" style:font-style-asian="normal" style:font-style-complex="normal" style:use-window-font-color="true"/>
    </style:style>
    <style:style style:name="P808"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809" style:parent-style-name="Default" style:family="paragraph">
      <style:paragraph-properties fo:text-align="justify" fo:margin-bottom="0.0833in"/>
    </style:style>
    <style:style style:name="T810"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811" style:parent-style-name="Heading4" style:family="paragraph">
      <style:paragraph-properties fo:margin-left="2.2513in" fo:text-indent="-0.25in">
        <style:tab-stops/>
      </style:paragraph-properties>
    </style:style>
    <style:style style:name="T812" style:parent-style-name="DefaultParagraphFont" style:family="text">
      <style:text-properties style:font-name="Times New Roman" fo:font-style="normal" style:font-style-asian="normal" style:font-style-complex="normal" style:use-window-font-color="true"/>
    </style:style>
    <style:style style:name="P813"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814" style:parent-style-name="Default" style:family="paragraph">
      <style:paragraph-properties fo:text-align="justify" fo:margin-bottom="0.0833in"/>
    </style:style>
    <style:style style:name="T815"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816" style:parent-style-name="Heading4" style:family="paragraph">
      <style:paragraph-properties fo:margin-left="2.2513in" fo:text-indent="-0.25in">
        <style:tab-stops/>
      </style:paragraph-properties>
    </style:style>
    <style:style style:name="T817" style:parent-style-name="DefaultParagraphFont" style:family="text">
      <style:text-properties style:font-name="Times New Roman" fo:font-style="normal" style:font-style-asian="normal" style:font-style-complex="normal" style:use-window-font-color="true" fo:language="en" fo:country="US"/>
    </style:style>
    <style:style style:name="P818"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819" style:parent-style-name="Default" style:family="paragraph">
      <style:paragraph-properties fo:text-align="justify" fo:margin-bottom="0.0833in"/>
    </style:style>
    <style:style style:name="T820"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821" style:parent-style-name="Heading4" style:family="paragraph">
      <style:paragraph-properties fo:margin-left="2.2513in" fo:text-indent="-0.25in">
        <style:tab-stops/>
      </style:paragraph-properties>
    </style:style>
    <style:style style:name="T822" style:parent-style-name="DefaultParagraphFont" style:family="text">
      <style:text-properties style:font-name="Times New Roman" fo:font-style="normal" style:font-style-asian="normal" style:font-style-complex="normal" style:use-window-font-color="true" fo:language="en" fo:country="US"/>
    </style:style>
    <style:style style:name="P823" style:parent-style-name="Default" style:family="paragraph">
      <style:paragraph-properties fo:text-align="justify" fo:margin-bottom="0.0833in"/>
    </style:style>
    <style:style style:name="T824"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T825"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826" style:parent-style-name="Default" style:family="paragraph">
      <style:paragraph-properties fo:text-align="justify" fo:margin-bottom="0.0833in"/>
    </style:style>
    <style:style style:name="T827" style:parent-style-name="DefaultParagraphFont" style:family="text">
      <style:text-properties style:font-name-asian="SimSun" style:use-window-font-color="true" fo:font-size="11pt" style:font-size-asian="11pt" style:font-size-complex="11pt" fo:language="en" fo:country="AU" style:language-asian="zh" style:country-asian="CN"/>
    </style:style>
    <style:style style:name="P828" style:parent-style-name="Heading4" style:family="paragraph"/>
    <style:style style:name="T829" style:parent-style-name="DefaultParagraphFont" style:family="text">
      <style:text-properties style:font-name="Times New Roman" fo:font-style="normal" style:font-style-asian="normal" style:font-style-complex="normal" style:use-window-font-color="true" fo:language="en" fo:country="US"/>
    </style:style>
    <style:style style:name="P830" style:parent-style-name="Default" style:family="paragraph">
      <style:paragraph-properties fo:text-align="justify" fo:margin-bottom="0.0833in"/>
      <style:text-properties style:font-name-asian="SimSun" style:use-window-font-color="true" fo:font-size="11pt" style:font-size-asian="11pt" style:font-size-complex="11pt" fo:language="en" fo:country="AU" style:language-asian="zh" style:country-asian="CN"/>
    </style:style>
    <style:style style:name="P831" style:parent-style-name="BodyText" style:family="paragraph">
      <style:paragraph-properties fo:margin-top="0.1659in"/>
    </style:style>
    <style:style style:name="T832" style:parent-style-name="DefaultParagraphFont" style:family="text">
      <style:text-properties style:font-name-asian="SimSun" fo:font-size="11pt" style:font-size-asian="11pt" style:font-size-complex="11pt" fo:language="en" fo:country="AU" style:language-asian="zh" style:country-asian="CN"/>
    </style:style>
    <style:style style:name="P833" style:parent-style-name="BodyText" style:family="paragraph">
      <style:paragraph-properties fo:margin-top="0.0055in"/>
      <style:text-properties fo:font-size="19pt" style:font-size-asian="19pt" fo:language="en" fo:country="US"/>
    </style:style>
    <style:style style:name="P834" style:parent-style-name="Heading2" style:family="paragraph">
      <style:paragraph-properties fo:margin-top="0.0006in">
        <style:tab-stops>
          <style:tab-stop style:type="left" style:position="0in"/>
          <style:tab-stop style:type="left" style:position="0.0006in"/>
        </style:tab-stops>
      </style:paragraph-properties>
    </style:style>
    <style:style style:name="P835" style:parent-style-name="Heading4" style:family="paragraph">
      <style:paragraph-properties fo:margin-left="2.2513in" fo:text-indent="-0.25in">
        <style:tab-stops/>
      </style:paragraph-properties>
    </style:style>
    <style:style style:name="T836"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US"/>
    </style:style>
    <style:style style:name="T837"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US"/>
    </style:style>
    <style:style style:name="P838" style:parent-style-name="Default" style:family="paragraph">
      <style:paragraph-properties fo:text-align="justify" fo:margin-bottom="0.0833in"/>
    </style:style>
    <style:style style:name="T839" style:parent-style-name="DefaultParagraphFont" style:family="text">
      <style:text-properties style:font-name-asian="SimSun" style:use-window-font-color="true" fo:language="en" fo:country="AU" style:language-asian="zh" style:country-asian="CN"/>
    </style:style>
    <style:style style:name="T840" style:parent-style-name="DefaultParagraphFont" style:family="text">
      <style:text-properties style:font-name-asian="SimSun" style:use-window-font-color="true" fo:language="en" fo:country="AU" style:language-asian="zh" style:country-asian="CN"/>
    </style:style>
    <style:style style:name="T841" style:parent-style-name="DefaultParagraphFont" style:family="text">
      <style:text-properties style:font-name-asian="SimSun" style:use-window-font-color="true" fo:language="en" fo:country="AU" style:language-asian="zh" style:country-asian="CN"/>
    </style:style>
    <style:style style:name="P842" style:parent-style-name="Default" style:family="paragraph">
      <style:paragraph-properties fo:text-align="justify" fo:margin-bottom="0.0833in"/>
    </style:style>
    <style:style style:name="T843" style:parent-style-name="DefaultParagraphFont" style:family="text">
      <style:text-properties style:font-name-asian="SimSun" style:use-window-font-color="true" fo:language="en" fo:country="AU" style:language-asian="zh" style:country-asian="CN"/>
    </style:style>
    <style:style style:name="P844" style:parent-style-name="Heading4" style:family="paragraph">
      <style:paragraph-properties fo:margin-left="2.2513in" fo:text-indent="-0.25in">
        <style:tab-stops/>
      </style:paragraph-properties>
    </style:style>
    <style:style style:name="T845"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846"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847" style:parent-style-name="Default" style:family="paragraph">
      <style:paragraph-properties fo:text-align="justify" fo:margin-bottom="0.0833in"/>
    </style:style>
    <style:style style:name="T848" style:parent-style-name="DefaultParagraphFont" style:family="text">
      <style:text-properties style:font-name-asian="SimSun" style:use-window-font-color="true" fo:language="en" fo:country="AU" style:language-asian="zh" style:country-asian="CN"/>
    </style:style>
    <style:style style:name="P849"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850" style:parent-style-name="Heading4" style:family="paragraph">
      <style:paragraph-properties fo:margin-left="2.2513in" fo:text-indent="-0.25in">
        <style:tab-stops/>
      </style:paragraph-properties>
    </style:style>
    <style:style style:name="T851"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852"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853" style:parent-style-name="Default" style:family="paragraph">
      <style:paragraph-properties fo:text-align="justify" fo:margin-bottom="0.0833in"/>
    </style:style>
    <style:style style:name="T854" style:parent-style-name="DefaultParagraphFont" style:family="text">
      <style:text-properties style:font-name-asian="SimSun" style:use-window-font-color="true" fo:language="en" fo:country="AU" style:language-asian="zh" style:country-asian="CN"/>
    </style:style>
    <style:style style:name="P855" style:parent-style-name="Heading4" style:family="paragraph">
      <style:paragraph-properties fo:margin-left="2.2513in" fo:text-indent="-0.25in">
        <style:tab-stops/>
      </style:paragraph-properties>
    </style:style>
    <style:style style:name="T856"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857" style:parent-style-name="Default" style:family="paragraph">
      <style:paragraph-properties fo:text-align="justify" fo:margin-bottom="0.0833in"/>
    </style:style>
    <style:style style:name="T858" style:parent-style-name="DefaultParagraphFont" style:family="text">
      <style:text-properties style:font-name-asian="SimSun" style:use-window-font-color="true" fo:language="en" fo:country="AU" style:language-asian="zh" style:country-asian="CN"/>
    </style:style>
    <style:style style:name="T859" style:parent-style-name="DefaultParagraphFont" style:family="text">
      <style:text-properties style:font-name-asian="SimSun" style:use-window-font-color="true" fo:language="en" fo:country="AU" style:language-asian="zh" style:country-asian="CN"/>
    </style:style>
    <style:style style:name="P860" style:parent-style-name="Default" style:family="paragraph">
      <style:paragraph-properties fo:text-align="justify" fo:margin-bottom="0.0833in"/>
    </style:style>
    <style:style style:name="T861" style:parent-style-name="DefaultParagraphFont" style:family="text">
      <style:text-properties style:font-name-asian="SimSun" style:use-window-font-color="true" fo:language="en" fo:country="AU" style:language-asian="zh" style:country-asian="CN"/>
    </style:style>
    <style:style style:name="P862" style:parent-style-name="Caption" style:family="paragraph">
      <style:paragraph-properties fo:keep-with-next="always" fo:text-align="center"/>
    </style:style>
    <style:style style:name="T863" style:parent-style-name="DefaultParagraphFont" style:family="text">
      <style:text-properties style:font-name="Times New Roman" fo:font-size="12pt" style:font-size-asian="12pt" style:font-size-complex="12pt"/>
    </style:style>
    <style:style style:name="TableColumn865" style:family="table-column">
      <style:table-column-properties style:column-width="0.5722in"/>
    </style:style>
    <style:style style:name="TableColumn866" style:family="table-column">
      <style:table-column-properties style:column-width="0.884in"/>
    </style:style>
    <style:style style:name="TableColumn867" style:family="table-column">
      <style:table-column-properties style:column-width="4.0361in"/>
    </style:style>
    <style:style style:name="TableColumn868" style:family="table-column">
      <style:table-column-properties style:column-width="0.7701in"/>
    </style:style>
    <style:style style:name="Table864" style:family="table">
      <style:table-properties style:width="6.2625in" fo:margin-left="0in" table:align="center"/>
    </style:style>
    <style:style style:name="TableRow869" style:family="table-row">
      <style:table-row-properties/>
    </style:style>
    <style:style style:name="TableCell870" style:family="table-cell">
      <style:table-cell-properties fo:border="0.0034in solid #000000" fo:background-color="#D9D9D9" style:writing-mode="lr-tb" style:vertical-align="middle" fo:padding-top="0.0104in" fo:padding-left="0.0104in" fo:padding-bottom="0.0104in" fo:padding-right="0.0104in"/>
    </style:style>
    <style:style style:name="P871" style:parent-style-name="IEEETableCell" style:family="paragraph">
      <style:text-properties fo:font-size="12pt" style:font-size-asian="12pt"/>
    </style:style>
    <style:style style:name="TableCell872" style:family="table-cell">
      <style:table-cell-properties fo:border="0.0034in solid #000000" fo:background-color="#D9D9D9" style:writing-mode="lr-tb" style:vertical-align="middle" fo:padding-top="0.0104in" fo:padding-left="0.0104in" fo:padding-bottom="0.0104in" fo:padding-right="0.0104in"/>
    </style:style>
    <style:style style:name="P873" style:parent-style-name="IEEETableCell" style:family="paragraph">
      <style:text-properties fo:font-size="12pt" style:font-size-asian="12pt"/>
    </style:style>
    <style:style style:name="TableCell874" style:family="table-cell">
      <style:table-cell-properties fo:border="0.0034in solid #000000" fo:background-color="#D9D9D9" style:writing-mode="lr-tb" fo:padding-top="0.0104in" fo:padding-left="0.0104in" fo:padding-bottom="0.0104in" fo:padding-right="0.0104in"/>
    </style:style>
    <style:style style:name="P875" style:parent-style-name="IEEETableCell" style:family="paragraph">
      <style:text-properties fo:font-size="12pt" style:font-size-asian="12pt"/>
    </style:style>
    <style:style style:name="TableCell876" style:family="table-cell">
      <style:table-cell-properties fo:border="0.0034in solid #000000" fo:background-color="#D9D9D9" style:writing-mode="lr-tb" fo:padding-top="0.0104in" fo:padding-left="0.0104in" fo:padding-bottom="0.0104in" fo:padding-right="0.0104in"/>
    </style:style>
    <style:style style:name="P877" style:parent-style-name="IEEETableCell" style:family="paragraph">
      <style:text-properties fo:font-size="12pt" style:font-size-asian="12pt"/>
    </style:style>
    <style:style style:name="TableRow878" style:family="table-row">
      <style:table-row-properties/>
    </style:style>
    <style:style style:name="TableCell879" style:family="table-cell">
      <style:table-cell-properties fo:border="0.0034in solid #000000" fo:background-color="#FFFFFF" style:writing-mode="lr-tb" style:vertical-align="middle" fo:padding-top="0.0104in" fo:padding-left="0.0104in" fo:padding-bottom="0.0104in" fo:padding-right="0.0104in"/>
    </style:style>
    <style:style style:name="P880" style:parent-style-name="IEEETableCell" style:family="paragraph">
      <style:text-properties fo:font-size="12pt" style:font-size-asian="12pt"/>
    </style:style>
    <style:style style:name="TableCell881" style:family="table-cell">
      <style:table-cell-properties fo:border="0.0034in solid #000000" fo:background-color="#FFFFFF" style:writing-mode="lr-tb" style:vertical-align="middle" fo:padding-top="0.0104in" fo:padding-left="0.0104in" fo:padding-bottom="0.0104in" fo:padding-right="0.0104in"/>
    </style:style>
    <style:style style:name="T882" style:parent-style-name="DefaultParagraphFont" style:family="text">
      <style:text-properties fo:font-size="12pt" style:font-size-asian="12pt"/>
    </style:style>
    <style:style style:name="TableCell883" style:family="table-cell">
      <style:table-cell-properties fo:border="0.0034in solid #000000" fo:background-color="#FFFFFF" style:writing-mode="lr-tb" fo:padding-top="0.0104in" fo:padding-left="0.0104in" fo:padding-bottom="0.0104in" fo:padding-right="0.0104in"/>
    </style:style>
    <style:style style:name="P884" style:parent-style-name="IEEETableCell" style:family="paragraph">
      <style:text-properties fo:font-size="12pt" style:font-size-asian="12pt"/>
    </style:style>
    <style:style style:name="TableCell885" style:family="table-cell">
      <style:table-cell-properties fo:border="0.0034in solid #000000" fo:background-color="#FFFFFF" style:writing-mode="lr-tb" fo:padding-top="0.0104in" fo:padding-left="0.0104in" fo:padding-bottom="0.0104in" fo:padding-right="0.0104in"/>
    </style:style>
    <style:style style:name="P886" style:parent-style-name="IEEETableCell" style:family="paragraph">
      <style:text-properties fo:font-size="12pt" style:font-size-asian="12pt"/>
    </style:style>
    <style:style style:name="TableRow887" style:family="table-row">
      <style:table-row-properties/>
    </style:style>
    <style:style style:name="TableCell888" style:family="table-cell">
      <style:table-cell-properties fo:border="0.0034in solid #000000" fo:background-color="#FFFFFF" style:writing-mode="lr-tb" style:vertical-align="middle" fo:padding-top="0.0104in" fo:padding-left="0.0104in" fo:padding-bottom="0.0104in" fo:padding-right="0.0104in"/>
    </style:style>
    <style:style style:name="P889" style:parent-style-name="IEEETableCell" style:family="paragraph">
      <style:text-properties fo:font-size="12pt" style:font-size-asian="12pt"/>
    </style:style>
    <style:style style:name="TableCell890" style:family="table-cell">
      <style:table-cell-properties fo:border="0.0034in solid #000000" fo:background-color="#FFFFFF" style:writing-mode="lr-tb" style:vertical-align="middle" fo:padding-top="0.0104in" fo:padding-left="0.0104in" fo:padding-bottom="0.0104in" fo:padding-right="0.0104in"/>
    </style:style>
    <style:style style:name="T891" style:parent-style-name="DefaultParagraphFont" style:family="text">
      <style:text-properties fo:font-size="12pt" style:font-size-asian="12pt"/>
    </style:style>
    <style:style style:name="TableCell892" style:family="table-cell">
      <style:table-cell-properties fo:border="0.0034in solid #000000" fo:background-color="#FFFFFF" style:writing-mode="lr-tb" fo:padding-top="0.0104in" fo:padding-left="0.0104in" fo:padding-bottom="0.0104in" fo:padding-right="0.0104in"/>
    </style:style>
    <style:style style:name="P893" style:parent-style-name="IEEETableCell" style:family="paragraph">
      <style:text-properties fo:font-size="12pt" style:font-size-asian="12pt"/>
    </style:style>
    <style:style style:name="TableCell894" style:family="table-cell">
      <style:table-cell-properties fo:border="0.0034in solid #000000" fo:background-color="#FFFFFF" style:writing-mode="lr-tb" fo:padding-top="0.0104in" fo:padding-left="0.0104in" fo:padding-bottom="0.0104in" fo:padding-right="0.0104in"/>
    </style:style>
    <style:style style:name="P895" style:parent-style-name="IEEETableCell" style:family="paragraph">
      <style:text-properties fo:font-size="12pt" style:font-size-asian="12pt"/>
    </style:style>
    <style:style style:name="TableRow896" style:family="table-row">
      <style:table-row-properties/>
    </style:style>
    <style:style style:name="TableCell897" style:family="table-cell">
      <style:table-cell-properties fo:border="0.0034in solid #000000" fo:background-color="#FFFFFF" style:writing-mode="lr-tb" style:vertical-align="middle" fo:padding-top="0.0104in" fo:padding-left="0.0104in" fo:padding-bottom="0.0104in" fo:padding-right="0.0104in"/>
    </style:style>
    <style:style style:name="P898" style:parent-style-name="IEEETableCell" style:family="paragraph">
      <style:text-properties fo:font-size="12pt" style:font-size-asian="12pt"/>
    </style:style>
    <style:style style:name="TableCell899" style:family="table-cell">
      <style:table-cell-properties fo:border="0.0034in solid #000000" fo:background-color="#FFFFFF" style:writing-mode="lr-tb" style:vertical-align="middle" fo:padding-top="0.0104in" fo:padding-left="0.0104in" fo:padding-bottom="0.0104in" fo:padding-right="0.0104in"/>
    </style:style>
    <style:style style:name="P900" style:parent-style-name="IEEETableCell" style:family="paragraph">
      <style:text-properties fo:font-size="12pt" style:font-size-asian="12pt"/>
    </style:style>
    <style:style style:name="TableCell901" style:family="table-cell">
      <style:table-cell-properties fo:border="0.0034in solid #000000" fo:background-color="#FFFFFF" style:writing-mode="lr-tb" fo:padding-top="0.0104in" fo:padding-left="0.0104in" fo:padding-bottom="0.0104in" fo:padding-right="0.0104in"/>
    </style:style>
    <style:style style:name="P902" style:parent-style-name="IEEETableCell" style:family="paragraph">
      <style:text-properties fo:font-size="12pt" style:font-size-asian="12pt"/>
    </style:style>
    <style:style style:name="TableCell903" style:family="table-cell">
      <style:table-cell-properties fo:border="0.0034in solid #000000" fo:background-color="#FFFFFF" style:writing-mode="lr-tb" fo:padding-top="0.0104in" fo:padding-left="0.0104in" fo:padding-bottom="0.0104in" fo:padding-right="0.0104in"/>
    </style:style>
    <style:style style:name="P904" style:parent-style-name="IEEETableCell" style:family="paragraph">
      <style:text-properties fo:font-size="12pt" style:font-size-asian="12pt"/>
    </style:style>
    <style:style style:name="TableRow905" style:family="table-row">
      <style:table-row-properties/>
    </style:style>
    <style:style style:name="TableCell906" style:family="table-cell">
      <style:table-cell-properties fo:border="0.0034in solid #000000" fo:background-color="#FFFFFF" style:writing-mode="lr-tb" style:vertical-align="middle" fo:padding-top="0.0104in" fo:padding-left="0.0104in" fo:padding-bottom="0.0104in" fo:padding-right="0.0104in"/>
    </style:style>
    <style:style style:name="P907" style:parent-style-name="IEEETableCell" style:family="paragraph">
      <style:text-properties fo:font-size="12pt" style:font-size-asian="12pt"/>
    </style:style>
    <style:style style:name="TableCell908" style:family="table-cell">
      <style:table-cell-properties fo:border="0.0034in solid #000000" fo:background-color="#FFFFFF" style:writing-mode="lr-tb" style:vertical-align="middle" fo:padding-top="0.0104in" fo:padding-left="0.0104in" fo:padding-bottom="0.0104in" fo:padding-right="0.0104in"/>
    </style:style>
    <style:style style:name="P909" style:parent-style-name="IEEETableCell" style:family="paragraph">
      <style:text-properties fo:font-size="12pt" style:font-size-asian="12pt"/>
    </style:style>
    <style:style style:name="TableCell910" style:family="table-cell">
      <style:table-cell-properties fo:border="0.0034in solid #000000" fo:background-color="#FFFFFF" style:writing-mode="lr-tb" fo:padding-top="0.0104in" fo:padding-left="0.0104in" fo:padding-bottom="0.0104in" fo:padding-right="0.0104in"/>
    </style:style>
    <style:style style:name="P911" style:parent-style-name="IEEETableCell" style:family="paragraph">
      <style:text-properties fo:font-size="12pt" style:font-size-asian="12pt"/>
    </style:style>
    <style:style style:name="TableCell912" style:family="table-cell">
      <style:table-cell-properties fo:border="0.0034in solid #000000" fo:background-color="#FFFFFF" style:writing-mode="lr-tb" fo:padding-top="0.0104in" fo:padding-left="0.0104in" fo:padding-bottom="0.0104in" fo:padding-right="0.0104in"/>
    </style:style>
    <style:style style:name="P913" style:parent-style-name="IEEETableCell" style:family="paragraph">
      <style:text-properties fo:font-size="12pt" style:font-size-asian="12pt"/>
    </style:style>
    <style:style style:name="TableRow914" style:family="table-row">
      <style:table-row-properties/>
    </style:style>
    <style:style style:name="TableCell915" style:family="table-cell">
      <style:table-cell-properties fo:border="0.0034in solid #000000" fo:background-color="#FFFFFF" style:writing-mode="lr-tb" style:vertical-align="middle" fo:padding-top="0.0104in" fo:padding-left="0.0104in" fo:padding-bottom="0.0104in" fo:padding-right="0.0104in"/>
    </style:style>
    <style:style style:name="P916" style:parent-style-name="IEEETableCell" style:family="paragraph">
      <style:text-properties fo:font-size="12pt" style:font-size-asian="12pt"/>
    </style:style>
    <style:style style:name="TableCell917" style:family="table-cell">
      <style:table-cell-properties fo:border="0.0034in solid #000000" fo:background-color="#FFFFFF" style:writing-mode="lr-tb" style:vertical-align="middle" fo:padding-top="0.0104in" fo:padding-left="0.0104in" fo:padding-bottom="0.0104in" fo:padding-right="0.0104in"/>
    </style:style>
    <style:style style:name="P918" style:parent-style-name="IEEETableCell" style:family="paragraph">
      <style:text-properties fo:font-size="12pt" style:font-size-asian="12pt"/>
    </style:style>
    <style:style style:name="TableCell919" style:family="table-cell">
      <style:table-cell-properties fo:border="0.0034in solid #000000" fo:background-color="#FFFFFF" style:writing-mode="lr-tb" fo:padding-top="0.0104in" fo:padding-left="0.0104in" fo:padding-bottom="0.0104in" fo:padding-right="0.0104in"/>
    </style:style>
    <style:style style:name="P920" style:parent-style-name="IEEETableCell" style:family="paragraph">
      <style:text-properties fo:font-size="12pt" style:font-size-asian="12pt"/>
    </style:style>
    <style:style style:name="TableCell921" style:family="table-cell">
      <style:table-cell-properties fo:border="0.0034in solid #000000" fo:background-color="#FFFFFF" style:writing-mode="lr-tb" fo:padding-top="0.0104in" fo:padding-left="0.0104in" fo:padding-bottom="0.0104in" fo:padding-right="0.0104in"/>
    </style:style>
    <style:style style:name="P922" style:parent-style-name="IEEETableCell" style:family="paragraph">
      <style:text-properties fo:font-size="12pt" style:font-size-asian="12pt"/>
    </style:style>
    <style:style style:name="TableRow923" style:family="table-row">
      <style:table-row-properties/>
    </style:style>
    <style:style style:name="TableCell924" style:family="table-cell">
      <style:table-cell-properties fo:border="0.0034in solid #000000" fo:background-color="#FFFFFF" style:writing-mode="lr-tb" style:vertical-align="middle" fo:padding-top="0.0104in" fo:padding-left="0.0104in" fo:padding-bottom="0.0104in" fo:padding-right="0.0104in"/>
    </style:style>
    <style:style style:name="P925" style:parent-style-name="IEEETableCell" style:family="paragraph">
      <style:text-properties fo:font-size="12pt" style:font-size-asian="12pt"/>
    </style:style>
    <style:style style:name="TableCell926" style:family="table-cell">
      <style:table-cell-properties fo:border="0.0034in solid #000000" fo:background-color="#FFFFFF" style:writing-mode="lr-tb" style:vertical-align="middle" fo:padding-top="0.0104in" fo:padding-left="0.0104in" fo:padding-bottom="0.0104in" fo:padding-right="0.0104in"/>
    </style:style>
    <style:style style:name="T927" style:parent-style-name="DefaultParagraphFont" style:family="text">
      <style:text-properties fo:font-size="12pt" style:font-size-asian="12pt"/>
    </style:style>
    <style:style style:name="TableCell928" style:family="table-cell">
      <style:table-cell-properties fo:border="0.0034in solid #000000" fo:background-color="#FFFFFF" style:writing-mode="lr-tb" fo:padding-top="0.0104in" fo:padding-left="0.0104in" fo:padding-bottom="0.0104in" fo:padding-right="0.0104in"/>
    </style:style>
    <style:style style:name="P929" style:parent-style-name="IEEETableCell" style:family="paragraph">
      <style:text-properties fo:font-size="12pt" style:font-size-asian="12pt"/>
    </style:style>
    <style:style style:name="TableCell930" style:family="table-cell">
      <style:table-cell-properties fo:border="0.0034in solid #000000" fo:background-color="#FFFFFF" style:writing-mode="lr-tb" fo:padding-top="0.0104in" fo:padding-left="0.0104in" fo:padding-bottom="0.0104in" fo:padding-right="0.0104in"/>
    </style:style>
    <style:style style:name="P931" style:parent-style-name="IEEETableCell" style:family="paragraph">
      <style:text-properties fo:font-size="12pt" style:font-size-asian="12pt"/>
    </style:style>
    <style:style style:name="TableRow932" style:family="table-row">
      <style:table-row-properties/>
    </style:style>
    <style:style style:name="TableCell933" style:family="table-cell">
      <style:table-cell-properties fo:border="0.0034in solid #000000" fo:background-color="#FFFFFF" style:writing-mode="lr-tb" style:vertical-align="middle" fo:padding-top="0.0104in" fo:padding-left="0.0104in" fo:padding-bottom="0.0104in" fo:padding-right="0.0104in"/>
    </style:style>
    <style:style style:name="P934" style:parent-style-name="IEEETableCell" style:family="paragraph">
      <style:text-properties fo:font-size="12pt" style:font-size-asian="12pt"/>
    </style:style>
    <style:style style:name="TableCell935" style:family="table-cell">
      <style:table-cell-properties fo:border="0.0034in solid #000000" fo:background-color="#FFFFFF" style:writing-mode="lr-tb" style:vertical-align="middle" fo:padding-top="0.0104in" fo:padding-left="0.0104in" fo:padding-bottom="0.0104in" fo:padding-right="0.0104in"/>
    </style:style>
    <style:style style:name="T936" style:parent-style-name="DefaultParagraphFont" style:family="text">
      <style:text-properties fo:font-size="12pt" style:font-size-asian="12pt"/>
    </style:style>
    <style:style style:name="TableCell937" style:family="table-cell">
      <style:table-cell-properties fo:border="0.0034in solid #000000" fo:background-color="#FFFFFF" style:writing-mode="lr-tb" fo:padding-top="0.0104in" fo:padding-left="0.0104in" fo:padding-bottom="0.0104in" fo:padding-right="0.0104in"/>
    </style:style>
    <style:style style:name="P938" style:parent-style-name="IEEETableCell" style:family="paragraph">
      <style:text-properties fo:font-size="12pt" style:font-size-asian="12pt"/>
    </style:style>
    <style:style style:name="TableCell939" style:family="table-cell">
      <style:table-cell-properties fo:border="0.0034in solid #000000" fo:background-color="#FFFFFF" style:writing-mode="lr-tb" fo:padding-top="0.0104in" fo:padding-left="0.0104in" fo:padding-bottom="0.0104in" fo:padding-right="0.0104in"/>
    </style:style>
    <style:style style:name="P940" style:parent-style-name="IEEETableCell" style:family="paragraph">
      <style:text-properties fo:font-size="12pt" style:font-size-asian="12pt"/>
    </style:style>
    <style:style style:name="TableRow941" style:family="table-row">
      <style:table-row-properties/>
    </style:style>
    <style:style style:name="TableCell942" style:family="table-cell">
      <style:table-cell-properties fo:border="0.0034in solid #000000" fo:background-color="#FFFFFF" style:writing-mode="lr-tb" style:vertical-align="middle" fo:padding-top="0.0104in" fo:padding-left="0.0104in" fo:padding-bottom="0.0104in" fo:padding-right="0.0104in"/>
    </style:style>
    <style:style style:name="P943" style:parent-style-name="IEEETableCell" style:family="paragraph">
      <style:text-properties fo:font-size="12pt" style:font-size-asian="12pt"/>
    </style:style>
    <style:style style:name="TableCell944" style:family="table-cell">
      <style:table-cell-properties fo:border="0.0034in solid #000000" fo:background-color="#FFFFFF" style:writing-mode="lr-tb" style:vertical-align="middle" fo:padding-top="0.0104in" fo:padding-left="0.0104in" fo:padding-bottom="0.0104in" fo:padding-right="0.0104in"/>
    </style:style>
    <style:style style:name="P945" style:parent-style-name="IEEETableCell" style:family="paragraph">
      <style:text-properties fo:font-size="12pt" style:font-size-asian="12pt"/>
    </style:style>
    <style:style style:name="TableCell946" style:family="table-cell">
      <style:table-cell-properties fo:border="0.0034in solid #000000" fo:background-color="#FFFFFF" style:writing-mode="lr-tb" fo:padding-top="0.0104in" fo:padding-left="0.0104in" fo:padding-bottom="0.0104in" fo:padding-right="0.0104in"/>
    </style:style>
    <style:style style:name="P947" style:parent-style-name="IEEETableCell" style:family="paragraph">
      <style:text-properties fo:font-size="12pt" style:font-size-asian="12pt"/>
    </style:style>
    <style:style style:name="TableCell948" style:family="table-cell">
      <style:table-cell-properties fo:border="0.0034in solid #000000" fo:background-color="#FFFFFF" style:writing-mode="lr-tb" fo:padding-top="0.0104in" fo:padding-left="0.0104in" fo:padding-bottom="0.0104in" fo:padding-right="0.0104in"/>
    </style:style>
    <style:style style:name="P949" style:parent-style-name="IEEETableCell" style:family="paragraph">
      <style:text-properties fo:font-size="12pt" style:font-size-asian="12pt"/>
    </style:style>
    <style:style style:name="TableRow950" style:family="table-row">
      <style:table-row-properties/>
    </style:style>
    <style:style style:name="TableCell951" style:family="table-cell">
      <style:table-cell-properties fo:border="0.0034in solid #000000" fo:background-color="#FFFFFF" style:writing-mode="lr-tb" style:vertical-align="middle" fo:padding-top="0.0104in" fo:padding-left="0.0104in" fo:padding-bottom="0.0104in" fo:padding-right="0.0104in"/>
    </style:style>
    <style:style style:name="P952" style:parent-style-name="IEEETableCell" style:family="paragraph">
      <style:text-properties fo:font-size="12pt" style:font-size-asian="12pt"/>
    </style:style>
    <style:style style:name="TableCell953" style:family="table-cell">
      <style:table-cell-properties fo:border="0.0034in solid #000000" fo:background-color="#FFFFFF" style:writing-mode="lr-tb" style:vertical-align="middle" fo:padding-top="0.0104in" fo:padding-left="0.0104in" fo:padding-bottom="0.0104in" fo:padding-right="0.0104in"/>
    </style:style>
    <style:style style:name="P954" style:parent-style-name="IEEETableCell" style:family="paragraph">
      <style:text-properties fo:font-size="12pt" style:font-size-asian="12pt"/>
    </style:style>
    <style:style style:name="TableCell955" style:family="table-cell">
      <style:table-cell-properties fo:border="0.0034in solid #000000" fo:background-color="#FFFFFF" style:writing-mode="lr-tb" fo:padding-top="0.0104in" fo:padding-left="0.0104in" fo:padding-bottom="0.0104in" fo:padding-right="0.0104in"/>
    </style:style>
    <style:style style:name="P956" style:parent-style-name="IEEETableCell" style:family="paragraph">
      <style:text-properties fo:font-size="12pt" style:font-size-asian="12pt"/>
    </style:style>
    <style:style style:name="TableCell957" style:family="table-cell">
      <style:table-cell-properties fo:border="0.0034in solid #000000" fo:background-color="#FFFFFF" style:writing-mode="lr-tb" fo:padding-top="0.0104in" fo:padding-left="0.0104in" fo:padding-bottom="0.0104in" fo:padding-right="0.0104in"/>
    </style:style>
    <style:style style:name="P958" style:parent-style-name="IEEETableCell" style:family="paragraph">
      <style:text-properties fo:font-size="12pt" style:font-size-asian="12pt"/>
    </style:style>
    <style:style style:name="TableRow959" style:family="table-row">
      <style:table-row-properties/>
    </style:style>
    <style:style style:name="TableCell960" style:family="table-cell">
      <style:table-cell-properties fo:border="0.0034in solid #000000" fo:background-color="#FFFFFF" style:writing-mode="lr-tb" style:vertical-align="middle" fo:padding-top="0.0104in" fo:padding-left="0.0104in" fo:padding-bottom="0.0104in" fo:padding-right="0.0104in"/>
    </style:style>
    <style:style style:name="P961" style:parent-style-name="IEEETableCell" style:family="paragraph">
      <style:text-properties fo:font-size="12pt" style:font-size-asian="12pt"/>
    </style:style>
    <style:style style:name="TableCell962" style:family="table-cell">
      <style:table-cell-properties fo:border="0.0034in solid #000000" fo:background-color="#FFFFFF" style:writing-mode="lr-tb" style:vertical-align="middle" fo:padding-top="0.0104in" fo:padding-left="0.0104in" fo:padding-bottom="0.0104in" fo:padding-right="0.0104in"/>
    </style:style>
    <style:style style:name="P963" style:parent-style-name="IEEETableCell" style:family="paragraph">
      <style:text-properties fo:font-size="12pt" style:font-size-asian="12pt"/>
    </style:style>
    <style:style style:name="TableCell964" style:family="table-cell">
      <style:table-cell-properties fo:border="0.0034in solid #000000" fo:background-color="#FFFFFF" style:writing-mode="lr-tb" fo:padding-top="0.0104in" fo:padding-left="0.0104in" fo:padding-bottom="0.0104in" fo:padding-right="0.0104in"/>
    </style:style>
    <style:style style:name="P965" style:parent-style-name="IEEETableCell" style:family="paragraph">
      <style:text-properties fo:font-size="12pt" style:font-size-asian="12pt"/>
    </style:style>
    <style:style style:name="TableCell966" style:family="table-cell">
      <style:table-cell-properties fo:border="0.0034in solid #000000" fo:background-color="#FFFFFF" style:writing-mode="lr-tb" fo:padding-top="0.0104in" fo:padding-left="0.0104in" fo:padding-bottom="0.0104in" fo:padding-right="0.0104in"/>
    </style:style>
    <style:style style:name="P967" style:parent-style-name="IEEETableCell" style:family="paragraph">
      <style:text-properties fo:font-size="12pt" style:font-size-asian="12pt"/>
    </style:style>
    <style:style style:name="P968" style:parent-style-name="Normal" style:family="paragraph">
      <style:text-properties style:font-name="Times New Roman" fo:font-size="12pt" style:font-size-asian="12pt" style:font-size-complex="12pt"/>
    </style:style>
    <style:style style:name="P969" style:parent-style-name="Heading4" style:family="paragraph">
      <style:paragraph-properties fo:margin-left="1in" fo:text-indent="-0.25in">
        <style:tab-stops/>
      </style:paragraph-properties>
    </style:style>
    <style:style style:name="T970"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971"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972" style:parent-style-name="Default" style:family="paragraph">
      <style:paragraph-properties fo:text-align="justify" fo:margin-bottom="0.0833in"/>
    </style:style>
    <style:style style:name="T973" style:parent-style-name="DefaultParagraphFont" style:family="text">
      <style:text-properties style:font-name-asian="SimSun" style:use-window-font-color="true" fo:language="en" fo:country="AU" style:language-asian="zh" style:country-asian="CN"/>
    </style:style>
    <style:style style:name="P974"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975" style:parent-style-name="Heading4" style:family="paragraph">
      <style:paragraph-properties fo:margin-left="1in" fo:text-indent="-0.25in">
        <style:tab-stops/>
      </style:paragraph-properties>
    </style:style>
    <style:style style:name="T976"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977"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978" style:parent-style-name="Default" style:family="paragraph">
      <style:paragraph-properties fo:text-align="justify" fo:margin-bottom="0.0833in" fo:text-indent="-0.2479in"/>
      <style:text-properties style:font-name-asian="SimSun" style:use-window-font-color="true" fo:language="en" fo:country="AU" style:language-asian="zh" style:country-asian="CN"/>
    </style:style>
    <style:style style:name="P979" style:parent-style-name="Default" style:family="paragraph">
      <style:paragraph-properties fo:text-align="justify" fo:margin-bottom="0.0833in" fo:text-indent="-0.2479in"/>
      <style:text-properties style:font-name-asian="SimSun" style:use-window-font-color="true" fo:language="en" fo:country="AU" style:language-asian="zh" style:country-asian="CN"/>
    </style:style>
    <style:style style:name="P980" style:parent-style-name="Default" style:family="paragraph">
      <style:paragraph-properties fo:text-align="justify" fo:margin-bottom="0.0833in" fo:text-indent="-0.2479in"/>
      <style:text-properties style:font-name-asian="SimSun" style:use-window-font-color="true" fo:language="en" fo:country="AU" style:language-asian="zh" style:country-asian="CN"/>
    </style:style>
    <style:style style:name="P981" style:parent-style-name="Default" style:family="paragraph">
      <style:paragraph-properties fo:text-align="justify" fo:margin-bottom="0.0833in" fo:text-indent="-0.2479in"/>
      <style:text-properties style:font-name-asian="SimSun" style:use-window-font-color="true" fo:language="en" fo:country="AU" style:language-asian="zh" style:country-asian="CN"/>
    </style:style>
    <style:style style:name="P982" style:parent-style-name="Default" style:family="paragraph">
      <style:paragraph-properties fo:text-align="justify" fo:margin-bottom="0.0833in" fo:text-indent="-0.2479in"/>
      <style:text-properties style:font-name-asian="SimSun" style:use-window-font-color="true" fo:language="en" fo:country="AU" style:language-asian="zh" style:country-asian="CN"/>
    </style:style>
    <style:style style:name="P983" style:parent-style-name="Default" style:family="paragraph">
      <style:paragraph-properties fo:text-align="justify" fo:margin-bottom="0.0833in" fo:text-indent="-0.2479in"/>
      <style:text-properties style:font-name-asian="SimSun" style:use-window-font-color="true" fo:language="en" fo:country="AU" style:language-asian="zh" style:country-asian="CN"/>
    </style:style>
    <style:style style:name="P984" style:parent-style-name="Default" style:family="paragraph">
      <style:paragraph-properties fo:text-align="justify" fo:margin-bottom="0.0833in"/>
    </style:style>
    <style:style style:name="T985" style:parent-style-name="DefaultParagraphFont" style:family="text">
      <style:text-properties style:font-name-asian="SimSun" fo:font-style="italic" style:font-style-asian="italic" style:font-style-complex="italic" style:use-window-font-color="true" style:text-underline-type="single" style:text-underline-style="solid" style:text-underline-width="auto" style:text-underline-mode="continuous" fo:language="en" fo:country="AU" style:language-asian="zh" style:country-asian="CN"/>
    </style:style>
    <style:style style:name="T986" style:parent-style-name="DefaultParagraphFont" style:family="text">
      <style:text-properties style:font-name-asian="SimSun" style:use-window-font-color="true" fo:language="en" fo:country="AU" style:language-asian="zh" style:country-asian="CN"/>
    </style:style>
    <style:style style:name="P987" style:parent-style-name="Default" style:family="paragraph">
      <style:paragraph-properties fo:text-align="justify" fo:margin-bottom="0.0833in"/>
      <style:text-properties style:use-window-font-color="true"/>
    </style:style>
    <style:style style:name="P988" style:parent-style-name="Heading4" style:family="paragraph">
      <style:paragraph-properties fo:margin-left="1in" fo:text-indent="-0.25in">
        <style:tab-stops/>
      </style:paragraph-properties>
    </style:style>
    <style:style style:name="T989"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US"/>
    </style:style>
    <style:style style:name="P990"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991" style:parent-style-name="Default" style:family="paragraph">
      <style:paragraph-properties fo:text-align="justify" fo:margin-bottom="0.0833in"/>
    </style:style>
    <style:style style:name="T992" style:parent-style-name="DefaultParagraphFont" style:family="text">
      <style:text-properties style:font-name-asian="SimSun" style:use-window-font-color="true" fo:language="en" fo:country="AU" style:language-asian="zh" style:country-asian="CN"/>
    </style:style>
    <style:style style:name="P993"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994" style:parent-style-name="Heading4" style:family="paragraph">
      <style:paragraph-properties fo:margin-left="1in" fo:text-indent="-0.25in">
        <style:tab-stops/>
      </style:paragraph-properties>
    </style:style>
    <style:style style:name="T995"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996"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997" style:parent-style-name="Default" style:family="paragraph">
      <style:paragraph-properties fo:text-align="justify" fo:margin-bottom="0.0833in"/>
    </style:style>
    <style:style style:name="T998" style:parent-style-name="DefaultParagraphFont" style:family="text">
      <style:text-properties style:font-name-asian="SimSun" style:use-window-font-color="true" fo:language="en" fo:country="AU" style:language-asian="zh" style:country-asian="CN"/>
    </style:style>
    <style:style style:name="P999" style:parent-style-name="Heading4" style:family="paragraph">
      <style:paragraph-properties fo:margin-left="1in" fo:text-indent="-0.25in">
        <style:tab-stops/>
      </style:paragraph-properties>
    </style:style>
    <style:style style:name="T1000"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01"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02" style:parent-style-name="Default" style:family="paragraph">
      <style:paragraph-properties fo:text-align="justify" fo:margin-bottom="0.0833in"/>
    </style:style>
    <style:style style:name="T1003" style:parent-style-name="DefaultParagraphFont" style:family="text">
      <style:text-properties style:font-name-asian="SimSun" style:use-window-font-color="true" fo:language="en" fo:country="AU" style:language-asian="zh" style:country-asian="CN"/>
    </style:style>
    <style:style style:name="P1004" style:parent-style-name="Heading4" style:family="paragraph">
      <style:paragraph-properties fo:margin-left="1in" fo:text-indent="-0.25in">
        <style:tab-stops/>
      </style:paragraph-properties>
    </style:style>
    <style:style style:name="T1005"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06"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07" style:parent-style-name="Default" style:family="paragraph">
      <style:paragraph-properties fo:text-align="justify" fo:margin-bottom="0.0833in"/>
    </style:style>
    <style:style style:name="T1008" style:parent-style-name="DefaultParagraphFont" style:family="text">
      <style:text-properties style:font-name-asian="SimSun" style:use-window-font-color="true" fo:language="en" fo:country="AU" style:language-asian="zh" style:country-asian="CN"/>
    </style:style>
    <style:style style:name="P1009" style:parent-style-name="Heading3" style:family="paragraph">
      <style:paragraph-properties fo:line-height="200%" fo:margin-left="0.4923in">
        <style:tab-stops/>
      </style:paragraph-properties>
      <style:text-properties style:font-name="Times New Roman" style:font-name-asian="SimSun" style:use-window-font-color="true"/>
    </style:style>
    <style:style style:name="P1010" style:parent-style-name="Heading4" style:family="paragraph">
      <style:paragraph-properties fo:margin-left="0.8451in" fo:text-indent="-0.25in">
        <style:tab-stops/>
      </style:paragraph-properties>
    </style:style>
    <style:style style:name="T1011"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12"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13" style:parent-style-name="Default" style:family="paragraph">
      <style:paragraph-properties fo:text-align="justify" fo:margin-bottom="0.0833in"/>
    </style:style>
    <style:style style:name="T1014" style:parent-style-name="DefaultParagraphFont" style:family="text">
      <style:text-properties style:font-name-asian="SimSun" style:use-window-font-color="true" fo:language="en" fo:country="AU" style:language-asian="zh" style:country-asian="CN"/>
    </style:style>
    <style:style style:name="P1015" style:parent-style-name="Heading4" style:family="paragraph">
      <style:paragraph-properties fo:margin-left="0.8451in" fo:text-indent="-0.25in">
        <style:tab-stops/>
      </style:paragraph-properties>
    </style:style>
    <style:style style:name="T1016"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17"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18" style:parent-style-name="Default" style:family="paragraph">
      <style:paragraph-properties fo:text-align="justify" fo:margin-bottom="0.0833in"/>
    </style:style>
    <style:style style:name="T1019" style:parent-style-name="DefaultParagraphFont" style:family="text">
      <style:text-properties style:font-name-asian="SimSun" style:use-window-font-color="true" fo:language="en" fo:country="AU" style:language-asian="zh" style:country-asian="CN"/>
    </style:style>
    <style:style style:name="P1020" style:parent-style-name="Heading4" style:family="paragraph">
      <style:paragraph-properties fo:margin-left="0.8451in" fo:text-indent="-0.25in">
        <style:tab-stops/>
      </style:paragraph-properties>
    </style:style>
    <style:style style:name="T1021"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22"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23" style:parent-style-name="Default" style:family="paragraph">
      <style:paragraph-properties fo:text-align="justify" fo:margin-bottom="0.0833in"/>
    </style:style>
    <style:style style:name="T1024" style:parent-style-name="DefaultParagraphFont" style:family="text">
      <style:text-properties style:font-name-asian="SimSun" style:use-window-font-color="true" fo:language="en" fo:country="AU" style:language-asian="zh" style:country-asian="CN"/>
    </style:style>
    <style:style style:name="P1025" style:parent-style-name="Heading4" style:family="paragraph">
      <style:paragraph-properties fo:margin-left="0.8451in" fo:text-indent="-0.25in">
        <style:tab-stops/>
      </style:paragraph-properties>
    </style:style>
    <style:style style:name="T1026"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27"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28" style:parent-style-name="Default" style:family="paragraph">
      <style:paragraph-properties fo:text-align="justify" fo:margin-bottom="0.0833in"/>
    </style:style>
    <style:style style:name="T1029" style:parent-style-name="DefaultParagraphFont" style:family="text">
      <style:text-properties style:font-name-asian="SimSun" style:use-window-font-color="true" fo:language="en" fo:country="AU" style:language-asian="zh" style:country-asian="CN"/>
    </style:style>
    <style:style style:name="P1030" style:parent-style-name="Heading4" style:family="paragraph">
      <style:paragraph-properties fo:margin-left="0.8451in" fo:text-indent="-0.25in">
        <style:tab-stops/>
      </style:paragraph-properties>
    </style:style>
    <style:style style:name="T1031"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32"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33" style:parent-style-name="Default" style:family="paragraph">
      <style:paragraph-properties fo:text-align="justify" fo:margin-bottom="0.0833in"/>
    </style:style>
    <style:style style:name="T1034" style:parent-style-name="DefaultParagraphFont" style:family="text">
      <style:text-properties style:font-name-asian="SimSun" style:use-window-font-color="true" fo:language="en" fo:country="AU" style:language-asian="zh" style:country-asian="CN"/>
    </style:style>
    <style:style style:name="P1035" style:parent-style-name="Heading3" style:family="paragraph">
      <style:paragraph-properties fo:line-height="200%" fo:margin-left="0.4923in">
        <style:tab-stops/>
      </style:paragraph-properties>
      <style:text-properties style:font-name="Times New Roman" style:font-name-asian="SimSun" style:use-window-font-color="true"/>
    </style:style>
    <style:style style:name="P1036" style:parent-style-name="Heading4" style:family="paragraph">
      <style:paragraph-properties fo:margin-left="0.8451in" fo:text-indent="-0.25in">
        <style:tab-stops/>
      </style:paragraph-properties>
    </style:style>
    <style:style style:name="T1037"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38" style:parent-style-name="Default" style:family="paragraph">
      <style:paragraph-properties fo:text-align="justify" fo:margin-bottom="0.0833in"/>
    </style:style>
    <style:style style:name="T1039" style:parent-style-name="DefaultParagraphFont" style:family="text">
      <style:text-properties style:font-name-asian="SimSun" style:use-window-font-color="true" fo:language="en" fo:country="AU" style:language-asian="zh" style:country-asian="CN"/>
    </style:style>
    <style:style style:name="P1040" style:parent-style-name="Default" style:family="paragraph">
      <style:paragraph-properties fo:text-align="justify" fo:margin-bottom="0.0833in"/>
    </style:style>
    <style:style style:name="T1041" style:parent-style-name="DefaultParagraphFont" style:family="text">
      <style:text-properties style:font-name-asian="SimSun" style:use-window-font-color="true" fo:language="en" fo:country="AU" style:language-asian="zh" style:country-asian="CN"/>
    </style:style>
    <style:style style:name="P1042" style:parent-style-name="Heading4" style:family="paragraph">
      <style:paragraph-properties fo:margin-left="0.8451in" fo:text-indent="-0.25in">
        <style:tab-stops/>
      </style:paragraph-properties>
    </style:style>
    <style:style style:name="T1043"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44" style:parent-style-name="Default" style:family="paragraph">
      <style:paragraph-properties fo:text-align="justify" fo:margin-bottom="0.0833in"/>
    </style:style>
    <style:style style:name="T1045" style:parent-style-name="DefaultParagraphFont" style:family="text">
      <style:text-properties style:font-name-asian="SimSun" style:use-window-font-color="true" fo:language="en" fo:country="AU" style:language-asian="zh" style:country-asian="CN"/>
    </style:style>
    <style:style style:name="P1046" style:parent-style-name="Default" style:family="paragraph">
      <style:paragraph-properties fo:text-align="justify" fo:margin-bottom="0.0833in"/>
    </style:style>
    <style:style style:name="T1047" style:parent-style-name="DefaultParagraphFont" style:family="text">
      <style:text-properties style:font-name-asian="SimSun" style:use-window-font-color="true" fo:language="en" fo:country="AU" style:language-asian="zh" style:country-asian="CN"/>
    </style:style>
    <style:style style:name="P1048" style:parent-style-name="Heading4" style:family="paragraph">
      <style:paragraph-properties fo:margin-left="0.8451in" fo:text-indent="-0.25in">
        <style:tab-stops/>
      </style:paragraph-properties>
    </style:style>
    <style:style style:name="T1049"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50" style:parent-style-name="Default" style:family="paragraph">
      <style:paragraph-properties fo:text-align="justify" fo:margin-bottom="0.0833in"/>
    </style:style>
    <style:style style:name="T1051" style:parent-style-name="DefaultParagraphFont" style:family="text">
      <style:text-properties style:font-name-asian="SimSun" style:use-window-font-color="true" fo:language="en" fo:country="AU" style:language-asian="zh" style:country-asian="CN"/>
    </style:style>
    <style:style style:name="P1052" style:parent-style-name="Default" style:family="paragraph">
      <style:paragraph-properties fo:text-align="justify" fo:margin-bottom="0.0833in"/>
    </style:style>
    <style:style style:name="T1053" style:parent-style-name="DefaultParagraphFont" style:family="text">
      <style:text-properties style:font-name-asian="SimSun" style:use-window-font-color="true" fo:language="en" fo:country="AU" style:language-asian="zh" style:country-asian="CN"/>
    </style:style>
    <style:style style:name="P1054" style:parent-style-name="Heading4" style:family="paragraph">
      <style:paragraph-properties fo:margin-left="0.8451in" fo:text-indent="-0.25in">
        <style:tab-stops/>
      </style:paragraph-properties>
    </style:style>
    <style:style style:name="T1055"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56" style:parent-style-name="Default" style:family="paragraph">
      <style:paragraph-properties fo:text-align="justify" fo:margin-bottom="0.0833in"/>
      <style:text-properties style:font-name-asian="SimSun" style:use-window-font-color="true" fo:language="en" fo:country="AU" style:language-asian="zh" style:country-asian="CN"/>
    </style:style>
    <style:style style:name="P1057" style:parent-style-name="Default" style:family="paragraph">
      <style:paragraph-properties fo:text-align="justify" fo:margin-bottom="0.0833in"/>
    </style:style>
    <style:style style:name="T1058" style:parent-style-name="DefaultParagraphFont" style:family="text">
      <style:text-properties style:font-name-asian="SimSun" style:use-window-font-color="true" fo:language="en" fo:country="AU" style:language-asian="zh" style:country-asian="CN"/>
    </style:style>
    <style:style style:name="P1059" style:parent-style-name="Normal" style:family="paragraph">
      <style:text-properties style:font-name="Times New Roman" fo:font-size="12pt" style:font-size-asian="12pt" style:font-size-complex="12pt" fo:language="en" fo:country="AU"/>
    </style:style>
    <style:style style:name="P1060" style:parent-style-name="Heading4" style:family="paragraph"/>
    <style:style style:name="T1061"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62" style:parent-style-name="Default" style:family="paragraph">
      <style:paragraph-properties fo:text-align="justify" fo:margin-bottom="0.0833in"/>
    </style:style>
    <style:style style:name="T1063" style:parent-style-name="DefaultParagraphFont" style:family="text">
      <style:text-properties style:font-name-asian="SimSun" style:use-window-font-color="true" fo:language="en" fo:country="AU" style:language-asian="zh" style:country-asian="CN"/>
    </style:style>
    <style:style style:name="P1064" style:parent-style-name="Default" style:family="paragraph">
      <style:paragraph-properties fo:text-align="justify" fo:margin-bottom="0.0833in"/>
    </style:style>
    <style:style style:name="T1065" style:parent-style-name="DefaultParagraphFont" style:family="text">
      <style:text-properties style:font-name-asian="SimSun" style:use-window-font-color="true" fo:language="en" fo:country="AU" style:language-asian="zh" style:country-asian="CN"/>
    </style:style>
    <style:style style:name="P1066" style:parent-style-name="Heading4" style:family="paragraph">
      <style:paragraph-properties fo:margin-left="0.8451in" fo:text-indent="-0.25in">
        <style:tab-stops/>
      </style:paragraph-properties>
    </style:style>
    <style:style style:name="T1067" style:parent-style-name="DefaultParagraphFont" style:family="text">
      <style:text-properties style:font-name="Times New Roman" fo:font-style="normal" style:font-style-asian="normal" style:font-style-complex="normal" style:use-window-font-color="true" fo:font-size="12pt" style:font-size-asian="12pt" style:font-size-complex="12pt" fo:language="en" fo:country="US"/>
    </style:style>
    <style:style style:name="P1068" style:parent-style-name="Default" style:family="paragraph">
      <style:paragraph-properties fo:text-align="justify" fo:margin-bottom="0.0833in"/>
    </style:style>
    <style:style style:name="T1069" style:parent-style-name="DefaultParagraphFont" style:family="text">
      <style:text-properties style:font-name-asian="SimSun" style:use-window-font-color="true" fo:language="en" fo:country="AU" style:language-asian="zh" style:country-asian="CN"/>
    </style:style>
    <style:style style:name="P1070" style:parent-style-name="Default" style:family="paragraph">
      <style:paragraph-properties fo:text-align="justify" fo:margin-bottom="0.0833in"/>
    </style:style>
    <style:style style:name="T1071" style:parent-style-name="DefaultParagraphFont" style:family="text">
      <style:text-properties style:font-name-asian="SimSun" style:use-window-font-color="true" fo:language="en" fo:country="AU" style:language-asian="zh" style:country-asian="CN"/>
    </style:style>
    <style:style style:name="P1072" style:parent-style-name="Heading4" style:family="paragraph">
      <style:paragraph-properties fo:margin-left="0.8451in" fo:text-indent="-0.25in">
        <style:tab-stops/>
      </style:paragraph-properties>
    </style:style>
    <style:style style:name="T1073" style:parent-style-name="DefaultParagraphFont" style:family="text">
      <style:text-properties style:font-name="Times New Roman" fo:font-style="normal" style:font-style-asian="normal" style:font-style-complex="normal" style:use-window-font-color="true" fo:font-size="12pt" style:font-size-asian="12pt" style:font-size-complex="12pt"/>
    </style:style>
    <style:style style:name="P1074" style:parent-style-name="Default" style:family="paragraph">
      <style:paragraph-properties fo:text-align="justify" fo:margin-bottom="0.0833in"/>
    </style:style>
    <style:style style:name="T1075" style:parent-style-name="DefaultParagraphFont" style:family="text">
      <style:text-properties style:font-name-asian="SimSun" style:use-window-font-color="true" fo:language="en" fo:country="AU" style:language-asian="zh" style:country-asian="CN"/>
    </style:style>
    <style:style style:name="T1076" style:parent-style-name="DefaultParagraphFont" style:family="text">
      <style:text-properties style:font-name="Times New Roman" style:font-name-asian="SimSun" fo:font-size="12pt" style:font-size-asian="12pt" style:font-size-complex="12pt" fo:language="en" fo:country="AU" style:language-asian="zh" style:country-asian="CN"/>
    </style:style>
    <style:style style:name="P1077" style:parent-style-name="Normal" style:family="paragraph">
      <style:text-properties style:font-name="Times New Roman" fo:language="en" fo:country="US"/>
    </style:style>
    <style:style style:name="P1078" style:parent-style-name="Normal" style:family="paragraph">
      <style:text-properties style:font-name="Times New Roman"/>
    </style:style>
    <style:style style:name="P1079" style:parent-style-name="Normal" style:family="paragraph">
      <style:text-properties style:font-name="Times New Roman"/>
    </style:style>
    <style:style style:name="P1080" style:parent-style-name="Normal" style:family="paragraph">
      <style:text-properties style:font-name="Times New Roman"/>
    </style:style>
    <style:style style:name="P1081" style:parent-style-name="Normal" style:family="paragraph">
      <style:text-properties style:font-name="Times New Roman"/>
    </style:style>
    <style:style style:name="P1082" style:parent-style-name="Normal" style:family="paragraph">
      <style:text-properties style:font-name="Times New Roman"/>
    </style:style>
    <style:style style:name="P1083" style:parent-style-name="Normal" style:family="paragraph">
      <style:text-properties style:font-name="Times New Roman"/>
    </style:style>
    <style:style style:name="P1084" style:parent-style-name="Normal" style:family="paragraph">
      <style:text-properties style:font-name="Times New Roman"/>
    </style:style>
    <style:style style:name="P1085" style:parent-style-name="Normal" style:family="paragraph">
      <style:text-properties style:font-name="Times New Roman"/>
    </style:style>
    <style:style style:name="P1086" style:parent-style-name="Normal" style:family="paragraph">
      <style:text-properties style:font-name="Times New Roman"/>
    </style:style>
    <style:style style:name="P1087" style:parent-style-name="Normal" style:family="paragraph">
      <style:text-properties style:font-name="Times New Roman"/>
    </style:style>
    <style:style style:name="P1088" style:parent-style-name="Normal" style:family="paragraph">
      <style:text-properties style:font-name="Times New Roman"/>
    </style:style>
    <style:style style:name="T1089" style:parent-style-name="DefaultParagraphFont" style:family="text">
      <style:text-properties fo:letter-spacing="0.0173in"/>
    </style:style>
    <style:style style:name="T1090" style:parent-style-name="DefaultParagraphFont" style:family="text">
      <style:text-properties style:font-name="Times New Roman" fo:font-weight="bold" style:font-weight-asian="bold" style:text-scale="101%" fo:font-size="24.5pt" style:font-size-asian="24.5pt"/>
    </style:style>
    <style:style style:name="P1091" style:parent-style-name="ListParagraph" style:family="paragraph"/>
    <style:style style:name="P1092" style:parent-style-name="ListParagraph" style:family="paragraph">
      <style:paragraph-properties fo:margin-left="0.5in" fo:text-indent="-0.0083in">
        <style:tab-stops/>
      </style:paragraph-properties>
      <style:text-properties fo:font-size="12pt" style:font-size-asian="12pt" style:font-size-complex="12pt" fo:language="en" fo:country="US"/>
    </style:style>
    <style:style style:name="P1093" style:parent-style-name="ListParagraph" style:family="paragraph">
      <style:paragraph-properties fo:margin-left="0.5in">
        <style:tab-stops/>
      </style:paragraph-properties>
      <style:text-properties fo:font-size="12pt" style:font-size-asian="12pt" style:font-size-complex="12pt" fo:language="en" fo:country="US"/>
    </style:style>
    <style:style style:name="P1094" style:parent-style-name="ListParagraph" style:family="paragraph">
      <style:paragraph-properties fo:margin-left="0.5in" fo:text-indent="0in">
        <style:tab-stops/>
      </style:paragraph-properties>
    </style:style>
    <style:style style:name="T1095" style:parent-style-name="DefaultParagraphFont" style:family="text">
      <style:text-properties fo:font-size="12pt" style:font-size-asian="12pt" style:font-size-complex="12pt" fo:language="en" fo:country="US"/>
    </style:style>
    <style:style style:name="T1096" style:parent-style-name="DefaultParagraphFont" style:family="text">
      <style:text-properties fo:font-size="12pt" style:font-size-asian="12pt" style:font-size-complex="12pt"/>
    </style:style>
    <style:style style:name="P1097" style:parent-style-name="ListParagraph" style:family="paragraph"/>
    <style:style style:name="P1098" style:parent-style-name="ListParagraph" style:family="paragraph">
      <style:paragraph-properties fo:margin-left="0.5in" fo:text-indent="0in">
        <style:tab-stops/>
      </style:paragraph-properties>
    </style:style>
    <style:style style:name="P1099" style:parent-style-name="ListParagraph" style:family="paragraph">
      <style:paragraph-properties fo:margin-left="0.5in" fo:text-indent="0in">
        <style:tab-stops/>
      </style:paragraph-properties>
    </style:style>
    <style:style style:name="P1100" style:parent-style-name="ListParagraph" style:family="paragraph"/>
    <style:style style:name="P1101" style:parent-style-name="ListParagraph" style:family="paragraph">
      <style:paragraph-properties fo:margin-left="0.5in" fo:text-indent="-0.0083in">
        <style:tab-stops/>
      </style:paragraph-properties>
      <style:text-properties fo:language="en" fo:country="US"/>
    </style:style>
    <style:style style:name="P1102" style:parent-style-name="ListParagraph" style:family="paragraph">
      <style:paragraph-properties fo:margin-left="0.5in">
        <style:tab-stops/>
      </style:paragraph-properties>
      <style:text-properties fo:language="en" fo:country="US"/>
    </style:style>
    <style:style style:name="P1103" style:parent-style-name="ListParagraph" style:family="paragraph">
      <style:paragraph-properties fo:margin-left="0.5in" fo:text-indent="0in">
        <style:tab-stops/>
      </style:paragraph-properties>
      <style:text-properties fo:language="en" fo:country="US"/>
    </style:style>
    <style:style style:name="P1104" style:parent-style-name="ListParagraph" style:family="paragraph"/>
    <style:style style:name="P1105" style:parent-style-name="ListParagraph" style:family="paragraph">
      <style:paragraph-properties fo:margin-left="0.5in" fo:text-indent="0in">
        <style:tab-stops/>
      </style:paragraph-properties>
    </style:style>
    <style:style style:name="P1106" style:parent-style-name="ListParagraph" style:family="paragraph">
      <style:paragraph-properties fo:margin-left="0.5in" fo:text-indent="0in">
        <style:tab-stops/>
      </style:paragraph-properties>
    </style:style>
    <style:style style:name="P1107" style:parent-style-name="ListParagraph" style:family="paragraph"/>
    <style:style style:name="P1108" style:parent-style-name="Normal" style:family="paragraph">
      <style:text-properties style:font-name="Times New Roman"/>
    </style:style>
    <style:style style:name="T1109" style:parent-style-name="DefaultParagraphFont" style:family="text">
      <style:text-properties style:font-name="Times New Roman" fo:font-weight="bold" style:font-weight-asian="bold" style:text-scale="101%" fo:font-size="24.5pt" style:font-size-asian="24.5pt"/>
    </style:style>
    <style:style style:name="P1110" style:parent-style-name="ListParagraph" style:family="paragraph"/>
    <style:style style:name="P1111" style:parent-style-name="ListParagraph" style:family="paragraph"/>
    <style:style style:name="P1112" style:parent-style-name="ListParagraph" style:family="paragraph"/>
    <style:style style:name="P1113" style:parent-style-name="ListParagraph" style:family="paragraph"/>
    <style:style style:name="P1114" style:parent-style-name="ListParagraph" style:family="paragraph"/>
    <style:style style:name="P1115" style:parent-style-name="Normal" style:family="paragraph">
      <style:text-properties style:font-name="Times New Roman"/>
    </style:style>
    <style:style style:name="T1116" style:parent-style-name="DefaultParagraphFont" style:family="text">
      <style:text-properties fo:letter-spacing="0.0173in"/>
    </style:style>
    <style:style style:name="P1117" style:parent-style-name="Normal" style:family="paragraph">
      <style:text-properties style:font-name="Times New Roman" fo:font-weight="bold" style:font-weight-asian="bold" style:text-scale="101%" fo:font-size="24.5pt" style:font-size-asian="24.5pt"/>
    </style:style>
    <style:style style:name="P1118" style:parent-style-name="ListParagraph" style:family="paragraph"/>
    <style:style style:name="P1119" style:parent-style-name="ListParagraph" style:family="paragraph"/>
    <style:style style:name="P1120" style:parent-style-name="ListParagraph" style:family="paragraph"/>
    <style:style style:name="P1121" style:parent-style-name="ListParagraph" style:family="paragraph">
      <style:paragraph-properties fo:margin-left="0.5in" fo:text-indent="0in">
        <style:tab-stops/>
      </style:paragraph-properties>
    </style:style>
    <style:style style:name="P1122" style:parent-style-name="Normal" style:family="paragraph">
      <style:text-properties style:font-name="Times New Roman"/>
    </style:style>
    <style:style style:name="T1123" style:parent-style-name="DefaultParagraphFont" style:family="text">
      <style:text-properties fo:letter-spacing="0.0173in"/>
    </style:style>
    <style:style style:name="T1124" style:parent-style-name="DefaultParagraphFont" style:family="text">
      <style:text-properties style:font-name="Times New Roman" fo:font-weight="bold" style:font-weight-asian="bold" style:text-scale="101%" fo:font-size="24.5pt" style:font-size-asian="24.5pt"/>
    </style:style>
    <style:style style:name="P1125" style:parent-style-name="ListParagraph" style:family="paragraph"/>
    <style:style style:name="T1126" style:parent-style-name="DefaultParagraphFont" style:family="text">
      <style:text-properties fo:language="en" fo:country="US"/>
    </style:style>
    <style:style style:name="P1127" style:parent-style-name="ListParagraph" style:family="paragraph">
      <style:text-properties fo:language="en" fo:country="US"/>
    </style:style>
    <style:style style:name="P1128" style:parent-style-name="ListParagraph" style:family="paragraph">
      <style:text-properties fo:language="en" fo:country="US"/>
    </style:style>
    <style:style style:name="P1129" style:parent-style-name="ListParagraph" style:family="paragraph"/>
    <style:style style:name="T1130" style:parent-style-name="Hyperlink" style:family="text">
      <style:text-properties fo:language="en" fo:country="US"/>
    </style:style>
    <style:style style:name="P1131" style:parent-style-name="ListParagraph" style:family="paragraph"/>
    <style:style style:name="T1132" style:parent-style-name="Hyperlink" style:family="text">
      <style:text-properties fo:language="en" fo:country="US"/>
    </style:style>
    <style:style style:name="P1133" style:parent-style-name="ListParagraph" style:family="paragraph"/>
    <style:style style:name="T1134" style:parent-style-name="Hyperlink" style:family="text">
      <style:text-properties fo:language="en" fo:country="US"/>
    </style:style>
    <style:style style:name="P1135" style:parent-style-name="ListParagraph" style:family="paragraph"/>
    <style:style style:name="T1136" style:parent-style-name="Hyperlink" style:family="text">
      <style:text-properties fo:language="en" fo:country="US"/>
    </style:style>
    <style:style style:name="P1137" style:parent-style-name="Normalny" style:family="paragraph"/>
    <style:style style:name="T1138" style:parent-style-name="Hiperłącze" style:family="text">
      <style:text-properties style:font-name="Times New Roman" fo:language="en" fo:country="US"/>
    </style:style>
    <style:style style:name="P1139" style:parent-style-name="Normalny" style:family="paragraph"/>
    <style:style style:name="T1140" style:parent-style-name="Hiperłącze" style:family="text">
      <style:text-properties style:font-name="Times New Roman" fo:language="en" fo:country="US"/>
    </style:style>
    <style:style style:name="P1141" style:parent-style-name="Normalny" style:family="paragraph"/>
    <style:style style:name="T1142" style:parent-style-name="Hyperlink" style:family="text">
      <style:text-properties style:font-name="Times New Roman" fo:language="en" fo:country="US"/>
    </style:style>
    <style:style style:name="P1143" style:parent-style-name="Normalny" style:family="paragraph"/>
    <style:style style:name="T1144" style:parent-style-name="Hyperlink" style:family="text">
      <style:text-properties style:font-name="Times New Roman" fo:language="en" fo:country="US"/>
    </style:style>
    <style:style style:name="P1145" style:parent-style-name="Normalny" style:family="paragraph"/>
    <style:style style:name="T1146" style:parent-style-name="Hyperlink" style:family="text">
      <style:text-properties style:font-name="Times New Roman" fo:language="en" fo:country="US"/>
    </style:style>
    <style:style style:name="P1147" style:parent-style-name="Normalny" style:family="paragraph"/>
    <style:style style:name="T1148" style:parent-style-name="Hyperlink" style:family="text">
      <style:text-properties style:font-name="Times New Roman" fo:language="en" fo:country="US"/>
    </style:style>
    <style:style style:name="P1149" style:parent-style-name="Normalny" style:family="paragraph">
      <style:text-properties style:font-name="Times New Roman" fo:language="en" fo:country="US"/>
    </style:style>
    <style:style style:name="P1150" style:parent-style-name="Normalny" style:family="paragraph">
      <style:text-properties style:font-name="Times New Roman" fo:language="en" fo:country="US"/>
    </style:style>
    <style:style style:name="P1151" style:parent-style-name="Normal" style:family="paragraph">
      <style:text-properties style:font-name="Times New Roman" fo:language="en" fo:country="US"/>
    </style:style>
    <style:style style:name="P1152" style:parent-style-name="Normal" style:family="paragraph">
      <style:text-properties style:font-name="Times New Roman" fo:language="en" fo:country="US"/>
    </style:style>
    <style:style style:name="P1153" style:parent-style-name="Normal" style:family="paragraph">
      <style:text-properties style:font-name="Times New Roman" fo:language="en" fo:country="US"/>
    </style:style>
    <style:style style:name="P1154" style:parent-style-name="Normal" style:family="paragraph">
      <style:text-properties style:font-name="Times New Roman" fo:language="en" fo:country="US"/>
    </style:style>
    <style:style style:name="P1155" style:parent-style-name="Normal" style:family="paragraph">
      <style:text-properties style:font-name="Times New Roman" fo:language="en" fo:country="US"/>
    </style:style>
    <style:style style:name="P1156" style:parent-style-name="Normal" style:family="paragraph">
      <style:text-properties style:font-name="Times New Roman" fo:language="en" fo:country="US"/>
    </style:style>
    <style:style style:name="P1157" style:parent-style-name="Normal" style:family="paragraph">
      <style:text-properties style:font-name="Times New Roman" fo:language="en" fo:country="US"/>
    </style:style>
    <style:style style:name="P1158" style:parent-style-name="Normal" style:family="paragraph">
      <style:text-properties style:font-name="Times New Roman" fo:language="en" fo:country="US"/>
    </style:style>
    <style:style style:name="P1159" style:parent-style-name="Normal" style:family="paragraph">
      <style:text-properties style:font-name="Times New Roman" fo:language="en" fo:country="US"/>
    </style:style>
    <style:style style:name="P1160" style:parent-style-name="Normal" style:family="paragraph">
      <style:text-properties style:font-name="Times New Roman" fo:language="en" fo:country="US"/>
    </style:style>
    <style:style style:name="P1161" style:parent-style-name="Normal" style:family="paragraph">
      <style:text-properties style:font-name="Times New Roman" fo:language="en" fo:country="US"/>
    </style:style>
    <style:style style:name="P1162" style:parent-style-name="Normal" style:family="paragraph">
      <style:text-properties style:font-name="Times New Roman" fo:language="en" fo:country="US"/>
    </style:style>
    <style:style style:name="P1163" style:parent-style-name="Normal" style:family="paragraph">
      <style:text-properties style:font-name="Times New Roman" fo:language="en" fo:country="US"/>
    </style:style>
    <style:style style:name="P1164" style:parent-style-name="Normal" style:family="paragraph">
      <style:text-properties style:font-name="Times New Roman" fo:language="en" fo:country="US"/>
    </style:style>
    <style:style style:name="P1165" style:parent-style-name="Normal" style:family="paragraph">
      <style:text-properties style:font-name="Times New Roman" fo:language="en" fo:country="US"/>
    </style:style>
    <style:style style:name="P1166" style:parent-style-name="Normal" style:family="paragraph">
      <style:text-properties style:font-name="Times New Roman" fo:language="en" fo:country="US"/>
    </style:style>
    <style:style style:name="P1167" style:parent-style-name="Normal" style:family="paragraph">
      <style:text-properties style:font-name="Times New Roman" fo:language="en" fo:country="US"/>
    </style:style>
    <style:style style:name="P1168" style:parent-style-name="Normal" style:family="paragraph">
      <style:text-properties style:font-name="Times New Roman" fo:language="en" fo:country="US"/>
    </style:style>
    <style:style style:name="P1169" style:parent-style-name="Normal" style:family="paragraph">
      <style:text-properties style:font-name="Times New Roman" fo:language="en" fo:country="US"/>
    </style:style>
    <style:style style:name="T1170" style:parent-style-name="DefaultParagraphFont" style:family="text">
      <style:text-properties fo:letter-spacing="0.0173in"/>
    </style:style>
    <style:style style:name="T1171" style:parent-style-name="DefaultParagraphFont" style:family="text">
      <style:text-properties style:font-name="Times New Roman" fo:font-weight="bold" style:font-weight-asian="bold" style:text-scale="101%" fo:font-size="24.5pt" style:font-size-asian="24.5pt"/>
    </style:style>
    <style:style style:name="P1172" style:parent-style-name="Normal" style:family="paragraph">
      <style:text-properties style:font-name="Times New Roman"/>
    </style:style>
    <style:style style:name="P1173" style:parent-style-name="Normal" style:family="paragraph">
      <style:text-properties style:font-name="Times New Roman"/>
    </style:style>
    <style:style style:name="T1174" style:parent-style-name="DefaultParagraphFont" style:family="text">
      <style:text-properties fo:letter-spacing="0.0173in"/>
    </style:style>
    <style:style style:name="T1175" style:parent-style-name="DefaultParagraphFont" style:family="text">
      <style:text-properties style:font-name="Times New Roman" fo:font-weight="bold" style:font-weight-asian="bold" style:text-scale="101%" fo:font-size="24.5pt" style:font-size-asian="24.5pt"/>
    </style:style>
    <style:style style:name="P1176" style:parent-style-name="Normal" style:family="paragraph">
      <style:text-properties style:font-name="Times New Roman"/>
    </style:style>
    <style:style style:name="P1177" style:parent-style-name="Normal" style:family="paragraph">
      <style:text-properties style:font-name="Times New Roman"/>
    </style:style>
    <style:style style:name="P1178" style:parent-style-name="Normal" style:family="paragraph">
      <style:text-properties style:font-name="Times New Roman"/>
    </style:style>
    <style:style style:name="P1179" style:parent-style-name="Normal" style:family="paragraph">
      <style:text-properties style:font-name="Times New Roman"/>
    </style:style>
    <style:style style:name="P1180" style:parent-style-name="Normal" style:family="paragraph">
      <style:text-properties style:font-name="Times New Roman"/>
    </style:style>
    <style:style style:name="P1181" style:parent-style-name="Normal" style:family="paragraph">
      <style:text-properties style:font-name="Times New Roman"/>
    </style:style>
    <style:style style:name="P1182" style:parent-style-name="Normal" style:family="paragraph">
      <style:text-properties style:font-name="Times New Roman"/>
    </style:style>
    <style:style style:name="P1183" style:parent-style-name="Normal" style:family="paragraph">
      <style:text-properties style:font-name="Times New Roman"/>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Web crawler w przeciwdziałaniu phishingowi</text:p>
      <text:p text:style-name="P10"/>
      <text:h text:style-name="P11" text:outline-level="1">Spis treści</text:h>
      <text:list text:style-name="LFO1" text:continue-numbering="true">
        <text:list-item>
          <text:p text:style-name="P12"><text:span text:style-name="T13">Wstęp</text:span><text:span text:style-name="T14"><text:tab/></text:span><text:span text:style-name="T15">2</text:span></text:p>
          <text:list text:continue-numbering="true">
            <text:list-item>
              <text:p text:style-name="P16"><text:span text:style-name="T17">Problematyka i</text:span><text:span text:style-name="T18"><text:s/></text:span><text:span text:style-name="T19">zakres</text:span><text:span text:style-name="T20"><text:s/></text:span><text:span text:style-name="T21">pracy</text:span><text:span text:style-name="T22"><text:tab/>2</text:span></text:p>
            </text:list-item>
            <text:list-item>
              <text:p text:style-name="P23"><text:span text:style-name="T24">Cele</text:span><text:span text:style-name="T25"><text:s/></text:span><text:span text:style-name="T26">pracy</text:span><text:span text:style-name="T27"><text:tab/>3</text:span></text:p>
            </text:list-item>
            <text:list-item>
              <text:p text:style-name="P28"><text:span text:style-name="T29">Metoda</text:span><text:span text:style-name="T30"><text:s/></text:span><text:span text:style-name="T31">badawcza</text:span><text:span text:style-name="T32"><text:tab/>3</text:span></text:p>
            </text:list-item>
            <text:list-item>
              <text:p text:style-name="P33"><text:span text:style-name="T34">Przegląd<text:s/></text:span><text:span text:style-name="T35">literatury</text:span><text:span text:style-name="T36"><text:s/></text:span><text:span text:style-name="T37">w</text:span><text:span text:style-name="T38"><text:s/></text:span><text:span text:style-name="T39">obszarze cyberbezpieczeństwa<text:s/></text:span><text:span text:style-name="T40"><text:tab/>4</text:span></text:p>
            </text:list-item>
            <text:list-item>
              <text:p text:style-name="P41"><text:span text:style-name="T42">Układ</text:span><text:span text:style-name="T43"><text:s/></text:span><text:span text:style-name="T44">pracy<text:s/></text:span><text:span text:style-name="T45"><text:tab/>4</text:span></text:p>
            </text:list-item>
          </text:list>
        </text:list-item>
        <text:list-item>
          <text:p text:style-name="P46"><text:span text:style-name="T47"><text:s/>Zjawisko Phishingu i metody przeciwdziałania<text:s/></text:span><text:span text:style-name="T48"><text:tab/>5</text:span></text:p>
          <text:list text:continue-numbering="true">
            <text:list-item>
              <text:p text:style-name="P49"><text:span text:style-name="T50">Phishing i jego rodzaje<text:s/></text:span><text:span text:style-name="T51"><text:tab/>5</text:span></text:p>
            </text:list-item>
            <text:list-item>
              <text:p text:style-name="P52"><text:span text:style-name="T53">Strategie przeciwdziałania phihishingowi</text:span><text:span text:style-name="T54"><text:tab/>5</text:span></text:p>
              <text:list text:continue-numbering="true">
                <text:list-item>
                  <text:p text:style-name="P55"><text:span text:style-name="T56">Strategia 1</text:span><text:span text:style-name="T57"><text:tab/></text:span><text:span text:style-name="T58">5</text:span></text:p>
                </text:list-item>
                <text:list-item>
                  <text:p text:style-name="P59"><text:span text:style-name="T60">strategia 2</text:span><text:span text:style-name="T61">systemy<text:s/></text:span><text:span text:style-name="T62"><text:tab/></text:span><text:span text:style-name="T63">5</text:span></text:p>
                </text:list-item>
              </text:list>
            </text:list-item>
          </text:list>
        </text:list-item>
      </text:list>
      <text:p text:style-name="P64">2.2.3 <text:s text:c="3"/>strategia 3<text:s/><text:tab/><text:s text:c="2"/>. <text:s/>. <text:s/>. <text:s/>. <text:s/>. <text:s/>. <text:s/>. <text:s/>. <text:s/>. <text:s/>. <text:s/>. <text:s/>. <text:s/>. <text:s/>. <text:s/>.<text:span text:style-name="T65"><text:s/></text:span>.<text:span text:style-name="T66"><text:s/></text:span>.<text:tab/>5</text:p>
      <text:list text:style-name="LFO1" text:continue-numbering="true">
        <text:list-item>
          <text:list>
            <text:list-item>
              <text:p text:style-name="P67"><text:span text:style-name="T68">Wybrane oprogramowanie do przeciwdziałnaia phishingowi</text:span><text:span text:style-name="T69">´<text:s/></text:span><text:span text:style-name="T70"><text:tab/></text:span><text:span text:style-name="T71">6</text:span></text:p>
              <text:list text:continue-numbering="true">
                <text:list-item>
                  <text:p text:style-name="P72"><text:span text:style-name="T73">Pakiet 1<text:s/></text:span><text:span text:style-name="T74"><text:tab/></text:span><text:span text:style-name="T75">6</text:span></text:p>
                </text:list-item>
                <text:list-item>
                  <text:p text:style-name="P76"><text:span text:style-name="T77">Pakiet 2</text:span><text:span text:style-name="T78"><text:tab/></text:span><text:span text:style-name="T79">6</text:span></text:p>
                </text:list-item>
                <text:list-item>
                  <text:p text:style-name="P80"><text:span text:style-name="T81">Pakiet 3</text:span><text:span text:style-name="T82"><text:tab/>6</text:span></text:p>
                </text:list-item>
              </text:list>
            </text:list-item>
            <text:list-item>
              <text:p text:style-name="P83"><text:span text:style-name="T84">Analiza i porównanie strategii i narzędzi przeciwdziałania phishigowi</text:span></text:p>
              <text:list text:continue-numbering="true">
                <text:list-item>
                  <text:p text:style-name="P85"/>
                </text:list-item>
              </text:list>
            </text:list-item>
          </text:list>
        </text:list-item>
        <text:list-item>
          <text:p text:style-name="P86"><text:span text:style-name="T87">Autorska propozycja strategii/algorytu/metody przeciwdziałania ….</text:span></text:p>
        </text:list-item>
        <text:list-item>
          <text:p text:style-name="P88"/>
          <text:list text:continue-numbering="true">
            <text:list-item>
              <text:p text:style-name="P89"/>
            </text:list-item>
            <text:list-item>
              <text:p text:style-name="P90"/>
            </text:list-item>
            <text:list-item>
              <text:p text:style-name="P91"/>
            </text:list-item>
            <text:list-item>
              <text:p text:style-name="P92"/>
            </text:list-item>
            <text:list-item>
              <text:p text:style-name="P93"/>
            </text:list-item>
            <text:list-item>
              <text:p text:style-name="P94"><text:span text:style-name="T95">Przenoszenie</text:span><text:span text:style-name="T96"><text:s/></text:span><text:span text:style-name="T97">wyrazów</text:span><text:span text:style-name="T98"><text:tab/>10</text:span></text:p>
            </text:list-item>
          </text:list>
        </text:list-item>
        <text:list-item>
          <text:p text:style-name="P99"><text:span text:style-name="T100">T</text:span><text:span text:style-name="T101">echnologie</text:span><text:span text:style-name="T102"><text:s/></text:span><text:span text:style-name="T103">i</text:span><text:span text:style-name="T104"><text:s/></text:span><text:span text:style-name="T105">metody</text:span><text:span text:style-name="T106"><text:s/></text:span><text:span text:style-name="T107">u</text:span><text:span text:style-name="T108">ż</text:span><text:span text:style-name="T109">y</text:span><text:span text:style-name="T110">te...</text:span><text:span text:style-name="T111"><text:s/></text:span><text:span text:style-name="T112"><text:tab/></text:span><text:span text:style-name="T113">11</text:span></text:p>
          <text:list text:continue-numbering="true">
            <text:list-item>
              <text:p text:style-name="P114"><text:span text:style-name="T115">Sprzęt</text:span><text:span text:style-name="T116"><text:tab/></text:span><text:span text:style-name="T117">11</text:span></text:p>
              <text:list text:continue-numbering="true">
                <text:list-item>
                  <text:p text:style-name="P118"><text:span text:style-name="T119">Element</text:span><text:span text:style-name="T120"><text:s/></text:span><text:span text:style-name="T121">1</text:span><text:span text:style-name="T122"><text:tab/>11</text:span></text:p>
                </text:list-item>
              </text:list>
            </text:list-item>
            <text:list-item>
              <text:p text:style-name="P123"><text:a xlink:href="#_TOC_250023" office:target-frame-name="_top" xlink:show="replace"><text:span text:style-name="ListLabel97">Oprogramowanie</text:span><text:span text:style-name="ListLabel97"><text:tab/>11</text:span></text:a></text:p>
              <text:list text:continue-numbering="true">
                <text:list-item>
                  <text:p text:style-name="P124"><text:a xlink:href="#_TOC_250022" office:target-frame-name="_top" xlink:show="replace"><text:span text:style-name="ListLabel97">Serwer</text:span><text:span text:style-name="T125"><text:s/></text:span><text:span text:style-name="ListLabel97">baz</text:span><text:span text:style-name="T126"><text:s/></text:span><text:span text:style-name="ListLabel97">danych</text:span><text:span text:style-name="ListLabel97"><text:tab/>12</text:span></text:a></text:p>
                </text:list-item>
                <text:list-item>
                  <text:p text:style-name="P127">Śr<text:a xlink:href="#_TOC_250021" office:target-frame-name="_top" xlink:show="replace"><text:span text:style-name="ListLabel100">o</text:span><text:span text:style-name="T128">d</text:span><text:span text:style-name="ListLabel100">owi</text:span><text:span text:style-name="T129">s</text:span><text:span text:style-name="ListLabel100">ko</text:span><text:span text:style-name="T130"><text:s/></text:span><text:span text:style-name="ListLabel100">zint</text:span><text:span text:style-name="T131">e</text:span><text:span text:style-name="ListLabel100">gr</text:span><text:span text:style-name="T132">o</text:span><text:span text:style-name="T133">w</text:span><text:span text:style-name="ListLabel100">ane<text:s/></text:span><text:span text:style-name="ListLabel100"><text:tab/>12</text:span></text:a></text:p>
                </text:list-item>
                <text:list-item>
                  <text:p text:style-name="P134"><text:a xlink:href="#_TOC_250020" office:target-frame-name="_top" xlink:show="replace"><text:span text:style-name="ListLabel97">Oprogramowanie</text:span><text:span text:style-name="T135"><text:s/></text:span><text:span text:style-name="ListLabel97">klienckie</text:span><text:span text:style-name="ListLabel97"><text:tab/>12</text:span></text:a></text:p>
                </text:list-item>
              </text:list>
            </text:list-item>
            <text:list-item>
              <text:p text:style-name="P136">Technologie i<text:span text:style-name="T137"><text:s/></text:span>metodologie<text:span text:style-name="T138"><text:s/></text:span>programistyczne<text:tab/>12</text:p>
              <text:list text:continue-numbering="true">
                <text:list-item>
                  <text:p text:style-name="P139"><text:a xlink:href="#_TOC_250019" office:target-frame-name="_top" xlink:show="replace"><text:span text:style-name="T140">Język</text:span><text:span text:style-name="T141"><text:s/></text:span><text:span text:style-name="ListLabel97">programowania</text:span><text:span text:style-name="ListLabel97"><text:tab/>12</text:span></text:a></text:p>
                </text:list-item>
                <text:list-item>
                  <text:p text:style-name="P142"><text:a xlink:href="#_TOC_250018" office:target-frame-name="_top" xlink:show="replace"><text:span text:style-name="ListLabel97">Biblioteki</text:span><text:span text:style-name="ListLabel97"><text:tab/>12</text:span></text:a></text:p>
                </text:list-item>
                <text:list-item>
                  <text:p text:style-name="P143"><text:a xlink:href="#_TOC_250017" office:target-frame-name="_top" xlink:show="replace"><text:span text:style-name="ListLabel97">Wzorce</text:span><text:span text:style-name="T144"><text:s/></text:span><text:span text:style-name="ListLabel97">projektowe</text:span><text:span text:style-name="ListLabel97"><text:tab/>12</text:span></text:a></text:p>
                </text:list-item>
              </text:list>
            </text:list-item>
            <text:list-item>
              <text:p text:style-name="P145"><text:a xlink:href="#_TOC_250016" office:target-frame-name="_top" xlink:show="replace"><text:span text:style-name="ListLabel97">Inne, np.<text:s/></text:span><text:span text:style-name="T146">narzędzia<text:s/></text:span><text:span text:style-name="ListLabel97">i</text:span><text:span text:style-name="T147"><text:s/></text:span><text:span text:style-name="ListLabel97">metody</text:span><text:span text:style-name="T148"><text:s/></text:span><text:span text:style-name="ListLabel97">symulacji,</text:span><text:span text:style-name="ListLabel97"><text:tab/>12</text:span></text:a></text:p>
            </text:list-item>
          </text:list>
        </text:list-item>
        <text:list-item>
          <text:p text:style-name="P149">Cykl projektowy<text:s/><text:span text:style-name="T150"><text:s/></text:span>"XYZ"<text:tab/>13</text:p>
          <text:list text:continue-numbering="true">
            <text:list-item>
              <text:p text:style-name="P151"><text:span text:style-name="T152">Analiza</text:span><text:span text:style-name="T153"><text:s/></text:span><text:span text:style-name="T154">wyma</text:span><text:span text:style-name="T155">g</text:span><text:span text:style-name="T156">a</text:span><text:span text:style-name="T157">ń</text:span><text:span text:style-name="T158">´<text:s/></text:span><text:tab/><text:span text:style-name="T159">13</text:span></text:p>
              <text:list text:continue-numbering="true">
                <text:list-item>
                  <text:p text:style-name="P160"><text:span text:style-name="T161">Studium</text:span><text:span text:style-name="T162"><text:s/></text:span><text:span text:style-name="T163">możliwości</text:span><text:tab/><text:span text:style-name="T164">13</text:span></text:p>
                </text:list-item>
                <text:list-item>
                  <text:p text:style-name="P165"><text:span text:style-name="T166">Wymagania</text:span><text:span text:style-name="T167"><text:s/></text:span>funkcjonalne<text:tab/>13</text:p>
                </text:list-item>
                <text:list-item>
                  <text:p text:style-name="P168">Ograniczenia<text:span text:style-name="T169"><text:s/></text:span>projektu<text:tab/>13</text:p>
                </text:list-item>
              </text:list>
            </text:list-item>
            <text:list-item>
              <text:p text:style-name="P170">Projekt<text:tab/>13</text:p>
              <text:list text:continue-numbering="true">
                <text:list-item>
                  <text:p text:style-name="P171"><text:a xlink:href="#_TOC_250015" office:target-frame-name="_top" xlink:show="replace"><text:span text:style-name="ListLabel97">Projekt</text:span><text:span text:style-name="T172"><text:s/></text:span><text:span text:style-name="ListLabel97">warstwy</text:span><text:span text:style-name="T173"><text:s/></text:span><text:span text:style-name="ListLabel97">danych</text:span><text:span text:style-name="ListLabel97"><text:tab/>13</text:span></text:a></text:p>
                </text:list-item>
                <text:list-item>
                  <text:p text:style-name="P174"><text:a xlink:href="#_TOC_250014" office:target-frame-name="_top" xlink:show="replace"><text:span text:style-name="ListLabel97">Projekt</text:span><text:span text:style-name="T175"><text:s/></text:span><text:span text:style-name="ListLabel97">warstwy</text:span><text:span text:style-name="T176"><text:s/></text:span><text:span text:style-name="ListLabel97">logiki</text:span><text:span text:style-name="ListLabel97"><text:tab/>14</text:span></text:a></text:p>
                </text:list-item>
                <text:list-item>
                  <text:p text:style-name="P177"><text:a xlink:href="#_TOC_250013" office:target-frame-name="_top" xlink:show="replace"><text:span text:style-name="ListLabel100">Projekt</text:span><text:span text:style-name="T178"><text:s/></text:span><text:span text:style-name="T179">w</text:span><text:span text:style-name="ListLabel100">arstwy</text:span><text:span text:style-name="T180"><text:s/></text:span><text:span text:style-name="ListLabel100">interfejsu</text:span><text:span text:style-name="T181"><text:s/></text:span><text:span text:style-name="ListLabel100">użytkownika</text:span><text:span text:style-name="ListLabel100"><text:tab/>14</text:span></text:a></text:p>
                </text:list-item>
              </text:list>
            </text:list-item>
            <text:list-item>
              <text:p text:style-name="P182">Implementacja:<text:span text:style-name="T183"><text:s/></text:span>punkty<text:span text:style-name="T184"><text:s/></text:span>kluczowe<text:tab/>14</text:p>
            </text:list-item>
            <text:list-item>
              <text:p text:style-name="P185"><text:a xlink:href="#_TOC_250012" office:target-frame-name="_top" xlink:show="replace"><text:span text:style-name="T186">T</text:span><text:span text:style-name="ListLabel100">esty</text:span><text:span text:style-name="T187"><text:s/></text:span><text:span text:style-name="ListLabel100">i</text:span><text:span text:style-name="T188"><text:s/></text:span><text:span text:style-name="ListLabel100">wdrożenie<text:s/></text:span><text:span text:style-name="ListLabel100"><text:tab/>14</text:span></text:a></text:p>
              <text:list text:continue-numbering="true">
                <text:list-item>
                  <text:p text:style-name="P189"><text:a xlink:href="#_TOC_250011" office:target-frame-name="_top" xlink:show="replace"><text:span text:style-name="T190">Testy</text:span><text:span text:style-name="T191"><text:s/></text:span><text:span text:style-name="T192">wydajności</text:span><text:span text:style-name="T193"><text:tab/></text:span><text:span text:style-name="ListLabel97">14</text:span></text:a></text:p>
                </text:list-item>
                <text:list-item>
                  <text:p text:style-name="P194"><text:span text:style-name="T195">Testy</text:span><text:span text:style-name="T196"><text:s/></text:span>regresyjne<text:tab/>14</text:p>
                </text:list-item>
                <text:list-item>
                  <text:p text:style-name="P197"><text:a xlink:href="#_TOC_250010" office:target-frame-name="_top" xlink:show="replace"><text:span text:style-name="T198">T</text:span><text:span text:style-name="ListLabel100">esty</text:span><text:span text:style-name="T199"><text:s/></text:span><text:span text:style-name="ListLabel100">bezpieczeństwa<text:s/></text:span><text:span text:style-name="ListLabel100"><text:tab/>14</text:span></text:a></text:p>
                </text:list-item>
                <text:list-item>
                  <text:p text:style-name="P200"><text:a xlink:href="#_TOC_250009" office:target-frame-name="_top" xlink:show="replace"><text:span text:style-name="ListLabel97">Dalsze</text:span><text:span text:style-name="T201"><text:s/></text:span><text:span text:style-name="ListLabel97">testy</text:span><text:span text:style-name="ListLabel97"><text:tab/>14</text:span></text:a></text:p>
                </text:list-item>
                <text:list-item>
                  <text:p text:style-name="P202"><text:span text:style-name="T203">Testy</text:span><text:span text:style-name="T204"><text:tab/></text:span>14</text:p>
                </text:list-item>
              </text:list>
            </text:list-item>
            <text:list-item>
              <text:p text:style-name="P205"><text:span text:style-name="T206">K</text:span><text:span text:style-name="T207">onser</text:span><text:span text:style-name="T208">w</text:span><text:span text:style-name="T209">acja</text:span><text:span text:style-name="T210"><text:s/></text:span><text:span text:style-name="T211">i</text:span><text:span text:style-name="T212"><text:s/></text:span><text:span text:style-name="T213">inżynieria</text:span><text:span text:style-name="T214"><text:s/></text:span><text:span text:style-name="T215">wtórna<text:s/></text:span><text:tab/><text:span text:style-name="T216">14</text:span></text:p>
            </text:list-item>
          </text:list>
        </text:list-item>
        <text:list-item>
          <text:p text:style-name="P217"><text:a xlink:href="#_TOC_250008" office:target-frame-name="_top" xlink:show="replace"><text:span text:style-name="ListLabel97">Podsumowanie</text:span><text:span text:style-name="ListLabel97"><text:tab/>15</text:span></text:a></text:p>
          <text:list text:continue-numbering="true">
            <text:list-item>
              <text:p text:style-name="P218"><text:a xlink:href="#_TOC_250007" office:target-frame-name="_top" xlink:show="replace"><text:span text:style-name="ListLabel97">wyników</text:span><text:span text:style-name="ListLabel97"><text:tab/>15</text:span></text:a></text:p>
            </text:list-item>
            <text:list-item>
              <text:p text:style-name="P219"><text:span text:style-name="T220">Wyniki i dyskusja</text:span><text:a xlink:href="#_TOC_250006" office:target-frame-name="_top" xlink:show="replace"><text:span text:style-name="ListLabel100">.<text:s/></text:span><text:span text:style-name="ListLabel100"><text:tab/>15</text:span></text:a></text:p>
            </text:list-item>
            <text:list-item>
              <text:p text:style-name="P221"><text:a xlink:href="#_TOC_250005" office:target-frame-name="_top" xlink:show="replace"><text:span text:style-name="ListLabel100">Perspektywy</text:span><text:span text:style-name="T222"><text:s/></text:span><text:span text:style-name="ListLabel100">dalszych</text:span><text:span text:style-name="T223"><text:s/></text:span><text:span text:style-name="ListLabel100">bad</text:span><text:span text:style-name="T224">ań</text:span><text:span text:style-name="ListLabel100"><text:tab/>15</text:span></text:a></text:p>
            </text:list-item>
          </text:list>
        </text:list-item>
      </text:list>
      <text:p text:style-name="P225"><text:a xlink:href="#_TOC_250004" office:target-frame-name="_top" xlink:show="replace"><text:span text:style-name="ListLabel97">Bibliografia</text:span><text:span text:style-name="ListLabel97"><text:tab/>15</text:span></text:a></text:p>
      <text:p text:style-name="P226"><text:a xlink:href="#_TOC_250003" office:target-frame-name="_top" xlink:show="replace"><text:span text:style-name="ListLabel97">Spis</text:span><text:span text:style-name="T227"><text:s/></text:span><text:span text:style-name="ListLabel97">rysunków</text:span><text:span text:style-name="ListLabel97"><text:tab/>16</text:span></text:a></text:p>
      <text:p text:style-name="P228"><text:bookmark-start text:name="_TOC_250017"/><text:bookmark-start text:name="_TOC_250010"/><text:bookmark-start text:name="_TOC_250007"/><text:bookmark-start text:name="_TOC_250001"/><text:bookmark-end text:name="_TOC_250017"/><text:bookmark-end text:name="_TOC_250010"/><text:bookmark-end text:name="_TOC_250007"/><text:bookmark-end text:name="_TOC_250001"/></text:p>
      <text:soft-page-break/>
      <text:p text:style-name="P229">Rozdział 1<text:s/></text:p>
      <text:p text:style-name="P230">Wstęp</text:p>
      <text:p text:style-name="P231">Dana praca naukowa porusza temat walki z jednym z większych współczesnych problemów, mianowicie wykradaniem danych oraz wirtualnych tożsamości. <text:s/></text:p>
      <text:p text:style-name="P232">Omawiane w tej pracy zjawisko, nazywane także zjawiskiem phishingu, szczególnie nabrało na sile gdy pracodawcy, z powodu pandemii, zmuszeni byli zapewnić wszystkim swoim pracownikom zdalny dostęp do zasobów instytucji i firm. Możliwość kradzieży tak wrażliwych danych stała się bardzo atrakcyjną wizją dla cyberprzestępców.<text:s/></text:p>
      <text:p text:style-name="P233">Odpowiedzią organizacji było znacznie zwiększenie nakładów pieniężnych przeznaczanych na bezpieczeństwo ich sieci.<text:s/></text:p>
      <text:p text:style-name="P234"><text:s/>W niniejszym dokumencie zbadano skuteczność jednego z bardziej zaawansowanych systemów przeciwphishingowych, określanego jako Web Crawler, sieć neuronową analizującą wpisy użytkowników i statystyki stron w nich podlinkowanych.<text:s/></text:p>
      <text:p text:style-name="P235"/>
      <text:list text:style-name="LFO2" text:continue-numbering="true">
        <text:list-item>
          <text:list>
            <text:list-item>
              <text:p text:style-name="P236"><text:bookmark-start text:name="_TOC_250024"/>Problematyka i zakres<text:span text:style-name="T237"><text:s/></text:span><text:bookmark-end text:name="_TOC_250024"/>pracy</text:p>
            </text:list-item>
          </text:list>
        </text:list-item>
      </text:list>
      <text:h text:style-name="P238" text:outline-level="2"><text:span text:style-name="T239"><text:s/>Praca naukowa dotyczy tematyki z</text:span><text:span text:style-name="T240"><text:s/></text:span><text:span text:style-name="T241">zakresu</text:span><text:span text:style-name="T242"><text:s/>sztucznej inteligencji, a dokładniej sieci neuronowych. Mechanizmów, które na podstawie dostarczonych im danych i nabytego przez nich „doświadczenia” mają za zadanie podejmować decyzje podobne do ludzkich.</text:span></text:h>
      <text:p text:style-name="P243">Głównym celem pracy jest przeanalizo<text:span text:style-name="T244">w</text:span><text:span text:style-name="T245">anie istniejących rozwiązań</text:span><text:span text:style-name="T246"><text:s/>i<text:s/></text:span><text:span text:style-name="T247">zaprojekt</text:span><text:span text:style-name="T248">o</text:span><text:span text:style-name="T249">w</text:span><text:span text:style-name="T250">anie, na podstawie dostępnych metod, Web Crawlera o jak najwyższej skuteczności. W tym momencie przedstawiono już wiele podejść, zarówno do analizy tekstów jak i sprawdzania stron, w tym dokumencie porównane zostaną najbardziej popularne algorytmy, a następnie przedstawione będzie zestawienie ich skuteczności.<text:s/></text:span></text:p>
      <text:p text:style-name="P251">Temat ten jest aktualnie szczególnie istotny, ze względu na rosnące zapotrzebowanie na rozwój technologii związanych z cyberbezpieczeństwem. Powodów tego jest wiele, ale dwoma głównymi, które warto w tym miejscu wyróżnić, są świadomość użytkowników o ilościach danych gromadzonych w serwisach oraz zwiększenie się częstotliwości oraz lepsze zorganizowanie ataków na serwery.<text:span text:style-name="T252"><text:s/></text:span></text:p>
      <text:p text:style-name="P253">Rozwijając w tym miejscu pierwszy powód, coraz więcej mówi się o tym jakie dane przechowują aplikacje z których korzystają rzesze użytkowników. Często są to informacje wybiegające poza potrzeby konkretnej aplikacji lub strony. W związku z tym nastąpił wzrost świadomości wśród internautów, którzy zaczęli wywierać coraz to większy nacisk na zabezpieczenia sieciowe oraz ograniczenie ilości zbieranych danych.<text:s/></text:p>
      <text:p text:style-name="P254">Odnosząc się następnie do drugiego powodu, wraz z dotarciem informacji o ogromnie danych, wspomnianych w akapicie w wyżej, <text:s/>do szerszego grona zwiększyła się także<text:s/><text:soft-page-break/>liczba atakujących. Naturalnie wymusiło to wśród zarządzających serwerami potrzebę zwiększenia poziomu zabezpieczeń. Wyciek takich danych byłby kompromitujący dla zarządu oraz wywołało oburzenie wśród użytkowników, co odbiłoby się na akcjach firmy. <text:s/></text:p>
      <text:p text:style-name="P255">W tym momencie wiele większych stron internetowych takich jak Faceebok czy Twitter mają swoje implementacje Web Crawlerów, jednakże jest to cały czas prężnie rozwijająca się technologia.</text:p>
      <text:p text:style-name="P256"><text:span text:style-name="T257">W związku z informacjami przedstawionymi powyżej, problemem postawionym w pracy jest dobranie najefektywniejszych reguł przy pomocy, których sieć będzie rozpoznawać podejrzane aktywności. Baza metod do rozpatrywania cech wpisów jest stworzona w oparciu o artykuły naukowe oraz<text:s/></text:span><text:span text:style-name="T258">flagową</text:span><text:span text:style-name="T259"><text:s/>literaturę tej dziedziny.</text:span></text:p>
      <text:p text:style-name="P260">Produktami pracy są zestawienia skuteczności algorytmów oraz sieć neuronowa o możliwie najwyższej dokładności przy zachowaniu optymalnego czasu pracy.<text:s/></text:p>
      <text:p text:style-name="P261"/>
      <text:list text:style-name="LFO2" text:continue-numbering="true">
        <text:list-item>
          <text:list>
            <text:list-item>
              <text:p text:style-name="P262"><text:bookmark-start text:name="_TOC_250023"/>Cele<text:span text:style-name="T263"><text:s/></text:span><text:bookmark-end text:name="_TOC_250023"/>pracy</text:p>
            </text:list-item>
          </text:list>
        </text:list-item>
      </text:list>
      <text:p text:style-name="P264"><text:span text:style-name="T265">Przybliżenie</text:span><text:span text:style-name="T266"><text:s/></text:span><text:span text:style-name="T267">(popularyzacja)</text:span><text:span text:style-name="T268">:<text:s/></text:span><text:span text:style-name="T269">Web Crawler to sieć neuronowa, która analizuje treści wpisów użytkowników w celu znalezienia wypowiedzi stworzonych przez boty i linków prowadzących do stron, których celem jest wykradzenie od użytkownika jego danych bez jego wiedzy. Celem takiego działania jest uchronienie użytkowników przed rozpowszechnieniem wrażliwych informacji na ich temat oraz kontrola ogólnego bezpieczeństwa strony</text:span><text:span text:style-name="T270">.<text:s/></text:span><text:span text:style-name="T271">Po uzyskaniu dostępu do czyjegoś konta, bot mógłby rozesłać szkodliwy link do znajomych ofiary kradzieży cybertożsamości, które znając autora wiadomości byłby potencjalnie łatwiejszym celem następnego ataku.</text:span><text:span text:style-name="T272"><text:s/></text:span></text:p>
      <text:p text:style-name="P273"><text:span text:style-name="T274">Propozycja rozwiązania problemu:<text:s/></text:span><text:span text:style-name="T275">Stworzenie mechanizmu Web Crawler, który będzie wykorzystywał najefektywniejsze algorytmy i metody analizy danych z powszechnie dostępnych źródeł.<text:s/></text:span></text:p>
      <text:p text:style-name="P276"><text:span text:style-name="T277">Opis zastosowania technologii:<text:s/></text:span><text:span text:style-name="T278">Po wdrożeniu do zabezpieczeń strony sieć neuronowa zacznie przeszukiwać zamieszczane wpisy w poszukiwaniu nieprawidłowości. Po znalezieniu podejrzanego zasobu, będzie w zależności od ustawień, albo usuwała wpis, albo wysyłała go na kwarantannę, gdzie będzie czekała na sprawdzenie przez administratora.</text:span></text:p>
      <text:p text:style-name="P279"><text:span text:style-name="T280">Przedstawienie prototypu:<text:s/></text:span><text:span text:style-name="T281">Prototyp finalnego produktu będzie dostępny w repozytorium github autora publikacji, do którego odniesienie będzie można znaleźć w publikacji.</text:span></text:p>
      <text:p text:style-name="P282"><text:span text:style-name="T283">Określenie przydatności:<text:s/></text:span><text:span text:style-name="T284">Opracowany w dokumencie Web Crawler może posłużyć do innych badań w tej dziedzinie i przydać się w rozwoju kolejnych sieci. Administratorzy stron, które wcześniej nie posiadały podpiętego Crawlera, będą mogli przetestować mechanizm na swojej stronie i zobaczyć jego efekty, co może ogólnie się przysłużyć do zwiększenia bezpieczeństwa w cyberprzestrzeni.</text:span><text:span text:style-name="T285"><text:s/></text:span></text:p>
      <text:p text:style-name="P286"><text:span text:style-name="T287">Opracowanie strategii: <text:s/></text:span><text:span text:style-name="T288">Strategią na zrealizowanie pracy na możliwie jak najwyższym poziomie w ograniczonym czasie, jest wyselekcjonowanie i przebadanie tylko tych spośród<text:s/></text:span><text:soft-page-break/><text:span text:style-name="T289">wszystkich dostępnych rozwiązań, które będą się cechować potencjalnie największą skutecznością.<text:s/></text:span></text:p>
      <text:p text:style-name="P290"><text:span text:style-name="T291">Ocena</text:span><text:span text:style-name="T292"><text:s/></text:span><text:span text:style-name="T293">możliwości wdrożenia</text:span><text:span text:style-name="T294"><text:s/></text:span><text:span text:style-name="T295">p</text:span><text:span text:style-name="T296">r</text:span><text:span text:style-name="T297">opon</text:span><text:span text:style-name="T298">o</text:span><text:span text:style-name="T299">wanych</text:span><text:span text:style-name="T300"><text:s/></text:span><text:span text:style-name="T301">rozwiązań</text:span><text:span text:style-name="T302">,</text:span><text:span text:style-name="T303"><text:s/></text:span><text:span text:style-name="T304">ich</text:span><text:span text:style-name="T305"><text:s/></text:span><text:span text:style-name="T306">wartość praktyczna,</text:span><text:span text:style-name="T307"><text:s/></text:span><text:span text:style-name="T308">lokalne</text:span><text:span text:style-name="T309"><text:s/></text:span><text:span text:style-name="T310">i</text:span><text:span text:style-name="T311"><text:s/></text:span><text:span text:style-name="T312">globalne</text:span><text:span text:style-name="T313"><text:s/></text:span><text:span text:style-name="T314">możliwości</text:span><text:span text:style-name="T315"><text:s/></text:span><text:span text:style-name="T316">zastos</text:span><text:span text:style-name="T317">o</text:span><text:span text:style-name="T318">wania</text:span></text:p>
      <text:p text:style-name="P319"/>
      <text:p text:style-name="P320"/>
      <text:list text:style-name="LFO2" text:continue-numbering="true">
        <text:list-item>
          <text:list>
            <text:list-item>
              <text:p text:style-name="P321"><text:bookmark-start text:name="_TOC_250022"/>Metoda<text:span text:style-name="T322"><text:s/></text:span><text:bookmark-end text:name="_TOC_250022"/>badawcza</text:p>
              <text:list text:continue-numbering="true">
                <text:list-item>
                  <text:p text:style-name="P323"><text:span text:style-name="T324">Studia</text:span><text:span text:style-name="T325"><text:s/></text:span><text:span text:style-name="T326">literaturowe</text:span></text:p>
                </text:list-item>
              </text:list>
            </text:list-item>
          </text:list>
        </text:list-item>
      </text:list>
      <text:p text:style-name="P327">Literatura związana z konstrukcją, funkcjonalnościami oraz wykorzystaniem Web Crawler’ów jest dostępna tylko w języku angielskim. Najlepiej opisana wiedza na ten temat została opisana w książce Web crawler Standard Requirements autorstwa Gerardus Blokdyk i przedstawia ona dość nowe spojrzenie na sprawę, ponieważ została opublikowana w 2019. To samo tyczy się artykułów zebranych w ramach materiału badawczego do tej pracy, każdy z nich też jest dostępny tylko w języku angielskim.</text:p>
      <text:list text:style-name="LFO2" text:continue-numbering="true">
        <text:list-item>
          <text:list>
            <text:list-item>
              <text:list>
                <text:list-item>
                  <text:p text:style-name="P328"><text:span text:style-name="T329">Analiza budowy i działania<text:s/></text:span><text:span text:style-name="T330">istniejących<text:s/></text:span><text:span text:style-name="T331">produktów</text:span></text:p>
                </text:list-item>
              </text:list>
            </text:list-item>
          </text:list>
        </text:list-item>
      </text:list>
      <text:p text:style-name="P332">Nie istnieją aktualnie żadne komercyjne aplikacje, które pełniłyby funkcję Web Crawlera zwalczającego strony phishingowe. Zostało natomiast napisane wiele prac naukowych na temat używania w ten sposób tej technologii. Jest wiele dokumentów opisujących analizę przeciwpshishingową rzetelnie i innowacyjnie, jednakże kluczowe dla niniejszego dokumentu okazały się następujące pisma:<text:s/></text:p>
      <text:list text:style-name="LFO3" text:continue-numbering="true">
        <text:list-item>
          <text:p text:style-name="P333">1</text:p>
        </text:list-item>
        <text:list-item>
          <text:p text:style-name="P334">2</text:p>
        </text:list-item>
        <text:list-item>
          <text:p text:style-name="P335">3</text:p>
        </text:list-item>
        <text:list-item>
          <text:p text:style-name="P336">4</text:p>
        </text:list-item>
        <text:list-item>
          <text:p text:style-name="P337">5</text:p>
        </text:list-item>
        <text:list-item>
          <text:p text:style-name="P338">6</text:p>
        </text:list-item>
      </text:list>
      <text:list text:style-name="LFO2" text:continue-numbering="true">
        <text:list-item>
          <text:list>
            <text:list-item>
              <text:list>
                <text:list-item>
                  <text:p text:style-name="P339"><text:span text:style-name="T340">Projekt</text:span><text:span text:style-name="T341">o</text:span><text:span text:style-name="T342">w</text:span><text:span text:style-name="T343">anie</text:span><text:span text:style-name="T344"><text:s/></text:span><text:span text:style-name="T345">i</text:span><text:span text:style-name="T346"><text:s/></text:span><text:span text:style-name="T347">prototyp</text:span><text:span text:style-name="T348">o</text:span><text:span text:style-name="T349">w</text:span><text:span text:style-name="T350">anie</text:span><text:span text:style-name="T351"><text:s/></text:span><text:span text:style-name="T352">n</text:span><text:span text:style-name="T353">o</text:span><text:span text:style-name="T354">w</text:span><text:span text:style-name="T355">atorskich</text:span><text:span text:style-name="T356"><text:s/></text:span><text:span text:style-name="T357">rozwiązań</text:span></text:p>
                </text:list-item>
              </text:list>
            </text:list-item>
          </text:list>
        </text:list-item>
      </text:list>
      <text:p text:style-name="P358">Pierwsze projekty zawierać będą tylko bazowe algorytmy i mało rozbudowane metodyki. Rozwinięcie prototypów nastąpi w momencie gdy wszystkie metody zostają poprawnie zaimplementowanie, w tym momencie nastąpi komplikacja problemu, a jego rozwiązanie będzie złożone.</text:p>
      <text:soft-page-break/>
      <text:p text:style-name="P359">W celu znalezienia optymalnego sposobu analizy oraz ich klasyfikacji. Dokument opisuje kolejne kroki optymalizacji oraz skuteczność na różnych etapach projektu.</text:p>
      <text:list text:style-name="LFO2" text:continue-numbering="true">
        <text:list-item>
          <text:list>
            <text:list-item>
              <text:list>
                <text:list-item>
                  <text:p text:style-name="P360"><text:span text:style-name="T361">Obliczenia i</text:span><text:span text:style-name="T362"><text:s/></text:span><text:span text:style-name="T363">… Wyniki?<text:s/></text:span></text:p>
                </text:list-item>
              </text:list>
            </text:list-item>
          </text:list>
        </text:list-item>
      </text:list>
      <text:p text:style-name="P364">Opracowane wyniki zostaną przedstawione w tabelce</text:p>
      <text:list text:style-name="LFO2" text:continue-numbering="true">
        <text:list-item>
          <text:list>
            <text:list-item>
              <text:p text:style-name="P365"><text:bookmark-start text:name="_TOC_250021"/><text:span text:style-name="T366">Przegląd<text:s/></text:span>literatury w<text:span text:style-name="T367"><text:s/></text:span><text:bookmark-end text:name="_TOC_250021"/>dziedzinie</text:p>
            </text:list-item>
          </text:list>
        </text:list-item>
      </text:list>
      <text:p text:style-name="P368"><text:span text:style-name="T369">Źródła książkowe polskojęzyczne<text:s/></text:span><text:span text:style-name="T370">i</text:span><text:span text:style-name="T371"><text:s/></text:span><text:span text:style-name="T372">tłumaczenia</text:span><text:span text:style-name="T373"><text:s/></text:span></text:p>
      <text:list text:style-name="LFO4" text:continue-numbering="true">
        <text:list-item>
          <text:p text:style-name="P374"><text:span text:style-name="T375">Uczenie maszynowe z użyciem Schikit-Learn i Tensorflow<text:s/></text:span><text:span text:style-name="T376"><text:line-break/></text:span><text:span text:style-name="T377">Aurelien Geron</text:span></text:p>
        </text:list-item>
      </text:list>
      <text:p text:style-name="P378"><text:span text:style-name="T379">Źródła</text:span><text:span text:style-name="T380"><text:s/>książkowe obcojęzyczne</text:span></text:p>
      <text:list text:style-name="LFO5" text:continue-numbering="true">
        <text:list-item>
          <text:p text:style-name="P381"><text:span text:style-name="T382">Web crawler Standard Requirements<text:s/></text:span><text:span text:style-name="T383">Gerardus Blokdyk 2019</text:span></text:p>
        </text:list-item>
        <text:list-item>
          <text:p text:style-name="P384"><text:span text:style-name="T385">Web Scraping with Python</text:span><text:span text:style-name="T386"><text:line-break/></text:span><text:span text:style-name="T387">Ryan Mitchell 2018</text:span></text:p>
        </text:list-item>
        <text:list-item>
          <text:p text:style-name="P388"><text:span text:style-name="T389">Query Selection in Deep Web Crawling<text:s/></text:span><text:span text:style-name="T390"><text:line-break/></text:span><text:span text:style-name="T391">Yan Wang 2014</text:span></text:p>
        </text:list-item>
      </text:list>
      <text:p text:style-name="P392"><text:span text:style-name="T393">Artykuły</text:span><text:span text:style-name="T394"><text:s/></text:span><text:span text:style-name="T395"><text:s/></text:span><text:span text:style-name="T396">nau</text:span><text:span text:style-name="T397">k</text:span><text:span text:style-name="T398">o</text:span><text:span text:style-name="T399">we,</text:span><text:span text:style-name="T400"><text:s/></text:span><text:span text:style-name="T401"><text:s/></text:span><text:span text:style-name="T402">raporty</text:span><text:span text:style-name="T403"><text:s/></text:span><text:span text:style-name="T404"><text:s/></text:span><text:span text:style-name="T405">z</text:span><text:span text:style-name="T406"><text:s/></text:span><text:span text:style-name="T407"><text:s/></text:span><text:span text:style-name="T408">bada</text:span><text:span text:style-name="T409">n</text:span><text:span text:style-name="T410">´</text:span><text:span text:style-name="T411">,</text:span><text:span text:style-name="T412"><text:s/></text:span><text:span text:style-name="T413"><text:s/></text:span><text:span text:style-name="T414">k</text:span><text:span text:style-name="T415">omunikaty</text:span><text:span text:style-name="T416"><text:s/></text:span><text:span text:style-name="T417"><text:s/></text:span><text:span text:style-name="T418">k</text:span><text:span text:style-name="T419">onfe</text:span><text:span text:style-name="T420">r</text:span><text:span text:style-name="T421">encyjne,</text:span><text:span text:style-name="T422"><text:s/></text:span><text:span text:style-name="T423"><text:s/></text:span><text:span text:style-name="T424">dokumentacje<text:s/></text:span><text:span text:style-name="T425">techniczne, manuale,</text:span><text:span text:style-name="T426"><text:s/></text:span><text:span text:style-name="T427">instrukcje</text:span></text:p>
      <text:list text:style-name="LFO6" text:continue-numbering="true">
        <text:list-item>
          <text:p text:style-name="P428"><text:span text:style-name="T429">WC-PAD: Web Crawling based Phishing Attack Detection</text:span><text:span text:style-name="T430"><text:line-break/></text:span><text:span text:style-name="T431">Nathezhtha.T1 , Sangeetha.D2 ,Vaidehi.V3</text:span></text:p>
        </text:list-item>
        <text:list-item>
          <text:p text:style-name="P432"><text:span text:style-name="T433">Tools for Investigating the Phishing Attacks Dynamics</text:span><text:span text:style-name="T434"><text:line-break/></text:span><text:span text:style-name="T435">Vyacheslav Lyashenko, Oleg Kobylin, Mykyta Minenko</text:span></text:p>
        </text:list-item>
        <text:list-item>
          <text:p text:style-name="P436"><text:span text:style-name="T437">Detection of phishing attacks</text:span><text:span text:style-name="T438"><text:line-break/></text:span><text:span text:style-name="T439">Zahit Ziya Gürel Muhammet Baykara</text:span></text:p>
        </text:list-item>
      </text:list>
      <text:p text:style-name="P440"><text:span text:style-name="T441">Źródła elekt</text:span><text:span text:style-name="T442">r</text:span><text:span text:style-name="T443">oniczne</text:span><text:span text:style-name="T444"><text:line-break/></text:span></text:p>
      <text:list text:style-name="LFO2" text:continue-numbering="true">
        <text:list-item>
          <text:list>
            <text:list-item>
              <text:p text:style-name="P445"><text:bookmark-start text:name="_TOC_250020"/>Układ<text:span text:style-name="T446"><text:s/></text:span><text:bookmark-end text:name="_TOC_250020"/>pracy</text:p>
            </text:list-item>
          </text:list>
        </text:list-item>
      </text:list>
      <text:p text:style-name="P447">Tematem pracy jest Przeciwdziałanie Phishingowi przy użyciu zaawansowanych mechanik Web Crawler, zaś za główny cel przyjęto znalezienie jak najoptymalniejszej jego wersji.<text:s/></text:p>
      <text:p text:style-name="P448">Rozdział pierwszy zawiera<text:span text:style-name="T449"><text:s/>wstęp<text:s/></text:span>i cele<text:s/><text:span text:style-name="T450">pracy.<text:s/></text:span>W rozdziale<text:span text:style-name="T451"><text:s/></text:span>drugim<text:span text:style-name="T452"><text:s/></text:span>opisano rozwinięcie i omówienie teoretyczne zagadnień, które są poruszane w pracy.<text:span text:style-name="T453"><text:s/></text:span>W<text:span text:style-name="T454"><text:s/></text:span>rozdziale trzecim zawarto opis poszczególnych podejść wraz z ich omówieniem. Rozdział czwarty przedstawia wyniki<text:s/><text:soft-page-break/>badań oraz ich zestawienie.<text:s/><text:span text:style-name="T455">W</text:span><text:span text:style-name="T456"><text:s/></text:span><text:span text:style-name="T457">podsum</text:span><text:span text:style-name="T458">o</text:span><text:span text:style-name="T459">w</text:span><text:span text:style-name="T460">aniu</text:span><text:span text:style-name="T461"><text:s/></text:span><text:span text:style-name="T462">pra</text:span><text:span text:style-name="T463">c</text:span><text:span text:style-name="T464">y</text:span><text:s/>zaprezentowano analizę rezultatów i omówienie płynących z tego wniosków.</text:p>
      <text:p text:style-name="P465">Najważniejszym<text:s/><text:span text:style-name="T466">wynikiem pracy jest wyłonienie<text:s/></text:span>najskuteczniejszej<text:s/><text:span text:style-name="T467">formy sieci neuronowej</text:span></text:p>
      <text:p text:style-name="P468"/>
      <text:p text:style-name="P469"/>
      <text:p text:style-name="P470">Rozdział 2</text:p>
      <text:p text:style-name="P471"><text:span text:style-name="T472">Zjawisko Phishingu i metody przeciwdziałania</text:span></text:p>
      <text:p text:style-name="P473"/>
      <text:list text:style-name="LFO7" text:continue-numbering="true">
        <text:list-item>
          <text:list>
            <text:list-item>
              <text:p text:style-name="P474"><text:bookmark-start text:name="_TOC_250019"/>Podstawowe<text:span text:style-name="T475"><text:s/></text:span><text:bookmark-end text:name="_TOC_250019"/>definicje</text:p>
            </text:list-item>
          </text:list>
        </text:list-item>
      </text:list>
      <text:p text:style-name="P476">Sieć neuronowa</text:p>
      <text:p text:style-name="P477">struktury składające się z neuronów połączonych synapsami. Sztuczne sieci neuronowe składają się z trzech typów warstw: wejściowej (zbiera dane i przekazuje je dalej), ukrytej (tu szukane są powiązania między neuronami, czyli zachodzi proces uczenia się) i wyjściowej (gromadzi wnioski, wyniki analizy). Sieć neuronowa może składać się z dowolnej liczby warstw.W technologii informacyjnej (IT) sieć neuronowa to sprzęt albo oprogramowanie (może być jedno i drugie) wzorowane na działaniu neuronów w ludzkim mózgu.Zazwyczaj sieć neuronową tworzy wiele warstw. Do pierwszej warstwy – analogicznie jak w przypadku obrazów rejestrowanych np. przez nerwy wzrokowe u człowieka – trafiają nieprzetworzone dane wejściowe. Każda kolejna warstwa otrzymuje dane będące wynikiem przetworzenia danych w warstwie poprzedniej. To, co wytwarza ostatnia warstwa, to tzw. dane wyjściowe systemu.Sieć neuronowa funkcjonuje jak ludzki mózg: każdy neuron przeprowadza własne proste obliczenia, a sieć, którą tworzą wszystkie neurony, zwielokrotnia potencjał tych obliczeń. Sieci neuronowe wykorzystywane w sztucznej inteligencji są zorganizowane na tej samej zasadzie – ale z jednym wyjątkiem: by wykonać określone zadanie, połączenia między neuronami można odpowiednio dostosować.Technologia sieci neuronowych ma wiele praktycznych zastosowań. Używa się jej m.in. do rozpoznawania pisma ręcznego w celu przetwarzania czeków, transkrypcji mowy na tekst, prognozowania pogody czy rozpoznawania twarzy.</text:p>
      <text:p text:style-name="P478">Web Crawler</text:p>
      <text:p text:style-name="P479">Co to jest web crawler?</text:p>
      <text:p text:style-name="P480">Web crawler, spider lub bot wyszukiwarki pobiera i indeksuje treści z całego Internetu. Celem takiego bota jest nauczenie się, o czym jest (prawie) każda strona internetowa w sieci, tak aby informacje te mogły być odzyskane w razie potrzeby. Nazywa się je "web crawlerami", ponieważ crawling jest technicznym określeniem automatycznego dostępu do strony internetowej i pozyskiwania danych za pomocą programu komputerowego.</text:p>
      <text:p text:style-name="P481"/>
      <text:p text:style-name="P482">Takie boty są prawie zawsze obsługiwane przez wyszukiwarki. Stosując algorytm wyszukiwania do danych zebranych przez roboty indeksujące, wyszukiwarki mogą dostarczać odpowiednie linki w odpowiedzi na zapytania użytkowników, generując listę stron internetowych, które pojawiają się po wpisaniu przez użytkownika zapytania do Google lub Bing (lub innej wyszukiwarki).</text:p>
      <text:p text:style-name="P483"/>
      <text:p text:style-name="P484">Bot indeksujący jest jak ktoś, kto przechodzi przez wszystkie książki w nieuporządkowanej bibliotece i składa katalog kartkowy, aby każdy, kto odwiedza bibliotekę, mógł szybko i łatwo znaleźć potrzebne informacje. Aby pomóc skategoryzować i posortować książki w bibliotece według tematu, organizator będzie czytał tytuł, streszczenie i niektóre z wewnętrznych tekstów każdej książki, aby dowiedzieć się, o czym jest.</text:p>
      <text:p text:style-name="P485"/>
      <text:p text:style-name="P486">Bot raczkujący w sieci organizuje informacje</text:p>
      <text:p text:style-name="P487">Jednak w przeciwieństwie do biblioteki, Internet nie składa się z fizycznych stosów książek, a to sprawia, że trudno jest stwierdzić, czy wszystkie niezbędne informacje zostały prawidłowo zindeksowane, czy też ogromne ich ilości są pomijane. Aby spróbować znaleźć wszystkie istotne informacje, które Internet ma do zaoferowania, bot indeksujący zaczyna od pewnego zestawu znanych stron internetowych, a następnie śledzi hiperłącza z tych stron do innych stron, śledzi hiperłącza z tych innych stron do dodatkowych stron i tak dalej.</text:p>
      <text:p text:style-name="P488"/>
      <text:p text:style-name="P489">Nie wiadomo, jak duża część publicznie dostępnego Internetu jest faktycznie przeszukiwana przez boty wyszukiwarek. Niektóre źródła szacują, że tylko 40-70% Internetu jest indeksowane na potrzeby wyszukiwania - a to są miliardy stron internetowych.</text:p>
      <text:p text:style-name="P490"/>
      <text:p text:style-name="P491">Czym jest indeksowanie wyszukiwania?</text:p>
      <text:p text:style-name="P492">Indeksowanie wyszukiwania jest jak tworzenie bibliotecznego katalogu kartkowego dla Internetu, tak aby wyszukiwarka wiedziała, gdzie w Internecie pobrać informacje, gdy dana osoba ich szuka. Można to również porównać do indeksu z tyłu książki, który wymienia wszystkie miejsca w książce, w których wspomniany jest określony temat lub fraza.</text:p>
      <text:p text:style-name="P493"/>
      <text:p text:style-name="P494">Indeksowanie skupia się głównie na tekście, który pojawia się na stronie, oraz na metadanych* o stronie, których użytkownicy nie widzą. Kiedy większość wyszukiwarek indeksuje stronę, dodaje do indeksu wszystkie słowa na stronie - z wyjątkiem słów takich<text:s/><text:soft-page-break/>jak "a", "an" i "the" w przypadku Google. Kiedy użytkownicy szukają tych słów, wyszukiwarka przechodzi przez swój indeks wszystkich stron, na których te słowa się pojawiają i wybiera te najbardziej odpowiednie.</text:p>
      <text:p text:style-name="P495"/>
      <text:p text:style-name="P496">* W kontekście indeksowania wyszukiwań, metadane to dane, które mówią wyszukiwarkom o czym jest dana strona internetowa. Często meta tytuł i meta opis są tym, co pojawi się na stronach wyników wyszukiwania, w przeciwieństwie do treści ze strony, która jest widoczna dla użytkowników.</text:p>
      <text:p text:style-name="P497"/>
      <text:p text:style-name="P498">Jak działają roboty indeksujące?</text:p>
      <text:p text:style-name="P499">Internet ciągle się zmienia i rozszerza. Ponieważ nie jest możliwe poznanie całkowitej liczby stron internetowych w Internecie, boty indeksujące rozpoczynają pracę od ziarna, czyli listy znanych adresów URL. Najpierw przeszukują strony internetowe pod tymi adresami. W trakcie przeszukiwania tych stron, znajdą hiperłącza do innych adresów URL i dodadzą je do listy stron do przeszukania w następnej kolejności.</text:p>
      <text:p text:style-name="P500"/>
      <text:p text:style-name="P501">Biorąc pod uwagę ogromną liczbę stron w Internecie, które mogą być indeksowane do wyszukiwania, proces ten mógłby trwać prawie w nieskończoność. Jednakże, program indeksujący stosuje się do pewnych zasad, które sprawiają, że jest bardziej selektywny co do tego, które strony należy indeksować, w jakiej kolejności je indeksować i jak często należy je ponownie indeksować w celu sprawdzenia aktualizacji treści.</text:p>
      <text:p text:style-name="P502"/>
      <text:p text:style-name="P503">Względna ważność każdej strony: Większość robotów indeksujących nie przeszukuje całego publicznie dostępnego Internetu i nie ma takiego zamiaru; zamiast tego decydują one, które strony mają być przeszukiwane w pierwszej kolejności na podstawie liczby innych stron, które linkują do danej strony, ilości odwiedzających daną stronę oraz innych czynników, które oznaczają prawdopodobieństwo, że strona zawiera ważne informacje.</text:p>
      <text:p text:style-name="P504"/>
      <text:p text:style-name="P505">Chodzi o to, że strona, która jest cytowana przez wiele innych stron i jest odwiedzana przez wielu użytkowników, prawdopodobnie zawiera wysokiej jakości, wiarygodne informacje, więc jest szczególnie ważne, aby wyszukiwarka ją zaindeksowała - podobnie jak biblioteka może upewnić się, że przechowuje wiele kopii książki, która jest sprawdzana przez wiele osób.</text:p>
      <text:p text:style-name="P506"/>
      <text:soft-page-break/>
      <text:p text:style-name="P507">Przeglądanie stron internetowych: Treść w sieci jest stale aktualizowana, usuwana lub przenoszona w nowe miejsca. Wyszukiwarki będą musiały okresowo odwiedzać strony, aby upewnić się, że najnowsza wersja treści została zaindeksowana.</text:p>
      <text:p text:style-name="P508"/>
      <text:p text:style-name="P509">Wymagania robots.txt: Raki internetowe decydują również, które strony mają być indeksowane na podstawie protokołu robots.txt (znanego również jako protokół wykluczenia robotów). Przed indeksowaniem strony internetowej sprawdzają plik robots.txt znajdujący się na serwerze danej strony. Plik robots.txt to plik tekstowy, który określa zasady dla wszelkich botów uzyskujących dostęp do hostowanej witryny lub aplikacji. Reguły te określają, które strony boty mogą indeksować i jakie linki mogą śledzić. Jako przykład, sprawdź plik robots.txt Cloudflare.com.</text:p>
      <text:p text:style-name="P510"/>
      <text:p text:style-name="P511">Wszystkie te czynniki są różnie ważone w ramach zastrzeżonych algorytmów, które każda wyszukiwarka wbudowuje w swoje boty. Pająki z różnych wyszukiwarek będą zachowywać się nieco inaczej, choć cel końcowy jest ten sam: pobieranie i indeksowanie treści ze stron internetowych.</text:p>
      <text:p text:style-name="P512"/>
      <text:p text:style-name="P513">Dlaczego pająki nazywane są "pająkami"?</text:p>
      <text:p text:style-name="P514">Internet, a przynajmniej jego część, do której ma dostęp większość użytkowników, znany jest również jako World Wide Web - w rzeczywistości to właśnie stąd pochodzi część "www" w większości adresów URL stron internetowych. Naturalnym było nazwanie botów wyszukiwarek "pająkami", ponieważ pełzają one po całej sieci, tak jak prawdziwe pająki pełzają po pajęczynach.Cybertożsamość</text:p>
      <text:p text:style-name="P515">Tożsamość cyfrowa to zbiór informacji o osobie, organizacji lub urządzeniu elektronicznym, które istnieją w sieci.</text:p>
      <text:p text:style-name="P516"/>
      <text:p text:style-name="P517">Unikalne identyfikatory i wzorce użytkowania umożliwiają wykrycie osób lub ich urządzeń. Informacje te są często wykorzystywane przez właścicieli stron internetowych i reklamodawców do identyfikowania i śledzenia użytkowników w celu personalizacji oraz serwowania im ukierunkowanych treści i reklam.</text:p>
      <text:p text:style-name="P518"/>
      <text:p text:style-name="P519">Tożsamość cyfrowa powstaje organicznie w wyniku wykorzystania informacji osobistych w sieci oraz z danych ukrytych tworzonych przez działania danej osoby w sieci. Tożsamość cyfrowa może być pseudonimowym profilem powiązanym na przykład z adresem IP urządzenia lub losowo wygenerowanym unikalnym identyfikatorem. Tożsamości cyfrowe<text:s/><text:soft-page-break/>są postrzegane jako kontekstowe, ponieważ użytkownik podaje selektywne informacje podczas podawania informacji uwierzytelniających.</text:p>
      <text:p text:style-name="P520"/>
      <text:p text:style-name="P521">Przykłady punktów danych, które mogą pomóc w tworzeniu tożsamości cyfrowej obejmują:</text:p>
      <text:p text:style-name="P522"/>
      <text:p text:style-name="P523">Nazwa użytkownika i hasło</text:p>
      <text:p text:style-name="P524">Zachowanie lub historia zakupów</text:p>
      <text:p text:style-name="P525">Data urodzenia</text:p>
      <text:p text:style-name="P526">Numer ubezpieczenia społecznego</text:p>
      <text:p text:style-name="P527">Działania związane z wyszukiwaniem w Internecie, takie jak transakcje elektroniczne</text:p>
      <text:p text:style-name="P528">Historia medyczna</text:p>
      <text:p text:style-name="P529">Ponieważ profil często zawiera aspekty rzeczywistej tożsamości danej osoby, tożsamości cyfrowe wiążą się z zagrożeniami dla prywatności i bezpieczeństwa, w tym z kradzieżą tożsamości. Pseudonimowe profile mogą również ujawnić tożsamość osoby poprzez analizę danych między stronami. Podczas gdy paszporty i prawa jazdy identyfikują użytkowników w prawdziwym życiu, umieszczanie takich informacji identyfikujących (PII) w Internecie może stwarzać więcej zagrożeń niż korzyści dla użytkownika. Zbadano kilka systemów uwierzytelniania i autoryzacji, ale nadal nie ma znormalizowanego i sprawdzonego systemu identyfikacji tożsamości cyfrowej.</text:p>
      <text:p text:style-name="P530">Web Scraping</text:p>
      <text:p text:style-name="P531"/>
      <text:p text:style-name="P532">What is web scraping</text:p>
      <text:p text:style-name="P533">Web scraping is the process of using bots to extract content and data from a website.</text:p>
      <text:p text:style-name="P534"/>
      <text:p text:style-name="P535">Unlike screen scraping, which only copies pixels displayed onscreen, web scraping extracts underlying HTML code and, with it, data stored in a database. The scraper can then replicate entire website content elsewhere.</text:p>
      <text:p text:style-name="P536"/>
      <text:p text:style-name="P537">Web scraping is used in a variety of digital businesses that rely on data harvesting. Legitimate use cases include:</text:p>
      <text:p text:style-name="P538"/>
      <text:p text:style-name="P539">Search engine bots crawling a site, analyzing its content and then ranking it.</text:p>
      <text:p text:style-name="P540">Price comparison sites deploying bots to auto-fetch prices and product descriptions for allied seller websites.</text:p>
      <text:p text:style-name="P541">Market research companies using scrapers to pull data from forums and social media (e.g., for sentiment analysis).</text:p>
      <text:soft-page-break/>
      <text:p text:style-name="P542">Web scraping is also used for illegal purposes, including the undercutting of prices and the theft of copyrighted content. An online entity targeted by a scraper can suffer severe financial losses, especially if it’s a business strongly relying on competitive pricing models or deals in content distribution.</text:p>
      <text:p text:style-name="P543"/>
      <text:p text:style-name="P544">Scraper tools and bots</text:p>
      <text:p text:style-name="P545">Web scraping tools are software (i.e., bots) programmed to sift through databases and extract information. A variety of bot types are used, many being fully customizable to:</text:p>
      <text:p text:style-name="P546"/>
      <text:p text:style-name="P547">Recognize unique HTML site structures</text:p>
      <text:p text:style-name="P548">Extract and transform content</text:p>
      <text:p text:style-name="P549">Store scraped data</text:p>
      <text:p text:style-name="P550">Extract data from APIs</text:p>
      <text:p text:style-name="P551">Since all scraping bots have the same purpose—to access site data—it can be difficult to distinguish between legitimate and malicious bots.</text:p>
      <text:p text:style-name="P552"/>
      <text:p text:style-name="P553">That said, several key differences help distinguish between the two.</text:p>
      <text:p text:style-name="P554"/>
      <text:p text:style-name="P555">Legitimate bots are identified with the organization for which they scrape. For example, Googlebot identifies itself in its HTTP header as belonging to Google. Malicious bots, conversely, impersonate legitimate traffic by creating a false HTTP user agent.</text:p>
      <text:p text:style-name="P556">Legitimate bots abide a site’s robot.txt file, which lists those pages a bot is permitted to access and those it cannot. Malicious scrapers, on the other hand, crawl the website regardless of what the site operator has allowed.</text:p>
      <text:p text:style-name="P557">Resources needed to run web scraper bots are substantial—so much so that legitimate scraping bot operators heavily invest in servers to process the vast amount of data being extracted.</text:p>
      <text:p text:style-name="P558"/>
      <text:p text:style-name="P559">A perpetrator, lacking such a budget, often resorts to using a botnet—geographically dispersed computers, infected with the same malware and controlled from a central location. Individual botnet computer owners are unaware of their participation. The combined power of the infected systems enables large scale scraping of many different websites by the perpetrator.</text:p>
      <text:p text:style-name="P560"/>
      <text:p text:style-name="P561">Web Scraping Attack</text:p>
      <text:p text:style-name="P562"/>
      <text:p text:style-name="P563">Malicious web scraping examples</text:p>
      <text:p text:style-name="P564">Web scraping is considered malicious when data is extracted without the permission of website owners. The two most common use cases are price scraping and content theft.</text:p>
      <text:p text:style-name="P565"/>
      <text:p text:style-name="P566">Price scraping</text:p>
      <text:p text:style-name="P567">In price scraping, a perpetrator typically uses a botnet from which to launch scraper bots to inspect competing business databases. The goal is to access pricing information, undercut rivals and boost sales.</text:p>
      <text:p text:style-name="P568"/>
      <text:p text:style-name="P569">Attacks frequently occur in industries where products are easily comparable and price plays a major role in purchasing decisions. Victims of price scraping can include travel agencies, ticket sellers and online electronics vendors.</text:p>
      <text:p text:style-name="P570"/>
      <text:p text:style-name="P571">For example, smartphone e-traders, who sell similar products for relatively consistent prices, are frequent targets. To remain competitive, they’re motivated to offer the best prices possible, since customers usually go for the lowest cost offering. To gain an edge, a vendor can use a bot to continuously scrape his competitors’ websites and instantly update his own prices accordingly.</text:p>
      <text:p text:style-name="P572"/>
      <text:p text:style-name="P573">For perpetrators, a successful price scraping can result in their offers being prominently featured on comparison websites—used by customers for both research and purchasing. Meanwhile, scraped sites often experience customer and revenue losses.</text:p>
      <text:p text:style-name="P574"/>
      <text:p text:style-name="P575">Content scraping</text:p>
      <text:p text:style-name="P576">Content scraping comprises large-scale content theft from a given site. Typical targets include online product catalogs and websites relying on digital content to drive business. For these enterprises, a content scraping attack can be devastating.</text:p>
      <text:p text:style-name="P577"/>
      <text:p text:style-name="P578">For example, online local business directories invest significant amounts of time, money and energy constructing their database content. Scraping can result in it all being released into the wild, used in spamming campaigns or resold to competitors. Any of these events are likely to impact a business’ bottom line and its daily operations.</text:p>
      <text:p text:style-name="P579"/>
      <text:p text:style-name="P580">The following is excerpted from a complaint, filed by Craigslist, detailing its experience with content scraping. It reinforces how damaging the practice can be:</text:p>
      <text:p text:style-name="P581"/>
      <text:p text:style-name="P582">“[The content scraping service] would, on a daily basis, send an army of digital robots to craigslist to copy and download the full text of millions of craigslist user ads. [The service] then indiscriminately made those misappropriated listings available—through its so-called ‘data feed’—to any company that wanted to use them, for any purpose. Some such ‘customers’ paid as much as $20,000 per month for that content…”</text:p>
      <text:p text:style-name="P583"/>
      <text:p text:style-name="P584">According to the claim, scraped data was used for spam and email fraud, among other activities:</text:p>
      <text:p text:style-name="P585"/>
      <text:p text:style-name="P586">“[The defendants] then harvest craigslist users’ contact information from that database, and initiate many thousands of electronic mail messages per day to the addresses harvested from craigslist servers…. [The messages] contain misleading subject lines and content in the body of the spam messages, designed to trick craigslist users into switching from using craigslist’s services to using [the defenders’] service…”</text:p>
      <text:p text:style-name="P587"/>
      <text:p text:style-name="P588">See how Imperva Bot Management can help you with web scraping.</text:p>
      <text:p text:style-name="P589"/>
      <text:p text:style-name="P590">Request demo</text:p>
      <text:p text:style-name="P591">Learn more</text:p>
      <text:p text:style-name="P592">Web scraping protection</text:p>
      <text:soft-page-break/>
      <text:p text:style-name="P593">The increased sophistication in malicious scraper bots has rendered some common security measures ineffective. For example, headless browser bots can masquerade as humans as they fly under the radar of most mitigation solutions.</text:p>
      <text:p text:style-name="P594"/>
      <text:p text:style-name="P595">To counter advances made by malicious bot operators, Imperva uses granular traffic analysis. It ensures that all traffic coming to your site, human and bot alike, is completely legitimate.</text:p>
      <text:p text:style-name="P596"/>
      <text:p text:style-name="P597">The process involves the cross verification of factors, including:</text:p>
      <text:p text:style-name="P598"/>
      <text:p text:style-name="P599">HTML fingerprint – The filtering process starts with a granular inspection of HTML headers. These can provide clues as to whether a visitor is a human or bot, and malicious or safe. Header signatures are compared against a constantly updated database of over 10 million known variants.</text:p>
      <text:p text:style-name="P600">IP reputation – We collect IP data from all attacks against our clients. Visits from IP addresses having a history of being used in assaults are treated with suspicion and are more likely to be scrutinized further.</text:p>
      <text:p text:style-name="P601">Behavior analysis – Tracking the ways visitors interact with a website can reveal abnormal behavioral patterns, such as a suspiciously aggressive rate of requests and illogical browsing patterns. This helps identify bots that pose as human visitors.</text:p>
      <text:p text:style-name="P602">Progressive challenges – We use a set of challenges, including cookie support and JavaScript execution, to filter out bots and minimize false positives. As a last resort, a CAPTCHA challenge can weed out bots attempting to pass themselves off as humans.</text:p>
      <text:p text:style-name="P603">Learn more about protecting your site from malicious bot traffic with Imperva’s bot management solution.</text:p>
      <text:p text:style-name="P604"/>
      <text:p text:style-name="P605"/>
      <text:list text:style-name="LFO7" text:continue-numbering="true">
        <text:list-item>
          <text:list>
            <text:list-item>
              <text:p text:style-name="P606">Phishing i jego rodzaje</text:p>
            </text:list-item>
          </text:list>
        </text:list-item>
      </text:list>
      <text:h text:style-name="P607" text:outline-level="2"/>
      <text:p text:style-name="P608">What is a phishing attack</text:p>
      <text:p text:style-name="P609">Phishing is a type of social engineering attack often used to steal user data, including login credentials and credit card numbers. It occurs when an attacker, masquerading as a trusted entity, dupes a victim into opening an email, instant message, or text message. The recipient is then tricked into clicking a malicious link, which can lead to the installation of malware, the freezing of the system as part of a ransomware attack or the revealing of sensitive information.</text:p>
      <text:p text:style-name="P610"/>
      <text:p text:style-name="P611">An attack can have devastating results. For individuals, this includes unauthorized purchases, the stealing of funds, or identify theft.</text:p>
      <text:p text:style-name="P612"/>
      <text:p text:style-name="P613">Moreover, phishing is often used to gain a foothold in corporate or governmental networks as a part of a larger attack, such as an advanced persistent threat (APT) event. In this latter<text:s/><text:soft-page-break/>scenario, employees are compromised in order to bypass security perimeters, distribute malware inside a closed environment, or gain privileged access to secured data.</text:p>
      <text:p text:style-name="P614"/>
      <text:p text:style-name="P615">An organization succumbing to such an attack typically sustains severe financial losses in addition to declining market share, reputation, and consumer trust. Depending on scope, a phishing attempt might escalate into a security incident from which a business will have a difficult time recovering.</text:p>
      <text:p text:style-name="P616"/>
      <text:p text:style-name="P617">Phishing attack examples</text:p>
      <text:p text:style-name="P618">The following illustrates a common phishing scam attempt:</text:p>
      <text:p text:style-name="P619"/>
      <text:p text:style-name="P620">A spoofed email ostensibly from myuniversity.edu is mass-distributed to as many faculty members as possible.</text:p>
      <text:p text:style-name="P621">The email claims that the user’s password is about to expire. Instructions are given to go to myuniversity.edu/renewal to renew their password within 24 hours.</text:p>
      <text:p text:style-name="P622">Phishing attack example - Phishing email</text:p>
      <text:p text:style-name="P623"/>
      <text:p text:style-name="P624">Several things can occur by clicking the link. For example:</text:p>
      <text:p text:style-name="P625"/>
      <text:p text:style-name="P626">The user is redirected to myuniversity.edurenewal.com, a bogus page appearing exactly like the real renewal page, where both new and existing passwords are requested. The attacker, monitoring the page, hijacks the original password to gain access to secured areas on the university network.</text:p>
      <text:p text:style-name="P627">The user is sent to the actual password renewal page. However, while being redirected, a malicious script activates in the background to hijack the user’s session cookie. This results in a reflected XSS attack, giving the perpetrator privileged access to the university network.</text:p>
      <text:p text:style-name="P628">Phishing techniques</text:p>
      <text:p text:style-name="P629">Email phishing scams</text:p>
      <text:p text:style-name="P630">Email phishing is a numbers game. An attacker sending out thousands of fraudulent messages can net significant information and sums of money, even if only a small percentage<text:s/><text:soft-page-break/>of recipients fall for the scam. As seen above, there are some techniques attackers use to increase their success rates.</text:p>
      <text:p text:style-name="P631"/>
      <text:p text:style-name="P632">For one, they will go to great lengths in designing phishing messages to mimic actual emails from a spoofed organization. Using the same phrasing, typefaces, logos, and signatures makes the messages appear legitimate.</text:p>
      <text:p text:style-name="P633"/>
      <text:p text:style-name="P634">In addition, attackers will usually try to push users into action by creating a sense of urgency. For example, as previously shown, an email could threaten account expiration and place the recipient on a timer. Applying such pressure causes the user to be less diligent and more prone to error.</text:p>
      <text:p text:style-name="P635"/>
      <text:p text:style-name="P636">Lastly, links inside messages resemble their legitimate counterparts, but typically have a misspelled domain name or extra subdomains. In the above example, the myuniversity.edu/renewal URL was changed to myuniversity.edurenewal.com. Similarities between the two addresses offer the impression of a secure link, making the recipient less aware that an attack is taking place.</text:p>
      <text:p text:style-name="P637"/>
      <text:p text:style-name="P638">Phishing techniques - Phishing link example</text:p>
      <text:p text:style-name="P639"/>
      <text:p text:style-name="P640">Spear phishing</text:p>
      <text:p text:style-name="P641">Spear phishing targets a specific person or enterprise, as opposed to random application users. It’s a more in-depth version of phishing that requires special knowledge about an organization, including its power structure.</text:p>
      <text:p text:style-name="P642"/>
      <text:p text:style-name="P643">An attack might play out as follows:</text:p>
      <text:p text:style-name="P644"/>
      <text:p text:style-name="P645">A perpetrator researches names of employees within an organization’s marketing department and gains access to the latest project invoices.</text:p>
      <text:p text:style-name="P646">Posing as the marketing director, the attacker emails a departmental project manager (PM) using a subject line that reads, Updated invoice for Q3 campaigns. The text, style, and included logo duplicate the organization’s standard email template.</text:p>
      <text:soft-page-break/>
      <text:p text:style-name="P647">A link in the email redirects to a password-protected internal document, which is in actuality a spoofed version of a stolen invoice.</text:p>
      <text:p text:style-name="P648">The PM is requested to log in to view the document. The attacker steals his credentials, gaining full access to sensitive areas within the organization’s network.</text:p>
      <text:p text:style-name="P649">By providing an attacker with valid login credentials, spear phishing is an effective method for executing the first stage of an APT.</text:p>
      <text:h text:style-name="P650" text:outline-level="2"/>
      <text:h text:style-name="P651" text:outline-level="2"/>
      <text:list text:style-name="LFO7" text:continue-numbering="true">
        <text:list-item>
          <text:list>
            <text:list-item>
              <text:p text:style-name="P652"><text:span text:style-name="T653">Strategie przeciwdziałania phishingowi</text:span></text:p>
            </text:list-item>
          </text:list>
        </text:list-item>
      </text:list>
      <text:p text:style-name="P654"/>
      <text:p text:style-name="P655">Jak zapobiegać phishingowi</text:p>
      <text:p text:style-name="P656">Ochrona przed atakami typu phishing wymaga podjęcia kroków zarówno przez użytkowników, jak i przedsiębiorstwa.</text:p>
      <text:p text:style-name="P657"/>
      <text:p text:style-name="P658">Dla użytkowników kluczowa jest czujność. Spofingowana wiadomość często zawiera subtelne błędy, które ujawniają jej prawdziwą tożsamość. Mogą to być błędy ortograficzne lub zmiany nazw domen, jak widać na wcześniejszym przykładzie adresu URL. Użytkownicy powinni również zatrzymać się i zastanowić, dlaczego w ogóle otrzymują takie wiadomości.</text:p>
      <text:p text:style-name="P659"/>
      <text:p text:style-name="P660">W przypadku przedsiębiorstw można podjąć szereg kroków w celu ograniczenia ataków typu phishing i spear phishing:</text:p>
      <text:p text:style-name="P661"/>
      <text:p text:style-name="P662">Dwuczynnikowe uwierzytelnianie (2FA) jest najskuteczniejszą metodą przeciwdziałania atakom phishingowym, ponieważ dodaje dodatkową warstwę weryfikacji podczas logowania się do wrażliwych aplikacji. 2FA polega na tym, że użytkownicy mają dwie rzeczy: coś, co znają, np. hasło i nazwę użytkownika, oraz coś, co mają, np. smartfon. Nawet jeśli pracownicy są narażeni na niebezpieczeństwo, 2FA zapobiega użyciu ich skompromitowanych danych uwierzytelniających, ponieważ same te dane są niewystarczające do uzyskania dostępu.</text:p>
      <text:p text:style-name="P663">Oprócz stosowania 2FA, organizacje powinny egzekwować ścisłe zasady zarządzania hasłami. Na przykład, pracownicy powinni być zobowiązani do częstej zmiany swoich haseł i nie powinni mieć możliwości ponownego użycia jednego hasła do wielu aplikacji.</text:p>
      <text:p text:style-name="P664">Kampanie edukacyjne mogą również pomóc w zmniejszeniu zagrożenia atakami phishingowymi poprzez egzekwowanie bezpiecznych praktyk, takich jak nie klikanie w zewnętrzne linki w wiadomościach e-mail.</text:p>
      <text:p text:style-name="P665"/>
      <text:soft-page-break/>
      <text:p text:style-name="P666">Przechodząc do praktyk związanych <text:s/>z <text:s/>tworzeniem oprogramowania przeciwphishingowego podstawowo zwraca się uwagę <text:s/>na 4 elementy:</text:p>
      <text:p text:style-name="P667"/>
      <text:list text:style-name="LFO8" text:continue-numbering="true">
        <text:list-item>
          <text:p text:style-name="P668">Filtry spamu – metoda polegająca na analizie tekstów wiadomości, najczęściej maili, w których analizuje się treść pod <text:s/>kątem:</text:p>
        </text:list-item>
      </text:list>
      <text:list text:style-name="LFO9" text:continue-numbering="true">
        <text:list-item>
          <text:list>
            <text:list-item>
              <text:p text:style-name="P669">Bogactwa językowego – w celu uniknięcia niewłaściwego używania słów, które mogłyby wzbudzić podejrzenia odbiorcy, wiadomości składają się z najprostszych zwrotów oraz określeń. Dla wielu algorytmów minimalny próg wartości, oznaczający wiadomość jako bezpieczny jest różny, a wylicza się go za pomocą wyznaczania wartości dla konkretnych słów. Dla przykładu słowa ‘do’ i ‘go’ będą miały niskie wartości, w przeciwieństwie do słów ‘prepared’ i ‘achieved’.</text:p>
            </text:list-item>
          </text:list>
        </text:list-item>
        <text:list-item>
          <text:p text:style-name="P670">Naturalnego wykorzystania języka – Nienaturalne użycie słowa też zwiększa prawdopodobieństwo zagrożenia phishingowego. Nawet jeśli wiadomość będzie bardzo bogata pod względem użytych, różnorodnych słów ,błędne ich zastosowanie algorytm rozpozna jako potencjalny atak phishinowy. Przykładowe zdanie ‘You achieved winning’ może być zrozumiałe dla odbiorcy, jednakże dobór słów i ich wykorzystanie jest anormalne. Do wykrywania takich niepoprawności stosuje się korelacje konkretnych słów z innymi. W takich metodach przetwarzane mogą być tylko słowa sąsiadujące albo i całe zdania , w zależności od mocy obliczeniowej<text:s/></text:p>
        </text:list-item>
        <text:list-item>
          <text:p text:style-name="P671">Adresu / Nazwy nadawcy – Najprostszą ze znanych metod oszukiwania ludzi jest podawanie się za kogoś znanego lub zaufanego. Najczęstszą strategią tworzenia maili lub kont phishingowych jest podszywanie się pod domeny takie jak youtube, przez stworzenie maila ‘youutube@gmail.com’ lub Elona Muska ‘ElonMu.sk@gmail.com’. W ten sposób nieuważny odbiorca może założyć, że rzeczywiście ma kontakt z wiarygodnym nadawcą. W celu wykrywania takich oszust używa się tak zwanych listy słów (ang. Bag o Words) zawierającej nazwy najbardziej znanych domen, nazwy banków, nazwiska celebrytów itd.<text:line-break/><text:s/>Przy analizie algorytmu <text:s/>mierzy się <text:s/>podobieństwo ciągów znaków. Im większe podobieństwo, wykluczając przy tym oczywiście 100%, tym większe prawdopodobieństwo podszywania się.<text:s/><text:line-break/><text:line-break/>Aspekt konta nadawcy rozpatruje się jeszcze pod kątem aktywności czy daty założenia.</text:p>
        </text:list-item>
        <text:list-item>
          <text:p text:style-name="P672">Odnośników w tekście – Do wiadomości phishingowych załącza się link prowadzący do stron mających umożliwić złodziejom wyciek danych przez nakłonienie ofiary do wypełnienia formularza. Aby wykryć czy URL jest szkodliwy często sprawdza się <text:s/>go pobieżnie, bez wchodzenia w szczegóły strony. Analizuję się ciąg znaków pod kątem dodatkowych przekierowań, znaków specjalnych typu ‘-‘ i wielu innych aspektów, które zostaną szczegółowo omówione w dalszej części pracy</text:p>
        </text:list-item>
      </text:list>
      <text:p text:style-name="P673"/>
      <text:soft-page-break/>
      <text:list text:style-name="LFO8" text:continue-numbering="true">
        <text:list-item>
          <text:p text:style-name="P674">Własne reguły <text:s/>- administratorzy bezpieczeństwa organizacji mogą ustalać własne reguły, które mogą zmniejszyć szansę wycieku danych. <text:s/>Najczęściej ustanawianą <text:s/>i skuteczną zasadą jest blokowanie maili spoza organizacji.</text:p>
        </text:list-item>
      </text:list>
      <text:p text:style-name="P675"/>
      <text:list text:style-name="LFO8" text:continue-numbering="true">
        <text:list-item>
          <text:p text:style-name="P676">Analiza załączonych plików – do wiadomości może załączony plik, który po pobraniu na komputer i uruchomieniu może wywołać wiele szkód takich jak wysłanie danych z naszego komputera, ograniczenie dostępu do niektórych funkcji systemu, czy usunięcie danych. Pozornie mniej szkodliwym, ale trudniejszym do identyfikacji jest program śledzący, który będzie selektywnie zbierał dane z czynności użytkownika, aby w momencie, gdy zapisane aktywności będą mogły posłużyć przestępcy do wyrządzenia szkód. Aby uchronić się przed takimi atakami podstawowo analizuje się rozszerzenia plików. Jest lista rodzajów plików, które są uznawane za w pełni nieszkodliwe:</text:p>
        </text:list-item>
      </text:list>
      <text:list text:style-name="LFO10" text:continue-numbering="true">
        <text:list-item>
          <text:p text:style-name="P677">GIF</text:p>
        </text:list-item>
        <text:list-item>
          <text:p text:style-name="P678">JPG/ JPEG</text:p>
        </text:list-item>
        <text:list-item>
          <text:p text:style-name="P679">TIF/TIFF</text:p>
        </text:list-item>
        <text:list-item>
          <text:p text:style-name="P680">MPG/ MPEG<text:s/></text:p>
        </text:list-item>
        <text:list-item>
          <text:p text:style-name="P681"><text:span text:style-name="T682">MP3/ WAV</text:span></text:p>
        </text:list-item>
      </text:list>
      <text:p text:style-name="P683">Inne rozszerzenia plików, które są powszechnie wysyłane jako załączniki do wiadomości e-mail, takie jak:<text:s/></text:p>
      <text:list text:style-name="LFO11" text:continue-numbering="true">
        <text:list-item>
          <text:p text:style-name="P684">DOC</text:p>
        </text:list-item>
        <text:list-item>
          <text:p text:style-name="P685">XLS<text:s/></text:p>
        </text:list-item>
        <text:list-item>
          <text:p text:style-name="P686">TXT</text:p>
        </text:list-item>
      </text:list>
      <text:p text:style-name="P687">które reprezentują dokumenty tekstowe i pliki Excela, mogą być zainfekowane najgorszymi wirusami komputerowymi. Jednak wielu użytkowników wysyła tego typu dokumenty z powodów związanych z pracą.<text:line-break/>Do najbardziej niebezpiecznych rodzajów plików zalicza się pliki z podwójnym rozszerzeniem np. '.doc.zip’. Pozostała część analizy pików po pobraniu na komputer pełniona jest przez oprogramowanie antywirusowe lub w razie dalszych wątpliwości użytkownik może skorzystać z takich storn jak Virustotal.com.</text:p>
      <text:p text:style-name="P688"/>
      <text:p text:style-name="P689"/>
      <text:p text:style-name="P690"/>
      <text:p text:style-name="P691">Szczegołówa analiza URL i strony – najbardziej <text:s/>rozbudowany sposób analizy przeciwphishingowej, strony mające na celu uzyskanie od nieświadomego użytkownika danych mają określone cechy. Bardzo często sama analiza linku prowadzącego do strony może wystarczyć, ale w celu zwiększenia pewności predykcji analizuję się szereg innych <text:s/>cech. Są<text:s/><text:soft-page-break/>dane samej witryny, jej zawartości oraz pochodzenie grafik, filmów, czy ikonek.<text:line-break/>Na stronie sprawdza się też tekst, tak jak w przypadku maili oraz same statystyki strony.<text:line-break/>Do takich statystyk zaliczają się między innymi:</text:p>
      <text:list text:style-name="LFO12" text:continue-numbering="true">
        <text:list-item>
          <text:p text:style-name="P692">Data założenia strony</text:p>
        </text:list-item>
        <text:list-item>
          <text:p text:style-name="P693">Posiadanie certyfikatu</text:p>
        </text:list-item>
        <text:list-item>
          <text:p text:style-name="P694">Jakość certyfikatu</text:p>
        </text:list-item>
        <text:list-item>
          <text:p text:style-name="P695">Ruch na stronie</text:p>
        </text:list-item>
        <text:list-item>
          <text:p text:style-name="P696">Ranking Google</text:p>
        </text:list-item>
        <text:list-item>
          <text:p text:style-name="P697">Ilość zewnętrznych trafień na stronę</text:p>
        </text:list-item>
        <text:list-item>
          <text:p text:style-name="P698">Nazwę domeny<text:line-break/><text:line-break/></text:p>
        </text:list-item>
      </text:list>
      <text:soft-page-break/>
      <text:h text:style-name="P699" text:outline-level="1">Rozdział 3</text:h>
      <text:p text:style-name="P700"><text:span text:style-name="T701">Web Crawling – jako metoda przeszukiwania grafowych struktur danych</text:span></text:p>
      <text:list text:style-name="LFO13" text:continue-numbering="true">
        <text:list-item>
          <text:list>
            <text:list-item>
              <text:p text:style-name="P702"><text:bookmark-start text:name="_TOC_250015"/>Web scraping i jego początki</text:p>
            </text:list-item>
          </text:list>
        </text:list-item>
      </text:list>
      <text:p text:style-name="P703"><text:bookmark-end text:name="_TOC_250015"/>Web scraping, also known as web extraction or harvesting, is a technique to extract data from the World Wide Web (WWW) and save it to a file system or database for later retrieval or analysis. Commonly, web data is scrapped utilizing Hypertext Transfer Protocol (HTTP) or through a web browser. This is accomplished either manually by a user or automatically by a bot or web crawler. Due to the fact that an enormous amount of heterogeneous data is constantly generated on the WWW, web scraping is widely acknowledged as an efficient and powerful technique for collecting big data (Mooney et al. 2015; Bar-Ilan 2001). To adapt to a variety of scenarios, current web scraping techniques have become customized from smaller ad hoc, human-aided procedures to the utilization of fully automated systems that are able to convert entire websites into well-organized data set. State-of-the-art web scraping tools are not only capable of parsing markup languages or JSON files but also integrating with computer visual analytics (Butler 2007) and natural language processing to simulate how human users browse web content (Yi et al. 2003). The process of scraping data from the Internet can be divided into two sequential steps; acquiring web resources and then extracting desired information from the acquired data. Specifically, a web scraping program starts by composing a HTTP request to acquire resources from a targeted website. This request can be formatted in either a URL containing a GET query or a piece of HTTP message containing a POST query. Once the request is successfully received and processed by the targeted website, the requested resource will be retrieved from the website and then sent back to the give web scraping program. The resource can be in multiple formats, such as web pages that are built from HTML, data feeds in XML or JSON format, or multimedia data such as images, audio, or video files. After the web data is downloaded, the extraction process continues to parse, reformat, and organize the data in a structured way. There are two essential modules of a web scraping program – a module for composing an HTTP request, such as Urllib2 or selenium and another one for parsing and extracting information from raw HTML code, such as Beautiful Soup or Pyquery. Here, the Urllib2 module defines a set of functions to dealing with HTTP requests, such as authentication, redirections, cookies, and so on, while Selenium is a web browser wrapper that builds up a web browser, such as Google Chrome or Internet Explorer, and enables users to automate the process of browsing a website by programming. Regarding data extraction, Beautiful Soup is designed for # Springer International Publishing AG (outside the USA) 2017 L.A. Schintler, C.L. McNeely (eds.), Encyclopedia of Big Data, DOI 10.1007/978-3-319-32001-4_483-1 scraping HTML and other XML documents. It provides convenient Pythonic functions for navigating, searching, and modifying a parse tree; a toolkit for decomposing an HTML file and extracting desired information via lxml or html5lib. Beautiful Soup can automatically detect the encoding of the parsing under processing and convert it to a client-readable encode. Similarly, Pyquery provides a set of Jquery-like functions to parse xml documents. But unlike Beautiful Soup, Pyquery only supports lxml for fast XML processing. Of the various types of web scraping programs, some are created to<text:s/><text:soft-page-break/>automatically recognize the data structure of a page, such as Nutch or Scrapy, or to provide a web-based graphic interface that eliminates the need for manually written web scraping code, such as Import.io. Nutch is a robust and scalable web crawler, written in Java. It enables fine-grained configuration, paralleling harvesting, robots.txt rule support, and machine learning. Scrapy, written in Python, is an reusable web crawling framework. It speeds up the process of building and scaling large crawling projects. In addition, it also provides a web-based shell to simulate the website browsing behaviors of a human user. To enable nonprogrammers to harvest web contents, the web-based crawler with a graphic interface is purposely designed to mitigate the complexity of using a web scraping program. Among them, Import.io is a typical crawler for extracting data from websites without writing any code. It allows users to identify and convert unstructured web pages into a structured format. Import.io’s graphic interface for data identification allows user to train and learn what to extract. The extracted data is then stored in a dedicated cloud server, and can be exported in CSV, JSON, and XML format. A web-based crawler with a graphic interface can easily harvest and visualize real-time data stream based on SVG or WebGL engine but fall short in manipulating a large data set. Web scraping can be used for a wide variety of scenarios, such as contact scraping, price change monitoring/comparison, product review collection, gathering of real estate listings, weather data monitoring, website change detection, and web data integration. For examples, at a microscale, the price of a stock can be regularly scraped in order to visualize the price change over time (Case et al. 2005), and social media feeds can be collectively scraped to investigate public opinions and identify opinion leaders (Liu and Zhao 2016). At a macro-level, the metadata of nearly every website is constantly scraped to build up Internet search engines, such as Google Search or Bing Search (Snyder 2003). Although web scraping is a powerful technique in collecting large data sets, it is controversial and may raise legal questions related to copyright (O’Reilly 2006), terms of service (ToS) (Fisher et al. 2010), and “trespass to chattels” (Hirschey 2014). Aweb scraper is free to copy a piece of data in figure or table form from a web page without any copyright infringement because it is difficult to prove a copyright over such data since only a specific arrangement or a particular selection of the data is legally protected. Regarding the ToS, although most web applications include some form of ToS agreement, their enforceability usually lies within a gray area. For instance, the owner of a web scraper that violates the ToS may argue that he or she never saw or officially agreed to the ToS. Moreover, if a web scraper sends data acquiring requests too frequently, this is functionally equivalent to a denial-of-service attack, in which the web scraper owner may be refused entry and may be liable for damages under the law of “trespass to chattels,” because the owner of the web application has a property interest in the physical web server which hosts the application. An ethical web scraping tool will avoid this issue by maintaining a reasonable requesting frequency. A web application may adopt one of the following measures to stop or interfere with a web scrapping tool that collects data from the given website. Those measures may identify whether an operation was conducted by a human being or a bot. Some of the major measures include the following: HTML “fingerprinting” that investigates the HTML headers to identify whether a visitor is malicious or safe (Acar et al. 2013); IP reputation determination, where IP addresses with a recorded history of use in website assaults that 2 Web Scraping will be treated with suspicion and are more likely to be heavily scrutinized (Sadan and Schwartz 2012); behavior analysis for revealing abnormal behavioral patterns, such as placing a suspiciously high rate of requests and adhering to anomalous browsing patterns; and progressive challenges that filter out bots with a set of tasks, such as cookie support, JavaScript execution, and CAPTCHA (Doran and Gokhale 2011).</text:p>
      <text:list text:style-name="LFO13" text:continue-numbering="true">
        <text:list-item>
          <text:list>
            <text:list-item>
              <text:p text:style-name="P704"><text:bookmark-start text:name="_TOC_250014"/><text:soft-page-break/>Sposoby archwizacji</text:p>
            </text:list-item>
          </text:list>
        </text:list-item>
      </text:list>
      <text:h text:style-name="P705" text:outline-level="2"><text:span text:style-name="T706">Web crawlers work on the behalf of applications or services to find interesting and related information on the web. For example, search engines use web crawlers to index the Internet. Web crawlers have several challenges, such as complexity between links and highly intensive computation requirements when a web crawler wants to retrieve complex connected links. Another issue is the storage of a massive amount of indexed links or downloaded unstructured data, such as binary files, videos or images. As the volume of information on the Internet increases rapidly and requests may search data in a variety of formats including unstructured data, no cloud-based architecture exists in the literatures for web crawlers that could effectively address both highly intensive computing and storage issues. The cloud computing paradigm provides support for elastic resources and unstructured data, and provides pay-peruse features that allow individual businesses to run their own web crawlers for crawling the Internet or a limited web hosts. In this paper, we propose a cloud-based web crawler architecture that uses cloud computing features and the MapReduce programming technique. The proposed web crawler allows us to crawl the web by using distributed agents and each agent stores its own finding on a Cloud Azure Table (NoSQL database). The proposed web crawler also could store unstructured and massive amount of data on Azure Blob storage. We analyze the performance and scalability of the proposed web crawler and we describe the advantages of the proposed web crawler over traditional distributed web crawlers.</text:span></text:h>
      <text:h text:style-name="P707" text:outline-level="2"/>
      <text:list text:style-name="LFO13" text:continue-numbering="true">
        <text:list-item>
          <text:list>
            <text:list-item>
              <text:p text:style-name="P708"><text:bookmark-end text:name="_TOC_250014"/><text:span text:style-name="T709">Dotychczasowe zastosowania</text:span></text:p>
            </text:list-item>
          </text:list>
        </text:list-item>
      </text:list>
      <text:p text:style-name="P710"/>
      <text:h text:style-name="P711" text:outline-level="2">All search engines need to have crawlers, some examples are:</text:h>
      <text:h text:style-name="P712" text:outline-level="2"/>
      <text:h text:style-name="P713" text:outline-level="2">Amazonbot is an Amazon web crawler for web content identification and backlink discovery.</text:h>
      <text:h text:style-name="P714" text:outline-level="2">Baiduspider for Baidu</text:h>
      <text:h text:style-name="P715" text:outline-level="2">Bingbot for Bing search engine by Microsoft</text:h>
      <text:h text:style-name="P716" text:outline-level="2">DuckDuckBot for DuckDuckGo</text:h>
      <text:h text:style-name="P717" text:outline-level="2">Exabot for French search engine Exalead</text:h>
      <text:h text:style-name="P718" text:outline-level="2">Googlebot for Google</text:h>
      <text:h text:style-name="P719" text:outline-level="2">Yahoo! Slurp for Yahoo</text:h>
      <text:h text:style-name="P720" text:outline-level="2">Yandex Bot for Yandex</text:h>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h text:style-name="Heading1" text:outline-level="1">Rozdział<text:span text:style-name="T769"><text:s/></text:span>4</text:h>
      <text:p text:style-name="P770"><text:span text:style-name="T771">Analiza i porównanie strategii i narzędzi przeciwdziałania phoshingowi</text:span></text:p>
      <text:list text:style-name="LFO14" text:continue-numbering="true">
        <text:list-item>
          <text:list>
            <text:list-item>
              <text:p text:style-name="P772"><text:span text:style-name="T773">PhishTank</text:span></text:p>
            </text:list-item>
          </text:list>
        </text:list-item>
      </text:list>
      <text:p text:style-name="P774">Phishtank is a phish website repository available to users for free (open source). Because of the public nature of Phishtank with lots of suspected phish websites being submitted frequently, their database is updated by the hour and as such a total of 7,612 phish websites were obtained that have been accumulated over a period of 4 years since January 2008. Though as it has studied by several researchers that most phishing websites are only for temporary use, some of this websites have been reported offline. A filtration process is thus needed to ensure the freshness of the dataset. After this filtration had been done, 3611 phishing websites were confirmed online. This fresh dataset is used as phishing website for the purpose of this study. Table 3.3 shows the statistics collected from Phishtank as at the time of data collection</text:p>
      <text:p text:style-name="P775"/>
      <text:p text:style-name="P776">https://www.sciencedirect.com/topics/computer-science/phish</text:p>
      <text:p text:style-name="P777"/>
      <text:p text:style-name="P778"/>
      <text:soft-page-break/>
      <text:list text:style-name="LFO14" text:continue-numbering="true">
        <text:list-item>
          <text:list>
            <text:list-item>
              <text:p text:style-name="P779">Analiza linku</text:p>
            </text:list-item>
          </text:list>
        </text:list-item>
      </text:list>
      <text:p text:style-name="P780"><text:span text:style-name="T781">If an IP address is used as an alternative of the domain name in the URL, such as “</text:span><text:a xlink:href="http://125.98.3.123/fake.html" office:target-frame-name="_top" xlink:show="replace"><text:span text:style-name="T782">http://125.98.3.123/fake.html</text:span></text:a><text:span text:style-name="T783">”, users can be sure that someone is trying to steal their personal information. Sometimes, the IP address is even transformed into hexadecimal code as shown in the following link “</text:span><text:a xlink:href="http://0x58.0xCC.0xCA.0x62/2/paypal.ca/index.html" office:target-frame-name="_top" xlink:show="replace"><text:span text:style-name="T784">http://0x58.0xCC.0xCA.0x62/2/paypal.ca/index.html</text:span></text:a><text:span text:style-name="T785">”.<text:s/></text:span></text:p>
      <text:p text:style-name="Default"><text:span text:style-name="T786">Rule</text:span><text:span text:style-name="T787">: IF</text:span><draw:frame draw:style-name="a0" text:anchor-type="as-char" svg:x="0in" svg:y="0in" svg:width="3.59167in" svg:height="0.35833in" style:rel-width="scale" style:rel-height="scale"><draw:object xlink:href="Object 1/" xlink:type="simple" xlink:show="embed" xlink:actuate="onLoad"/></draw:frame></text:p>
      <text:list text:style-name="LFO15" text:continue-numbering="true">
        <text:list-item>
          <text:list>
            <text:list-item>
              <text:list>
                <text:list-item>
                  <text:p text:style-name="P788"><text:span text:style-name="T789">Long URL to Hide the Suspicious Part</text:span></text:p>
                </text:list-item>
              </text:list>
            </text:list-item>
          </text:list>
        </text:list-item>
      </text:list>
      <text:p text:style-name="P790">Phishers can use long URL to hide the doubtful part in the address bar. For example:<text:s/></text:p>
      <text:p text:style-name="P791"><text:a xlink:href="http://federmacedoadv.com.br/3f/aze/ab51e2e319e51502f416dbe46b773a5e/?cmd=_home&amp;amp;dispatch=11004d58f5b74f8dc1e7c2e8dd4105e811004d58f5b74f8dc1e7c2e8dd4105e8" office:target-frame-name="_top" xlink:show="replace"><text:span text:style-name="T792">http://federmacedoadv.com.br/3f/aze/ab51e2e319e51502f416dbe46b773a5e/?cmd=_home&amp;amp;dispatch=11004d58f5b74f8dc1e7c2e8dd4105e811004d58f5b74f8dc1e7c2e8dd4105e8</text:span></text:a><text:span text:style-name="T793">@phishing.website.html</text:span></text:p>
      <text:p text:style-name="P794">To ensure accuracy of our study, we calculated the length of URLs in the dataset and produced an average URL length. The results showed that if the length of the URL is greater than or equal 54 characters then the URL classified as phishing. By reviewing our dataset we were able to find 1220 URLs lengths equals to 54 or more which constitute 48.8% of the total dataset size.</text:p>
      <text:p text:style-name="P795"/>
      <text:p text:style-name="P796"><text:span text:style-name="T797">Rule: IF</text:span><draw:frame draw:style-name="a1" text:anchor-type="as-char" svg:x="0in" svg:y="0in" svg:width="4.24167in" svg:height="0.59167in" style:rel-width="scale" style:rel-height="scale"><draw:object xlink:href="Object 2/" xlink:type="simple" xlink:show="embed" xlink:actuate="onLoad"/></draw:frame></text:p>
      <text:p text:style-name="P798"/>
      <text:p text:style-name="P799">We have been able to update this feature rule by using a method based on frequency and thus improving upon its accuracy.</text:p>
      <text:list text:style-name="LFO15" text:continue-numbering="true">
        <text:list-item>
          <text:list>
            <text:list-item>
              <text:list>
                <text:list-item>
                  <text:p text:style-name="P800"><text:span text:style-name="T801">Using URL Shortening Services “TinyURL”</text:span></text:p>
                </text:list-item>
              </text:list>
            </text:list-item>
          </text:list>
        </text:list-item>
      </text:list>
      <text:p text:style-name="P802">URL shortening is a method on the “World Wide Web” in which a URL may be made considerably smaller in length and still lead to the required webpage. This is accomplished by means of an “HTTP Redirect” on a domain name that is short, which links to the webpage that has a long URL. For example, the URL “http://portal.hud.ac.uk/” can be shortened to “bit.ly/19DXSk4”.</text:p>
      <text:p text:style-name="P803"><text:span text:style-name="T804">Rule</text:span><text:span text:style-name="T805">: IF</text:span><draw:frame draw:style-name="a2" text:anchor-type="as-char" svg:x="0in" svg:y="0in" svg:width="1.775in" svg:height="0.35in" style:rel-width="scale" style:rel-height="scale"><draw:object xlink:href="Object 3/" xlink:type="simple" xlink:show="embed" xlink:actuate="onLoad"/></draw:frame></text:p>
      <text:list text:style-name="LFO15" text:continue-numbering="true">
        <text:list-item>
          <text:list>
            <text:list-item>
              <text:list>
                <text:list-item>
                  <text:p text:style-name="P806"><text:span text:style-name="T807">URL’s having “@” Symbol</text:span></text:p>
                </text:list-item>
              </text:list>
            </text:list-item>
          </text:list>
        </text:list-item>
      </text:list>
      <text:p text:style-name="P808">Using “@” symbol in the URL leads the browser to ignore everything preceding the “@” symbol and the real address often follows the “@” symbol.<text:s/></text:p>
      <text:p text:style-name="P809"><text:span text:style-name="T810">Rule: IF<text:s/></text:span><draw:frame draw:style-name="a3" text:anchor-type="as-char" svg:x="0in" svg:y="0in" svg:width="2.40833in" svg:height="0.35in" style:rel-width="scale" style:rel-height="scale"><draw:object xlink:href="Object 4/" xlink:type="simple" xlink:show="embed" xlink:actuate="onLoad"/></draw:frame></text:p>
      <text:list text:style-name="LFO15" text:continue-numbering="true">
        <text:list-item>
          <text:list>
            <text:list-item>
              <text:list>
                <text:list-item>
                  <text:p text:style-name="P811"><text:span text:style-name="T812">Redirecting using “//”</text:span></text:p>
                </text:list-item>
              </text:list>
            </text:list-item>
          </text:list>
        </text:list-item>
      </text:list>
      <text:p text:style-name="P813">The existence of “//” within the URL path means that the user will be redirected to another website. An example of such URL’s is: “http://www.legitimate.com//http://www.phishing.com”. We examin the location where the “//” appears. We find that if the URL starts with “HTTP”, that means the “//” should appear in the sixth position. However, if the URL employs “HTTPS” then the “//” should appear in seventh position.</text:p>
      <text:p text:style-name="P814"><text:span text:style-name="T815">Rule: IF<text:s/></text:span></text:p>
      <text:list text:style-name="LFO15" text:continue-numbering="true">
        <text:list-item>
          <text:list>
            <text:list-item>
              <text:list>
                <text:list-item>
                  <text:p text:style-name="P816"><text:span text:style-name="T817">Adding Prefix or Suffix Separated by (-) to the Domain</text:span></text:p>
                </text:list-item>
              </text:list>
            </text:list-item>
          </text:list>
        </text:list-item>
      </text:list>
      <text:p text:style-name="P818">The dash symbol is rarely used in legitimate URLs. Phishers tend to add prefixes or suffixes separated by (-) to the domain name so that users feel that they are dealing with a legitimate webpage. For example http://www.Confirme-paypal.com/.</text:p>
      <text:soft-page-break/>
      <text:p text:style-name="P819"><text:span text:style-name="T820">Rule: IF<text:s/></text:span><draw:frame draw:style-name="a4" text:anchor-type="as-char" svg:x="0in" svg:y="0in" svg:width="3.725in" svg:height="0.35833in" style:rel-width="scale" style:rel-height="scale"><draw:object xlink:href="Object 5/" xlink:type="simple" xlink:show="embed" xlink:actuate="onLoad"/></draw:frame></text:p>
      <text:list text:style-name="LFO15" text:continue-numbering="true">
        <text:list-item>
          <text:list>
            <text:list-item>
              <text:list>
                <text:list-item>
                  <text:p text:style-name="P821"><text:span text:style-name="T822">Sub Domain and Multi Sub Domains</text:span></text:p>
                </text:list-item>
              </text:list>
            </text:list-item>
          </text:list>
        </text:list-item>
      </text:list>
      <text:p text:style-name="P823"><text:span text:style-name="T824">Let us assume we have the following link: http://www.hud.ac.uk/students/. A domain name might include the country-code top-level domains (ccTLD), which in our example is “uk”. The “ac” part is shorthand for “academic”, the combined “ac.uk” is called a second-level domain (SLD) and “hud” is the actual name of the domain. To produce a rule for extracting this feature, we firstly have to omit the (www.) from the URL which is in fact a sub domain in itself. Then, we have to remove the (ccTLD</text:span><text:alphabetical-index-mark text:key1="ccTLD" text:string-value="Country Code Top Level Domains"/><text:span text:style-name="T825">) if it exists. Finally, we count the remaining dots. If the number of dots is greater than one, then the URL is classified as “Suspicious” since it has one sub domain. However, if the dots are greater than two, it is classified as “Phishing” since it will have multiple sub domains. Otherwise, if the URL has no sub domains, we will assign “Legitimate” to the feature.<text:s/></text:span></text:p>
      <text:p text:style-name="P826"><text:span text:style-name="T827">Rule: IF<text:s/></text:span><draw:frame draw:style-name="a5" text:anchor-type="as-char" svg:x="0in" svg:y="0in" svg:width="2.80833in" svg:height="0.53333in" style:rel-width="scale" style:rel-height="scale"><draw:object xlink:href="Object 6/" xlink:type="simple" xlink:show="embed" xlink:actuate="onLoad"/></draw:frame></text:p>
      <text:list text:style-name="LFO16" text:continue-numbering="true">
        <text:list-item>
          <text:list>
            <text:list-item>
              <text:list>
                <text:list-item>
                  <text:p text:style-name="P828"><text:span text:style-name="T829">The Existence of “HTTPS” Token in the Domain Part of the URL</text:span></text:p>
                </text:list-item>
              </text:list>
            </text:list-item>
          </text:list>
        </text:list-item>
      </text:list>
      <text:p text:style-name="P830">The phishers may add the “HTTPS” token to the domain part of a URL in order to trick users. For example,<text:line-break/>http://https-www-paypal-it-webapps-mpp-home.soft-hair.com/.</text:p>
      <text:p text:style-name="P831"><text:span text:style-name="T832">Rule: IF</text:span><draw:frame draw:style-name="a6" text:anchor-type="as-char" svg:x="0in" svg:y="0in" svg:width="4.05833in" svg:height="0.35833in" style:rel-width="scale" style:rel-height="scale"><draw:object xlink:href="Object 7/" xlink:type="simple" xlink:show="embed" xlink:actuate="onLoad"/></draw:frame></text:p>
      <text:p text:style-name="P833"/>
      <text:list text:style-name="LFO14" text:continue-numbering="true">
        <text:list-item>
          <text:list>
            <text:list-item>
              <text:p text:style-name="P834">Analiza stron</text:p>
            </text:list-item>
          </text:list>
        </text:list-item>
      </text:list>
      <text:list text:style-name="LFO16" text:continue-numbering="true">
        <text:list-item>
          <text:list>
            <text:list-item>
              <text:list>
                <text:list-item>
                  <text:p text:style-name="P835"><text:span text:style-name="T836">HTTPS</text:span><text:alphabetical-index-mark text:key1="HTTPS" text:string-value="Hyper Text Transfer Protocol with Secure Sockets Layer"/><text:span text:style-name="T837"><text:s/>(Hyper Text Transfer Protocol with Secure Sockets Layer)<text:s/></text:span></text:p>
                </text:list-item>
              </text:list>
            </text:list-item>
          </text:list>
        </text:list-item>
      </text:list>
      <text:p text:style-name="P838"><text:span text:style-name="T839">The existence of HTTPS is very important in giving the impression of website legitimacy, but this is clearly not enough. The authors in (Mohammad, Thabtah and McCluskey 2012) (Mohammad, Thabtah and McCluskey 2013) suggest checking the certificate assigned with HTTPS including the extent of the trust certificate issuer, and the certificate age. Certificate Authorities that are consistently listed among the top trustworthy names include: “GeoTrust,<text:s/></text:span><text:a xlink:href="http://www.godaddy.com/gdshop/ssl/ssl.asp?isc=BESTSSL1" office:target-frame-name="_top" xlink:show="replace"><text:span text:style-name="T840">GoDaddy</text:span></text:a><text:span text:style-name="T841">, Network Solutions, Thawte, Comodo, Doster and VeriSign”. Furthermore, by testing out our datasets, we find that the minimum age of a reputable certificate is two years.</text:span></text:p>
      <text:p text:style-name="P842"><text:span text:style-name="T843">Rule: IF</text:span><draw:frame draw:style-name="a7" text:anchor-type="as-char" svg:x="0in" svg:y="0in" svg:width="5.675in" svg:height="0.59167in" style:rel-width="scale" style:rel-height="scale"><draw:object xlink:href="Object 8/" xlink:type="simple" xlink:show="embed" xlink:actuate="onLoad"/></draw:frame></text:p>
      <text:list text:style-name="LFO16" text:continue-numbering="true">
        <text:list-item>
          <text:list>
            <text:list-item>
              <text:list>
                <text:list-item>
                  <text:p text:style-name="P844"><text:span text:style-name="T845">Domain Registration Length</text:span></text:p>
                </text:list-item>
              </text:list>
            </text:list-item>
          </text:list>
        </text:list-item>
      </text:list>
      <text:p text:style-name="P846">Based on the fact that a phishing website lives for a short period of time, we believe that trustworthy domains are regularly paid for several years in advance. In our dataset, we find that the longest fraudulent domains have been used for one year only.<text:s/></text:p>
      <text:p text:style-name="P847"><text:span text:style-name="T848">Rule: IF</text:span><draw:frame draw:style-name="a8" text:anchor-type="as-char" svg:x="0in" svg:y="0in" svg:width="3.08333in" svg:height="0.35in" style:rel-width="scale" style:rel-height="scale"><draw:object xlink:href="Object 9/" xlink:type="simple" xlink:show="embed" xlink:actuate="onLoad"/></draw:frame></text:p>
      <text:p text:style-name="P849"/>
      <text:soft-page-break/>
      <text:list text:style-name="LFO16" text:continue-numbering="true">
        <text:list-item>
          <text:list>
            <text:list-item>
              <text:list>
                <text:list-item>
                  <text:p text:style-name="P850"><text:span text:style-name="T851">Favicon</text:span></text:p>
                </text:list-item>
              </text:list>
            </text:list-item>
          </text:list>
        </text:list-item>
      </text:list>
      <text:p text:style-name="P852">A favicon is a graphic image (icon) associated with a specific webpage. Many existing user agents such as graphical browsers and newsreaders show favicon as a visual reminder of the website identity in the address bar. If the favicon is loaded from a domain other than that shown in the address bar, then the webpage is likely to be considered a Phishing attempt.<text:s/></text:p>
      <text:p text:style-name="P853"><text:span text:style-name="T854">Rule: IF</text:span><draw:frame draw:style-name="a9" text:anchor-type="as-char" svg:x="0in" svg:y="0in" svg:width="3.64167in" svg:height="0.35in" style:rel-width="scale" style:rel-height="scale"><draw:object xlink:href="Object 10/" xlink:type="simple" xlink:show="embed" xlink:actuate="onLoad"/></draw:frame></text:p>
      <text:list text:style-name="LFO16" text:continue-numbering="true">
        <text:list-item>
          <text:list>
            <text:list-item>
              <text:list>
                <text:list-item>
                  <text:p text:style-name="P855"><text:span text:style-name="T856">Using Non-Standard Port<text:s/></text:span></text:p>
                </text:list-item>
              </text:list>
            </text:list-item>
          </text:list>
        </text:list-item>
      </text:list>
      <text:p text:style-name="P857"><text:span text:style-name="T858">This feature is useful in validating if a particular service (e.g. HTTP) is up or down on a specific server. In the aim of controlling intrusions, it is much better to merely open ports that you need. Several firewalls, Proxy and Network Address Translation (NAT</text:span><text:alphabetical-index-mark text:key1="NAT" text:string-value="Network Address Translation"/><text:span text:style-name="T859">) servers will, by default, block all or most of the ports and only open the ones selected. If all ports are open, phishers can run almost any service they want and as a result, user information is threatened. The most important ports and their preferred status are shown in Table 2.<text:s/></text:span></text:p>
      <text:p text:style-name="P860"><text:span text:style-name="T861">Rule: IF</text:span><draw:frame draw:style-name="a10" text:anchor-type="as-char" svg:x="0in" svg:y="0in" svg:width="3.075in" svg:height="0.35833in" style:rel-width="scale" style:rel-height="scale"><draw:object xlink:href="Object 11/" xlink:type="simple" xlink:show="embed" xlink:actuate="onLoad"/></draw:frame></text:p>
      <text:p text:style-name="P862"><text:span text:style-name="T863">Table 1 Common ports to be checked</text:span></text:p>
      <table:table table:style-name="Table864">
        <table:table-columns>
          <table:table-column table:style-name="TableColumn865"/>
          <table:table-column table:style-name="TableColumn866"/>
          <table:table-column table:style-name="TableColumn867"/>
          <table:table-column table:style-name="TableColumn868"/>
        </table:table-columns>
        <table:table-row table:style-name="TableRow869">
          <table:table-cell table:style-name="TableCell870">
            <text:p text:style-name="P871">PORT</text:p>
          </table:table-cell>
          <table:table-cell table:style-name="TableCell872">
            <text:p text:style-name="P873">Service</text:p>
          </table:table-cell>
          <table:table-cell table:style-name="TableCell874">
            <text:p text:style-name="P875">Meaning</text:p>
          </table:table-cell>
          <table:table-cell table:style-name="TableCell876">
            <text:p text:style-name="P877">Preferred Status</text:p>
          </table:table-cell>
        </table:table-row>
        <table:table-row table:style-name="TableRow878">
          <table:table-cell table:style-name="TableCell879">
            <text:p text:style-name="P880">21</text:p>
          </table:table-cell>
          <table:table-cell table:style-name="TableCell881">
            <text:p text:style-name="IEEETableCell"><text:span text:style-name="T882">FTP</text:span><text:alphabetical-index-mark text:key1="FTP" text:string-value="File Transfer Protocol"/></text:p>
          </table:table-cell>
          <table:table-cell table:style-name="TableCell883">
            <text:p text:style-name="P884">Transfer files from one host to another</text:p>
          </table:table-cell>
          <table:table-cell table:style-name="TableCell885">
            <text:p text:style-name="P886">Close</text:p>
          </table:table-cell>
        </table:table-row>
        <table:table-row table:style-name="TableRow887">
          <table:table-cell table:style-name="TableCell888">
            <text:p text:style-name="P889">22</text:p>
          </table:table-cell>
          <table:table-cell table:style-name="TableCell890">
            <text:p text:style-name="IEEETableCell"><text:span text:style-name="T891">SSH</text:span><text:alphabetical-index-mark text:key1="SSH" text:string-value="Secure File Transfer Protocol"/></text:p>
          </table:table-cell>
          <table:table-cell table:style-name="TableCell892">
            <text:p text:style-name="P893">Secure File Transfer Protocol</text:p>
          </table:table-cell>
          <table:table-cell table:style-name="TableCell894">
            <text:p text:style-name="P895">Close</text:p>
          </table:table-cell>
        </table:table-row>
        <table:table-row table:style-name="TableRow896">
          <table:table-cell table:style-name="TableCell897">
            <text:p text:style-name="P898">23</text:p>
          </table:table-cell>
          <table:table-cell table:style-name="TableCell899">
            <text:p text:style-name="P900">Telnet</text:p>
          </table:table-cell>
          <table:table-cell table:style-name="TableCell901">
            <text:p text:style-name="P902">provide a bidirectional interactive text-oriented communication</text:p>
          </table:table-cell>
          <table:table-cell table:style-name="TableCell903">
            <text:p text:style-name="P904">Close</text:p>
          </table:table-cell>
        </table:table-row>
        <table:table-row table:style-name="TableRow905">
          <table:table-cell table:style-name="TableCell906">
            <text:p text:style-name="P907">80</text:p>
          </table:table-cell>
          <table:table-cell table:style-name="TableCell908">
            <text:p text:style-name="P909">HTTP</text:p>
          </table:table-cell>
          <table:table-cell table:style-name="TableCell910">
            <text:p text:style-name="P911">Hyper test transfer protocol</text:p>
          </table:table-cell>
          <table:table-cell table:style-name="TableCell912">
            <text:p text:style-name="P913">Open</text:p>
          </table:table-cell>
        </table:table-row>
        <table:table-row table:style-name="TableRow914">
          <table:table-cell table:style-name="TableCell915">
            <text:p text:style-name="P916">443</text:p>
          </table:table-cell>
          <table:table-cell table:style-name="TableCell917">
            <text:p text:style-name="P918">HTTPS</text:p>
          </table:table-cell>
          <table:table-cell table:style-name="TableCell919">
            <text:p text:style-name="P920">Hypertext transfer protocol secured</text:p>
          </table:table-cell>
          <table:table-cell table:style-name="TableCell921">
            <text:p text:style-name="P922">Open</text:p>
          </table:table-cell>
        </table:table-row>
        <table:table-row table:style-name="TableRow923">
          <table:table-cell table:style-name="TableCell924">
            <text:p text:style-name="P925">445</text:p>
          </table:table-cell>
          <table:table-cell table:style-name="TableCell926">
            <text:p text:style-name="IEEETableCell"><text:span text:style-name="T927">SMB</text:span><text:alphabetical-index-mark text:key1="SMB" text:string-value="Server Message Block"/></text:p>
          </table:table-cell>
          <table:table-cell table:style-name="TableCell928">
            <text:p text:style-name="P929">Providing shared access to files, printers, serial ports</text:p>
          </table:table-cell>
          <table:table-cell table:style-name="TableCell930">
            <text:p text:style-name="P931">Close</text:p>
          </table:table-cell>
        </table:table-row>
        <table:table-row table:style-name="TableRow932">
          <table:table-cell table:style-name="TableCell933">
            <text:p text:style-name="P934">1433</text:p>
          </table:table-cell>
          <table:table-cell table:style-name="TableCell935">
            <text:p text:style-name="IEEETableCell"><text:span text:style-name="T936">MSSQL</text:span><text:alphabetical-index-mark text:key1="MSSQL" text:string-value="Microsoft SQL Server Protocols"/></text:p>
          </table:table-cell>
          <table:table-cell table:style-name="TableCell937">
            <text:p text:style-name="P938">Store and retrieve data as requested by other software applications</text:p>
          </table:table-cell>
          <table:table-cell table:style-name="TableCell939">
            <text:p text:style-name="P940">Close</text:p>
          </table:table-cell>
        </table:table-row>
        <table:table-row table:style-name="TableRow941">
          <table:table-cell table:style-name="TableCell942">
            <text:p text:style-name="P943">1521</text:p>
          </table:table-cell>
          <table:table-cell table:style-name="TableCell944">
            <text:p text:style-name="P945">ORACLE</text:p>
          </table:table-cell>
          <table:table-cell table:style-name="TableCell946">
            <text:p text:style-name="P947">Access oracle database from web.</text:p>
          </table:table-cell>
          <table:table-cell table:style-name="TableCell948">
            <text:p text:style-name="P949">Close</text:p>
          </table:table-cell>
        </table:table-row>
        <table:table-row table:style-name="TableRow950">
          <table:table-cell table:style-name="TableCell951">
            <text:p text:style-name="P952">3306</text:p>
          </table:table-cell>
          <table:table-cell table:style-name="TableCell953">
            <text:p text:style-name="P954">MySQL</text:p>
          </table:table-cell>
          <table:table-cell table:style-name="TableCell955">
            <text:p text:style-name="P956">Access MySQL database from web.</text:p>
          </table:table-cell>
          <table:table-cell table:style-name="TableCell957">
            <text:p text:style-name="P958">Close</text:p>
          </table:table-cell>
        </table:table-row>
        <table:table-row table:style-name="TableRow959">
          <table:table-cell table:style-name="TableCell960">
            <text:p text:style-name="P961">3389</text:p>
          </table:table-cell>
          <table:table-cell table:style-name="TableCell962">
            <text:p text:style-name="P963">Remote Desktop</text:p>
          </table:table-cell>
          <table:table-cell table:style-name="TableCell964">
            <text:p text:style-name="P965">allow remote access and remote collaboration</text:p>
          </table:table-cell>
          <table:table-cell table:style-name="TableCell966">
            <text:p text:style-name="P967">Close</text:p>
          </table:table-cell>
        </table:table-row>
      </table:table>
      <text:p text:style-name="P968"/>
      <text:list text:style-name="LFO17" text:continue-numbering="true">
        <text:list-item>
          <text:p text:style-name="P969"><text:span text:style-name="T970">Request URL</text:span></text:p>
        </text:list-item>
      </text:list>
      <text:p text:style-name="P971">Request URL examines whether the external objects contained within a webpage such as images, videos and sounds are loaded from another domain. In legitimate webpages, the webpage address and most of objects embedded within the webpage are sharing the same domain.<text:s/></text:p>
      <text:p text:style-name="P972"><text:span text:style-name="T973">Rule: IF<text:s/></text:span><draw:frame draw:style-name="a11" text:anchor-type="as-char" svg:x="0in" svg:y="0in" svg:width="3.425in" svg:height="0.59167in" style:rel-width="scale" style:rel-height="scale"><draw:object xlink:href="Object 12/" xlink:type="simple" xlink:show="embed" xlink:actuate="onLoad"/></draw:frame></text:p>
      <text:p text:style-name="P974"/>
      <text:list text:style-name="LFO17" text:continue-numbering="true">
        <text:list-item>
          <text:p text:style-name="P975"><text:span text:style-name="T976">URL of Anchor</text:span></text:p>
        </text:list-item>
      </text:list>
      <text:p text:style-name="P977">An anchor is an element defined by the &lt;a&gt; tag. This feature is treated exactly as “Request URL”. However, for this feature we examine:</text:p>
      <text:soft-page-break/>
      <text:list text:style-name="LFO18" text:continue-numbering="true">
        <text:list-item>
          <text:p text:style-name="P978">If the &lt;a&gt; tags and the website have different domain names. This is similar to request URL feature.<text:s/></text:p>
        </text:list-item>
        <text:list-item>
          <text:p text:style-name="P979">If the anchor does not link to any webpage, e.g.:</text:p>
        </text:list-item>
      </text:list>
      <text:list text:style-name="LFO19" text:continue-numbering="true">
        <text:list-item>
          <text:p text:style-name="P980">&lt;a href=“#”&gt;</text:p>
        </text:list-item>
        <text:list-item>
          <text:p text:style-name="P981">&lt;a href=“#content”&gt;</text:p>
        </text:list-item>
        <text:list-item>
          <text:p text:style-name="P982">&lt;a href=“#skip”&gt;</text:p>
        </text:list-item>
        <text:list-item>
          <text:p text:style-name="P983">&lt;a href=“JavaScript ::void(0)”&gt;</text:p>
        </text:list-item>
      </text:list>
      <text:p text:style-name="P984"><text:span text:style-name="T985">Rule</text:span><text:span text:style-name="T986">: <text:s/>IF</text:span><draw:frame draw:style-name="a12" text:anchor-type="as-char" svg:x="0in" svg:y="0in" svg:width="3.90833in" svg:height="0.59167in" style:rel-width="scale" style:rel-height="scale"><draw:object xlink:href="Object 13/" xlink:type="simple" xlink:show="embed" xlink:actuate="onLoad"/></draw:frame></text:p>
      <text:p text:style-name="P987"/>
      <text:list text:style-name="LFO17" text:continue-numbering="true">
        <text:list-item>
          <text:p text:style-name="P988"><text:span text:style-name="T989">Links in &lt;Meta&gt;, &lt;Script&gt; and &lt;Link&gt; tags</text:span></text:p>
        </text:list-item>
      </text:list>
      <text:p text:style-name="P990">Given that our investigation covers all angles likely to be used in the webpage source code, we find that it is common for legitimate websites to use &lt;Meta&gt; tags to offer metadata about the HTML document; &lt;Script&gt; tags to create a client side script; and &lt;Link&gt; tags to retrieve other web resources. It is expected that these tags are linked to the same domain of the webpage.<text:s/></text:p>
      <text:p text:style-name="P991"><text:span text:style-name="T992">Rule: IF</text:span><draw:frame draw:style-name="a13" text:anchor-type="as-char" svg:x="0in" svg:y="0in" svg:width="6.23333in" svg:height="0.59167in" style:rel-width="scale" style:rel-height="scale"><draw:object xlink:href="Object 14/" xlink:type="simple" xlink:show="embed" xlink:actuate="onLoad"/></draw:frame></text:p>
      <text:p text:style-name="P993"/>
      <text:list text:style-name="LFO17" text:continue-numbering="true">
        <text:list-item>
          <text:p text:style-name="P994"><text:span text:style-name="T995">Server Form Handler (SFH)</text:span></text:p>
        </text:list-item>
      </text:list>
      <text:p text:style-name="P996">SFHs that contain an empty string or “about:blank” are considered doubtful because an action should be taken upon the submitted information. In addition, if the domain name in SFHs is different from the domain name of the webpage, this reveals that the webpage is suspicious because the submitted information is rarely handled by external domains.<text:s/></text:p>
      <text:p text:style-name="P997"><text:span text:style-name="T998">Rule: IF</text:span><draw:frame draw:style-name="a14" text:anchor-type="as-char" svg:x="0in" svg:y="0in" svg:width="3.45in" svg:height="0.59167in" style:rel-width="scale" style:rel-height="scale"><draw:object xlink:href="Object 15/" xlink:type="simple" xlink:show="embed" xlink:actuate="onLoad"/></draw:frame></text:p>
      <text:list text:style-name="LFO17" text:continue-numbering="true">
        <text:list-item>
          <text:p text:style-name="P999"><text:span text:style-name="T1000">Submitting Information to Email</text:span></text:p>
        </text:list-item>
      </text:list>
      <text:p text:style-name="P1001">Web form allows a user to submit his personal information that is directed to a server for processing. A phisher might redirect the user’s information to his personal email. To that end, a server-side script language might be used such as “mail()” function in PHP. One more client-side function that might be used for this purpose is the “mailto:” function.<text:s/></text:p>
      <text:p text:style-name="P1002"><text:span text:style-name="T1003">Rule: IF</text:span><draw:frame draw:style-name="a15" text:anchor-type="as-char" svg:x="0in" svg:y="0in" svg:width="4.91667in" svg:height="0.35in" style:rel-width="scale" style:rel-height="scale"><draw:object xlink:href="Object 16/" xlink:type="simple" xlink:show="embed" xlink:actuate="onLoad"/></draw:frame></text:p>
      <text:list text:style-name="LFO17" text:continue-numbering="true">
        <text:list-item>
          <text:p text:style-name="P1004"><text:span text:style-name="T1005">Abnormal URL</text:span></text:p>
        </text:list-item>
      </text:list>
      <text:p text:style-name="P1006">This feature can be extracted from WHOIS database. For a legitimate website, identity is typically part of its URL.<text:s/></text:p>
      <text:p text:style-name="P1007"><text:span text:style-name="T1008">Rule: IF<text:s/></text:span><draw:frame draw:style-name="a16" text:anchor-type="as-char" svg:x="0in" svg:y="0in" svg:width="3.64167in" svg:height="0.35in" style:rel-width="scale" style:rel-height="scale"><draw:object xlink:href="Object 17/" xlink:type="simple" xlink:show="embed" xlink:actuate="onLoad"/></draw:frame></text:p>
      <text:list text:style-name="LFO15" text:continue-numbering="true">
        <text:list-item>
          <text:p text:style-name="P1009"><text:bookmark-start text:name="_Toc384666617"/><text:bookmark-start text:name="_Toc412208487"/><text:soft-page-break/>HTML and JavaScript based Features<text:bookmark-end text:name="_Toc384666617"/><text:bookmark-end text:name="_Toc412208487"/></text:p>
        </text:list-item>
      </text:list>
      <text:list text:style-name="LFO20" text:continue-numbering="true">
        <text:list-item>
          <text:p text:style-name="P1010"><text:span text:style-name="T1011">Website Forwarding</text:span></text:p>
        </text:list-item>
      </text:list>
      <text:p text:style-name="P1012">The fine line that distinguishes phishing websites from legitimate ones is how many times a website has been redirected. In our dataset, we find that legitimate websites have been redirected one time max. On the other hand, phishing websites containing this feature have been redirected at least 4 times.<text:s/></text:p>
      <text:p text:style-name="P1013"><text:span text:style-name="T1014">Rule: IF<text:s/></text:span><draw:frame draw:style-name="a17" text:anchor-type="as-char" svg:x="0in" svg:y="0in" svg:width="4.73333in" svg:height="0.59167in" style:rel-width="scale" style:rel-height="scale"><draw:object xlink:href="Object 18/" xlink:type="simple" xlink:show="embed" xlink:actuate="onLoad"/></draw:frame></text:p>
      <text:list text:style-name="LFO20" text:continue-numbering="true">
        <text:list-item>
          <text:p text:style-name="P1015"><text:span text:style-name="T1016">Status Bar Customization</text:span></text:p>
        </text:list-item>
      </text:list>
      <text:p text:style-name="P1017">Phishers may use JavaScript to show a fake URL in the status bar to users. To extract this feature, we must dig-out the webpage source code, particularly the “onMouseOver” event, and check if it makes any changes on the status bar.<text:s/></text:p>
      <text:p text:style-name="P1018"><text:span text:style-name="T1019">Rule: IF</text:span><draw:frame draw:style-name="a18" text:anchor-type="as-char" svg:x="0in" svg:y="0in" svg:width="3.275in" svg:height="0.36667in" style:rel-width="scale" style:rel-height="scale"><draw:object xlink:href="Object 19/" xlink:type="simple" xlink:show="embed" xlink:actuate="onLoad"/></draw:frame></text:p>
      <text:list text:style-name="LFO20" text:continue-numbering="true">
        <text:list-item>
          <text:p text:style-name="P1020"><text:span text:style-name="T1021">Disabling Right Click<text:s/></text:span></text:p>
        </text:list-item>
      </text:list>
      <text:p text:style-name="P1022">Phishers use JavaScript to disable the right-click function, so that users cannot view and save the webpage source code. This feature is treated exactly as “Using onMouseOver to hide the Link”. Nonetheless, for this feature, we will search for event “event.button==2” in the webpage source code and check if the right click is disabled.<text:s/></text:p>
      <text:p text:style-name="P1023"><text:span text:style-name="T1024">Rule: IF</text:span><draw:frame draw:style-name="a19" text:anchor-type="as-char" svg:x="0in" svg:y="0in" svg:width="2.4in" svg:height="0.35in" style:rel-width="scale" style:rel-height="scale"><draw:object xlink:href="Object 20/" xlink:type="simple" xlink:show="embed" xlink:actuate="onLoad"/></draw:frame></text:p>
      <text:list text:style-name="LFO20" text:continue-numbering="true">
        <text:list-item>
          <text:p text:style-name="P1025"><text:span text:style-name="T1026">Using Pop-up Window</text:span></text:p>
        </text:list-item>
      </text:list>
      <text:p text:style-name="P1027">It is unusual to find a legitimate website asking users to submit their personal information through a pop-up window. On the other hand, this feature has been used in some legitimate websites and its main goal is to warn users about fraudulent activities or broadcast a welcome announcement, though no personal information was asked to be filled in through these pop-up windows.</text:p>
      <text:p text:style-name="P1028"><text:span text:style-name="T1029">Rule: IF<text:s/></text:span><draw:frame draw:style-name="a20" text:anchor-type="as-char" svg:x="0in" svg:y="0in" svg:width="3.5in" svg:height="0.35in" style:rel-width="scale" style:rel-height="scale"><draw:object xlink:href="Object 21/" xlink:type="simple" xlink:show="embed" xlink:actuate="onLoad"/></draw:frame></text:p>
      <text:list text:style-name="LFO20" text:continue-numbering="true">
        <text:list-item>
          <text:p text:style-name="P1030"><text:span text:style-name="T1031">IFrame Redirection</text:span></text:p>
        </text:list-item>
      </text:list>
      <text:p text:style-name="P1032">IFrame is an HTML tag used to display an additional webpage into one that is currently shown. Phishers can make use of the “iframe” tag and make it invisible i.e. without frame borders. In this regard, phishers make use of the “frameBorder” attribute which causes the browser to render a visual delineation.<text:s/></text:p>
      <text:p text:style-name="P1033"><text:span text:style-name="T1034">Rule: IF<text:s/></text:span><draw:frame draw:style-name="a21" text:anchor-type="as-char" svg:x="0in" svg:y="0in" svg:width="1.85833in" svg:height="0.35833in" style:rel-width="scale" style:rel-height="scale"><draw:object xlink:href="Object 22/" xlink:type="simple" xlink:show="embed" xlink:actuate="onLoad"/></draw:frame></text:p>
      <text:list text:style-name="LFO15" text:continue-numbering="true">
        <text:list-item>
          <text:p text:style-name="P1035"><text:bookmark-start text:name="_Toc384666618"/><text:bookmark-start text:name="_Toc412208488"/>Domain based Features<text:bookmark-end text:name="_Toc384666618"/><text:bookmark-end text:name="_Toc412208488"/></text:p>
        </text:list-item>
      </text:list>
      <text:list text:style-name="LFO21" text:continue-numbering="true">
        <text:list-item>
          <text:p text:style-name="P1036"><text:span text:style-name="T1037">Age of Domain</text:span></text:p>
        </text:list-item>
      </text:list>
      <text:p text:style-name="P1038"><text:span text:style-name="T1039">This feature can be extracted from WHOIS database (Whois 2005). Most phishing websites live for a short period of time. By reviewing our dataset, we find that the minimum age of the legitimate domain is 6 months.<text:s/></text:span></text:p>
      <text:soft-page-break/>
      <text:p text:style-name="P1040"><text:span text:style-name="T1041">Rule: IF<text:s/></text:span><draw:frame draw:style-name="a22" text:anchor-type="as-char" svg:x="0in" svg:y="0in" svg:width="3in" svg:height="0.35833in" style:rel-width="scale" style:rel-height="scale"><draw:object xlink:href="Object 23/" xlink:type="simple" xlink:show="embed" xlink:actuate="onLoad"/></draw:frame></text:p>
      <text:list text:style-name="LFO21" text:continue-numbering="true">
        <text:list-item>
          <text:p text:style-name="P1042"><text:span text:style-name="T1043">DNS Record</text:span></text:p>
        </text:list-item>
      </text:list>
      <text:p text:style-name="P1044"><text:span text:style-name="T1045">For phishing websites, either the claimed identity is not recognized by the WHOIS database (Whois 2005) or no records founded for the hostname (Pan and Ding 2006). If the DNS record is empty or not found then the website is classified as “Phishing”, otherwise it is classified as “Legitimate”.<text:s/></text:span></text:p>
      <text:p text:style-name="P1046"><text:span text:style-name="T1047">Rule: IF</text:span><draw:frame draw:style-name="a23" text:anchor-type="as-char" svg:x="0in" svg:y="0in" svg:width="3.13333in" svg:height="0.35in" style:rel-width="scale" style:rel-height="scale"><draw:object xlink:href="Object 24/" xlink:type="simple" xlink:show="embed" xlink:actuate="onLoad"/></draw:frame></text:p>
      <text:list text:style-name="LFO21" text:continue-numbering="true">
        <text:list-item>
          <text:p text:style-name="P1048"><text:span text:style-name="T1049">Website Traffic<text:s/></text:span></text:p>
        </text:list-item>
      </text:list>
      <text:p text:style-name="P1050"><text:span text:style-name="T1051">This feature measures the popularity of the website by determining the number of visitors and the number of pages they visit. However, since phishing websites live for a short period of time, they may not be recognized by the Alexa database (Alexa the Web Information Company., 1996). By reviewing our dataset, we find that in worst scenarios, legitimate websites ranked among the top 100,000. Furthermore, if the domain has no traffic or is not recognized by the Alexa database, it is classified as “Phishing”. Otherwise, it is classified as “Suspicious”.<text:s/></text:span></text:p>
      <text:p text:style-name="P1052"><text:span text:style-name="T1053">Rule: IF</text:span><draw:frame draw:style-name="a24" text:anchor-type="as-char" svg:x="0in" svg:y="0in" svg:width="2.79167in" svg:height="0.50833in" style:rel-width="scale" style:rel-height="scale"><draw:object xlink:href="Object 25/" xlink:type="simple" xlink:show="embed" xlink:actuate="onLoad"/></draw:frame></text:p>
      <text:list text:style-name="LFO21" text:continue-numbering="true">
        <text:list-item>
          <text:p text:style-name="P1054"><text:span text:style-name="T1055">PageRank</text:span></text:p>
        </text:list-item>
      </text:list>
      <text:p text:style-name="P1056">PageRank is a value ranging from “0” to “1”. PageRank aims to measure how important a webpage is on the Internet. The greater the PageRank value the more important the webpage. In our datasets, we find that about 95% of phishing webpages have no PageRank. Moreover, we find that the remaining 5% of phishing webpages may reach a PageRank value up to “0.2”.<text:s/></text:p>
      <text:p text:style-name="P1057"><text:span text:style-name="T1058">Rule: IF</text:span><draw:frame draw:style-name="a25" text:anchor-type="as-char" svg:x="0in" svg:y="0in" svg:width="2.06667in" svg:height="0.35in" style:rel-width="scale" style:rel-height="scale"><draw:object xlink:href="Object 26/" xlink:type="simple" xlink:show="embed" xlink:actuate="onLoad"/></draw:frame></text:p>
      <text:p text:style-name="P1059"/>
      <text:list text:style-name="LFO22" text:continue-numbering="true">
        <text:list-item>
          <text:p text:style-name="P1060"><text:span text:style-name="T1061">Google Index</text:span></text:p>
        </text:list-item>
      </text:list>
      <text:p text:style-name="P1062"><text:span text:style-name="T1063">This feature examines whether a website is in Google’s index or not. When a site is indexed by Google, it is displayed on search results (Webmaster resources, 2014). Usually, phishing webpages are merely accessible for a short period and as a result, many phishing webpages may not be found on the Google index.<text:s/></text:span></text:p>
      <text:p text:style-name="P1064"><text:span text:style-name="T1065">Rule: IF</text:span><draw:frame draw:style-name="a26" text:anchor-type="as-char" svg:x="0in" svg:y="0in" svg:width="3.05833in" svg:height="0.35in" style:rel-width="scale" style:rel-height="scale"><draw:object xlink:href="Object 27/" xlink:type="simple" xlink:show="embed" xlink:actuate="onLoad"/></draw:frame></text:p>
      <text:list text:style-name="LFO22" text:continue-numbering="true">
        <text:list-item>
          <text:p text:style-name="P1066"><text:span text:style-name="T1067">Number of Links Pointing to Page </text:span></text:p>
        </text:list-item>
      </text:list>
      <text:p text:style-name="P1068"><text:span text:style-name="T1069">The number of links pointing to the webpage indicates its legitimacy level, even if some links are of the same domain (Dean, 2014). In our datasets and due to its short life span, we find that 98% of phishing dataset items have no links pointing to them. On the other hand, legitimate websites have at least 2 external links pointing to them.<text:s/></text:span></text:p>
      <text:p text:style-name="P1070"><text:span text:style-name="T1071">Rule: IF</text:span><draw:frame draw:style-name="a27" text:anchor-type="as-char" svg:x="0in" svg:y="0in" svg:width="5.96667in" svg:height="0.59167in" style:rel-width="scale" style:rel-height="scale"><draw:object xlink:href="Object 28/" xlink:type="simple" xlink:show="embed" xlink:actuate="onLoad"/></draw:frame></text:p>
      <text:soft-page-break/>
      <text:list text:style-name="LFO22" text:continue-numbering="true">
        <text:list-item>
          <text:p text:style-name="P1072"><text:span text:style-name="T1073">Statistical-Reports Based Feature</text:span></text:p>
        </text:list-item>
      </text:list>
      <text:p text:style-name="P1074"><text:span text:style-name="T1075">Several parties such as PhishTank (PhishTank Stats, 2010-2012), and StopBadware (StopBadware, 2010-2012) formulate numerous statistical reports on phishing websites at every given period of time; some are monthly and others are quarterly. In our research, we used 2 forms of the top ten statistics from PhishTank: “Top 10 Domains” and “Top 10 IPs” according to statistical-reports published in the last three years, starting in January2010 to November 2012. Whereas for “StopBadware”, we used “Top 50” IP addresses.</text:span></text:p>
      <text:p text:style-name="Normal"><text:span text:style-name="T1076">Rule: IF</text:span><draw:frame draw:style-name="a28" text:anchor-type="as-char" svg:x="0in" svg:y="0in" svg:width="5.03333in" svg:height="0.35in" style:rel-width="scale" style:rel-height="scale"><draw:object xlink:href="Object 29/" xlink:type="simple" xlink:show="embed" xlink:actuate="onLoad"/></draw:frame></text:p>
      <text:p text:style-name="P1077"/>
      <text:p text:style-name="P1078">Porównanie innych strategii analitycznych</text:p>
      <text:p text:style-name="P1079"/>
      <text:p text:style-name="P1080"/>
      <text:p text:style-name="P1081"/>
      <text:p text:style-name="P1082"/>
      <text:p text:style-name="P1083"/>
      <text:p text:style-name="P1084"/>
      <text:p text:style-name="P1085"/>
      <text:p text:style-name="P1086"/>
      <text:p text:style-name="P1087"/>
      <text:p text:style-name="P1088"/>
      <text:h text:style-name="Heading1" text:outline-level="1">Rozdział<text:span text:style-name="T1089"><text:s/></text:span>5</text:h>
      <text:p text:style-name="Normal"><text:span text:style-name="T1090">Technologie i metody użyte w części badawczej</text:span></text:p>
      <text:list text:style-name="LFO23" text:continue-numbering="true">
        <text:list-item>
          <text:p text:style-name="P1091">Metoda optymalizacji Cross-validation</text:p>
        </text:list-item>
      </text:list>
      <text:p text:style-name="P1092">Cross-Validation is a statistical method of evaluating and comparing learning algorithms by dividing data into two segments: one used to learn or train a model and the other used to validate the model. In typical cross-validation, the training and validation sets must cross-over in successive rounds such that each data point has a chance of being validated against. The basic form of cross-validation is k-fold cross-validation. Other forms of cross-validation are special cases of k-fold cross-validation or involve repeated rounds of k-fold cross-validation.</text:p>
      <text:p text:style-name="P1093"/>
      <text:p text:style-name="P1094"><text:span text:style-name="T1095">In k-fold cross-validation, the data is first partitioned into k equally (or nearly equally) sized segments or folds. Subsequently k iterations of training and validation are performed such that within each iteration a different fold of the data is held-out for validation while the remaining k − 1 folds are used for learning.<text:s/></text:span><text:span text:style-name="T1096">Fig. 1 demonstrates an example with k= 3.</text:span></text:p>
      <text:list text:style-name="LFO23" text:continue-numbering="true">
        <text:list-item>
          <text:p text:style-name="P1097">Język programowania Python</text:p>
        </text:list-item>
      </text:list>
      <text:soft-page-break/>
      <text:p text:style-name="P1098">Python – język programowania wysokiego poziomu ogólnego przeznaczenia, o rozbudowanym pakiecie bibliotek standardowych, którego ideą przewodnią jest czytelność i klarowność kodu źródłowego. Jego składnia cechuje się przejrzystością i zwięzłością. [9]</text:p>
      <text:p text:style-name="P1099"><text:line-break/>Język wspierany jest przez wiele bibliotek i oprogramowani dedykowanych dla uczenia maszynowego. Dzięki temu prace nad algorytmem, któremu poświęcony jest dokument, mogły być znacznie przyśpieszone, oprócz tego korzystanie z gotowych komponentów płynęło na jakość programu. Zakładając, że na nowo stworzone metody osiągnęłyby podobną wydajność, do tych z gotowych bibliotek, znacznie wydłużyłoby to prace nad badaniami.</text:p>
      <text:list text:style-name="LFO23" text:continue-numbering="true">
        <text:list-item>
          <text:p text:style-name="P1100">Biblioteka Scrapy</text:p>
        </text:list-item>
      </text:list>
      <text:p text:style-name="P1101">Scrapy (/ˈskreɪpaɪ/) is an application framework for crawling web sites and extracting structured data which can be used for a wide range of useful applications, like data mining, information processing or historical archival.</text:p>
      <text:p text:style-name="P1102"/>
      <text:p text:style-name="P1103">Even though Scrapy was originally designed for web scraping, it can also be used to extract data using APIs (such as Amazon Associates Web Services) or as a general purpose web crawler. [10]</text:p>
      <text:list text:style-name="LFO23" text:continue-numbering="true">
        <text:list-item>
          <text:p text:style-name="P1104">DataForSEO</text:p>
        </text:list-item>
      </text:list>
      <text:p text:style-name="P1105"/>
      <text:p text:style-name="P1106"/>
      <text:list text:style-name="LFO23" text:continue-numbering="true">
        <text:list-item>
          <text:p text:style-name="P1107">Regresja</text:p>
        </text:list-item>
      </text:list>
      <text:p text:style-name="P1108"/>
      <text:h text:style-name="Heading1" text:outline-level="1">Rozdział 6</text:h>
      <text:p text:style-name="Normal"><text:span text:style-name="T1109">Autorskie podejście</text:span></text:p>
      <text:list text:style-name="LFO24" text:continue-numbering="true">
        <text:list-item>
          <text:p text:style-name="P1110">Analiza URL</text:p>
        </text:list-item>
        <text:list-item>
          <text:p text:style-name="P1111">Analiza treści strony</text:p>
        </text:list-item>
        <text:list-item>
          <text:p text:style-name="P1112">Web Crawler</text:p>
        </text:list-item>
        <text:list-item>
          <text:p text:style-name="P1113">Główny algorytm</text:p>
        </text:list-item>
        <text:list-item>
          <text:p text:style-name="P1114">Szczegóły implrmentacji i realizacja założeń</text:p>
        </text:list-item>
      </text:list>
      <text:p text:style-name="P1115"/>
      <text:h text:style-name="Heading1" text:outline-level="1">Rozdział<text:span text:style-name="T1116"><text:s/></text:span>7</text:h>
      <text:p text:style-name="P1117">Podsumowanie</text:p>
      <text:list text:style-name="LFO25" text:continue-numbering="true">
        <text:list-item>
          <text:p text:style-name="P1118">Wyniki</text:p>
        </text:list-item>
        <text:list-item>
          <text:p text:style-name="P1119">Ocena skuteczności</text:p>
        </text:list-item>
        <text:list-item>
          <text:p text:style-name="P1120">Dalsze perspektywy rozwoju</text:p>
        </text:list-item>
      </text:list>
      <text:p text:style-name="P1121"/>
      <text:p text:style-name="P1122"/>
      <text:h text:style-name="Heading1" text:outline-level="1">Rozdział<text:span text:style-name="T1123"><text:s/></text:span>8</text:h>
      <text:p text:style-name="Normal"><text:span text:style-name="T1124">Bibliografia</text:span></text:p>
      <text:list text:style-name="LFO26" text:continue-numbering="true">
        <text:list-item>
          <text:p text:style-name="P1125"><text:span text:style-name="T1126">Kacprzyk J. (1986) Fuzzy sets in system analysis. PWN, Warsaw (in Polish).</text:span></text:p>
        </text:list-item>
        <text:list-item>
          <text:p text:style-name="P1127">Kacprzyk J., Strykowski P. (1999) Linguistic Data Summaries for Intelligent Decision Support, Proceedings of EFDAN’99. 4-th European Workshop on Fuzzy Decision Analysis<text:s/><text:soft-page-break/>and Recognition Technology for Management, Plan- ning and Optimization, Dortmund, 1999, 3–12.</text:p>
        </text:list-item>
        <text:list-item>
          <text:p text:style-name="P1128">Kacprzyk J., Yager R. R. (2001) Linguistic summaries of data using fuzzy logic. International Journal of General Systems 30:133–154</text:p>
        </text:list-item>
      </text:list>
      <text:list text:style-name="LFO27" text:continue-numbering="true">
        <text:list-item>
          <text:p text:style-name="P1129"><text:a xlink:href="https://www.toptenreviews.com/email-attachmentswhen-is-opening-them-safe" office:target-frame-name="_top" xlink:show="replace"><text:span text:style-name="T1130">https://www.toptenreviews.com/email-attachmentswhen-is-opening-them-safe</text:span></text:a></text:p>
        </text:list-item>
        <text:list-item>
          <text:p text:style-name="P1131"><text:a xlink:href="https://www.imperva.com/learn/application-security/phishing-attack-scam/" office:target-frame-name="_top" xlink:show="replace"><text:span text:style-name="T1132">https://www.imperva.com/learn/application-security/phishing-attack-scam/</text:span></text:a></text:p>
        </text:list-item>
        <text:list-item>
          <text:p text:style-name="P1133"><text:a xlink:href="https://www.spiceworks.com/it-security/vulnerability-management/articles/top-10-anti-phishing-software/" office:target-frame-name="_top" xlink:show="replace"><text:span text:style-name="T1134">https://www.spiceworks.com/it-security/vulnerability-management/articles/top-10-anti-phishing-software/</text:span></text:a></text:p>
        </text:list-item>
        <text:list-item>
          <text:p text:style-name="P1135"><text:a xlink:href="https://www.researchgate.net/profile/Bo-Zhao-3/publication/317177787_Web_Scraping/links/5c293f85a6fdccfc7073192f/Web-Scraping.pdf" office:target-frame-name="_top" xlink:show="replace"><text:span text:style-name="T1136">https://www.researchgate.net/profile/Bo-Zhao-3/publication/317177787_Web_Scraping/links/5c293f85a6fdccfc7073192f/Web-Scraping.pdf</text:span></text:a></text:p>
        </text:list-item>
        <text:list-item>
          <text:p text:style-name="P1137"><text:a xlink:href="https://ieeexplore.ieee.org/abstract/document/7073834" office:target-frame-name="_top" xlink:show="replace"><text:span text:style-name="T1138">https://ieeexplore.ieee.org/abstract/document/7073834</text:span></text:a></text:p>
        </text:list-item>
        <text:list-item>
          <text:p text:style-name="P1139"><text:a xlink:href="https://research.aimultiple.com/web-crawler/" office:target-frame-name="_top" xlink:show="replace"><text:span text:style-name="T1140">https://research.aimultiple.com/web-crawler/</text:span></text:a></text:p>
        </text:list-item>
        <text:list-item>
          <text:p text:style-name="P1141"><text:a xlink:href="https://link.springer.com/referenceworkentry/10.1007/978-0-387-39940-9_565" office:target-frame-name="_top" xlink:show="replace"><text:span text:style-name="T1142">https://link.springer.com/referenceworkentry/10.1007/978-0-387-39940-9_565</text:span></text:a></text:p>
        </text:list-item>
        <text:list-item>
          <text:p text:style-name="P1143"><text:a xlink:href="https://www.sciencedirect.com/topics/computer-science/phish" office:target-frame-name="_top" xlink:show="replace"><text:span text:style-name="T1144">https://www.sciencedirect.com/topics/computer-science/phish</text:span></text:a></text:p>
        </text:list-item>
        <text:list-item>
          <text:p text:style-name="P1145"><text:a xlink:href="https://pl.wikipedia.org/wiki/Python" office:target-frame-name="_top" xlink:show="replace"><text:span text:style-name="T1146">https://pl.wikipedia.org/wiki/Python</text:span></text:a></text:p>
        </text:list-item>
        <text:list-item>
          <text:p text:style-name="P1147"><text:a xlink:href="https://docs.scrapy.org/en/latest/intro/overview.html" office:target-frame-name="_top" xlink:show="replace"><text:span text:style-name="T1148">https://docs.scrapy.org/en/latest/intro/overview.html</text:span></text:a></text:p>
        </text:list-item>
        <text:list-item>
          <text:p text:style-name="P1149"/>
        </text:list-item>
      </text:list>
      <text:p text:style-name="P1150"/>
      <text:p text:style-name="P1151"/>
      <text:p text:style-name="P1152"/>
      <text:p text:style-name="P1153"/>
      <text:p text:style-name="P1154"/>
      <text:p text:style-name="P1155"/>
      <text:p text:style-name="P1156"/>
      <text:p text:style-name="P1157"/>
      <text:p text:style-name="P1158"/>
      <text:p text:style-name="P1159"/>
      <text:p text:style-name="P1160"><text:s/></text:p>
      <text:p text:style-name="P1161"/>
      <text:p text:style-name="P1162"/>
      <text:p text:style-name="P1163"/>
      <text:p text:style-name="P1164"/>
      <text:p text:style-name="P1165"/>
      <text:p text:style-name="P1166"/>
      <text:p text:style-name="P1167"/>
      <text:p text:style-name="P1168"/>
      <text:p text:style-name="P1169"/>
      <text:soft-page-break/>
      <text:h text:style-name="Heading1" text:outline-level="1">Rozdział<text:span text:style-name="T1170"><text:s/></text:span>9</text:h>
      <text:p text:style-name="Normal"><text:span text:style-name="T1171">Spis rysunków</text:span></text:p>
      <text:p text:style-name="P1172">3.1<text:tab/>Funkcja przynależności zbioru rozmytego – Podpis ZAWSZE POD rysunkiem, numeracja w postaci #.##.<text:tab/>10</text:p>
      <text:p text:style-name="P1173"/>
      <text:h text:style-name="Heading1" text:outline-level="1">Rozdział<text:span text:style-name="T1174"><text:s/></text:span>10</text:h>
      <text:p text:style-name="Normal"><text:span text:style-name="T1175">Załączniki</text:span></text:p>
      <text:p text:style-name="P1176"/>
      <text:p text:style-name="P1177"/>
      <text:p text:style-name="P1178"/>
      <text:p text:style-name="P1179"/>
      <text:p text:style-name="P1180"/>
      <text:p text:style-name="P1181"/>
      <text:p text:style-name="P1182"/>
      <text:p text:style-name="P1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826in" fo:margin-bottom="0in" fo:line-height="100%" fo:margin-left="0.3451in">
        <style:tab-stops/>
      </style:paragraph-properties>
      <style:text-properties style:font-name="Times New Roman" style:font-name-asian="Times New Roman" fo:font-weight="bold" style:font-weight-asian="bold" style:font-weight-complex="bold" fo:font-size="24.5pt" style:font-size-asian="24.5pt" style:font-size-complex="24.5pt" fo:hyphenate="false"/>
    </style:style>
    <style:style style:name="Heading2" style:display-name="Heading 2" style:family="paragraph" style:parent-style-name="Normal" style:default-outline-level="2">
      <style:paragraph-properties fo:margin-bottom="0in" fo:line-height="100%" fo:margin-left="0.8826in" fo:text-indent="-0.5381in">
        <style:tab-stops/>
      </style:paragraph-properties>
      <style:text-properties style:font-name="Times New Roman" style:font-name-asian="Times New Roman" fo:font-weight="bold" style:font-weight-asian="bold" style:font-weight-complex="bold" fo:font-size="17pt" style:font-size-asian="17pt" style:font-size-complex="17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Revision" style:display-name="Revision"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24.5pt" style:font-size-asian="24.5pt" style:font-size-complex="24.5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7pt" style:font-size-asian="17pt" style:font-size-complex="17pt"/>
    </style:style>
    <style:style style:name="ListLabel97" style:display-name="ListLabel 97" style:family="text"/>
    <style:style style:name="ListLabel100" style:display-name="ListLabel 100" style:family="text">
      <style:text-properties style:text-scale="99%"/>
    </style:style>
    <style:style style:name="ListLabel118" style:display-name="ListLabel 118" style:family="text">
      <style:text-properties style:font-name="Times New Roman" fo:font-style="normal" style:font-style-asian="normal" style:text-scale="99%"/>
    </style:style>
    <style:style style:name="BodyText" style:display-name="Body Text" style:family="paragraph" style:parent-style-name="Normal">
      <style:paragraph-properties fo:margin-bottom="0in" fo:line-height="100%"/>
      <style:text-properties style:font-name="Times New Roman" style:font-name-asian="Times New Roman" fo:font-size="12pt" style:font-size-asian="12pt" style:font-size-complex="12pt"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TOC1" style:display-name="TOC 1" style:family="paragraph" style:parent-style-name="Normal">
      <style:paragraph-properties fo:margin-top="0.175in" fo:margin-bottom="0in" fo:line-height="100%" fo:margin-left="0.3451in">
        <style:tab-stops/>
      </style:paragraph-properties>
      <style:text-properties style:font-name="Times New Roman" style:font-name-asian="Times New Roman" fo:font-weight="bold" style:font-weight-asian="bold" style:font-weight-complex="bold" fo:font-size="12pt" style:font-size-asian="12pt" style:font-size-complex="12pt" fo:hyphenate="false"/>
    </style:style>
    <style:style style:name="TOC2" style:display-name="TOC 2" style:family="paragraph" style:parent-style-name="Normal">
      <style:paragraph-properties fo:margin-top="0.1715in" fo:margin-bottom="0in" fo:line-height="100%" fo:margin-left="0.3451in">
        <style:tab-stops/>
      </style:paragraph-properties>
      <style:text-properties style:font-name="Georgia" style:font-name-asian="Georgia" style:font-name-complex="Georgia" fo:font-style="italic" style:font-style-asian="italic" fo:font-size="12pt" style:font-size-asian="12pt" style:font-size-complex="12pt" fo:hyphenate="false"/>
    </style:style>
    <style:style style:name="TOC3" style:display-name="TOC 3" style:family="paragraph" style:parent-style-name="Normal">
      <style:paragraph-properties fo:margin-top="0.009in" fo:margin-bottom="0in" fo:line-height="100%" fo:margin-left="0.9756in" fo:text-indent="-0.3826in">
        <style:tab-stops/>
      </style:paragraph-properties>
      <style:text-properties style:font-name="Times New Roman" style:font-name-asian="Times New Roman" fo:font-size="12pt" style:font-size-asian="12pt" style:font-size-complex="12pt" fo:hyphenate="false"/>
    </style:style>
    <style:style style:name="TOC4" style:display-name="TOC 4" style:family="paragraph" style:parent-style-name="Normal">
      <style:paragraph-properties fo:margin-top="0.009in" fo:margin-bottom="0in" fo:line-height="100%" fo:margin-left="1.5069in" fo:text-indent="-0.5319in">
        <style:tab-stops/>
      </style:paragraph-properties>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fo:margin-top="0.009in" fo:margin-bottom="0in" fo:line-height="100%" fo:margin-left="0.8826in" fo:text-indent="-0.5381in">
        <style:tab-stops/>
      </style:paragraph-properties>
      <style:text-properties style:font-name="Times New Roman" style:font-name-asian="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Default" style:display-name="Default" style:family="paragraph">
      <style:paragraph-properties style:text-autospace="none" fo:margin-bottom="0in" fo:line-height="100%"/>
      <style:text-properties style:font-name="Times New Roman" style:font-name-asian="Times New Roman" fo:color="#000000" fo:font-size="12pt" style:font-size-asian="12pt" style:font-size-complex="12pt" fo:language="en" fo:country="US" fo:hyphenate="true"/>
    </style:style>
    <style:style style:name="Caption" style:display-name="Caption" style:family="paragraph" style:parent-style-name="Normal" style:next-style-name="Normal">
      <style:paragraph-properties fo:margin-bottom="0.1388in" fo:line-height="100%"/>
      <style:text-properties style:font-name-asian="Times New Roman" fo:font-weight="bold" style:font-weight-asian="bold" style:font-weight-complex="bold" fo:color="#4472C4" fo:font-size="9pt" style:font-size-asian="9pt" style:font-size-complex="9pt" fo:language="en" fo:country="US" fo:hyphenate="true"/>
    </style:style>
    <style:style style:name="IEEETableCell" style:display-name="IEEE Table Cell" style:family="paragraph" style:parent-style-name="Normal">
      <style:paragraph-properties style:snap-to-layout-grid="false" fo:margin-bottom="0in" fo:line-height="100%"/>
      <style:text-properties style:font-name="Times New Roman" style:font-name-asian="SimSun" fo:font-size="9pt" style:font-size-asian="9pt" style:font-size-complex="12pt" fo:language="en" fo:country="AU" style:language-asian="zh" style:country-asian="CN" fo:hyphenate="true"/>
    </style:style>
    <style:style style:name="CaptionChar" style:display-name="Caption Char" style:family="text" style:parent-style-name="DefaultParagraphFont">
      <style:text-properties style:font-name="Calibri" style:font-name-asian="Times New Roman" style:font-name-complex="Times New Roman" fo:font-weight="bold" style:font-weight-asian="bold" style:font-weight-complex="bold" fo:color="#4472C4" fo:font-size="9pt" style:font-size-asian="9pt" style:font-size-complex="9pt" fo:language="en" fo:country="US"/>
    </style:style>
    <style:style style:name="BalloonText" style:display-name="Balloon Text" style:family="paragraph" style:parent-style-name="Normal">
      <style:paragraph-properties fo:margin-bottom="0in" fo:line-height="100%"/>
      <style:text-properties style:font-name="Tahoma" style:font-name-asian="Times New Roman" style:font-name-complex="Tahoma" fo:font-size="8pt" style:font-size-asian="8pt" style:font-size-complex="8pt" fo:language="en" fo:country="US" fo:hyphenate="tru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agłówek2" style:display-name="Nagłówek 2" style:family="paragraph" style:parent-style-name="Normal" style:default-outline-level="2">
      <style:paragraph-properties fo:margin-bottom="0in" fo:line-height="100%" fo:margin-left="0.8826in" fo:text-indent="-0.5381in">
        <style:tab-stops/>
      </style:paragraph-properties>
      <style:text-properties style:font-name="Times New Roman" style:font-name-asian="Times New Roman" fo:font-weight="bold" style:font-weight-asian="bold" style:font-weight-complex="bold" fo:font-size="17pt" style:font-size-asian="17pt" style:font-size-complex="17pt" fo:hyphenate="false"/>
    </style:style>
    <style:style style:name="Domyślnaczcionkaakapitu" style:display-name="Domyślna czcionka akapitu" style:family="text"/>
    <style:style style:name="Tekstpodstawowy" style:display-name="Tekst podstawowy" style:family="paragraph" style:parent-style-name="Normal">
      <style:paragraph-properties fo:margin-bottom="0in" fo:line-height="100%"/>
      <style:text-properties style:font-name="Times New Roman" style:font-name-asian="Times New Roman" fo:font-size="12pt" style:font-size-asian="12pt" style:font-size-complex="12pt" fo:hyphenate="false"/>
    </style:style>
    <style:style style:name="Normalny" style:display-name="Normalny" style:family="paragraph">
      <style:paragraph-properties fo:line-height="103%"/>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sian="Times New Roman" style:font-name-complex="Times New Roman" fo:font-weight="bold" style:font-weight-asian="bold" style:font-weight-complex="bold" style:text-scale="99%" fo:font-size="12pt" style:font-size-asian="12pt" style:font-size-complex="12pt" fo:language="pl" fo:country="PL" style:language-asian="en" style:country-asian="US" style:language-complex="ar" style:country-complex="SA"/>
    </style:style>
    <style:style style:name="WW_CharLFO1LVL2" style:family="text">
      <style:text-properties style:font-name-asian="Times New Roman" style:font-name-complex="Times New Roman" style:text-scale="99%" fo:font-size="12pt" style:font-size-asian="12pt" style:font-size-complex="12pt" fo:language="pl" fo:country="PL" style:language-asian="en" style:country-asian="US" style:language-complex="ar" style:country-complex="SA"/>
    </style:style>
    <style:style style:name="WW_CharLFO1LVL3" style:family="text">
      <style:text-properties style:font-name-asian="Times New Roman" style:font-name-complex="Times New Roman" style:text-scale="99%" fo:font-size="12pt" style:font-size-asian="12pt" style:font-size-complex="12pt" fo:language="pl" fo:country="PL" style:language-asian="en" style:country-asian="US" style:language-complex="ar" style:country-complex="SA"/>
    </style:style>
    <style:style style:name="WW_CharLFO1LVL4" style:family="text">
      <style:text-properties style:font-name="Symbol" style:font-name-complex="Symbol" fo:language="pl" fo:country="PL" style:language-asian="en" style:country-asian="US" style:language-complex="ar" style:country-complex="SA"/>
    </style:style>
    <style:style style:name="WW_CharLFO1LVL5" style:family="text">
      <style:text-properties style:font-name="Symbol" style:font-name-complex="Symbol" fo:language="pl" fo:country="PL" style:language-asian="en" style:country-asian="US" style:language-complex="ar" style:country-complex="SA"/>
    </style:style>
    <style:style style:name="WW_CharLFO1LVL6" style:family="text">
      <style:text-properties style:font-name="Symbol" style:font-name-complex="Symbol" fo:language="pl" fo:country="PL" style:language-asian="en" style:country-asian="US" style:language-complex="ar" style:country-complex="SA"/>
    </style:style>
    <style:style style:name="WW_CharLFO1LVL7" style:family="text">
      <style:text-properties style:font-name="Symbol" style:font-name-complex="Symbol" fo:language="pl" fo:country="PL" style:language-asian="en" style:country-asian="US" style:language-complex="ar" style:country-complex="SA"/>
    </style:style>
    <style:style style:name="WW_CharLFO1LVL8" style:family="text">
      <style:text-properties style:font-name="Symbol" style:font-name-complex="Symbol" fo:language="pl" fo:country="PL" style:language-asian="en" style:country-asian="US" style:language-complex="ar" style:country-complex="SA"/>
    </style:style>
    <style:style style:name="WW_CharLFO1LVL9" style:family="text">
      <style:text-properties style:font-name="Symbol" style:font-name-complex="Symbol" fo:language="pl" fo:country="PL" style:language-asian="en" style:country-asian="US" style:language-complex="ar" style:country-complex="SA"/>
    </style:style>
    <style:style style:name="WW_CharLFO2LVL1" style:family="text">
      <style:text-properties fo:language="pl" fo:country="PL" style:language-asian="en" style:country-asian="US" style:language-complex="ar" style:country-complex="SA"/>
    </style:style>
    <style:style style:name="WW_CharLFO2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2LVL3" style:family="text">
      <style:text-properties style:font-name="Arial" style:font-name-complex="Arial" style:text-scale="141%" fo:font-size="12pt" style:font-size-asian="12pt" style:font-size-complex="12pt" fo:language="pl" fo:country="PL" style:language-asian="en" style:country-asian="US" style:language-complex="ar" style:country-complex="SA"/>
    </style:style>
    <style:style style:name="WW_CharLFO2LVL4" style:family="text">
      <style:text-properties style:font-name="Symbol" style:font-name-complex="Symbol" fo:language="pl" fo:country="PL" style:language-asian="en" style:country-asian="US" style:language-complex="ar" style:country-complex="SA"/>
    </style:style>
    <style:style style:name="WW_CharLFO2LVL5" style:family="text">
      <style:text-properties style:font-name="Symbol" style:font-name-complex="Symbol" fo:language="pl" fo:country="PL" style:language-asian="en" style:country-asian="US" style:language-complex="ar" style:country-complex="SA"/>
    </style:style>
    <style:style style:name="WW_CharLFO2LVL6" style:family="text">
      <style:text-properties style:font-name="Symbol" style:font-name-complex="Symbol" fo:language="pl" fo:country="PL" style:language-asian="en" style:country-asian="US" style:language-complex="ar" style:country-complex="SA"/>
    </style:style>
    <style:style style:name="WW_CharLFO2LVL7" style:family="text">
      <style:text-properties style:font-name="Symbol" style:font-name-complex="Symbol" fo:language="pl" fo:country="PL" style:language-asian="en" style:country-asian="US" style:language-complex="ar" style:country-complex="SA"/>
    </style:style>
    <style:style style:name="WW_CharLFO2LVL8" style:family="text">
      <style:text-properties style:font-name="Symbol" style:font-name-complex="Symbol" fo:language="pl" fo:country="PL" style:language-asian="en" style:country-asian="US" style:language-complex="ar" style:country-complex="SA"/>
    </style:style>
    <style:style style:name="WW_CharLFO2LVL9" style:family="text">
      <style:text-properties style:font-name="Symbol" style:font-name-complex="Symbol" fo:language="pl" fo:country="PL" style:language-asian="en" style:country-asian="US" style:language-complex="ar" style:country-complex="SA"/>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1" style:family="text">
      <style:text-properties fo:language="pl" fo:country="PL" style:language-asian="en" style:country-asian="US" style:language-complex="ar" style:country-complex="SA"/>
    </style:style>
    <style:style style:name="WW_CharLFO7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7LVL3" style:family="text">
      <style:text-properties style:font-name-asian="Times New Roman" style:font-name-complex="Times New Roman" fo:font-weight="bold" style:font-weight-asian="bold" style:font-weight-complex="bold" style:text-scale="102%" fo:font-size="14pt" style:font-size-asian="14pt" style:font-size-complex="14pt" fo:language="pl" fo:country="PL" style:language-asian="en" style:country-asian="US" style:language-complex="ar" style:country-complex="SA"/>
    </style:style>
    <style:style style:name="WW_CharLFO7LVL4" style:family="text">
      <style:text-properties style:font-name="Symbol" style:font-name-complex="Symbol" fo:language="pl" fo:country="PL" style:language-asian="en" style:country-asian="US" style:language-complex="ar" style:country-complex="SA"/>
    </style:style>
    <style:style style:name="WW_CharLFO7LVL5" style:family="text">
      <style:text-properties style:font-name="Symbol" style:font-name-complex="Symbol" fo:language="pl" fo:country="PL" style:language-asian="en" style:country-asian="US" style:language-complex="ar" style:country-complex="SA"/>
    </style:style>
    <style:style style:name="WW_CharLFO7LVL6" style:family="text">
      <style:text-properties style:font-name="Symbol" style:font-name-complex="Symbol" fo:language="pl" fo:country="PL" style:language-asian="en" style:country-asian="US" style:language-complex="ar" style:country-complex="SA"/>
    </style:style>
    <style:style style:name="WW_CharLFO7LVL7" style:family="text">
      <style:text-properties style:font-name="Symbol" style:font-name-complex="Symbol" fo:language="pl" fo:country="PL" style:language-asian="en" style:country-asian="US" style:language-complex="ar" style:country-complex="SA"/>
    </style:style>
    <style:style style:name="WW_CharLFO7LVL8" style:family="text">
      <style:text-properties style:font-name="Symbol" style:font-name-complex="Symbol" fo:language="pl" fo:country="PL" style:language-asian="en" style:country-asian="US" style:language-complex="ar" style:country-complex="SA"/>
    </style:style>
    <style:style style:name="WW_CharLFO7LVL9" style:family="text">
      <style:text-properties style:font-name="Symbol" style:font-name-complex="Symbol" fo:language="pl" fo:country="PL" style:language-asian="en" style:country-asian="US" style:language-complex="ar" style:country-complex="SA"/>
    </style:style>
    <style:style style:name="WW_CharLFO8LVL1" style:family="text">
      <style:text-properties style:font-name="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fo:language="pl" fo:country="PL" style:language-asian="en" style:country-asian="US" style:language-complex="ar" style:country-complex="SA"/>
    </style:style>
    <style:style style:name="WW_CharLFO13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13LVL3" style:family="text">
      <style:text-properties style:font-name="Symbol" style:font-name-complex="Symbol" fo:language="pl" fo:country="PL" style:language-asian="en" style:country-asian="US" style:language-complex="ar" style:country-complex="SA"/>
    </style:style>
    <style:style style:name="WW_CharLFO13LVL4" style:family="text">
      <style:text-properties style:font-name="Symbol" style:font-name-complex="Symbol" fo:language="pl" fo:country="PL" style:language-asian="en" style:country-asian="US" style:language-complex="ar" style:country-complex="SA"/>
    </style:style>
    <style:style style:name="WW_CharLFO13LVL5" style:family="text">
      <style:text-properties style:font-name="Symbol" style:font-name-complex="Symbol" fo:language="pl" fo:country="PL" style:language-asian="en" style:country-asian="US" style:language-complex="ar" style:country-complex="SA"/>
    </style:style>
    <style:style style:name="WW_CharLFO13LVL6" style:family="text">
      <style:text-properties style:font-name="Symbol" style:font-name-complex="Symbol" fo:language="pl" fo:country="PL" style:language-asian="en" style:country-asian="US" style:language-complex="ar" style:country-complex="SA"/>
    </style:style>
    <style:style style:name="WW_CharLFO13LVL7" style:family="text">
      <style:text-properties style:font-name="Symbol" style:font-name-complex="Symbol" fo:language="pl" fo:country="PL" style:language-asian="en" style:country-asian="US" style:language-complex="ar" style:country-complex="SA"/>
    </style:style>
    <style:style style:name="WW_CharLFO13LVL8" style:family="text">
      <style:text-properties style:font-name="Symbol" style:font-name-complex="Symbol" fo:language="pl" fo:country="PL" style:language-asian="en" style:country-asian="US" style:language-complex="ar" style:country-complex="SA"/>
    </style:style>
    <style:style style:name="WW_CharLFO13LVL9" style:family="text">
      <style:text-properties style:font-name="Symbol" style:font-name-complex="Symbol" fo:language="pl" fo:country="PL" style:language-asian="en" style:country-asian="US" style:language-complex="ar" style:country-complex="SA"/>
    </style:style>
    <style:style style:name="WW_CharLFO14LVL1" style:family="text">
      <style:text-properties fo:language="pl" fo:country="PL" style:language-asian="en" style:country-asian="US" style:language-complex="ar" style:country-complex="SA"/>
    </style:style>
    <style:style style:name="WW_CharLFO14LVL2" style:family="text">
      <style:text-properties style:font-name-asian="Times New Roman" style:font-name-complex="Times New Roman" fo:font-weight="bold" style:font-weight-asian="bold" style:font-weight-complex="bold" style:text-scale="101%" fo:font-size="17pt" style:font-size-asian="17pt" style:font-size-complex="17pt" fo:language="pl" fo:country="PL" style:language-asian="en" style:country-asian="US" style:language-complex="ar" style:country-complex="SA"/>
    </style:style>
    <style:style style:name="WW_CharLFO14LVL3" style:family="text">
      <style:text-properties style:font-name-asian="Times New Roman" style:font-name-complex="Times New Roman" fo:font-weight="bold" style:font-weight-asian="bold" style:font-weight-complex="bold" style:text-scale="102%" fo:font-size="14pt" style:font-size-asian="14pt" style:font-size-complex="14pt" fo:language="pl" fo:country="PL" style:language-asian="en" style:country-asian="US" style:language-complex="ar" style:country-complex="SA"/>
    </style:style>
    <style:style style:name="WW_CharLFO14LVL4" style:family="text">
      <style:text-properties style:font-name="Symbol" style:font-name-complex="Symbol" fo:language="pl" fo:country="PL" style:language-asian="en" style:country-asian="US" style:language-complex="ar" style:country-complex="SA"/>
    </style:style>
    <style:style style:name="WW_CharLFO14LVL5" style:family="text">
      <style:text-properties style:font-name="Symbol" style:font-name-complex="Symbol" fo:language="pl" fo:country="PL" style:language-asian="en" style:country-asian="US" style:language-complex="ar" style:country-complex="SA"/>
    </style:style>
    <style:style style:name="WW_CharLFO14LVL6" style:family="text">
      <style:text-properties style:font-name="Symbol" style:font-name-complex="Symbol" fo:language="pl" fo:country="PL" style:language-asian="en" style:country-asian="US" style:language-complex="ar" style:country-complex="SA"/>
    </style:style>
    <style:style style:name="WW_CharLFO14LVL7" style:family="text">
      <style:text-properties style:font-name="Symbol" style:font-name-complex="Symbol" fo:language="pl" fo:country="PL" style:language-asian="en" style:country-asian="US" style:language-complex="ar" style:country-complex="SA"/>
    </style:style>
    <style:style style:name="WW_CharLFO14LVL8" style:family="text">
      <style:text-properties style:font-name="Symbol" style:font-name-complex="Symbol" fo:language="pl" fo:country="PL" style:language-asian="en" style:country-asian="US" style:language-complex="ar" style:country-complex="SA"/>
    </style:style>
    <style:style style:name="WW_CharLFO14LVL9" style:family="text">
      <style:text-properties style:font-name="Symbol" style:font-name-complex="Symbol" fo:language="pl" fo:country="PL" style:language-asian="en" style:country-asian="US" style:language-complex="ar" style:country-complex="SA"/>
    </style:style>
    <style:style style:name="WW_CharLFO15LVL1" style:family="text">
      <style:text-properties fo:font-size="12pt" style:font-size-asian="12pt"/>
    </style:style>
    <style:style style:name="WW_CharLFO15LVL4" style:family="text">
      <style:text-properties fo:font-size="11pt" style:font-size-asian="11pt"/>
    </style:style>
    <style:style style:name="WW_CharLFO16LVL1" style:family="text">
      <style:text-properties fo:font-size="12pt" style:font-size-asian="12pt"/>
    </style:style>
    <style:style style:name="WW_CharLFO16LVL4" style:family="text">
      <style:text-properties fo:font-size="11pt" style:font-size-asian="11pt"/>
    </style:style>
    <style:style style:name="WW_CharLFO17LVL1" style:family="text">
      <style:text-properties fo:font-size="11pt" style:font-size-asian="11pt"/>
    </style:style>
    <style:style style:name="WW_CharLFO17LVL4" style:family="text">
      <style:text-properties fo:font-size="11pt" style:font-size-asian="11pt"/>
    </style:style>
    <style:style style:name="WW_CharLFO20LVL1" style:family="text">
      <style:text-properties fo:font-size="11pt" style:font-size-asian="11pt"/>
    </style:style>
    <style:style style:name="WW_CharLFO20LVL4" style:family="text">
      <style:text-properties fo:font-size="11pt" style:font-size-asian="11pt"/>
    </style:style>
    <style:style style:name="WW_CharLFO21LVL1" style:family="text">
      <style:text-properties fo:font-size="11pt" style:font-size-asian="11pt"/>
    </style:style>
    <style:style style:name="WW_CharLFO21LVL4" style:family="text">
      <style:text-properties fo:font-size="11pt" style:font-size-asian="11pt"/>
    </style:style>
    <style:style style:name="WW_CharLFO22LVL1" style:family="text">
      <style:text-properties fo:font-size="11pt" style:font-size-asian="11pt"/>
    </style:style>
    <style:style style:name="WW_CharLFO22LVL4" style:family="text">
      <style:text-properties fo:font-size="11pt" style:font-size-asian="11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3444in" text:min-label-width="0.2493in" text:list-level-position-and-space-mode="label-alignment">
          <style:list-level-label-alignment text:label-followed-by="listtab" fo:margin-left="0.5937in" fo:text-indent="-0.2493in"/>
        </style:list-level-properties>
      </text:list-level-style-number>
      <text:list-level-style-number text:level="2" text:style-name="WW_CharLFO1LVL2" style:num-format="1" text:display-levels="2">
        <style:list-level-properties text:space-before="0.5937in" text:min-label-width="0.3819in" text:list-level-position-and-space-mode="label-alignment">
          <style:list-level-label-alignment text:label-followed-by="listtab" fo:margin-left="0.9756in" fo:text-indent="-0.3819in"/>
        </style:list-level-properties>
      </text:list-level-style-number>
      <text:list-level-style-number text:level="3" text:style-name="WW_CharLFO1LVL3" style:num-format="1" text:display-levels="3">
        <style:list-level-properties text:space-before="0.975in" text:min-label-width="0.5319in" text:list-level-position-and-space-mode="label-alignment">
          <style:list-level-label-alignment text:label-followed-by="listtab" fo:margin-left="1.5069in" fo:text-indent="-0.5319in"/>
        </style:list-level-properties>
      </text:list-level-style-number>
      <text:list-level-style-bullet text:level="4" text:style-name="WW_CharLFO1LVL4" text:bullet-char="">
        <style:list-level-properties text:space-before="1.5652in" text:min-label-width="0.5319in" text:list-level-position-and-space-mode="label-alignment">
          <style:list-level-label-alignment text:label-followed-by="listtab" fo:margin-left="2.0972in" fo:text-indent="-0.5319in"/>
        </style:list-level-properties>
        <style:text-properties style:font-name="Symbol"/>
      </text:list-level-style-bullet>
      <text:list-level-style-bullet text:level="5" text:style-name="WW_CharLFO1LVL5" text:bullet-char="">
        <style:list-level-properties text:space-before="2.1486in" text:min-label-width="0.5319in" text:list-level-position-and-space-mode="label-alignment">
          <style:list-level-label-alignment text:label-followed-by="listtab" fo:margin-left="2.6805in" fo:text-indent="-0.5319in"/>
        </style:list-level-properties>
        <style:text-properties style:font-name="Symbol"/>
      </text:list-level-style-bullet>
      <text:list-level-style-bullet text:level="6" text:style-name="WW_CharLFO1LVL6" text:bullet-char="">
        <style:list-level-properties text:space-before="2.7319in" text:min-label-width="0.5319in" text:list-level-position-and-space-mode="label-alignment">
          <style:list-level-label-alignment text:label-followed-by="listtab" fo:margin-left="3.2638in" fo:text-indent="-0.5319in"/>
        </style:list-level-properties>
        <style:text-properties style:font-name="Symbol"/>
      </text:list-level-style-bullet>
      <text:list-level-style-bullet text:level="7" text:style-name="WW_CharLFO1LVL7" text:bullet-char="">
        <style:list-level-properties text:space-before="3.3152in" text:min-label-width="0.5319in" text:list-level-position-and-space-mode="label-alignment">
          <style:list-level-label-alignment text:label-followed-by="listtab" fo:margin-left="3.8472in" fo:text-indent="-0.5319in"/>
        </style:list-level-properties>
        <style:text-properties style:font-name="Symbol"/>
      </text:list-level-style-bullet>
      <text:list-level-style-bullet text:level="8" text:style-name="WW_CharLFO1LVL8" text:bullet-char="">
        <style:list-level-properties text:space-before="3.8986in" text:min-label-width="0.5319in" text:list-level-position-and-space-mode="label-alignment">
          <style:list-level-label-alignment text:label-followed-by="listtab" fo:margin-left="4.4305in" fo:text-indent="-0.5319in"/>
        </style:list-level-properties>
        <style:text-properties style:font-name="Symbol"/>
      </text:list-level-style-bullet>
      <text:list-level-style-bullet text:level="9" text:style-name="WW_CharLFO1LVL9" text:bullet-char="">
        <style:list-level-properties text:space-before="4.4819in" text:min-label-width="0.5319in" text:list-level-position-and-space-mode="label-alignment">
          <style:list-level-label-alignment text:label-followed-by="listtab" fo:margin-left="5.0138in" fo:text-indent="-0.5319in"/>
        </style:list-level-properties>
        <style:text-properties style:font-name="Symbol"/>
      </text:list-level-style-bullet>
    </text:list-style>
    <text:list-style style:name="LFO2">
      <text:list-level-style-number text:level="1" text:style-name="WW_CharLFO2LVL1" style:num-format="1">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2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2LVL3" text:bullet-char="•">
        <style:list-level-properties text:space-before="0.5875in" text:min-label-width="0.1638in" text:list-level-position-and-space-mode="label-alignment">
          <style:list-level-label-alignment text:label-followed-by="listtab" fo:margin-left="0.7513in" fo:text-indent="-0.1638in"/>
        </style:list-level-properties>
        <style:text-properties style:font-name="Arial"/>
      </text:list-level-style-bullet>
      <text:list-level-style-bullet text:level="4" text:style-name="WW_CharLFO2LVL4" text:bullet-char="">
        <style:list-level-properties text:space-before="1.9006in" text:min-label-width="0.1638in" text:list-level-position-and-space-mode="label-alignment">
          <style:list-level-label-alignment text:label-followed-by="listtab" fo:margin-left="2.0645in" fo:text-indent="-0.1638in"/>
        </style:list-level-properties>
        <style:text-properties style:font-name="Symbol"/>
      </text:list-level-style-bullet>
      <text:list-level-style-bullet text:level="5" text:style-name="WW_CharLFO2LVL5" text:bullet-char="">
        <style:list-level-properties text:space-before="2.4888in" text:min-label-width="0.1638in" text:list-level-position-and-space-mode="label-alignment">
          <style:list-level-label-alignment text:label-followed-by="listtab" fo:margin-left="2.6527in" fo:text-indent="-0.1638in"/>
        </style:list-level-properties>
        <style:text-properties style:font-name="Symbol"/>
      </text:list-level-style-bullet>
      <text:list-level-style-bullet text:level="6" text:style-name="WW_CharLFO2LVL6" text:bullet-char="">
        <style:list-level-properties text:space-before="3.0763in" text:min-label-width="0.1638in" text:list-level-position-and-space-mode="label-alignment">
          <style:list-level-label-alignment text:label-followed-by="listtab" fo:margin-left="3.2402in" fo:text-indent="-0.1638in"/>
        </style:list-level-properties>
        <style:text-properties style:font-name="Symbol"/>
      </text:list-level-style-bullet>
      <text:list-level-style-bullet text:level="7" text:style-name="WW_CharLFO2LVL7" text:bullet-char="">
        <style:list-level-properties text:space-before="3.6645in" text:min-label-width="0.1638in" text:list-level-position-and-space-mode="label-alignment">
          <style:list-level-label-alignment text:label-followed-by="listtab" fo:margin-left="3.8284in" fo:text-indent="-0.1638in"/>
        </style:list-level-properties>
        <style:text-properties style:font-name="Symbol"/>
      </text:list-level-style-bullet>
      <text:list-level-style-bullet text:level="8" text:style-name="WW_CharLFO2LVL8" text:bullet-char="">
        <style:list-level-properties text:space-before="4.2527in" text:min-label-width="0.1638in" text:list-level-position-and-space-mode="label-alignment">
          <style:list-level-label-alignment text:label-followed-by="listtab" fo:margin-left="4.4166in" fo:text-indent="-0.1638in"/>
        </style:list-level-properties>
        <style:text-properties style:font-name="Symbol"/>
      </text:list-level-style-bullet>
      <text:list-level-style-bullet text:level="9" text:style-name="WW_CharLFO2LVL9" text:bullet-char="">
        <style:list-level-properties text:space-before="4.8402in" text:min-label-width="0.1638in" text:list-level-position-and-space-mode="label-alignment">
          <style:list-level-label-alignment text:label-followed-by="listtab" fo:margin-left="5.0041in" fo:text-indent="-0.1638in"/>
        </style:list-level-properties>
        <style:text-properties style:font-name="Symbol"/>
      </text:list-level-style-bullet>
    </text:list-style>
    <text:list-style style:name="LFO3">
      <text:list-level-style-bullet text:level="1" text:style-name="WW_CharLFO3LVL1" text:bullet-char="">
        <style:list-level-properties text:space-before="1.0013in" text:min-label-width="0.25in" text:list-level-position-and-space-mode="label-alignment">
          <style:list-level-label-alignment text:label-followed-by="listtab" fo:margin-left="1.2513in" fo:text-indent="-0.25in"/>
        </style:list-level-properties>
        <style:text-properties style:font-name="Symbol"/>
      </text:list-level-style-bullet>
      <text:list-level-style-bullet text:level="2" text:style-name="WW_CharLFO3LVL2" text:bullet-char="o">
        <style:list-level-properties text:space-before="1.5013in" text:min-label-width="0.25in" text:list-level-position-and-space-mode="label-alignment">
          <style:list-level-label-alignment text:label-followed-by="listtab" fo:margin-left="1.7513in" fo:text-indent="-0.25in"/>
        </style:list-level-properties>
        <style:text-properties style:font-name="Courier New"/>
      </text:list-level-style-bullet>
      <text:list-level-style-bullet text:level="3" text:style-name="WW_CharLFO3LVL3" text:bullet-char="">
        <style:list-level-properties text:space-before="2.0013in" text:min-label-width="0.25in" text:list-level-position-and-space-mode="label-alignment">
          <style:list-level-label-alignment text:label-followed-by="listtab" fo:margin-left="2.2513in" fo:text-indent="-0.25in"/>
        </style:list-level-properties>
        <style:text-properties style:font-name="Wingdings"/>
      </text:list-level-style-bullet>
      <text:list-level-style-bullet text:level="4" text:style-name="WW_CharLFO3LVL4" text:bullet-char="">
        <style:list-level-properties text:space-before="2.5013in" text:min-label-width="0.25in" text:list-level-position-and-space-mode="label-alignment">
          <style:list-level-label-alignment text:label-followed-by="listtab" fo:margin-left="2.7513in" fo:text-indent="-0.25in"/>
        </style:list-level-properties>
        <style:text-properties style:font-name="Symbol"/>
      </text:list-level-style-bullet>
      <text:list-level-style-bullet text:level="5" text:style-name="WW_CharLFO3LVL5" text:bullet-char="o">
        <style:list-level-properties text:space-before="3.0013in" text:min-label-width="0.25in" text:list-level-position-and-space-mode="label-alignment">
          <style:list-level-label-alignment text:label-followed-by="listtab" fo:margin-left="3.2513in" fo:text-indent="-0.25in"/>
        </style:list-level-properties>
        <style:text-properties style:font-name="Courier New"/>
      </text:list-level-style-bullet>
      <text:list-level-style-bullet text:level="6" text:style-name="WW_CharLFO3LVL6" text:bullet-char="">
        <style:list-level-properties text:space-before="3.5013in" text:min-label-width="0.25in" text:list-level-position-and-space-mode="label-alignment">
          <style:list-level-label-alignment text:label-followed-by="listtab" fo:margin-left="3.7513in" fo:text-indent="-0.25in"/>
        </style:list-level-properties>
        <style:text-properties style:font-name="Wingdings"/>
      </text:list-level-style-bullet>
      <text:list-level-style-bullet text:level="7" text:style-name="WW_CharLFO3LVL7" text:bullet-char="">
        <style:list-level-properties text:space-before="4.0013in" text:min-label-width="0.25in" text:list-level-position-and-space-mode="label-alignment">
          <style:list-level-label-alignment text:label-followed-by="listtab" fo:margin-left="4.2513in" fo:text-indent="-0.25in"/>
        </style:list-level-properties>
        <style:text-properties style:font-name="Symbol"/>
      </text:list-level-style-bullet>
      <text:list-level-style-bullet text:level="8" text:style-name="WW_CharLFO3LVL8" text:bullet-char="o">
        <style:list-level-properties text:space-before="4.5013in" text:min-label-width="0.25in" text:list-level-position-and-space-mode="label-alignment">
          <style:list-level-label-alignment text:label-followed-by="listtab" fo:margin-left="4.7513in" fo:text-indent="-0.25in"/>
        </style:list-level-properties>
        <style:text-properties style:font-name="Courier New"/>
      </text:list-level-style-bullet>
      <text:list-level-style-bullet text:level="9" text:style-name="WW_CharLFO3LVL9" text:bullet-char="">
        <style:list-level-properties text:space-before="5.0013in" text:min-label-width="0.25in" text:list-level-position-and-space-mode="label-alignment">
          <style:list-level-label-alignment text:label-followed-by="listtab" fo:margin-left="5.2513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5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5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5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5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5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5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5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5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6">
      <text:list-level-style-bullet text:level="1" text:style-name="WW_CharLFO6LVL1" text:bullet-char="">
        <style:list-level-properties text:space-before="0.5951in" text:min-label-width="0.25in" text:list-level-position-and-space-mode="label-alignment">
          <style:list-level-label-alignment text:label-followed-by="listtab" fo:margin-left="0.8451in" fo:text-indent="-0.25in"/>
        </style:list-level-properties>
        <style:text-properties style:font-name="Wingdings"/>
      </text:list-level-style-bullet>
      <text:list-level-style-bullet text:level="2" text:style-name="WW_CharLFO6LVL2" text:bullet-char="o">
        <style:list-level-properties text:space-before="1.0951in" text:min-label-width="0.25in" text:list-level-position-and-space-mode="label-alignment">
          <style:list-level-label-alignment text:label-followed-by="listtab" fo:margin-left="1.3451in" fo:text-indent="-0.25in"/>
        </style:list-level-properties>
        <style:text-properties style:font-name="Courier New"/>
      </text:list-level-style-bullet>
      <text:list-level-style-bullet text:level="3" text:style-name="WW_CharLFO6LVL3" text:bullet-char="">
        <style:list-level-properties text:space-before="1.5951in" text:min-label-width="0.25in" text:list-level-position-and-space-mode="label-alignment">
          <style:list-level-label-alignment text:label-followed-by="listtab" fo:margin-left="1.8451in" fo:text-indent="-0.25in"/>
        </style:list-level-properties>
        <style:text-properties style:font-name="Wingdings"/>
      </text:list-level-style-bullet>
      <text:list-level-style-bullet text:level="4" text:style-name="WW_CharLFO6LVL4" text:bullet-char="">
        <style:list-level-properties text:space-before="2.0951in" text:min-label-width="0.25in" text:list-level-position-and-space-mode="label-alignment">
          <style:list-level-label-alignment text:label-followed-by="listtab" fo:margin-left="2.3451in" fo:text-indent="-0.25in"/>
        </style:list-level-properties>
        <style:text-properties style:font-name="Symbol"/>
      </text:list-level-style-bullet>
      <text:list-level-style-bullet text:level="5" text:style-name="WW_CharLFO6LVL5" text:bullet-char="o">
        <style:list-level-properties text:space-before="2.5951in" text:min-label-width="0.25in" text:list-level-position-and-space-mode="label-alignment">
          <style:list-level-label-alignment text:label-followed-by="listtab" fo:margin-left="2.8451in" fo:text-indent="-0.25in"/>
        </style:list-level-properties>
        <style:text-properties style:font-name="Courier New"/>
      </text:list-level-style-bullet>
      <text:list-level-style-bullet text:level="6" text:style-name="WW_CharLFO6LVL6" text:bullet-char="">
        <style:list-level-properties text:space-before="3.0951in" text:min-label-width="0.25in" text:list-level-position-and-space-mode="label-alignment">
          <style:list-level-label-alignment text:label-followed-by="listtab" fo:margin-left="3.3451in" fo:text-indent="-0.25in"/>
        </style:list-level-properties>
        <style:text-properties style:font-name="Wingdings"/>
      </text:list-level-style-bullet>
      <text:list-level-style-bullet text:level="7" text:style-name="WW_CharLFO6LVL7" text:bullet-char="">
        <style:list-level-properties text:space-before="3.5951in" text:min-label-width="0.25in" text:list-level-position-and-space-mode="label-alignment">
          <style:list-level-label-alignment text:label-followed-by="listtab" fo:margin-left="3.8451in" fo:text-indent="-0.25in"/>
        </style:list-level-properties>
        <style:text-properties style:font-name="Symbol"/>
      </text:list-level-style-bullet>
      <text:list-level-style-bullet text:level="8" text:style-name="WW_CharLFO6LVL8" text:bullet-char="o">
        <style:list-level-properties text:space-before="4.0951in" text:min-label-width="0.25in" text:list-level-position-and-space-mode="label-alignment">
          <style:list-level-label-alignment text:label-followed-by="listtab" fo:margin-left="4.3451in" fo:text-indent="-0.25in"/>
        </style:list-level-properties>
        <style:text-properties style:font-name="Courier New"/>
      </text:list-level-style-bullet>
      <text:list-level-style-bullet text:level="9" text:style-name="WW_CharLFO6LVL9" text:bullet-char="">
        <style:list-level-properties text:space-before="4.5951in" text:min-label-width="0.25in" text:list-level-position-and-space-mode="label-alignment">
          <style:list-level-label-alignment text:label-followed-by="listtab" fo:margin-left="4.8451in" fo:text-indent="-0.25in"/>
        </style:list-level-properties>
        <style:text-properties style:font-name="Wingdings"/>
      </text:list-level-style-bullet>
    </text:list-style>
    <text:list-style style:name="LFO7">
      <text:list-level-style-number text:level="1" text:style-name="WW_CharLFO7LVL1" style:num-format="1" text:start-value="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7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7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7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7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7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7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7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7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format="1" text:start-value="3">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13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bullet text:level="3" text:style-name="WW_CharLFO13LVL3" text:bullet-char="">
        <style:list-level-properties text:space-before="1.9138in" text:min-label-width="0.5381in" text:list-level-position-and-space-mode="label-alignment">
          <style:list-level-label-alignment text:label-followed-by="listtab" fo:margin-left="2.452in" fo:text-indent="-0.5381in"/>
        </style:list-level-properties>
        <style:text-properties style:font-name="Symbol"/>
      </text:list-level-style-bullet>
      <text:list-level-style-bullet text:level="4" text:style-name="WW_CharLFO13LVL4" text:bullet-char="">
        <style:list-level-properties text:space-before="2.3798in" text:min-label-width="0.5381in" text:list-level-position-and-space-mode="label-alignment">
          <style:list-level-label-alignment text:label-followed-by="listtab" fo:margin-left="2.918in" fo:text-indent="-0.5381in"/>
        </style:list-level-properties>
        <style:text-properties style:font-name="Symbol"/>
      </text:list-level-style-bullet>
      <text:list-level-style-bullet text:level="5" text:style-name="WW_CharLFO13LVL5" text:bullet-char="">
        <style:list-level-properties text:space-before="2.8458in" text:min-label-width="0.5381in" text:list-level-position-and-space-mode="label-alignment">
          <style:list-level-label-alignment text:label-followed-by="listtab" fo:margin-left="3.384in" fo:text-indent="-0.5381in"/>
        </style:list-level-properties>
        <style:text-properties style:font-name="Symbol"/>
      </text:list-level-style-bullet>
      <text:list-level-style-bullet text:level="6" text:style-name="WW_CharLFO13LVL6" text:bullet-char="">
        <style:list-level-properties text:space-before="3.3118in" text:min-label-width="0.5381in" text:list-level-position-and-space-mode="label-alignment">
          <style:list-level-label-alignment text:label-followed-by="listtab" fo:margin-left="3.85in" fo:text-indent="-0.5381in"/>
        </style:list-level-properties>
        <style:text-properties style:font-name="Symbol"/>
      </text:list-level-style-bullet>
      <text:list-level-style-bullet text:level="7" text:style-name="WW_CharLFO13LVL7" text:bullet-char="">
        <style:list-level-properties text:space-before="3.7777in" text:min-label-width="0.5381in" text:list-level-position-and-space-mode="label-alignment">
          <style:list-level-label-alignment text:label-followed-by="listtab" fo:margin-left="4.3159in" fo:text-indent="-0.5381in"/>
        </style:list-level-properties>
        <style:text-properties style:font-name="Symbol"/>
      </text:list-level-style-bullet>
      <text:list-level-style-bullet text:level="8" text:style-name="WW_CharLFO13LVL8" text:bullet-char="">
        <style:list-level-properties text:space-before="4.2437in" text:min-label-width="0.5381in" text:list-level-position-and-space-mode="label-alignment">
          <style:list-level-label-alignment text:label-followed-by="listtab" fo:margin-left="4.7819in" fo:text-indent="-0.5381in"/>
        </style:list-level-properties>
        <style:text-properties style:font-name="Symbol"/>
      </text:list-level-style-bullet>
      <text:list-level-style-bullet text:level="9" text:style-name="WW_CharLFO13LVL9" text:bullet-char="">
        <style:list-level-properties text:space-before="4.7097in" text:min-label-width="0.5381in" text:list-level-position-and-space-mode="label-alignment">
          <style:list-level-label-alignment text:label-followed-by="listtab" fo:margin-left="5.2479in" fo:text-indent="-0.5381in"/>
        </style:list-level-properties>
        <style:text-properties style:font-name="Symbol"/>
      </text:list-level-style-bullet>
    </text:list-style>
    <text:list-style style:name="LFO14">
      <text:list-level-style-number text:level="1" text:style-name="WW_CharLFO14LVL1" style:num-format="1" text:start-value="4">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2" text:style-name="WW_CharLFO14LVL2" style:num-format="1" text:display-levels="2">
        <style:list-level-properties text:space-before="0.3444in" text:min-label-width="0.5381in" text:list-level-position-and-space-mode="label-alignment">
          <style:list-level-label-alignment text:label-followed-by="listtab" fo:margin-left="0.8826in" fo:text-indent="-0.5381in"/>
        </style:list-level-properties>
      </text:list-level-style-number>
      <text:list-level-style-number text:level="3" text:style-name="WW_CharLFO14LVL3" style:num-format="1" text:display-levels="3">
        <style:list-level-properties text:space-before="0.3444in" text:min-label-width="0.5979in" text:list-level-position-and-space-mode="label-alignment">
          <style:list-level-label-alignment text:label-followed-by="listtab" fo:margin-left="0.9423in" fo:text-indent="-0.5979in"/>
        </style:list-level-properties>
      </text:list-level-style-number>
      <text:list-level-style-bullet text:level="4" text:style-name="WW_CharLFO14LVL4" text:bullet-char="">
        <style:list-level-properties text:space-before="1.5097in" text:min-label-width="0.5979in" text:list-level-position-and-space-mode="label-alignment">
          <style:list-level-label-alignment text:label-followed-by="listtab" fo:margin-left="2.1076in" fo:text-indent="-0.5979in"/>
        </style:list-level-properties>
        <style:text-properties style:font-name="Symbol"/>
      </text:list-level-style-bullet>
      <text:list-level-style-bullet text:level="5" text:style-name="WW_CharLFO14LVL5" text:bullet-char="">
        <style:list-level-properties text:space-before="2.0916in" text:min-label-width="0.5979in" text:list-level-position-and-space-mode="label-alignment">
          <style:list-level-label-alignment text:label-followed-by="listtab" fo:margin-left="2.6895in" fo:text-indent="-0.5979in"/>
        </style:list-level-properties>
        <style:text-properties style:font-name="Symbol"/>
      </text:list-level-style-bullet>
      <text:list-level-style-bullet text:level="6" text:style-name="WW_CharLFO14LVL6" text:bullet-char="">
        <style:list-level-properties text:space-before="2.6736in" text:min-label-width="0.5979in" text:list-level-position-and-space-mode="label-alignment">
          <style:list-level-label-alignment text:label-followed-by="listtab" fo:margin-left="3.2715in" fo:text-indent="-0.5979in"/>
        </style:list-level-properties>
        <style:text-properties style:font-name="Symbol"/>
      </text:list-level-style-bullet>
      <text:list-level-style-bullet text:level="7" text:style-name="WW_CharLFO14LVL7" text:bullet-char="">
        <style:list-level-properties text:space-before="3.2548in" text:min-label-width="0.5979in" text:list-level-position-and-space-mode="label-alignment">
          <style:list-level-label-alignment text:label-followed-by="listtab" fo:margin-left="3.8527in" fo:text-indent="-0.5979in"/>
        </style:list-level-properties>
        <style:text-properties style:font-name="Symbol"/>
      </text:list-level-style-bullet>
      <text:list-level-style-bullet text:level="8" text:style-name="WW_CharLFO14LVL8" text:bullet-char="">
        <style:list-level-properties text:space-before="3.8368in" text:min-label-width="0.5979in" text:list-level-position-and-space-mode="label-alignment">
          <style:list-level-label-alignment text:label-followed-by="listtab" fo:margin-left="4.4347in" fo:text-indent="-0.5979in"/>
        </style:list-level-properties>
        <style:text-properties style:font-name="Symbol"/>
      </text:list-level-style-bullet>
      <text:list-level-style-bullet text:level="9" text:style-name="WW_CharLFO14LVL9" text:bullet-char="">
        <style:list-level-properties text:space-before="4.4187in" text:min-label-width="0.5979in" text:list-level-position-and-space-mode="label-alignment">
          <style:list-level-label-alignment text:label-followed-by="listtab" fo:margin-left="5.0166in" fo:text-indent="-0.5979in"/>
        </style:list-level-properties>
        <style:text-properties style:font-name="Symbol"/>
      </text:list-level-style-bullet>
    </text:list-style>
    <text:list-style style:name="LFO15">
      <text:list-level-style-number text:level="1" text:style-name="WW_CharLFO15LVL1" style:num-prefix="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prefix="1."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5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text:style-name="WW_CharLFO16LVL1" style:num-prefix="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prefix="1."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6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text:style-name="WW_CharLFO17LVL1" style:num-prefix="1.2."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17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text:style-name="WW_CharLFO20LVL1" style:num-prefix="1.3."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0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text:style-name="WW_CharLFO21LVL1" style:num-prefix="1.4."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1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text:style-name="WW_CharLFO22LVL1" style:num-prefix="1.4." style:num-suffix="." style:num-format="1">
        <style:list-level-properties text:space-before="0.6888in" text:min-label-width="0.4923in" text:list-level-position-and-space-mode="label-alignment">
          <style:list-level-label-alignment text:label-followed-by="space" fo:margin-left="1.1812in" fo:text-indent="-0.4923in"/>
        </style:list-level-properties>
      </text:list-level-style-number>
      <text:list-level-style-number text:level="2" style:num-prefix="4." style:num-suffix="." style:num-format="1">
        <style:list-level-properties text:space-before="0.25in" text:min-label-width="0.3in" text:list-level-position-and-space-mode="label-alignment">
          <style:list-level-label-alignment text:label-followed-by="space" fo:margin-left="0.55in" fo:text-indent="-0.3in"/>
        </style:list-level-properties>
      </text:list-level-style-number>
      <text:list-level-style-number text:level="3" style:num-prefix="4."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22LVL4" style:num-suffix="." style:num-format="1">
        <style:list-level-properties text:space-before="0.75in" text:min-label-width="0.45in" text:list-level-position-and-space-mode="label-alignment">
          <style:list-level-label-alignment text:label-followed-by="space"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prefix="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prefix="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7."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eusz Małagocki</meta:initial-creator>
    <dc:creator>Mateusz Małagocki</dc:creator>
    <meta:creation-date>2022-08-15T20:52:00Z</meta:creation-date>
    <dc:date>2022-08-15T20:52:00Z</dc:date>
    <meta:template xlink:href="Normal.dotm" xlink:type="simple"/>
    <meta:editing-cycles>2</meta:editing-cycles>
    <meta:editing-duration>PT60S</meta:editing-duration>
    <meta:document-statistic meta:page-count="35" meta:paragraph-count="143" meta:word-count="10298" meta:character-count="71946" meta:row-count="514" meta:non-whitespace-character-count="61791"/>
  </office:meta>
</office:document-meta>
</file>

<file path=Object 1/content.xml><?xml version="1.0" encoding="utf-8"?>
<mml:math xmlns:mml="http://www.w3.org/1998/Math/MathML" xmlns:m="http://schemas.openxmlformats.org/officeDocument/2006/math">
  <mml:mfenced open="{" close="" separators="|">
    <mml:mrow>
      <mml:mtable>
        <mml:mtr>
          <mml:mtd>
            <mml:mrow>
              <mml:maligngroup/>
              <mml:mi>I</mml:mi>
              <mml:mi>f</mml:mi>
              <mml:mi> </mml:mi>
              <mml:mi>T</mml:mi>
              <mml:mi>h</mml:mi>
              <mml:mi>e</mml:mi>
              <mml:mi> </mml:mi>
              <mml:mi>D</mml:mi>
              <mml:mi>o</mml:mi>
              <mml:mi>m</mml:mi>
              <mml:mi>a</mml:mi>
              <mml:mi>i</mml:mi>
              <mml:mi>n</mml:mi>
              <mml:mi> </mml:mi>
              <mml:mi>P</mml:mi>
              <mml:mi>a</mml:mi>
              <mml:mi>r</mml:mi>
              <mml:mi>t</mml:mi>
              <mml:mi> </mml:mi>
              <mml:mi>h</mml:mi>
              <mml:mi>a</mml:mi>
              <mml:mi>s</mml:mi>
              <mml:mi> </mml:mi>
              <mml:mi>a</mml:mi>
              <mml:mi>n</mml:mi>
              <mml:mi> </mml:mi>
              <mml:mi>I</mml:mi>
              <mml:mi>P</mml:mi>
              <mml:mi> </mml:mi>
              <mml:mi>A</mml:mi>
              <mml:mi>d</mml:mi>
              <mml:mi>d</mml:mi>
              <mml:mi>r</mml:mi>
              <mml:mi>e</mml:mi>
              <mml:mi>s</mml:mi>
              <mml:mi>s</mml:mi>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10/content.xml><?xml version="1.0" encoding="utf-8"?>
<mml:math xmlns:mml="http://www.w3.org/1998/Math/MathML" xmlns:m="http://schemas.openxmlformats.org/officeDocument/2006/math">
  <mml:mfenced open="{" close="" separators="|">
    <mml:mrow>
      <mml:mtable>
        <mml:mtr>
          <mml:mtd>
            <mml:mrow>
              <mml:maligngroup/>
              <mml:mi>F</mml:mi>
              <mml:mi>a</mml:mi>
              <mml:mi>v</mml:mi>
              <mml:mi>i</mml:mi>
              <mml:mi>c</mml:mi>
              <mml:mi>o</mml:mi>
              <mml:mi>n</mml:mi>
              <mml:mi> </mml:mi>
              <mml:mi>L</mml:mi>
              <mml:mi>o</mml:mi>
              <mml:mi>a</mml:mi>
              <mml:mi>d</mml:mi>
              <mml:mi>e</mml:mi>
              <mml:mi>d</mml:mi>
              <mml:mi> </mml:mi>
              <mml:mi>F</mml:mi>
              <mml:mi>r</mml:mi>
              <mml:mi>o</mml:mi>
              <mml:mi>m</mml:mi>
              <mml:mi> </mml:mi>
              <mml:mi>E</mml:mi>
              <mml:mi>x</mml:mi>
              <mml:mi>t</mml:mi>
              <mml:mi>e</mml:mi>
              <mml:mi>r</mml:mi>
              <mml:mi>n</mml:mi>
              <mml:mi>a</mml:mi>
              <mml:mi>l</mml:mi>
              <mml:mi> </mml:mi>
              <mml:mi>D</mml:mi>
              <mml:mi>o</mml:mi>
              <mml:mi>m</mml:mi>
              <mml:mi>a</mml:mi>
              <mml:mi>i</mml:mi>
              <mml:mi>n</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11/content.xml><?xml version="1.0" encoding="utf-8"?>
<mml:math xmlns:mml="http://www.w3.org/1998/Math/MathML" xmlns:m="http://schemas.openxmlformats.org/officeDocument/2006/math">
  <mml:mfenced open="{" close="" separators="|">
    <mml:mrow>
      <mml:mtable>
        <mml:mtr>
          <mml:mtd>
            <mml:mrow>
              <mml:maligngroup/>
              <mml:mtext>P</mml:mtext>
              <mml:mtext>o</mml:mtext>
              <mml:mtext>r</mml:mtext>
              <mml:mtext>t</mml:mtext>
              <mml:mtext> </mml:mtext>
              <mml:mtext>#</mml:mtext>
              <mml:mtext> </mml:mtext>
              <mml:mtext>i</mml:mtext>
              <mml:mtext>s</mml:mtext>
              <mml:mtext> </mml:mtext>
              <mml:mtext>o</mml:mtext>
              <mml:mtext>f</mml:mtext>
              <mml:mtext> </mml:mtext>
              <mml:mtext>t</mml:mtext>
              <mml:mtext>h</mml:mtext>
              <mml:mtext>e</mml:mtext>
              <mml:mtext> </mml:mtext>
              <mml:mi>P</mml:mi>
              <mml:mi>r</mml:mi>
              <mml:mi>e</mml:mi>
              <mml:mi>f</mml:mi>
              <mml:mi>f</mml:mi>
              <mml:mi>e</mml:mi>
              <mml:mi>r</mml:mi>
              <mml:mi>e</mml:mi>
              <mml:mi>d</mml:mi>
              <mml:mi> </mml:mi>
              <mml:mi>S</mml:mi>
              <mml:mi>t</mml:mi>
              <mml:mi>a</mml:mi>
              <mml:mi>t</mml:mi>
              <mml:mi>u</mml:mi>
              <mml:mi>s</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12/content.xml><?xml version="1.0" encoding="utf-8"?>
<mml:math xmlns:mml="http://www.w3.org/1998/Math/MathML" xmlns:m="http://schemas.openxmlformats.org/officeDocument/2006/math">
  <mml:mfenced open="{" close="" separators="|">
    <mml:mrow>
      <mml:mtable>
        <mml:mtr>
          <mml:mtd>
            <mml:mrow>
              <mml:maligngroup/>
              <mml:mi>%</mml:mi>
              <mml:mi> </mml:mi>
              <mml:mi>o</mml:mi>
              <mml:mi>f</mml:mi>
              <mml:mi> </mml:mi>
              <mml:mi>R</mml:mi>
              <mml:mi>e</mml:mi>
              <mml:mi>q</mml:mi>
              <mml:mi>u</mml:mi>
              <mml:mi>e</mml:mi>
              <mml:mi>s</mml:mi>
              <mml:mi>t</mml:mi>
              <mml:mi> </mml:mi>
              <mml:mi>U</mml:mi>
              <mml:mi>R</mml:mi>
              <mml:mi>L</mml:mi>
              <mml:mi> </mml:mi>
              <mml:mo>&lt;</mml:mo>
              <mml:mn>22</mml:mn>
              <mml:mi>%</mml:mi>
              <mml:mi> </mml:mi>
              <mml:mo>→</mml:mo>
              <mml:mi> </mml:mi>
              <mml:mi>L</mml:mi>
              <mml:mi>e</mml:mi>
              <mml:mi>g</mml:mi>
              <mml:mi>i</mml:mi>
              <mml:mi>t</mml:mi>
              <mml:mi>i</mml:mi>
              <mml:mi>m</mml:mi>
              <mml:mi>a</mml:mi>
              <mml:mi>t</mml:mi>
              <mml:mi>e</mml:mi>
              <mml:mi> </mml:mi>
            </mml:mrow>
          </mml:mtd>
        </mml:mtr>
        <mml:mtr>
          <mml:mtd>
            <mml:mrow>
              <mml:maligngroup/>
              <mml:mi>%</mml:mi>
              <mml:mi>o</mml:mi>
              <mml:mi>f</mml:mi>
              <mml:mi> </mml:mi>
              <mml:mi>R</mml:mi>
              <mml:mi>e</mml:mi>
              <mml:mi>q</mml:mi>
              <mml:mi>u</mml:mi>
              <mml:mi>e</mml:mi>
              <mml:mi>s</mml:mi>
              <mml:mi>t</mml:mi>
              <mml:mi> </mml:mi>
              <mml:mi>U</mml:mi>
              <mml:mi>R</mml:mi>
              <mml:mi>L</mml:mi>
              <mml:mo>≥</mml:mo>
              <mml:mn>22</mml:mn>
              <mml:mi>%</mml:mi>
              <mml:mi> </mml:mi>
              <mml:mi>a</mml:mi>
              <mml:mi>n</mml:mi>
              <mml:mi>d</mml:mi>
              <mml:mi> </mml:mi>
              <mml:mn>61</mml:mn>
              <mml:mi>%</mml:mi>
              <mml:mo>→</mml:mo>
              <mml:mi> </mml:mi>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o>→</mml:mo>
              <mml:mi> </mml:mi>
              <mml:mi>f</mml:mi>
              <mml:mi>e</mml:mi>
              <mml:mi>a</mml:mi>
              <mml:mi>t</mml:mi>
              <mml:mi>u</mml:mi>
              <mml:mi>r</mml:mi>
              <mml:mi>e</mml:mi>
              <mml:mo>=</mml:mo>
              <mml:mi>P</mml:mi>
              <mml:mi>h</mml:mi>
              <mml:mi>i</mml:mi>
              <mml:mi>s</mml:mi>
              <mml:mi>h</mml:mi>
              <mml:mi>i</mml:mi>
              <mml:mi>n</mml:mi>
              <mml:mi>g</mml:mi>
              <mml:mi> </mml:mi>
            </mml:mrow>
          </mml:mtd>
        </mml:mtr>
      </mml:mtable>
    </mml:mrow>
  </mml:mfenced>
</mml:math>
</file>

<file path=Object 13/content.xml><?xml version="1.0" encoding="utf-8"?>
<mml:math xmlns:mml="http://www.w3.org/1998/Math/MathML" xmlns:m="http://schemas.openxmlformats.org/officeDocument/2006/math">
  <mml:mfenced open="{" close="" separators="|">
    <mml:mrow>
      <mml:mtable>
        <mml:mtr>
          <mml:mtd>
            <mml:mrow>
              <mml:maligngroup/>
              <mml:mi>%</mml:mi>
              <mml:mi> </mml:mi>
              <mml:mi>o</mml:mi>
              <mml:mi>f</mml:mi>
              <mml:mi> </mml:mi>
              <mml:mi>U</mml:mi>
              <mml:mi>R</mml:mi>
              <mml:mi>L</mml:mi>
              <mml:mi> </mml:mi>
              <mml:mi>O</mml:mi>
              <mml:mi>f</mml:mi>
              <mml:mi> </mml:mi>
              <mml:mi>A</mml:mi>
              <mml:mi>n</mml:mi>
              <mml:mi>c</mml:mi>
              <mml:mi>h</mml:mi>
              <mml:mi>o</mml:mi>
              <mml:mi>r</mml:mi>
              <mml:mi> </mml:mi>
              <mml:mo>&lt;</mml:mo>
              <mml:mn>31</mml:mn>
              <mml:mi>%</mml:mi>
              <mml:mi> </mml:mi>
              <mml:mi> </mml:mi>
              <mml:mo>→</mml:mo>
              <mml:mi> </mml:mi>
              <mml:mi>L</mml:mi>
              <mml:mi>e</mml:mi>
              <mml:mi>g</mml:mi>
              <mml:mi>i</mml:mi>
              <mml:mi>t</mml:mi>
              <mml:mi>i</mml:mi>
              <mml:mi>m</mml:mi>
              <mml:mi>a</mml:mi>
              <mml:mi>t</mml:mi>
              <mml:mi>e</mml:mi>
            </mml:mrow>
          </mml:mtd>
        </mml:mtr>
        <mml:mtr>
          <mml:mtd>
            <mml:mrow>
              <mml:maligngroup/>
              <mml:mi>%</mml:mi>
              <mml:mi> </mml:mi>
              <mml:mi>o</mml:mi>
              <mml:mi>f</mml:mi>
              <mml:mi> </mml:mi>
              <mml:mi>U</mml:mi>
              <mml:mi>R</mml:mi>
              <mml:mi>L</mml:mi>
              <mml:mi> </mml:mi>
              <mml:mi>O</mml:mi>
              <mml:mi>f</mml:mi>
              <mml:mi> </mml:mi>
              <mml:mi>A</mml:mi>
              <mml:mi>n</mml:mi>
              <mml:mi>c</mml:mi>
              <mml:mi>h</mml:mi>
              <mml:mi>o</mml:mi>
              <mml:mi>r</mml:mi>
              <mml:mi> </mml:mi>
              <mml:mo>≥</mml:mo>
              <mml:mn>31</mml:mn>
              <mml:mi>%</mml:mi>
              <mml:mi> </mml:mi>
              <mml:mi>A</mml:mi>
              <mml:mi>n</mml:mi>
              <mml:mi>d</mml:mi>
              <mml:mo>≤</mml:mo>
              <mml:mn>67</mml:mn>
              <mml:mi>%</mml:mi>
              <mml:mi> </mml:mi>
              <mml:mo>→</mml:mo>
              <mml:mi> </mml:mi>
              <mml:mi>S</mml:mi>
              <mml:mi>u</mml:mi>
              <mml:mi>s</mml:mi>
              <mml:mi>p</mml:mi>
              <mml:mi>i</mml:mi>
              <mml:mi>c</mml:mi>
              <mml:mi>i</mml:mi>
              <mml:mi>o</mml:mi>
              <mml:mi>u</mml:mi>
              <mml:mi>s</mml:mi>
              <mml:mi> </mml:mi>
            </mml:mrow>
          </mml:mtd>
        </mml:mtr>
        <mml:mtr>
          <mml:mtd>
            <mml:mrow>
              <mml:maligngroup/>
              <mml:mi>O</mml:mi>
              <mml:mi>t</mml:mi>
              <mml:mi>h</mml:mi>
              <mml:mi>e</mml:mi>
              <mml:mi>r</mml:mi>
              <mml:mi>w</mml:mi>
              <mml:mi>i</mml:mi>
              <mml:mi>s</mml:mi>
              <mml:mi>e</mml:mi>
              <mml:mo>→</mml:mo>
              <mml:mi> </mml:mi>
              <mml:mi>P</mml:mi>
              <mml:mi>h</mml:mi>
              <mml:mi>i</mml:mi>
              <mml:mi>s</mml:mi>
              <mml:mi>h</mml:mi>
              <mml:mi>i</mml:mi>
              <mml:mi>n</mml:mi>
              <mml:mi>g</mml:mi>
            </mml:mrow>
          </mml:mtd>
        </mml:mtr>
      </mml:mtable>
    </mml:mrow>
  </mml:mfenced>
</mml:math>
</file>

<file path=Object 14/content.xml><?xml version="1.0" encoding="utf-8"?>
<mml:math xmlns:mml="http://www.w3.org/1998/Math/MathML" xmlns:m="http://schemas.openxmlformats.org/officeDocument/2006/math">
  <mml:mfenced open="{" close="" separators="|">
    <mml:mrow>
      <mml:mtable>
        <mml:mtr>
          <mml:mtd>
            <mml:mrow>
              <mml:maligngroup/>
              <mml:mi>%</mml:mi>
              <mml:mi> </mml:mi>
              <mml:mi>o</mml:mi>
              <mml:mi>f</mml:mi>
              <mml:mi> </mml:mi>
              <mml:mi>L</mml:mi>
              <mml:mi>i</mml:mi>
              <mml:mi>n</mml:mi>
              <mml:mi>k</mml:mi>
              <mml:mi>s</mml:mi>
              <mml:mi> </mml:mi>
              <mml:mi>i</mml:mi>
              <mml:mi>n</mml:mi>
              <mml:mi> </mml:mi>
              <mml:mo>"</mml:mo>
              <mml:mo>&lt;</mml:mo>
              <mml:mi>M</mml:mi>
              <mml:mi>e</mml:mi>
              <mml:mi>t</mml:mi>
              <mml:mi>a</mml:mi>
              <mml:mo>&gt;</mml:mo>
              <mml:mo>"</mml:mo>
              <mml:mo>,</mml:mo>
              <mml:mi> </mml:mi>
              <mml:mo>"</mml:mo>
              <mml:mo>&lt;</mml:mo>
              <mml:mi>S</mml:mi>
              <mml:mi>c</mml:mi>
              <mml:mi>r</mml:mi>
              <mml:mi>i</mml:mi>
              <mml:mi>p</mml:mi>
              <mml:mi>t</mml:mi>
              <mml:mo>&gt;</mml:mo>
              <mml:mo>"</mml:mo>
              <mml:mi> </mml:mi>
              <mml:mi>a</mml:mi>
              <mml:mi>n</mml:mi>
              <mml:mi>d</mml:mi>
              <mml:mi> </mml:mi>
              <mml:mo>"</mml:mo>
              <mml:mo>&lt;</mml:mo>
              <mml:mtext>L</mml:mtext>
              <mml:mtext>i</mml:mtext>
              <mml:mtext>n</mml:mtext>
              <mml:mtext>k</mml:mtext>
              <mml:mtext>&gt;</mml:mtext>
              <mml:mtext>"</mml:mtext>
              <mml:mo>&lt;</mml:mo>
              <mml:mn>17</mml:mn>
              <mml:mi>%</mml:mi>
              <mml:mi> </mml:mi>
              <mml:mi> </mml:mi>
              <mml:mo>→</mml:mo>
              <mml:mi> </mml:mi>
              <mml:mi>L</mml:mi>
              <mml:mi>e</mml:mi>
              <mml:mi>g</mml:mi>
              <mml:mi>i</mml:mi>
              <mml:mi>t</mml:mi>
              <mml:mi>i</mml:mi>
              <mml:mi>m</mml:mi>
              <mml:mi>a</mml:mi>
              <mml:mi>t</mml:mi>
              <mml:mi>e</mml:mi>
            </mml:mrow>
          </mml:mtd>
        </mml:mtr>
        <mml:mtr>
          <mml:mtd>
            <mml:mrow>
              <mml:maligngroup/>
              <mml:mi>%</mml:mi>
              <mml:mi> </mml:mi>
              <mml:mi>o</mml:mi>
              <mml:mi>f</mml:mi>
              <mml:mi> </mml:mi>
              <mml:mi>L</mml:mi>
              <mml:mi>i</mml:mi>
              <mml:mi>n</mml:mi>
              <mml:mi>k</mml:mi>
              <mml:mi>s</mml:mi>
              <mml:mi> </mml:mi>
              <mml:mi>i</mml:mi>
              <mml:mi>n</mml:mi>
              <mml:mi> </mml:mi>
              <mml:mo>&lt;</mml:mo>
              <mml:mi>M</mml:mi>
              <mml:mi>e</mml:mi>
              <mml:mi>t</mml:mi>
              <mml:mi>a</mml:mi>
              <mml:mo>&gt;</mml:mo>
              <mml:mo>"</mml:mo>
              <mml:mo>,</mml:mo>
              <mml:mi> </mml:mi>
              <mml:mo>"</mml:mo>
              <mml:mo>&lt;</mml:mo>
              <mml:mi>S</mml:mi>
              <mml:mi>c</mml:mi>
              <mml:mi>r</mml:mi>
              <mml:mi>i</mml:mi>
              <mml:mi>p</mml:mi>
              <mml:mi>t</mml:mi>
              <mml:mo>&gt;</mml:mo>
              <mml:mo>"</mml:mo>
              <mml:mi> </mml:mi>
              <mml:mi>a</mml:mi>
              <mml:mi>n</mml:mi>
              <mml:mi>d</mml:mi>
              <mml:mi> </mml:mi>
              <mml:mo>"</mml:mo>
              <mml:mo>&lt;</mml:mo>
              <mml:mtext>L</mml:mtext>
              <mml:mtext>i</mml:mtext>
              <mml:mtext>n</mml:mtext>
              <mml:mtext>k</mml:mtext>
              <mml:mtext>&gt;</mml:mtext>
              <mml:mtext>"</mml:mtext>
              <mml:mi> </mml:mi>
              <mml:mo>≥</mml:mo>
              <mml:mn>17</mml:mn>
              <mml:mi>%</mml:mi>
              <mml:mi> </mml:mi>
              <mml:mi>A</mml:mi>
              <mml:mi>n</mml:mi>
              <mml:mi>d</mml:mi>
              <mml:mo>≤</mml:mo>
              <mml:mn>81</mml:mn>
              <mml:mi>%</mml:mi>
              <mml:mi> </mml:mi>
              <mml:mo>→</mml:mo>
              <mml:mi> </mml:mi>
              <mml:mi>S</mml:mi>
              <mml:mi>u</mml:mi>
              <mml:mi>s</mml:mi>
              <mml:mi>p</mml:mi>
              <mml:mi>i</mml:mi>
              <mml:mi>c</mml:mi>
              <mml:mi>i</mml:mi>
              <mml:mi>o</mml:mi>
              <mml:mi>u</mml:mi>
              <mml:mi>s</mml:mi>
              <mml:mi> </mml:mi>
            </mml:mrow>
          </mml:mtd>
        </mml:mtr>
        <mml:mtr>
          <mml:mtd>
            <mml:mrow>
              <mml:maligngroup/>
              <mml:mi>O</mml:mi>
              <mml:mi>t</mml:mi>
              <mml:mi>h</mml:mi>
              <mml:mi>e</mml:mi>
              <mml:mi>r</mml:mi>
              <mml:mi>w</mml:mi>
              <mml:mi>i</mml:mi>
              <mml:mi>s</mml:mi>
              <mml:mi>e</mml:mi>
              <mml:mo>→</mml:mo>
              <mml:mi> </mml:mi>
              <mml:mi>P</mml:mi>
              <mml:mi>h</mml:mi>
              <mml:mi>i</mml:mi>
              <mml:mi>s</mml:mi>
              <mml:mi>h</mml:mi>
              <mml:mi>i</mml:mi>
              <mml:mi>n</mml:mi>
              <mml:mi>g</mml:mi>
            </mml:mrow>
          </mml:mtd>
        </mml:mtr>
      </mml:mtable>
    </mml:mrow>
  </mml:mfenced>
</mml:math>
</file>

<file path=Object 15/content.xml><?xml version="1.0" encoding="utf-8"?>
<mml:math xmlns:mml="http://www.w3.org/1998/Math/MathML" xmlns:m="http://schemas.openxmlformats.org/officeDocument/2006/math">
  <mml:mfenced open="{" close="" separators="|">
    <mml:mrow>
      <mml:mtable>
        <mml:mtr>
          <mml:mtd>
            <mml:mrow>
              <mml:maligngroup/>
              <mml:mi>S</mml:mi>
              <mml:mi>F</mml:mi>
              <mml:mi>H</mml:mi>
              <mml:mi> </mml:mi>
              <mml:mi>i</mml:mi>
              <mml:mi>s</mml:mi>
              <mml:mi> </mml:mi>
              <mml:mo>"</mml:mo>
              <mml:mtext>a</mml:mtext>
              <mml:mtext>b</mml:mtext>
              <mml:mtext>o</mml:mtext>
              <mml:mtext>u</mml:mtext>
              <mml:mtext>t</mml:mtext>
              <mml:mtext>:</mml:mtext>
              <mml:mtext> </mml:mtext>
              <mml:mtext>b</mml:mtext>
              <mml:mtext>l</mml:mtext>
              <mml:mtext>a</mml:mtext>
              <mml:mtext>n</mml:mtext>
              <mml:mtext>k</mml:mtext>
              <mml:mtext>"</mml:mtext>
              <mml:mi> </mml:mi>
              <mml:mi>O</mml:mi>
              <mml:mi>r</mml:mi>
              <mml:mi> </mml:mi>
              <mml:mi>I</mml:mi>
              <mml:mi>s</mml:mi>
              <mml:mi> </mml:mi>
              <mml:mi>E</mml:mi>
              <mml:mi>m</mml:mi>
              <mml:mi>p</mml:mi>
              <mml:mi>t</mml:mi>
              <mml:mi>y</mml:mi>
              <mml:mi> </mml:mi>
              <mml:mo>→</mml:mo>
              <mml:mi> </mml:mi>
              <mml:mi>P</mml:mi>
              <mml:mi>h</mml:mi>
              <mml:mi>i</mml:mi>
              <mml:mi>s</mml:mi>
              <mml:mi>h</mml:mi>
              <mml:mi>i</mml:mi>
              <mml:mi>n</mml:mi>
              <mml:mi>g</mml:mi>
            </mml:mrow>
          </mml:mtd>
        </mml:mtr>
        <mml:mtr>
          <mml:mtd>
            <mml:mrow>
              <mml:maligngroup/>
              <mml:mi> </mml:mi>
              <mml:mi>S</mml:mi>
              <mml:mi>F</mml:mi>
              <mml:mi>H</mml:mi>
              <mml:mi> </mml:mi>
              <mml:mtext>R</mml:mtext>
              <mml:mtext>e</mml:mtext>
              <mml:mtext>f</mml:mtext>
              <mml:mtext>e</mml:mtext>
              <mml:mtext>r</mml:mtext>
              <mml:mtext>s</mml:mtext>
              <mml:mtext> </mml:mtext>
              <mml:mtext>T</mml:mtext>
              <mml:mtext>o</mml:mtext>
              <mml:mtext> </mml:mtext>
              <mml:mi>A</mml:mi>
              <mml:mi> </mml:mi>
              <mml:mi>D</mml:mi>
              <mml:mi>i</mml:mi>
              <mml:mi>f</mml:mi>
              <mml:mi>f</mml:mi>
              <mml:mi>e</mml:mi>
              <mml:mi>r</mml:mi>
              <mml:mi>e</mml:mi>
              <mml:mi>n</mml:mi>
              <mml:mi>t</mml:mi>
              <mml:mi> </mml:mi>
              <mml:mi>D</mml:mi>
              <mml:mi>o</mml:mi>
              <mml:mi>m</mml:mi>
              <mml:mi>a</mml:mi>
              <mml:mi>i</mml:mi>
              <mml:mi>n</mml:mi>
              <mml:mo>→</mml:mo>
              <mml:mi> </mml:mi>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i> </mml:mi>
              <mml:mi> </mml:mi>
              <mml:mo>→</mml:mo>
              <mml:mi> </mml:mi>
              <mml:mi>L</mml:mi>
              <mml:mi>e</mml:mi>
              <mml:mi>g</mml:mi>
              <mml:mi>i</mml:mi>
              <mml:mi>t</mml:mi>
              <mml:mi>i</mml:mi>
              <mml:mi>m</mml:mi>
              <mml:mi>a</mml:mi>
              <mml:mi>t</mml:mi>
              <mml:mi>e</mml:mi>
            </mml:mrow>
          </mml:mtd>
        </mml:mtr>
      </mml:mtable>
    </mml:mrow>
  </mml:mfenced>
</mml:math>
</file>

<file path=Object 16/content.xml><?xml version="1.0" encoding="utf-8"?>
<mml:math xmlns:mml="http://www.w3.org/1998/Math/MathML" xmlns:m="http://schemas.openxmlformats.org/officeDocument/2006/math">
  <mml:mfenced open="{" close="" separators="|">
    <mml:mrow>
      <mml:mtable>
        <mml:mtr>
          <mml:mtd>
            <mml:mrow>
              <mml:maligngroup/>
              <mml:mi>U</mml:mi>
              <mml:mi>s</mml:mi>
              <mml:mi>i</mml:mi>
              <mml:mi>n</mml:mi>
              <mml:mi>g</mml:mi>
              <mml:mi> </mml:mi>
              <mml:mo>"</mml:mo>
              <mml:mtext>m</mml:mtext>
              <mml:mtext>a</mml:mtext>
              <mml:mtext>i</mml:mtext>
              <mml:mtext>l</mml:mtext>
              <mml:mtext>(</mml:mtext>
              <mml:mtext>)</mml:mtext>
              <mml:mtext>"</mml:mtext>
              <mml:mtext> </mml:mtext>
              <mml:mtext>o</mml:mtext>
              <mml:mtext>r</mml:mtext>
              <mml:mtext> </mml:mtext>
              <mml:mtext>"</mml:mtext>
              <mml:mtext>m</mml:mtext>
              <mml:mtext>a</mml:mtext>
              <mml:mtext>i</mml:mtext>
              <mml:mtext>l</mml:mtext>
              <mml:mtext>t</mml:mtext>
              <mml:mtext>o</mml:mtext>
              <mml:mtext>:</mml:mtext>
              <mml:mtext>"</mml:mtext>
              <mml:mtext> </mml:mtext>
              <mml:mtext>F</mml:mtext>
              <mml:mtext>u</mml:mtext>
              <mml:mtext>n</mml:mtext>
              <mml:mtext>c</mml:mtext>
              <mml:mtext>t</mml:mtext>
              <mml:mtext>i</mml:mtext>
              <mml:mtext>o</mml:mtext>
              <mml:mtext>n</mml:mtext>
              <mml:mtext> </mml:mtext>
              <mml:mtext>t</mml:mtext>
              <mml:mtext>o</mml:mtext>
              <mml:mtext> </mml:mtext>
              <mml:mtext>S</mml:mtext>
              <mml:mtext>u</mml:mtext>
              <mml:mtext>b</mml:mtext>
              <mml:mtext>m</mml:mtext>
              <mml:mtext>i</mml:mtext>
              <mml:mtext>t</mml:mtext>
              <mml:mtext> </mml:mtext>
              <mml:mtext>U</mml:mtext>
              <mml:mtext>s</mml:mtext>
              <mml:mtext>e</mml:mtext>
              <mml:mtext>r</mml:mtext>
              <mml:mtext> </mml:mtext>
              <mml:mtext>I</mml:mtext>
              <mml:mtext>n</mml:mtext>
              <mml:mtext>f</mml:mtext>
              <mml:mtext>o</mml:mtext>
              <mml:mtext>r</mml:mtext>
              <mml:mtext>m</mml:mtext>
              <mml:mtext>a</mml:mtext>
              <mml:mtext>t</mml:mtext>
              <mml:mtext>i</mml:mtext>
              <mml:mtext>o</mml:mtext>
              <mml:mtext>n</mml:mtext>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i> </mml:mi>
              <mml:mi> </mml:mi>
              <mml:mo>→</mml:mo>
              <mml:mi> </mml:mi>
              <mml:mi>L</mml:mi>
              <mml:mi>e</mml:mi>
              <mml:mi>g</mml:mi>
              <mml:mi>i</mml:mi>
              <mml:mi>t</mml:mi>
              <mml:mi>i</mml:mi>
              <mml:mi>m</mml:mi>
              <mml:mi>a</mml:mi>
              <mml:mi>t</mml:mi>
              <mml:mi>e</mml:mi>
            </mml:mrow>
          </mml:mtd>
        </mml:mtr>
      </mml:mtable>
    </mml:mrow>
  </mml:mfenced>
</mml:math>
</file>

<file path=Object 17/content.xml><?xml version="1.0" encoding="utf-8"?>
<mml:math xmlns:mml="http://www.w3.org/1998/Math/MathML" xmlns:m="http://schemas.openxmlformats.org/officeDocument/2006/math">
  <mml:mfenced open="{" close="" separators="|">
    <mml:mrow>
      <mml:mtable>
        <mml:mtr>
          <mml:mtd>
            <mml:mrow>
              <mml:maligngroup/>
              <mml:mi>T</mml:mi>
              <mml:mi>h</mml:mi>
              <mml:mi>e</mml:mi>
              <mml:mi> </mml:mi>
              <mml:mi>H</mml:mi>
              <mml:mi>o</mml:mi>
              <mml:mi>s</mml:mi>
              <mml:mi>t</mml:mi>
              <mml:mi> </mml:mi>
              <mml:mi>N</mml:mi>
              <mml:mi>a</mml:mi>
              <mml:mi>m</mml:mi>
              <mml:mi>e</mml:mi>
              <mml:mi> </mml:mi>
              <mml:mi>I</mml:mi>
              <mml:mi>s</mml:mi>
              <mml:mi> </mml:mi>
              <mml:mi>N</mml:mi>
              <mml:mi>o</mml:mi>
              <mml:mi>t</mml:mi>
              <mml:mi> </mml:mi>
              <mml:mi>I</mml:mi>
              <mml:mi>n</mml:mi>
              <mml:mi>c</mml:mi>
              <mml:mi>l</mml:mi>
              <mml:mi>u</mml:mi>
              <mml:mi>d</mml:mi>
              <mml:mi>e</mml:mi>
              <mml:mi>d</mml:mi>
              <mml:mi> </mml:mi>
              <mml:mi>I</mml:mi>
              <mml:mi>n</mml:mi>
              <mml:mi> </mml:mi>
              <mml:mi>U</mml:mi>
              <mml:mi>R</mml:mi>
              <mml:mi>L</mml:mi>
              <mml:mi> </mml:mi>
              <mml:mo>→</mml:mo>
              <mml:mi> </mml:mi>
              <mml:mi>P</mml:mi>
              <mml:mi>h</mml:mi>
              <mml:mi>i</mml:mi>
              <mml:mi>s</mml:mi>
              <mml:mi>h</mml:mi>
              <mml:mi>i</mml:mi>
              <mml:mi>n</mml:mi>
              <mml:mi>g</mml:mi>
              <mml:mi> </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18/content.xml><?xml version="1.0" encoding="utf-8"?>
<mml:math xmlns:mml="http://www.w3.org/1998/Math/MathML" xmlns:m="http://schemas.openxmlformats.org/officeDocument/2006/math">
  <mml:mfenced open="{" close="" separators="|">
    <mml:mrow>
      <mml:mtable>
        <mml:mtr>
          <mml:mtd>
            <mml:mrow>
              <mml:maligngroup/>
              <mml:mo>#</mml:mo>
              <mml:mi>o</mml:mi>
              <mml:mi>f</mml:mi>
              <mml:mi>R</mml:mi>
              <mml:mi>e</mml:mi>
              <mml:mi>d</mml:mi>
              <mml:mi>i</mml:mi>
              <mml:mi>r</mml:mi>
              <mml:mi>e</mml:mi>
              <mml:mi>c</mml:mi>
              <mml:mi>t</mml:mi>
              <mml:mi> </mml:mi>
              <mml:mi>P</mml:mi>
              <mml:mi>a</mml:mi>
              <mml:mi>g</mml:mi>
              <mml:mi>e</mml:mi>
              <mml:mo>≤</mml:mo>
              <mml:mn>1</mml:mn>
              <mml:mi> </mml:mi>
              <mml:mo>→</mml:mo>
              <mml:mi> </mml:mi>
              <mml:mi>L</mml:mi>
              <mml:mi>e</mml:mi>
              <mml:mi>g</mml:mi>
              <mml:mi>i</mml:mi>
              <mml:mi>t</mml:mi>
              <mml:mi>i</mml:mi>
              <mml:mi>m</mml:mi>
              <mml:mi>a</mml:mi>
              <mml:mi>t</mml:mi>
              <mml:mi>e</mml:mi>
            </mml:mrow>
          </mml:mtd>
        </mml:mtr>
        <mml:mtr>
          <mml:mtd>
            <mml:mrow>
              <mml:maligngroup/>
              <mml:mo>#</mml:mo>
              <mml:mi>o</mml:mi>
              <mml:mi>f</mml:mi>
              <mml:mi> </mml:mi>
              <mml:mi>R</mml:mi>
              <mml:mi>e</mml:mi>
              <mml:mi>d</mml:mi>
              <mml:mi>i</mml:mi>
              <mml:mi>r</mml:mi>
              <mml:mi>e</mml:mi>
              <mml:mi>c</mml:mi>
              <mml:mi>t</mml:mi>
              <mml:mi> </mml:mi>
              <mml:mi>P</mml:mi>
              <mml:mi>a</mml:mi>
              <mml:mi>g</mml:mi>
              <mml:mi>e</mml:mi>
              <mml:mo>≥</mml:mo>
              <mml:mn>2</mml:mn>
              <mml:mi> </mml:mi>
              <mml:malignmark/>
              <mml:mi>A</mml:mi>
              <mml:mi>n</mml:mi>
              <mml:mi>d</mml:mi>
              <mml:mo>&lt;</mml:mo>
              <mml:mn>4</mml:mn>
              <mml:mo>→</mml:mo>
              <mml:mi> </mml:mi>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i> </mml:mi>
              <mml:mo>→</mml:mo>
              <mml:mi> </mml:mi>
              <mml:mi>P</mml:mi>
              <mml:mi>h</mml:mi>
              <mml:mi>i</mml:mi>
              <mml:mi>s</mml:mi>
              <mml:mi>h</mml:mi>
              <mml:mi>i</mml:mi>
              <mml:mi>n</mml:mi>
              <mml:mi>g</mml:mi>
            </mml:mrow>
          </mml:mtd>
        </mml:mtr>
      </mml:mtable>
    </mml:mrow>
  </mml:mfenced>
</mml:math>
</file>

<file path=Object 19/content.xml><?xml version="1.0" encoding="utf-8"?>
<mml:math xmlns:mml="http://www.w3.org/1998/Math/MathML" xmlns:m="http://schemas.openxmlformats.org/officeDocument/2006/math">
  <mml:mfenced open="{" close="" separators="|">
    <mml:mrow>
      <mml:mtable>
        <mml:mtr>
          <mml:mtd>
            <mml:mrow>
              <mml:maligngroup/>
              <mml:mi>o</mml:mi>
              <mml:mi>n</mml:mi>
              <mml:mi>M</mml:mi>
              <mml:mi>o</mml:mi>
              <mml:mi>u</mml:mi>
              <mml:mi>s</mml:mi>
              <mml:mi>e</mml:mi>
              <mml:mi>O</mml:mi>
              <mml:mi>v</mml:mi>
              <mml:mi>e</mml:mi>
              <mml:mi>r</mml:mi>
              <mml:mi> </mml:mi>
              <mml:mi>C</mml:mi>
              <mml:mi>h</mml:mi>
              <mml:mi>a</mml:mi>
              <mml:mi>n</mml:mi>
              <mml:mi>g</mml:mi>
              <mml:mi>e</mml:mi>
              <mml:mi>s</mml:mi>
              <mml:mi> </mml:mi>
              <mml:mi>S</mml:mi>
              <mml:mi>t</mml:mi>
              <mml:mi>a</mml:mi>
              <mml:mi>t</mml:mi>
              <mml:mi>u</mml:mi>
              <mml:mi>s</mml:mi>
              <mml:mi> </mml:mi>
              <mml:mi>B</mml:mi>
              <mml:mi>a</mml:mi>
              <mml:mi>r</mml:mi>
              <mml:mo>→</mml:mo>
              <mml:mi> </mml:mi>
              <mml:mi>P</mml:mi>
              <mml:mi>h</mml:mi>
              <mml:mi>i</mml:mi>
              <mml:mi>s</mml:mi>
              <mml:mi>h</mml:mi>
              <mml:mi>i</mml:mi>
              <mml:mi>n</mml:mi>
              <mml:mi>g</mml:mi>
            </mml:mrow>
          </mml:mtd>
        </mml:mtr>
        <mml:mtr>
          <mml:mtd>
            <mml:mrow>
              <mml:maligngroup/>
              <mml:mi>I</mml:mi>
              <mml:mi>t</mml:mi>
              <mml:mi> </mml:mi>
              <mml:mi>D</mml:mi>
              <mml:mi>o</mml:mi>
              <mml:mi>e</mml:mi>
              <mml:mi>s</mml:mi>
              <mml:mi>'</mml:mi>
              <mml:mi>t</mml:mi>
              <mml:mi> </mml:mi>
              <mml:mi>C</mml:mi>
              <mml:mi>h</mml:mi>
              <mml:mi>a</mml:mi>
              <mml:mi>n</mml:mi>
              <mml:mi>g</mml:mi>
              <mml:mi>e</mml:mi>
              <mml:mi> </mml:mi>
              <mml:mi>S</mml:mi>
              <mml:mi>t</mml:mi>
              <mml:mi>a</mml:mi>
              <mml:mi>t</mml:mi>
              <mml:mi>u</mml:mi>
              <mml:mi>s</mml:mi>
              <mml:mi> </mml:mi>
              <mml:mi>B</mml:mi>
              <mml:mi>a</mml:mi>
              <mml:mi>r</mml:mi>
              <mml:mo>→</mml:mo>
              <mml:mi>L</mml:mi>
              <mml:mi>e</mml:mi>
              <mml:mi>g</mml:mi>
              <mml:mi>i</mml:mi>
              <mml:mi>t</mml:mi>
              <mml:mi>i</mml:mi>
              <mml:mi>m</mml:mi>
              <mml:mi>a</mml:mi>
              <mml:mi>t</mml:mi>
              <mml:mi>e</mml:mi>
            </mml:mrow>
          </mml:mtd>
        </mml:mtr>
      </mml:mtable>
    </mml:mrow>
  </mml:mfenced>
</mml:math>
</file>

<file path=Object 2/content.xml><?xml version="1.0" encoding="utf-8"?>
<mml:math xmlns:mml="http://www.w3.org/1998/Math/MathML" xmlns:m="http://schemas.openxmlformats.org/officeDocument/2006/math">
  <mml:mfenced open="{" close="" separators="|">
    <mml:mrow>
      <mml:mtable>
        <mml:mtr>
          <mml:mtd>
            <mml:mrow>
              <mml:maligngroup/>
              <mml:mi>U</mml:mi>
              <mml:mi>R</mml:mi>
              <mml:mi>L</mml:mi>
              <mml:mi> </mml:mi>
              <mml:mi>l</mml:mi>
              <mml:mi>e</mml:mi>
              <mml:mi>n</mml:mi>
              <mml:mi>g</mml:mi>
              <mml:mi>t</mml:mi>
              <mml:mi>h</mml:mi>
              <mml:mo>&lt;</mml:mo>
              <mml:mn>54</mml:mn>
              <mml:mi> </mml:mi>
              <mml:mo>→</mml:mo>
              <mml:mi> </mml:mi>
              <mml:mi>f</mml:mi>
              <mml:mi>e</mml:mi>
              <mml:mi>a</mml:mi>
              <mml:mi>t</mml:mi>
              <mml:mi>u</mml:mi>
              <mml:mi>r</mml:mi>
              <mml:mi>e</mml:mi>
              <mml:mo>=</mml:mo>
              <mml:mi>L</mml:mi>
              <mml:mi>e</mml:mi>
              <mml:mi>g</mml:mi>
              <mml:mi>i</mml:mi>
              <mml:mi>t</mml:mi>
              <mml:mi>i</mml:mi>
              <mml:mi>m</mml:mi>
              <mml:mi>a</mml:mi>
              <mml:mi>t</mml:mi>
              <mml:mi>e</mml:mi>
            </mml:mrow>
          </mml:mtd>
        </mml:mtr>
        <mml:mtr>
          <mml:mtd>
            <mml:mrow>
              <mml:maligngroup/>
              <mml:mi> </mml:mi>
              <mml:mi>e</mml:mi>
              <mml:mi>l</mml:mi>
              <mml:mi>s</mml:mi>
              <mml:mi>e</mml:mi>
              <mml:mi> </mml:mi>
              <mml:mi>i</mml:mi>
              <mml:mi>f</mml:mi>
              <mml:mi> </mml:mi>
              <mml:mi>U</mml:mi>
              <mml:mi>R</mml:mi>
              <mml:mi>L</mml:mi>
              <mml:mi> </mml:mi>
              <mml:mi>l</mml:mi>
              <mml:mi>e</mml:mi>
              <mml:mi>n</mml:mi>
              <mml:mi>g</mml:mi>
              <mml:mi>t</mml:mi>
              <mml:mi>h</mml:mi>
              <mml:mo>≥</mml:mo>
              <mml:mn>54</mml:mn>
              <mml:mi> </mml:mi>
              <mml:mi>a</mml:mi>
              <mml:mi>n</mml:mi>
              <mml:mi>d</mml:mi>
              <mml:mi> </mml:mi>
              <mml:mo>≤</mml:mo>
              <mml:mn>75</mml:mn>
              <mml:mi> </mml:mi>
              <mml:mo>→</mml:mo>
              <mml:mi> </mml:mi>
              <mml:mi>f</mml:mi>
              <mml:mi>e</mml:mi>
              <mml:mi>a</mml:mi>
              <mml:mi>t</mml:mi>
              <mml:mi>u</mml:mi>
              <mml:mi>r</mml:mi>
              <mml:mi>e</mml:mi>
              <mml:mo>=</mml:mo>
              <mml:mi>S</mml:mi>
              <mml:mi>u</mml:mi>
              <mml:mi>s</mml:mi>
              <mml:mi>p</mml:mi>
              <mml:mi>i</mml:mi>
              <mml:mi>c</mml:mi>
              <mml:mi>i</mml:mi>
              <mml:mi>o</mml:mi>
              <mml:mi>u</mml:mi>
              <mml:mi>s</mml:mi>
              <mml:mi> </mml:mi>
            </mml:mrow>
          </mml:mtd>
        </mml:mtr>
        <mml:mtr>
          <mml:mtd>
            <mml:mrow>
              <mml:maligngroup/>
              <mml:mi>o</mml:mi>
              <mml:mi>t</mml:mi>
              <mml:mi>h</mml:mi>
              <mml:mi>e</mml:mi>
              <mml:mi>r</mml:mi>
              <mml:mi>w</mml:mi>
              <mml:mi>i</mml:mi>
              <mml:mi>s</mml:mi>
              <mml:mi>e</mml:mi>
              <mml:mo>→</mml:mo>
              <mml:mi> </mml:mi>
              <mml:mi>f</mml:mi>
              <mml:mi>e</mml:mi>
              <mml:mi>a</mml:mi>
              <mml:mi>t</mml:mi>
              <mml:mi>u</mml:mi>
              <mml:mi>r</mml:mi>
              <mml:mi>e</mml:mi>
              <mml:mo>=</mml:mo>
              <mml:mi>P</mml:mi>
              <mml:mi>h</mml:mi>
              <mml:mi>i</mml:mi>
              <mml:mi>s</mml:mi>
              <mml:mi>h</mml:mi>
              <mml:mi>i</mml:mi>
              <mml:mi>n</mml:mi>
              <mml:mi>g</mml:mi>
            </mml:mrow>
          </mml:mtd>
        </mml:mtr>
      </mml:mtable>
    </mml:mrow>
  </mml:mfenced>
</mml:math>
</file>

<file path=Object 20/content.xml><?xml version="1.0" encoding="utf-8"?>
<mml:math xmlns:mml="http://www.w3.org/1998/Math/MathML" xmlns:m="http://schemas.openxmlformats.org/officeDocument/2006/math">
  <mml:mfenced open="{" close="" separators="|">
    <mml:mrow>
      <mml:mtable>
        <mml:mtr>
          <mml:mtd>
            <mml:mrow>
              <mml:maligngroup/>
              <mml:mi>R</mml:mi>
              <mml:mi>i</mml:mi>
              <mml:mi>g</mml:mi>
              <mml:mi>h</mml:mi>
              <mml:mi>t</mml:mi>
              <mml:mi> </mml:mi>
              <mml:mi>C</mml:mi>
              <mml:mi>l</mml:mi>
              <mml:mi>i</mml:mi>
              <mml:mi>c</mml:mi>
              <mml:mi>k</mml:mi>
              <mml:mi> </mml:mi>
              <mml:mi>D</mml:mi>
              <mml:mi>i</mml:mi>
              <mml:mi>s</mml:mi>
              <mml:mi>a</mml:mi>
              <mml:mi>b</mml:mi>
              <mml:mi>l</mml:mi>
              <mml:mi>e</mml:mi>
              <mml:mi>d</mml:mi>
              <mml:mi> </mml:mi>
              <mml:mo>→</mml:mo>
              <mml:mi> </mml:mi>
              <mml:mi>P</mml:mi>
              <mml:mi>h</mml:mi>
              <mml:mi>i</mml:mi>
              <mml:mi>s</mml:mi>
              <mml:mi>h</mml:mi>
              <mml:mi>i</mml:mi>
              <mml:mi>n</mml:mi>
              <mml:mi>g</mml:mi>
              <mml:mi> </mml:mi>
            </mml:mrow>
          </mml:mtd>
        </mml:mtr>
        <mml:mtr>
          <mml:mtd>
            <mml:mrow>
              <mml:maligngroup/>
              <mml:mi>O</mml:mi>
              <mml:mi>t</mml:mi>
              <mml:mi>h</mml:mi>
              <mml:mi>e</mml:mi>
              <mml:mi>r</mml:mi>
              <mml:mi>w</mml:mi>
              <mml:mi>i</mml:mi>
              <mml:mi>s</mml:mi>
              <mml:mi>e</mml:mi>
              <mml:mo>→</mml:mo>
              <mml:mi>L</mml:mi>
              <mml:mi>e</mml:mi>
              <mml:mi>g</mml:mi>
              <mml:mi>i</mml:mi>
              <mml:mi>t</mml:mi>
              <mml:mi>i</mml:mi>
              <mml:mi>m</mml:mi>
              <mml:mi>a</mml:mi>
              <mml:mi>t</mml:mi>
              <mml:mi>e</mml:mi>
            </mml:mrow>
          </mml:mtd>
        </mml:mtr>
      </mml:mtable>
    </mml:mrow>
  </mml:mfenced>
</mml:math>
</file>

<file path=Object 21/content.xml><?xml version="1.0" encoding="utf-8"?>
<mml:math xmlns:mml="http://www.w3.org/1998/Math/MathML" xmlns:m="http://schemas.openxmlformats.org/officeDocument/2006/math">
  <mml:mfenced open="{" close="" separators="|">
    <mml:mrow>
      <mml:mtable>
        <mml:mtr>
          <mml:mtd>
            <mml:mrow>
              <mml:maligngroup/>
              <mml:mi>P</mml:mi>
              <mml:mi>o</mml:mi>
              <mml:mi>p</mml:mi>
              <mml:mi>o</mml:mi>
              <mml:mi>u</mml:mi>
              <mml:mi>p</mml:mi>
              <mml:mi> </mml:mi>
              <mml:mi>W</mml:mi>
              <mml:mi>i</mml:mi>
              <mml:mi>n</mml:mi>
              <mml:mi>d</mml:mi>
              <mml:mi>o</mml:mi>
              <mml:mi>w</mml:mi>
              <mml:mi> </mml:mi>
              <mml:mi>C</mml:mi>
              <mml:mi>o</mml:mi>
              <mml:mi>n</mml:mi>
              <mml:mi>t</mml:mi>
              <mml:mi>a</mml:mi>
              <mml:mi>i</mml:mi>
              <mml:mi>n</mml:mi>
              <mml:mi>s</mml:mi>
              <mml:mi> </mml:mi>
              <mml:mi>T</mml:mi>
              <mml:mi>e</mml:mi>
              <mml:mi>x</mml:mi>
              <mml:mi>t</mml:mi>
              <mml:mi> </mml:mi>
              <mml:mi>F</mml:mi>
              <mml:mi>i</mml:mi>
              <mml:mi>e</mml:mi>
              <mml:mi>l</mml:mi>
              <mml:mi>d</mml:mi>
              <mml:mi>s</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i> </mml:mi>
              <mml:mo>→</mml:mo>
              <mml:mi> </mml:mi>
              <mml:mi>L</mml:mi>
              <mml:mi>e</mml:mi>
              <mml:mi>g</mml:mi>
              <mml:mi>i</mml:mi>
              <mml:mi>t</mml:mi>
              <mml:mi>i</mml:mi>
              <mml:mi>m</mml:mi>
              <mml:mi>a</mml:mi>
              <mml:mi>t</mml:mi>
              <mml:mi>e</mml:mi>
            </mml:mrow>
          </mml:mtd>
        </mml:mtr>
      </mml:mtable>
    </mml:mrow>
  </mml:mfenced>
</mml:math>
</file>

<file path=Object 22/content.xml><?xml version="1.0" encoding="utf-8"?>
<mml:math xmlns:mml="http://www.w3.org/1998/Math/MathML" xmlns:m="http://schemas.openxmlformats.org/officeDocument/2006/math">
  <mml:mfenced open="{" close="" separators="|">
    <mml:mrow>
      <mml:mtable>
        <mml:mtr>
          <mml:mtd>
            <mml:mrow>
              <mml:maligngroup/>
              <mml:mi>U</mml:mi>
              <mml:mi>s</mml:mi>
              <mml:mi>i</mml:mi>
              <mml:mi>n</mml:mi>
              <mml:mi>g</mml:mi>
              <mml:mi> </mml:mi>
              <mml:mi>i</mml:mi>
              <mml:mi>f</mml:mi>
              <mml:mi>r</mml:mi>
              <mml:mi>a</mml:mi>
              <mml:mi>m</mml:mi>
              <mml:mi>e</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i> </mml:mi>
              <mml:mo>→</mml:mo>
              <mml:mi> </mml:mi>
              <mml:mi>L</mml:mi>
              <mml:mi>e</mml:mi>
              <mml:mi>g</mml:mi>
              <mml:mi>i</mml:mi>
              <mml:mi>t</mml:mi>
              <mml:mi>i</mml:mi>
              <mml:mi>m</mml:mi>
              <mml:mi>a</mml:mi>
              <mml:mi>t</mml:mi>
              <mml:mi>e</mml:mi>
            </mml:mrow>
          </mml:mtd>
        </mml:mtr>
      </mml:mtable>
    </mml:mrow>
  </mml:mfenced>
</mml:math>
</file>

<file path=Object 23/content.xml><?xml version="1.0" encoding="utf-8"?>
<mml:math xmlns:mml="http://www.w3.org/1998/Math/MathML" xmlns:m="http://schemas.openxmlformats.org/officeDocument/2006/math">
  <mml:mfenced open="{" close="" separators="|">
    <mml:mrow>
      <mml:mtable>
        <mml:mtr>
          <mml:mtd>
            <mml:mrow>
              <mml:maligngroup/>
              <mml:mi>A</mml:mi>
              <mml:mi>g</mml:mi>
              <mml:mi>e</mml:mi>
              <mml:mi> </mml:mi>
              <mml:mi>O</mml:mi>
              <mml:mi>f</mml:mi>
              <mml:mi> </mml:mi>
              <mml:mi>D</mml:mi>
              <mml:mi>o</mml:mi>
              <mml:mi>m</mml:mi>
              <mml:mi>a</mml:mi>
              <mml:mi>i</mml:mi>
              <mml:mi>n</mml:mi>
              <mml:mo>≥</mml:mo>
              <mml:mn>6</mml:mn>
              <mml:mi> </mml:mi>
              <mml:mi>m</mml:mi>
              <mml:mi>o</mml:mi>
              <mml:mi>n</mml:mi>
              <mml:mi>t</mml:mi>
              <mml:mi>h</mml:mi>
              <mml:mi>s</mml:mi>
              <mml:mi> </mml:mi>
              <mml:mo>→</mml:mo>
              <mml:mi> </mml:mi>
              <mml:mi>L</mml:mi>
              <mml:mi>e</mml:mi>
              <mml:mi>g</mml:mi>
              <mml:mi>i</mml:mi>
              <mml:mi>t</mml:mi>
              <mml:mi>i</mml:mi>
              <mml:mi>m</mml:mi>
              <mml:mi>a</mml:mi>
              <mml:mi>t</mml:mi>
              <mml:mi>e</mml:mi>
            </mml:mrow>
          </mml:mtd>
        </mml:mtr>
        <mml:mtr>
          <mml:mtd>
            <mml:mrow>
              <mml:maligngroup/>
              <mml:mi>O</mml:mi>
              <mml:mi>t</mml:mi>
              <mml:mi>h</mml:mi>
              <mml:mi>e</mml:mi>
              <mml:mi>r</mml:mi>
              <mml:mi>w</mml:mi>
              <mml:mi>i</mml:mi>
              <mml:mi>s</mml:mi>
              <mml:mi>e</mml:mi>
              <mml:mi> </mml:mi>
              <mml:mo>→</mml:mo>
              <mml:mi> </mml:mi>
              <mml:mi>P</mml:mi>
              <mml:mi>h</mml:mi>
              <mml:mi>i</mml:mi>
              <mml:mi>s</mml:mi>
              <mml:mi>h</mml:mi>
              <mml:mi>i</mml:mi>
              <mml:mi>n</mml:mi>
              <mml:mi>g</mml:mi>
            </mml:mrow>
          </mml:mtd>
        </mml:mtr>
      </mml:mtable>
    </mml:mrow>
  </mml:mfenced>
</mml:math>
</file>

<file path=Object 24/content.xml><?xml version="1.0" encoding="utf-8"?>
<mml:math xmlns:mml="http://www.w3.org/1998/Math/MathML" xmlns:m="http://schemas.openxmlformats.org/officeDocument/2006/math">
  <mml:mfenced open="{" close="" separators="|">
    <mml:mrow>
      <mml:mtable>
        <mml:mtr>
          <mml:mtd>
            <mml:mrow>
              <mml:maligngroup/>
              <mml:mi>n</mml:mi>
              <mml:mi>o</mml:mi>
              <mml:mi> </mml:mi>
              <mml:mi>D</mml:mi>
              <mml:mi>N</mml:mi>
              <mml:mi>S</mml:mi>
              <mml:mi> </mml:mi>
              <mml:mi>R</mml:mi>
              <mml:mi>e</mml:mi>
              <mml:mi>c</mml:mi>
              <mml:mi>o</mml:mi>
              <mml:mi>r</mml:mi>
              <mml:mi>d</mml:mi>
              <mml:mi> </mml:mi>
              <mml:mi>F</mml:mi>
              <mml:mi>o</mml:mi>
              <mml:mi>r</mml:mi>
              <mml:mi> </mml:mi>
              <mml:mi>T</mml:mi>
              <mml:mi>h</mml:mi>
              <mml:mi>e</mml:mi>
              <mml:mi> </mml:mi>
              <mml:mi>D</mml:mi>
              <mml:mi>o</mml:mi>
              <mml:mi>m</mml:mi>
              <mml:mi>a</mml:mi>
              <mml:mi>i</mml:mi>
              <mml:mi>n</mml:mi>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25/content.xml><?xml version="1.0" encoding="utf-8"?>
<mml:math xmlns:mml="http://www.w3.org/1998/Math/MathML" xmlns:m="http://schemas.openxmlformats.org/officeDocument/2006/math">
  <mml:mfenced open="{" close="" separators="|">
    <mml:mrow>
      <mml:mtable>
        <mml:mtr>
          <mml:mtd>
            <mml:mrow>
              <mml:maligngroup/>
              <mml:mi>W</mml:mi>
              <mml:mi>e</mml:mi>
              <mml:mi>b</mml:mi>
              <mml:mi>s</mml:mi>
              <mml:mi>i</mml:mi>
              <mml:mi>t</mml:mi>
              <mml:mi>e</mml:mi>
              <mml:mi> </mml:mi>
              <mml:mi>R</mml:mi>
              <mml:mi>a</mml:mi>
              <mml:mi>n</mml:mi>
              <mml:mi>k</mml:mi>
              <mml:mo>&lt;</mml:mo>
              <mml:mn>100,000</mml:mn>
              <mml:mi> </mml:mi>
              <mml:mo>→</mml:mo>
              <mml:mi> </mml:mi>
              <mml:mi>L</mml:mi>
              <mml:mi>e</mml:mi>
              <mml:mi>g</mml:mi>
              <mml:mi>i</mml:mi>
              <mml:mi>t</mml:mi>
              <mml:mi>i</mml:mi>
              <mml:mi>m</mml:mi>
              <mml:mi>a</mml:mi>
              <mml:mi>t</mml:mi>
              <mml:mi>e</mml:mi>
            </mml:mrow>
          </mml:mtd>
        </mml:mtr>
        <mml:mtr>
          <mml:mtd>
            <mml:mrow>
              <mml:maligngroup/>
              <mml:mi>W</mml:mi>
              <mml:mi>e</mml:mi>
              <mml:mi>b</mml:mi>
              <mml:mi>s</mml:mi>
              <mml:mi>i</mml:mi>
              <mml:mi>t</mml:mi>
              <mml:mi>e</mml:mi>
              <mml:mi> </mml:mi>
              <mml:mi>R</mml:mi>
              <mml:mi>a</mml:mi>
              <mml:mi>n</mml:mi>
              <mml:mi>k</mml:mi>
              <mml:mo>&gt;</mml:mo>
              <mml:mn>100,000</mml:mn>
              <mml:mi> </mml:mi>
              <mml:mo>→</mml:mo>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i> </mml:mi>
              <mml:mo>→</mml:mo>
              <mml:mi> </mml:mi>
              <mml:mi>P</mml:mi>
              <mml:mi>h</mml:mi>
              <mml:mi>i</mml:mi>
              <mml:mi>s</mml:mi>
              <mml:mi>h</mml:mi>
            </mml:mrow>
          </mml:mtd>
        </mml:mtr>
      </mml:mtable>
    </mml:mrow>
  </mml:mfenced>
</mml:math>
</file>

<file path=Object 26/content.xml><?xml version="1.0" encoding="utf-8"?>
<mml:math xmlns:mml="http://www.w3.org/1998/Math/MathML" xmlns:m="http://schemas.openxmlformats.org/officeDocument/2006/math">
  <mml:mfenced open="{" close="" separators="|">
    <mml:mrow>
      <mml:mtable>
        <mml:mtr>
          <mml:mtd>
            <mml:mrow>
              <mml:maligngroup/>
              <mml:mi>P</mml:mi>
              <mml:mi>a</mml:mi>
              <mml:mi>g</mml:mi>
              <mml:mi>e</mml:mi>
              <mml:mi>R</mml:mi>
              <mml:mi>a</mml:mi>
              <mml:mi>n</mml:mi>
              <mml:mi>k</mml:mi>
              <mml:mo>&lt;</mml:mo>
              <mml:mn>0.2</mml:mn>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i> </mml:mi>
              <mml:mo>→</mml:mo>
              <mml:mi> </mml:mi>
              <mml:mi>L</mml:mi>
              <mml:mi>e</mml:mi>
              <mml:mi>g</mml:mi>
              <mml:mi>i</mml:mi>
              <mml:mi>t</mml:mi>
              <mml:mi>i</mml:mi>
              <mml:mi>m</mml:mi>
              <mml:mi>a</mml:mi>
              <mml:mi>t</mml:mi>
              <mml:mi>e</mml:mi>
            </mml:mrow>
          </mml:mtd>
        </mml:mtr>
      </mml:mtable>
    </mml:mrow>
  </mml:mfenced>
</mml:math>
</file>

<file path=Object 27/content.xml><?xml version="1.0" encoding="utf-8"?>
<mml:math xmlns:mml="http://www.w3.org/1998/Math/MathML" xmlns:m="http://schemas.openxmlformats.org/officeDocument/2006/math">
  <mml:mfenced open="{" close="" separators="|">
    <mml:mrow>
      <mml:mtable>
        <mml:mtr>
          <mml:mtd>
            <mml:mrow>
              <mml:maligngroup/>
              <mml:mi>W</mml:mi>
              <mml:mi>e</mml:mi>
              <mml:mi>b</mml:mi>
              <mml:mi>p</mml:mi>
              <mml:mi>a</mml:mi>
              <mml:mi>g</mml:mi>
              <mml:mi>e</mml:mi>
              <mml:mi> </mml:mi>
              <mml:mi>I</mml:mi>
              <mml:mi>n</mml:mi>
              <mml:mi>d</mml:mi>
              <mml:mi>e</mml:mi>
              <mml:mi>x</mml:mi>
              <mml:mi>e</mml:mi>
              <mml:mi>d</mml:mi>
              <mml:mi> </mml:mi>
              <mml:mi>b</mml:mi>
              <mml:mi>y</mml:mi>
              <mml:mi> </mml:mi>
              <mml:mi>G</mml:mi>
              <mml:mi>o</mml:mi>
              <mml:mi>o</mml:mi>
              <mml:mi>g</mml:mi>
              <mml:mi>l</mml:mi>
              <mml:mi>e</mml:mi>
              <mml:mi> </mml:mi>
              <mml:mo>→</mml:mo>
              <mml:mi> </mml:mi>
              <mml:mi>L</mml:mi>
              <mml:mi>e</mml:mi>
              <mml:mi>g</mml:mi>
              <mml:mi>i</mml:mi>
              <mml:mi>t</mml:mi>
              <mml:mi>i</mml:mi>
              <mml:mi>m</mml:mi>
              <mml:mi>a</mml:mi>
              <mml:mi>t</mml:mi>
              <mml:mi>e</mml:mi>
            </mml:mrow>
          </mml:mtd>
        </mml:mtr>
        <mml:mtr>
          <mml:mtd>
            <mml:mrow>
              <mml:maligngroup/>
              <mml:mi>O</mml:mi>
              <mml:mi>t</mml:mi>
              <mml:mi>h</mml:mi>
              <mml:mi>e</mml:mi>
              <mml:mi>r</mml:mi>
              <mml:mi>w</mml:mi>
              <mml:mi>i</mml:mi>
              <mml:mi>s</mml:mi>
              <mml:mi>e</mml:mi>
              <mml:mi> </mml:mi>
              <mml:mo>→</mml:mo>
              <mml:mi> </mml:mi>
              <mml:mi>P</mml:mi>
              <mml:mi>h</mml:mi>
              <mml:mi>i</mml:mi>
              <mml:mi>s</mml:mi>
              <mml:mi>h</mml:mi>
              <mml:mi>i</mml:mi>
              <mml:mi>n</mml:mi>
              <mml:mi>g</mml:mi>
            </mml:mrow>
          </mml:mtd>
        </mml:mtr>
      </mml:mtable>
    </mml:mrow>
  </mml:mfenced>
</mml:math>
</file>

<file path=Object 28/content.xml><?xml version="1.0" encoding="utf-8"?>
<mml:math xmlns:mml="http://www.w3.org/1998/Math/MathML" xmlns:m="http://schemas.openxmlformats.org/officeDocument/2006/math">
  <mml:mfenced open="{" close="" separators="|">
    <mml:mrow>
      <mml:mtable>
        <mml:mtr>
          <mml:mtd>
            <mml:mrow>
              <mml:maligngroup/>
              <mml:mo>#</mml:mo>
              <mml:mi>O</mml:mi>
              <mml:mi>f</mml:mi>
              <mml:mi> </mml:mi>
              <mml:mi>L</mml:mi>
              <mml:mi>i</mml:mi>
              <mml:mi>n</mml:mi>
              <mml:mi>k</mml:mi>
              <mml:mi> </mml:mi>
              <mml:mi>P</mml:mi>
              <mml:mi>o</mml:mi>
              <mml:mi>i</mml:mi>
              <mml:mi>n</mml:mi>
              <mml:mi>t</mml:mi>
              <mml:mi>i</mml:mi>
              <mml:mi>n</mml:mi>
              <mml:mi>g</mml:mi>
              <mml:mi> </mml:mi>
              <mml:mi>t</mml:mi>
              <mml:mi>o</mml:mi>
              <mml:mi> </mml:mi>
              <mml:mi>T</mml:mi>
              <mml:mi>h</mml:mi>
              <mml:mi>e</mml:mi>
              <mml:mi> </mml:mi>
              <mml:mi>W</mml:mi>
              <mml:mi>e</mml:mi>
              <mml:mi>b</mml:mi>
              <mml:mi>p</mml:mi>
              <mml:mi>a</mml:mi>
              <mml:mi>g</mml:mi>
              <mml:mi>e</mml:mi>
              <mml:mo>=</mml:mo>
              <mml:mn>0</mml:mn>
              <mml:mi> </mml:mi>
              <mml:mo>→</mml:mo>
              <mml:mi> </mml:mi>
              <mml:mi>P</mml:mi>
              <mml:mi>h</mml:mi>
              <mml:mi>i</mml:mi>
              <mml:mi>s</mml:mi>
              <mml:mi>h</mml:mi>
              <mml:mi>i</mml:mi>
              <mml:mi>n</mml:mi>
              <mml:mi>g</mml:mi>
            </mml:mrow>
          </mml:mtd>
        </mml:mtr>
        <mml:mtr>
          <mml:mtd>
            <mml:mrow>
              <mml:maligngroup/>
              <mml:mo>#</mml:mo>
              <mml:mi>O</mml:mi>
              <mml:mi>f</mml:mi>
              <mml:mi> </mml:mi>
              <mml:mi>L</mml:mi>
              <mml:mi>i</mml:mi>
              <mml:mi>n</mml:mi>
              <mml:mi>k</mml:mi>
              <mml:mi> </mml:mi>
              <mml:mi>P</mml:mi>
              <mml:mi>o</mml:mi>
              <mml:mi>i</mml:mi>
              <mml:mi>n</mml:mi>
              <mml:mi>t</mml:mi>
              <mml:mi>i</mml:mi>
              <mml:mi>n</mml:mi>
              <mml:mi>g</mml:mi>
              <mml:mi> </mml:mi>
              <mml:mi>t</mml:mi>
              <mml:mi>o</mml:mi>
              <mml:mi> </mml:mi>
              <mml:mi>T</mml:mi>
              <mml:mi>h</mml:mi>
              <mml:mi>e</mml:mi>
              <mml:mi> </mml:mi>
              <mml:mi>W</mml:mi>
              <mml:mi>e</mml:mi>
              <mml:mi>b</mml:mi>
              <mml:mi>p</mml:mi>
              <mml:mi>a</mml:mi>
              <mml:mi>g</mml:mi>
              <mml:mi>e</mml:mi>
              <mml:mo>&gt;</mml:mo>
              <mml:mn>0</mml:mn>
              <mml:mi> </mml:mi>
              <mml:mi>a</mml:mi>
              <mml:mi>n</mml:mi>
              <mml:mi>d</mml:mi>
              <mml:mo>≤</mml:mo>
              <mml:mn>2</mml:mn>
              <mml:mo>→</mml:mo>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i> </mml:mi>
              <mml:mo>→</mml:mo>
              <mml:mi> </mml:mi>
              <mml:mi>L</mml:mi>
              <mml:mi>e</mml:mi>
              <mml:mi>g</mml:mi>
              <mml:mi>i</mml:mi>
              <mml:mi>t</mml:mi>
              <mml:mi>i</mml:mi>
              <mml:mi>m</mml:mi>
              <mml:mi>a</mml:mi>
              <mml:mi>t</mml:mi>
              <mml:mi>e</mml:mi>
            </mml:mrow>
          </mml:mtd>
        </mml:mtr>
      </mml:mtable>
    </mml:mrow>
  </mml:mfenced>
</mml:math>
</file>

<file path=Object 29/content.xml><?xml version="1.0" encoding="utf-8"?>
<mml:math xmlns:mml="http://www.w3.org/1998/Math/MathML" xmlns:m="http://schemas.openxmlformats.org/officeDocument/2006/math">
  <mml:mfenced open="{" close="" separators="|">
    <mml:mrow>
      <mml:mtable>
        <mml:mtr>
          <mml:mtd>
            <mml:mrow>
              <mml:maligngroup/>
              <mml:mi>H</mml:mi>
              <mml:mi>o</mml:mi>
              <mml:mi>s</mml:mi>
              <mml:mi>t</mml:mi>
              <mml:mi> </mml:mi>
              <mml:mi>B</mml:mi>
              <mml:mi>e</mml:mi>
              <mml:mi>l</mml:mi>
              <mml:mi>o</mml:mi>
              <mml:mi>n</mml:mi>
              <mml:mi>g</mml:mi>
              <mml:mi>s</mml:mi>
              <mml:mi> </mml:mi>
              <mml:mi>t</mml:mi>
              <mml:mi>o</mml:mi>
              <mml:mi> </mml:mi>
              <mml:mi>T</mml:mi>
              <mml:mi>o</mml:mi>
              <mml:mi>p</mml:mi>
              <mml:mi> </mml:mi>
              <mml:mi>P</mml:mi>
              <mml:mi>h</mml:mi>
              <mml:mi>i</mml:mi>
              <mml:mi>s</mml:mi>
              <mml:mi>h</mml:mi>
              <mml:mi>i</mml:mi>
              <mml:mi>n</mml:mi>
              <mml:mi>g</mml:mi>
              <mml:mi> </mml:mi>
              <mml:mi>I</mml:mi>
              <mml:mi>P</mml:mi>
              <mml:mi>s</mml:mi>
              <mml:mi> </mml:mi>
              <mml:mi>o</mml:mi>
              <mml:mi>r</mml:mi>
              <mml:mi> </mml:mi>
              <mml:mi>T</mml:mi>
              <mml:mi>o</mml:mi>
              <mml:mi>p</mml:mi>
              <mml:mi> </mml:mi>
              <mml:mi>P</mml:mi>
              <mml:mi>h</mml:mi>
              <mml:mi>i</mml:mi>
              <mml:mi>s</mml:mi>
              <mml:mi>h</mml:mi>
              <mml:mi>i</mml:mi>
              <mml:mi>n</mml:mi>
              <mml:mi>g</mml:mi>
              <mml:mi> </mml:mi>
              <mml:mi>D</mml:mi>
              <mml:mi>o</mml:mi>
              <mml:mi>m</mml:mi>
              <mml:mi>a</mml:mi>
              <mml:mi>i</mml:mi>
              <mml:mi>n</mml:mi>
              <mml:mi>s</mml:mi>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i> </mml:mi>
              <mml:mo>→</mml:mo>
              <mml:mi> </mml:mi>
              <mml:mi>L</mml:mi>
              <mml:mi>e</mml:mi>
              <mml:mi>g</mml:mi>
              <mml:mi>i</mml:mi>
              <mml:mi>t</mml:mi>
              <mml:mi>i</mml:mi>
              <mml:mi>m</mml:mi>
              <mml:mi>a</mml:mi>
              <mml:mi>t</mml:mi>
              <mml:mi>e</mml:mi>
            </mml:mrow>
          </mml:mtd>
        </mml:mtr>
      </mml:mtable>
    </mml:mrow>
  </mml:mfenced>
</mml:math>
</file>

<file path=Object 3/content.xml><?xml version="1.0" encoding="utf-8"?>
<mml:math xmlns:mml="http://www.w3.org/1998/Math/MathML" xmlns:m="http://schemas.openxmlformats.org/officeDocument/2006/math">
  <mml:mfenced open="{" close="" separators="|">
    <mml:mrow>
      <mml:mtable>
        <mml:mtr>
          <mml:mtd>
            <mml:mrow>
              <mml:maligngroup/>
              <mml:mi>T</mml:mi>
              <mml:mi>i</mml:mi>
              <mml:mi>n</mml:mi>
              <mml:mi>y</mml:mi>
              <mml:mi>U</mml:mi>
              <mml:mi>R</mml:mi>
              <mml:mi>L</mml:mi>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4/content.xml><?xml version="1.0" encoding="utf-8"?>
<mml:math xmlns:mml="http://www.w3.org/1998/Math/MathML" xmlns:m="http://schemas.openxmlformats.org/officeDocument/2006/math">
  <mml:mfenced open="{" close="" separators="|">
    <mml:mrow>
      <mml:mtable>
        <mml:mtr>
          <mml:mtd>
            <mml:mrow>
              <mml:maligngroup/>
              <mml:mi>U</mml:mi>
              <mml:mi>r</mml:mi>
              <mml:mi>l</mml:mi>
              <mml:mi> </mml:mi>
              <mml:mi>H</mml:mi>
              <mml:mi>a</mml:mi>
              <mml:mi>v</mml:mi>
              <mml:mi>i</mml:mi>
              <mml:mi>n</mml:mi>
              <mml:mi>g</mml:mi>
              <mml:mi> </mml:mi>
              <mml:mo>@</mml:mo>
              <mml:mi> </mml:mi>
              <mml:mi>S</mml:mi>
              <mml:mi>y</mml:mi>
              <mml:mi>m</mml:mi>
              <mml:mi>b</mml:mi>
              <mml:mi>o</mml:mi>
              <mml:mi>l</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5/content.xml><?xml version="1.0" encoding="utf-8"?>
<mml:math xmlns:mml="http://www.w3.org/1998/Math/MathML" xmlns:m="http://schemas.openxmlformats.org/officeDocument/2006/math">
  <mml:mfenced open="{" close="" separators="|">
    <mml:mrow>
      <mml:mtable>
        <mml:mtr>
          <mml:mtd>
            <mml:mrow>
              <mml:maligngroup/>
              <mml:mi>D</mml:mi>
              <mml:mi>o</mml:mi>
              <mml:mi>m</mml:mi>
              <mml:mi>a</mml:mi>
              <mml:mi>i</mml:mi>
              <mml:mi>n</mml:mi>
              <mml:mi> </mml:mi>
              <mml:mi>N</mml:mi>
              <mml:mi>a</mml:mi>
              <mml:mi>m</mml:mi>
              <mml:mi>e</mml:mi>
              <mml:mi> </mml:mi>
              <mml:mi>P</mml:mi>
              <mml:mi>a</mml:mi>
              <mml:mi>r</mml:mi>
              <mml:mi>t</mml:mi>
              <mml:mi> </mml:mi>
              <mml:mi>I</mml:mi>
              <mml:mi>n</mml:mi>
              <mml:mi>c</mml:mi>
              <mml:mi>l</mml:mi>
              <mml:mi>u</mml:mi>
              <mml:mi>d</mml:mi>
              <mml:mi>e</mml:mi>
              <mml:mi>s</mml:mi>
              <mml:mi> </mml:mi>
              <mml:mo>(</mml:mo>
              <mml:mo>-</mml:mo>
              <mml:mo>)</mml:mo>
              <mml:mi> </mml:mi>
              <mml:mi>S</mml:mi>
              <mml:mi>y</mml:mi>
              <mml:mi>m</mml:mi>
              <mml:mi>b</mml:mi>
              <mml:mi>o</mml:mi>
              <mml:mi>l</mml:mi>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i> </mml:mi>
              <mml:mo>→</mml:mo>
              <mml:mi> </mml:mi>
              <mml:mi>L</mml:mi>
              <mml:mi>e</mml:mi>
              <mml:mi>g</mml:mi>
              <mml:mi>i</mml:mi>
              <mml:mi>t</mml:mi>
              <mml:mi>i</mml:mi>
              <mml:mi>m</mml:mi>
              <mml:mi>a</mml:mi>
              <mml:mi>t</mml:mi>
              <mml:mi>e</mml:mi>
            </mml:mrow>
          </mml:mtd>
        </mml:mtr>
      </mml:mtable>
    </mml:mrow>
  </mml:mfenced>
</mml:math>
</file>

<file path=Object 6/content.xml><?xml version="1.0" encoding="utf-8"?>
<mml:math xmlns:mml="http://www.w3.org/1998/Math/MathML" xmlns:m="http://schemas.openxmlformats.org/officeDocument/2006/math">
  <mml:mfenced open="{" close="" separators="|">
    <mml:mrow>
      <mml:mtable>
        <mml:mtr>
          <mml:mtd>
            <mml:mrow>
              <mml:maligngroup/>
              <mml:mi>D</mml:mi>
              <mml:mi>o</mml:mi>
              <mml:mi>t</mml:mi>
              <mml:mi>s</mml:mi>
              <mml:mi> </mml:mi>
              <mml:mi>I</mml:mi>
              <mml:mi>n</mml:mi>
              <mml:mi> </mml:mi>
              <mml:mi>D</mml:mi>
              <mml:mi>o</mml:mi>
              <mml:mi>m</mml:mi>
              <mml:mi>a</mml:mi>
              <mml:mi>i</mml:mi>
              <mml:mi>n</mml:mi>
              <mml:mi> </mml:mi>
              <mml:mi>P</mml:mi>
              <mml:mi>a</mml:mi>
              <mml:mi>r</mml:mi>
              <mml:mi>t</mml:mi>
              <mml:mo>=</mml:mo>
              <mml:mn>1</mml:mn>
              <mml:mi> </mml:mi>
              <mml:mo>→</mml:mo>
              <mml:mi> </mml:mi>
              <mml:mi>L</mml:mi>
              <mml:mi>e</mml:mi>
              <mml:mi>g</mml:mi>
              <mml:mi>i</mml:mi>
              <mml:mi>t</mml:mi>
              <mml:mi>i</mml:mi>
              <mml:mi>m</mml:mi>
              <mml:mi>a</mml:mi>
              <mml:mi>t</mml:mi>
              <mml:mi>e</mml:mi>
            </mml:mrow>
          </mml:mtd>
        </mml:mtr>
        <mml:mtr>
          <mml:mtd>
            <mml:mrow>
              <mml:maligngroup/>
              <mml:mi>D</mml:mi>
              <mml:mi>o</mml:mi>
              <mml:mi>t</mml:mi>
              <mml:mi>s</mml:mi>
              <mml:mi> </mml:mi>
              <mml:mi>I</mml:mi>
              <mml:mi>n</mml:mi>
              <mml:mi> </mml:mi>
              <mml:mi>D</mml:mi>
              <mml:mi>o</mml:mi>
              <mml:mi>m</mml:mi>
              <mml:mi>a</mml:mi>
              <mml:mi>i</mml:mi>
              <mml:mi>n</mml:mi>
              <mml:mi> </mml:mi>
              <mml:mi>P</mml:mi>
              <mml:mi>a</mml:mi>
              <mml:mi>r</mml:mi>
              <mml:mi>t</mml:mi>
              <mml:mo>=</mml:mo>
              <mml:mn>2</mml:mn>
              <mml:mi> </mml:mi>
              <mml:mo>→</mml:mo>
              <mml:mi> </mml:mi>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o>→</mml:mo>
              <mml:mi> </mml:mi>
              <mml:mi>P</mml:mi>
              <mml:mi>h</mml:mi>
              <mml:mi>i</mml:mi>
              <mml:mi>s</mml:mi>
              <mml:mi>h</mml:mi>
              <mml:mi>i</mml:mi>
              <mml:mi>n</mml:mi>
              <mml:mi>g</mml:mi>
            </mml:mrow>
          </mml:mtd>
        </mml:mtr>
      </mml:mtable>
    </mml:mrow>
  </mml:mfenced>
</mml:math>
</file>

<file path=Object 7/content.xml><?xml version="1.0" encoding="utf-8"?>
<mml:math xmlns:mml="http://www.w3.org/1998/Math/MathML" xmlns:m="http://schemas.openxmlformats.org/officeDocument/2006/math">
  <mml:mfenced open="{" close="" separators="|">
    <mml:mrow>
      <mml:mtable>
        <mml:mtr>
          <mml:mtd>
            <mml:mrow>
              <mml:maligngroup/>
              <mml:mtext>U</mml:mtext>
              <mml:mtext>s</mml:mtext>
              <mml:mtext>i</mml:mtext>
              <mml:mtext>n</mml:mtext>
              <mml:mtext>g</mml:mtext>
              <mml:mtext> </mml:mtext>
              <mml:mi>H</mml:mi>
              <mml:mi>T</mml:mi>
              <mml:mi>T</mml:mi>
              <mml:mi>P</mml:mi>
              <mml:mi> </mml:mi>
              <mml:mi>T</mml:mi>
              <mml:mi>o</mml:mi>
              <mml:mi>k</mml:mi>
              <mml:mi>e</mml:mi>
              <mml:mi>n</mml:mi>
              <mml:mi> </mml:mi>
              <mml:mi>i</mml:mi>
              <mml:mi>n</mml:mi>
              <mml:mi> </mml:mi>
              <mml:mi>D</mml:mi>
              <mml:mi>o</mml:mi>
              <mml:mi>m</mml:mi>
              <mml:mi>a</mml:mi>
              <mml:mi>i</mml:mi>
              <mml:mi>n</mml:mi>
              <mml:mi> </mml:mi>
              <mml:mi>P</mml:mi>
              <mml:mi>a</mml:mi>
              <mml:mi>r</mml:mi>
              <mml:mi>t</mml:mi>
              <mml:mi> </mml:mi>
              <mml:mi>o</mml:mi>
              <mml:mi>f</mml:mi>
              <mml:mi> </mml:mi>
              <mml:mi>T</mml:mi>
              <mml:mi>h</mml:mi>
              <mml:mi>e</mml:mi>
              <mml:mi> </mml:mi>
              <mml:mi>U</mml:mi>
              <mml:mi>R</mml:mi>
              <mml:mi>L</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

<file path=Object 8/content.xml><?xml version="1.0" encoding="utf-8"?>
<mml:math xmlns:mml="http://www.w3.org/1998/Math/MathML" xmlns:m="http://schemas.openxmlformats.org/officeDocument/2006/math">
  <mml:mfenced open="{" close="" separators="|">
    <mml:mrow>
      <mml:mtable>
        <mml:mtr>
          <mml:mtd>
            <mml:mrow>
              <mml:maligngroup/>
              <mml:mi>U</mml:mi>
              <mml:mi>s</mml:mi>
              <mml:mi>e</mml:mi>
              <mml:mi> </mml:mi>
              <mml:mi>h</mml:mi>
              <mml:mi>t</mml:mi>
              <mml:mi>t</mml:mi>
              <mml:mi>p</mml:mi>
              <mml:mi>s</mml:mi>
              <mml:mi> </mml:mi>
              <mml:mi>a</mml:mi>
              <mml:mi>n</mml:mi>
              <mml:mi>d</mml:mi>
              <mml:mi> </mml:mi>
              <mml:mi>I</mml:mi>
              <mml:mi>s</mml:mi>
              <mml:mi>s</mml:mi>
              <mml:mi>u</mml:mi>
              <mml:mi>e</mml:mi>
              <mml:mi>r</mml:mi>
              <mml:mi> </mml:mi>
              <mml:mi>I</mml:mi>
              <mml:mi>s</mml:mi>
              <mml:mi> </mml:mi>
              <mml:mi>T</mml:mi>
              <mml:mi>r</mml:mi>
              <mml:mi>u</mml:mi>
              <mml:mi>s</mml:mi>
              <mml:mi>t</mml:mi>
              <mml:mi>e</mml:mi>
              <mml:mi>d</mml:mi>
              <mml:mi> </mml:mi>
              <mml:malignmark/>
              <mml:mi>a</mml:mi>
              <mml:mi>n</mml:mi>
              <mml:mi>d</mml:mi>
              <mml:mi> </mml:mi>
              <mml:mi>A</mml:mi>
              <mml:mi>g</mml:mi>
              <mml:mi>e</mml:mi>
              <mml:mi> </mml:mi>
              <mml:mi>o</mml:mi>
              <mml:mi>f</mml:mi>
              <mml:mi> </mml:mi>
              <mml:mi>C</mml:mi>
              <mml:mi>e</mml:mi>
              <mml:mi>r</mml:mi>
              <mml:mi>t</mml:mi>
              <mml:mi>i</mml:mi>
              <mml:mi>f</mml:mi>
              <mml:mi>i</mml:mi>
              <mml:mi>c</mml:mi>
              <mml:mi>a</mml:mi>
              <mml:mi>t</mml:mi>
              <mml:mi>e</mml:mi>
              <mml:mo>≥</mml:mo>
              <mml:mi> </mml:mi>
              <mml:mn>1</mml:mn>
              <mml:mi> </mml:mi>
              <mml:mi>Y</mml:mi>
              <mml:mi>e</mml:mi>
              <mml:mi>a</mml:mi>
              <mml:mi>r</mml:mi>
              <mml:mi>s</mml:mi>
              <mml:mi> </mml:mi>
              <mml:mo>→</mml:mo>
              <mml:mi> </mml:mi>
              <mml:mi>L</mml:mi>
              <mml:mi>e</mml:mi>
              <mml:mi>g</mml:mi>
              <mml:mi>i</mml:mi>
              <mml:mi>t</mml:mi>
              <mml:mi>i</mml:mi>
              <mml:mi>m</mml:mi>
              <mml:mi>a</mml:mi>
              <mml:mi>t</mml:mi>
              <mml:mi>e</mml:mi>
            </mml:mrow>
          </mml:mtd>
        </mml:mtr>
        <mml:mtr>
          <mml:mtd>
            <mml:mrow>
              <mml:maligngroup/>
              <mml:mi> </mml:mi>
              <mml:mi>U</mml:mi>
              <mml:mi>s</mml:mi>
              <mml:mi>i</mml:mi>
              <mml:mi>n</mml:mi>
              <mml:mi>g</mml:mi>
              <mml:mi> </mml:mi>
              <mml:mi>h</mml:mi>
              <mml:mi>t</mml:mi>
              <mml:mi>t</mml:mi>
              <mml:mi>p</mml:mi>
              <mml:mi>s</mml:mi>
              <mml:mi> </mml:mi>
              <mml:mi>a</mml:mi>
              <mml:mi>n</mml:mi>
              <mml:mi>d</mml:mi>
              <mml:mi> </mml:mi>
              <mml:mi>I</mml:mi>
              <mml:mi>s</mml:mi>
              <mml:mi>s</mml:mi>
              <mml:mi>u</mml:mi>
              <mml:mi>e</mml:mi>
              <mml:mi>r</mml:mi>
              <mml:mi> </mml:mi>
              <mml:mi>I</mml:mi>
              <mml:mi>s</mml:mi>
              <mml:mi> </mml:mi>
              <mml:mi>N</mml:mi>
              <mml:mi>o</mml:mi>
              <mml:mi>t</mml:mi>
              <mml:mi> </mml:mi>
              <mml:mi>T</mml:mi>
              <mml:mi>r</mml:mi>
              <mml:mi>u</mml:mi>
              <mml:mi>s</mml:mi>
              <mml:mi>t</mml:mi>
              <mml:mi>e</mml:mi>
              <mml:mi>d</mml:mi>
              <mml:mi> </mml:mi>
              <mml:mi> </mml:mi>
              <mml:mo>→</mml:mo>
              <mml:mi> </mml:mi>
              <mml:mi>S</mml:mi>
              <mml:mi>u</mml:mi>
              <mml:mi>s</mml:mi>
              <mml:mi>p</mml:mi>
              <mml:mi>i</mml:mi>
              <mml:mi>c</mml:mi>
              <mml:mi>i</mml:mi>
              <mml:mi>o</mml:mi>
              <mml:mi>u</mml:mi>
              <mml:mi>s</mml:mi>
            </mml:mrow>
          </mml:mtd>
        </mml:mtr>
        <mml:mtr>
          <mml:mtd>
            <mml:mrow>
              <mml:maligngroup/>
              <mml:mi>O</mml:mi>
              <mml:mi>t</mml:mi>
              <mml:mi>h</mml:mi>
              <mml:mi>e</mml:mi>
              <mml:mi>r</mml:mi>
              <mml:mi>w</mml:mi>
              <mml:mi>i</mml:mi>
              <mml:mi>s</mml:mi>
              <mml:mi>e</mml:mi>
              <mml:mo>→</mml:mo>
              <mml:mi> </mml:mi>
              <mml:mi>P</mml:mi>
              <mml:mi>h</mml:mi>
              <mml:mi>i</mml:mi>
              <mml:mi>s</mml:mi>
              <mml:mi>h</mml:mi>
              <mml:mi>i</mml:mi>
              <mml:mi>n</mml:mi>
              <mml:mi>g</mml:mi>
            </mml:mrow>
          </mml:mtd>
        </mml:mtr>
      </mml:mtable>
    </mml:mrow>
  </mml:mfenced>
</mml:math>
</file>

<file path=Object 9/content.xml><?xml version="1.0" encoding="utf-8"?>
<mml:math xmlns:mml="http://www.w3.org/1998/Math/MathML" xmlns:m="http://schemas.openxmlformats.org/officeDocument/2006/math">
  <mml:mfenced open="{" close="" separators="|">
    <mml:mrow>
      <mml:mtable>
        <mml:mtr>
          <mml:mtd>
            <mml:mrow>
              <mml:maligngroup/>
              <mml:mi>D</mml:mi>
              <mml:mi>o</mml:mi>
              <mml:mi>m</mml:mi>
              <mml:mi>a</mml:mi>
              <mml:mi>i</mml:mi>
              <mml:mi>n</mml:mi>
              <mml:mi>s</mml:mi>
              <mml:mi> </mml:mi>
              <mml:mi>E</mml:mi>
              <mml:mi>x</mml:mi>
              <mml:mi>p</mml:mi>
              <mml:mi>i</mml:mi>
              <mml:mi>r</mml:mi>
              <mml:mi>e</mml:mi>
              <mml:mi>s</mml:mi>
              <mml:mi> </mml:mi>
              <mml:mi>o</mml:mi>
              <mml:mi>n</mml:mi>
              <mml:mo>≤</mml:mo>
              <mml:mi> </mml:mi>
              <mml:mn>1</mml:mn>
              <mml:mi> </mml:mi>
              <mml:mi>y</mml:mi>
              <mml:mi>e</mml:mi>
              <mml:mi>a</mml:mi>
              <mml:mi>r</mml:mi>
              <mml:mi>s</mml:mi>
              <mml:mi> </mml:mi>
              <mml:mo>→</mml:mo>
              <mml:mi> </mml:mi>
              <mml:mi>P</mml:mi>
              <mml:mi>h</mml:mi>
              <mml:mi>i</mml:mi>
              <mml:mi>s</mml:mi>
              <mml:mi>h</mml:mi>
              <mml:mi>i</mml:mi>
              <mml:mi>n</mml:mi>
              <mml:mi>g</mml:mi>
            </mml:mrow>
          </mml:mtd>
        </mml:mtr>
        <mml:mtr>
          <mml:mtd>
            <mml:mrow>
              <mml:maligngroup/>
              <mml:mi>O</mml:mi>
              <mml:mi>t</mml:mi>
              <mml:mi>h</mml:mi>
              <mml:mi>e</mml:mi>
              <mml:mi>r</mml:mi>
              <mml:mi>w</mml:mi>
              <mml:mi>i</mml:mi>
              <mml:mi>s</mml:mi>
              <mml:mi>e</mml:mi>
              <mml:mo>→</mml:mo>
              <mml:mi> </mml:mi>
              <mml:mi>L</mml:mi>
              <mml:mi>e</mml:mi>
              <mml:mi>g</mml:mi>
              <mml:mi>i</mml:mi>
              <mml:mi>t</mml:mi>
              <mml:mi>i</mml:mi>
              <mml:mi>m</mml:mi>
              <mml:mi>a</mml:mi>
              <mml:mi>t</mml:mi>
              <mml:mi>e</mml:mi>
            </mml:mrow>
          </mml:mtd>
        </mml:mtr>
      </mml:mtable>
    </mml:mrow>
  </mml:mfenced>
</mml:math>
</file>